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 style:data-style-name="N2"/>
    <style:style style:name="ce9" style:family="table-cell" style:parent-style-name="Default" style:data-style-name="N2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including-emulator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3" office:value-type="string" calcext:value-type="string">
            <text:p># TC</text:p>
          </table:table-cell>
          <table:table-cell table:style-name="ce13" office:value-type="float" office:value="68" calcext:value-type="float">
            <text:p>68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Id_Index</text:p>
          </table:table-cell>
          <table:table-cell table:style-name="ce13" office:value-type="string" calcext:value-type="string">
            <text:p>ExecTime(s)</text:p>
          </table:table-cell>
          <table:table-cell table:style-name="ce13" office:value-type="string" calcext:value-type="string">
            <text:p>Mutant</text:p>
          </table:table-cell>
          <table:table-cell table:style-name="ce13" office:value-type="string" calcext:value-type="string">
            <text:p>Cumulative Time (s)</text:p>
          </table:table-cell>
          <table:table-cell table:style-name="ce15" office:value-type="string" calcext:value-type="string">
            <text:p>Time/TC</text:p>
          </table:table-cell>
          <table:table-cell table:style-name="ce15" office:value-type="string" calcext:value-type="string">
            <text:p>SUM(Time/TC)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ORIGINAL_PROGRAM</text:p>
          </table:table-cell>
          <table:table-cell table:style-name="ce13" table:formula="of:=[.B3]" office:value-type="float" office:value="174" calcext:value-type="float">
            <text:p>174</text:p>
          </table:table-cell>
          <table:table-cell table:style-name="ce15" table:formula="of:=[.B3]/[.$B$1]" office:value-type="float" office:value="2.55882352941176" calcext:value-type="float">
            <text:p>2,56</text:p>
          </table:table-cell>
          <table:table-cell table:style-name="ce15" table:formula="of:=[.E3]" office:value-type="float" office:value="2.55882352941176" calcext:value-type="float">
            <text:p>2,56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string" calcext:value-type="string">
            <text:p>CenteredImageSpan_0_BinaryMutator</text:p>
          </table:table-cell>
          <table:table-cell table:style-name="ce13" table:formula="of:=[.D3]+[.B4]" office:value-type="float" office:value="334" calcext:value-type="float">
            <text:p>334</text:p>
          </table:table-cell>
          <table:table-cell table:style-name="ce15" table:formula="of:=[.B4]/[.$B$1]" office:value-type="float" office:value="2.35294117647059" calcext:value-type="float">
            <text:p>2,35</text:p>
          </table:table-cell>
          <table:table-cell table:style-name="ce15" table:formula="of:=[.F3]+[.E4]" office:value-type="float" office:value="4.91176470588235" calcext:value-type="float">
            <text:p>4,91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1_BinaryMutator</text:p>
          </table:table-cell>
          <table:table-cell table:style-name="ce13" table:formula="of:=[.D4]+[.B5]" office:value-type="float" office:value="491" calcext:value-type="float">
            <text:p>491</text:p>
          </table:table-cell>
          <table:table-cell table:style-name="ce15" table:formula="of:=[.B5]/[.$B$1]" office:value-type="float" office:value="2.30882352941176" calcext:value-type="float">
            <text:p>2,31</text:p>
          </table:table-cell>
          <table:table-cell table:style-name="ce15" table:formula="of:=[.F4]+[.E5]" office:value-type="float" office:value="7.22058823529412" calcext:value-type="float">
            <text:p>7,22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CenteredImageSpan_2_BinaryMutator</text:p>
          </table:table-cell>
          <table:table-cell table:style-name="ce13" table:formula="of:=[.D5]+[.B6]" office:value-type="float" office:value="647" calcext:value-type="float">
            <text:p>647</text:p>
          </table:table-cell>
          <table:table-cell table:style-name="ce15" table:formula="of:=[.B6]/[.$B$1]" office:value-type="float" office:value="2.29411764705882" calcext:value-type="float">
            <text:p>2,29</text:p>
          </table:table-cell>
          <table:table-cell table:style-name="ce15" table:formula="of:=[.F5]+[.E6]" office:value-type="float" office:value="9.51470588235294" calcext:value-type="float">
            <text:p>9,51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CenteredImageSpan_3_BinaryMutator</text:p>
          </table:table-cell>
          <table:table-cell table:style-name="ce13" table:formula="of:=[.D6]+[.B7]" office:value-type="float" office:value="803" calcext:value-type="float">
            <text:p>803</text:p>
          </table:table-cell>
          <table:table-cell table:style-name="ce15" table:formula="of:=[.B7]/[.$B$1]" office:value-type="float" office:value="2.29411764705882" calcext:value-type="float">
            <text:p>2,29</text:p>
          </table:table-cell>
          <table:table-cell table:style-name="ce15" table:formula="of:=[.F6]+[.E7]" office:value-type="float" office:value="11.8088235294118" calcext:value-type="float">
            <text:p>11,81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4_BinaryMutator</text:p>
          </table:table-cell>
          <table:table-cell table:style-name="ce13" table:formula="of:=[.D7]+[.B8]" office:value-type="float" office:value="960" calcext:value-type="float">
            <text:p>960</text:p>
          </table:table-cell>
          <table:table-cell table:style-name="ce15" table:formula="of:=[.B8]/[.$B$1]" office:value-type="float" office:value="2.30882352941176" calcext:value-type="float">
            <text:p>2,31</text:p>
          </table:table-cell>
          <table:table-cell table:style-name="ce15" table:formula="of:=[.F7]+[.E8]" office:value-type="float" office:value="14.1176470588235" calcext:value-type="float">
            <text:p>14,12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5_BinaryMutator</text:p>
          </table:table-cell>
          <table:table-cell table:style-name="ce13" table:formula="of:=[.D8]+[.B9]" office:value-type="float" office:value="1117" calcext:value-type="float">
            <text:p>1117</text:p>
          </table:table-cell>
          <table:table-cell table:style-name="ce15" table:formula="of:=[.B9]/[.$B$1]" office:value-type="float" office:value="2.30882352941176" calcext:value-type="float">
            <text:p>2,31</text:p>
          </table:table-cell>
          <table:table-cell table:style-name="ce15" table:formula="of:=[.F8]+[.E9]" office:value-type="float" office:value="16.4264705882353" calcext:value-type="float">
            <text:p>16,43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6_BinaryMutator</text:p>
          </table:table-cell>
          <table:table-cell table:style-name="ce13" table:formula="of:=[.D9]+[.B10]" office:value-type="float" office:value="1274" calcext:value-type="float">
            <text:p>1274</text:p>
          </table:table-cell>
          <table:table-cell table:style-name="ce15" table:formula="of:=[.B10]/[.$B$1]" office:value-type="float" office:value="2.30882352941176" calcext:value-type="float">
            <text:p>2,31</text:p>
          </table:table-cell>
          <table:table-cell table:style-name="ce15" table:formula="of:=[.F9]+[.E10]" office:value-type="float" office:value="18.7352941176471" calcext:value-type="float">
            <text:p>18,74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CenteredImageSpan_7_BinaryMutator</text:p>
          </table:table-cell>
          <table:table-cell table:style-name="ce13" table:formula="of:=[.D10]+[.B11]" office:value-type="float" office:value="1429" calcext:value-type="float">
            <text:p>1429</text:p>
          </table:table-cell>
          <table:table-cell table:style-name="ce15" table:formula="of:=[.B11]/[.$B$1]" office:value-type="float" office:value="2.27941176470588" calcext:value-type="float">
            <text:p>2,28</text:p>
          </table:table-cell>
          <table:table-cell table:style-name="ce15" table:formula="of:=[.F10]+[.E11]" office:value-type="float" office:value="21.0147058823529" calcext:value-type="float">
            <text:p>21,01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8_BinaryMutator</text:p>
          </table:table-cell>
          <table:table-cell table:style-name="ce13" table:formula="of:=[.D11]+[.B12]" office:value-type="float" office:value="1586" calcext:value-type="float">
            <text:p>1586</text:p>
          </table:table-cell>
          <table:table-cell table:style-name="ce15" table:formula="of:=[.B12]/[.$B$1]" office:value-type="float" office:value="2.30882352941176" calcext:value-type="float">
            <text:p>2,31</text:p>
          </table:table-cell>
          <table:table-cell table:style-name="ce15" table:formula="of:=[.F11]+[.E12]" office:value-type="float" office:value="23.3235294117647" calcext:value-type="float">
            <text:p>23,32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9_BinaryMutator</text:p>
          </table:table-cell>
          <table:table-cell table:style-name="ce13" table:formula="of:=[.D12]+[.B13]" office:value-type="float" office:value="1743" calcext:value-type="float">
            <text:p>1743</text:p>
          </table:table-cell>
          <table:table-cell table:style-name="ce15" table:formula="of:=[.B13]/[.$B$1]" office:value-type="float" office:value="2.30882352941176" calcext:value-type="float">
            <text:p>2,31</text:p>
          </table:table-cell>
          <table:table-cell table:style-name="ce15" table:formula="of:=[.F12]+[.E13]" office:value-type="float" office:value="25.6323529411765" calcext:value-type="float">
            <text:p>25,63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CenteredImageSpan_10_BinaryMutator</text:p>
          </table:table-cell>
          <table:table-cell table:style-name="ce13" table:formula="of:=[.D13]+[.B14]" office:value-type="float" office:value="1899" calcext:value-type="float">
            <text:p>1899</text:p>
          </table:table-cell>
          <table:table-cell table:style-name="ce15" table:formula="of:=[.B14]/[.$B$1]" office:value-type="float" office:value="2.29411764705882" calcext:value-type="float">
            <text:p>2,29</text:p>
          </table:table-cell>
          <table:table-cell table:style-name="ce15" table:formula="of:=[.F13]+[.E14]" office:value-type="float" office:value="27.9264705882353" calcext:value-type="float">
            <text:p>27,93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CenteredImageSpan_11_BinaryMutator</text:p>
          </table:table-cell>
          <table:table-cell table:style-name="ce13" table:formula="of:=[.D14]+[.B15]" office:value-type="float" office:value="2055" calcext:value-type="float">
            <text:p>2055</text:p>
          </table:table-cell>
          <table:table-cell table:style-name="ce15" table:formula="of:=[.B15]/[.$B$1]" office:value-type="float" office:value="2.29411764705882" calcext:value-type="float">
            <text:p>2,29</text:p>
          </table:table-cell>
          <table:table-cell table:style-name="ce15" table:formula="of:=[.F14]+[.E15]" office:value-type="float" office:value="30.2205882352941" calcext:value-type="float">
            <text:p>30,22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CenteredImageSpan_12_BinaryMutator</text:p>
          </table:table-cell>
          <table:table-cell table:style-name="ce13" table:formula="of:=[.D15]+[.B16]" office:value-type="float" office:value="2210" calcext:value-type="float">
            <text:p>2210</text:p>
          </table:table-cell>
          <table:table-cell table:style-name="ce15" table:formula="of:=[.B16]/[.$B$1]" office:value-type="float" office:value="2.27941176470588" calcext:value-type="float">
            <text:p>2,28</text:p>
          </table:table-cell>
          <table:table-cell table:style-name="ce15" table:formula="of:=[.F15]+[.E16]" office:value-type="float" office:value="32.5" calcext:value-type="float">
            <text:p>32,50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CenteredImageSpan_13_BinaryMutator</text:p>
          </table:table-cell>
          <table:table-cell table:style-name="ce13" table:formula="of:=[.D16]+[.B17]" office:value-type="float" office:value="2364" calcext:value-type="float">
            <text:p>2364</text:p>
          </table:table-cell>
          <table:table-cell table:style-name="ce15" table:formula="of:=[.B17]/[.$B$1]" office:value-type="float" office:value="2.26470588235294" calcext:value-type="float">
            <text:p>2,26</text:p>
          </table:table-cell>
          <table:table-cell table:style-name="ce15" table:formula="of:=[.F16]+[.E17]" office:value-type="float" office:value="34.7647058823529" calcext:value-type="float">
            <text:p>34,76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CenteredImageSpan_14_BinaryMutator</text:p>
          </table:table-cell>
          <table:table-cell table:style-name="ce13" table:formula="of:=[.D17]+[.B18]" office:value-type="float" office:value="2517" calcext:value-type="float">
            <text:p>2517</text:p>
          </table:table-cell>
          <table:table-cell table:style-name="ce15" table:formula="of:=[.B18]/[.$B$1]" office:value-type="float" office:value="2.25" calcext:value-type="float">
            <text:p>2,25</text:p>
          </table:table-cell>
          <table:table-cell table:style-name="ce15" table:formula="of:=[.F17]+[.E18]" office:value-type="float" office:value="37.0147058823529" calcext:value-type="float">
            <text:p>37,01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enteredImageSpan_15_BinaryMutator</text:p>
          </table:table-cell>
          <table:table-cell table:style-name="ce13" table:formula="of:=[.D18]+[.B19]" office:value-type="float" office:value="2674" calcext:value-type="float">
            <text:p>2674</text:p>
          </table:table-cell>
          <table:table-cell table:style-name="ce15" table:formula="of:=[.B19]/[.$B$1]" office:value-type="float" office:value="2.30882352941176" calcext:value-type="float">
            <text:p>2,31</text:p>
          </table:table-cell>
          <table:table-cell table:style-name="ce15" table:formula="of:=[.F18]+[.E19]" office:value-type="float" office:value="39.3235294117647" calcext:value-type="float">
            <text:p>39,32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CenteredImageSpan_16_BinaryMutator</text:p>
          </table:table-cell>
          <table:table-cell table:style-name="ce13" table:formula="of:=[.D19]+[.B20]" office:value-type="float" office:value="2832" calcext:value-type="float">
            <text:p>2832</text:p>
          </table:table-cell>
          <table:table-cell table:style-name="ce15" table:formula="of:=[.B20]/[.$B$1]" office:value-type="float" office:value="2.32352941176471" calcext:value-type="float">
            <text:p>2,32</text:p>
          </table:table-cell>
          <table:table-cell table:style-name="ce15" table:formula="of:=[.F19]+[.E20]" office:value-type="float" office:value="41.6470588235294" calcext:value-type="float">
            <text:p>41,65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MorphRectangleToCircle_0_BinaryMutator</text:p>
          </table:table-cell>
          <table:table-cell table:style-name="ce13" table:formula="of:=[.D20]+[.B21]" office:value-type="float" office:value="2987" calcext:value-type="float">
            <text:p>2987</text:p>
          </table:table-cell>
          <table:table-cell table:style-name="ce15" table:formula="of:=[.B21]/[.$B$1]" office:value-type="float" office:value="2.27941176470588" calcext:value-type="float">
            <text:p>2,28</text:p>
          </table:table-cell>
          <table:table-cell table:style-name="ce15" table:formula="of:=[.F20]+[.E21]" office:value-type="float" office:value="43.9264705882353" calcext:value-type="float">
            <text:p>43,93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MorphRectangleToCircle_1_BinaryMutator</text:p>
          </table:table-cell>
          <table:table-cell table:style-name="ce13" table:formula="of:=[.D21]+[.B22]" office:value-type="float" office:value="3143" calcext:value-type="float">
            <text:p>3143</text:p>
          </table:table-cell>
          <table:table-cell table:style-name="ce15" table:formula="of:=[.B22]/[.$B$1]" office:value-type="float" office:value="2.29411764705882" calcext:value-type="float">
            <text:p>2,29</text:p>
          </table:table-cell>
          <table:table-cell table:style-name="ce15" table:formula="of:=[.F21]+[.E22]" office:value-type="float" office:value="46.2205882352941" calcext:value-type="float">
            <text:p>46,22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pinningImageButton_0_BinaryMutator</text:p>
          </table:table-cell>
          <table:table-cell table:style-name="ce13" table:formula="of:=[.D22]+[.B23]" office:value-type="float" office:value="3295" calcext:value-type="float">
            <text:p>3295</text:p>
          </table:table-cell>
          <table:table-cell table:style-name="ce15" table:formula="of:=[.B23]/[.$B$1]" office:value-type="float" office:value="2.23529411764706" calcext:value-type="float">
            <text:p>2,24</text:p>
          </table:table-cell>
          <table:table-cell table:style-name="ce15" table:formula="of:=[.F22]+[.E23]" office:value-type="float" office:value="48.4558823529412" calcext:value-type="float">
            <text:p>48,46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pinningImageButton_1_BinaryMutator</text:p>
          </table:table-cell>
          <table:table-cell table:style-name="ce13" table:formula="of:=[.D23]+[.B24]" office:value-type="float" office:value="3451" calcext:value-type="float">
            <text:p>3451</text:p>
          </table:table-cell>
          <table:table-cell table:style-name="ce15" table:formula="of:=[.B24]/[.$B$1]" office:value-type="float" office:value="2.29411764705882" calcext:value-type="float">
            <text:p>2,29</text:p>
          </table:table-cell>
          <table:table-cell table:style-name="ce15" table:formula="of:=[.F23]+[.E24]" office:value-type="float" office:value="50.75" calcext:value-type="float">
            <text:p>50,75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EditText_0_BinaryMutator</text:p>
          </table:table-cell>
          <table:table-cell table:style-name="ce13" table:formula="of:=[.D24]+[.B25]" office:value-type="float" office:value="3605" calcext:value-type="float">
            <text:p>3605</text:p>
          </table:table-cell>
          <table:table-cell table:style-name="ce15" table:formula="of:=[.B25]/[.$B$1]" office:value-type="float" office:value="2.26470588235294" calcext:value-type="float">
            <text:p>2,26</text:p>
          </table:table-cell>
          <table:table-cell table:style-name="ce15" table:formula="of:=[.F24]+[.E25]" office:value-type="float" office:value="53.014705882353" calcext:value-type="float">
            <text:p>53,01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EditText_1_BinaryMutator</text:p>
          </table:table-cell>
          <table:table-cell table:style-name="ce13" table:formula="of:=[.D25]+[.B26]" office:value-type="float" office:value="3758" calcext:value-type="float">
            <text:p>3758</text:p>
          </table:table-cell>
          <table:table-cell table:style-name="ce15" table:formula="of:=[.B26]/[.$B$1]" office:value-type="float" office:value="2.25" calcext:value-type="float">
            <text:p>2,25</text:p>
          </table:table-cell>
          <table:table-cell table:style-name="ce15" table:formula="of:=[.F25]+[.E26]" office:value-type="float" office:value="55.264705882353" calcext:value-type="float">
            <text:p>55,26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SimplenoteEditText_2_BinaryMutator</text:p>
          </table:table-cell>
          <table:table-cell table:style-name="ce13" table:formula="of:=[.D26]+[.B27]" office:value-type="float" office:value="3915" calcext:value-type="float">
            <text:p>3915</text:p>
          </table:table-cell>
          <table:table-cell table:style-name="ce15" table:formula="of:=[.B27]/[.$B$1]" office:value-type="float" office:value="2.30882352941176" calcext:value-type="float">
            <text:p>2,31</text:p>
          </table:table-cell>
          <table:table-cell table:style-name="ce15" table:formula="of:=[.F26]+[.E27]" office:value-type="float" office:value="57.5735294117647" calcext:value-type="float">
            <text:p>57,57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mplenoteEditText_3_BinaryMutator</text:p>
          </table:table-cell>
          <table:table-cell table:style-name="ce13" table:formula="of:=[.D27]+[.B28]" office:value-type="float" office:value="4071" calcext:value-type="float">
            <text:p>4071</text:p>
          </table:table-cell>
          <table:table-cell table:style-name="ce15" table:formula="of:=[.B28]/[.$B$1]" office:value-type="float" office:value="2.29411764705882" calcext:value-type="float">
            <text:p>2,29</text:p>
          </table:table-cell>
          <table:table-cell table:style-name="ce15" table:formula="of:=[.F27]+[.E28]" office:value-type="float" office:value="59.8676470588235" calcext:value-type="float">
            <text:p>59,87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EditText_4_BinaryMutator</text:p>
          </table:table-cell>
          <table:table-cell table:style-name="ce13" table:formula="of:=[.D28]+[.B29]" office:value-type="float" office:value="4226" calcext:value-type="float">
            <text:p>4226</text:p>
          </table:table-cell>
          <table:table-cell table:style-name="ce15" table:formula="of:=[.B29]/[.$B$1]" office:value-type="float" office:value="2.27941176470588" calcext:value-type="float">
            <text:p>2,28</text:p>
          </table:table-cell>
          <table:table-cell table:style-name="ce15" table:formula="of:=[.F28]+[.E29]" office:value-type="float" office:value="62.1470588235294" calcext:value-type="float">
            <text:p>62,15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EditText_5_BinaryMutator</text:p>
          </table:table-cell>
          <table:table-cell table:style-name="ce13" table:formula="of:=[.D29]+[.B30]" office:value-type="float" office:value="4380" calcext:value-type="float">
            <text:p>4380</text:p>
          </table:table-cell>
          <table:table-cell table:style-name="ce15" table:formula="of:=[.B30]/[.$B$1]" office:value-type="float" office:value="2.26470588235294" calcext:value-type="float">
            <text:p>2,26</text:p>
          </table:table-cell>
          <table:table-cell table:style-name="ce15" table:formula="of:=[.F29]+[.E30]" office:value-type="float" office:value="64.4117647058824" calcext:value-type="float">
            <text:p>64,41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SimplenoteEditText_6_BinaryMutator</text:p>
          </table:table-cell>
          <table:table-cell table:style-name="ce13" table:formula="of:=[.D30]+[.B31]" office:value-type="float" office:value="4537" calcext:value-type="float">
            <text:p>4537</text:p>
          </table:table-cell>
          <table:table-cell table:style-name="ce15" table:formula="of:=[.B31]/[.$B$1]" office:value-type="float" office:value="2.30882352941176" calcext:value-type="float">
            <text:p>2,31</text:p>
          </table:table-cell>
          <table:table-cell table:style-name="ce15" table:formula="of:=[.F30]+[.E31]" office:value-type="float" office:value="66.7205882352941" calcext:value-type="float">
            <text:p>66,72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EditText_7_BinaryMutator</text:p>
          </table:table-cell>
          <table:table-cell table:style-name="ce13" table:formula="of:=[.D31]+[.B32]" office:value-type="float" office:value="4692" calcext:value-type="float">
            <text:p>4692</text:p>
          </table:table-cell>
          <table:table-cell table:style-name="ce15" table:formula="of:=[.B32]/[.$B$1]" office:value-type="float" office:value="2.27941176470588" calcext:value-type="float">
            <text:p>2,28</text:p>
          </table:table-cell>
          <table:table-cell table:style-name="ce15" table:formula="of:=[.F31]+[.E32]" office:value-type="float" office:value="69" calcext:value-type="float">
            <text:p>69,00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MorphCircleToRectangle_0_BinaryMutator</text:p>
          </table:table-cell>
          <table:table-cell table:style-name="ce13" table:formula="of:=[.D32]+[.B33]" office:value-type="float" office:value="4848" calcext:value-type="float">
            <text:p>4848</text:p>
          </table:table-cell>
          <table:table-cell table:style-name="ce15" table:formula="of:=[.B33]/[.$B$1]" office:value-type="float" office:value="2.29411764705882" calcext:value-type="float">
            <text:p>2,29</text:p>
          </table:table-cell>
          <table:table-cell table:style-name="ce15" table:formula="of:=[.F32]+[.E33]" office:value-type="float" office:value="71.2941176470588" calcext:value-type="float">
            <text:p>71,29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MorphCircleToRectangle_1_BinaryMutator</text:p>
          </table:table-cell>
          <table:table-cell table:style-name="ce13" table:formula="of:=[.D33]+[.B34]" office:value-type="float" office:value="5003" calcext:value-type="float">
            <text:p>5003</text:p>
          </table:table-cell>
          <table:table-cell table:style-name="ce15" table:formula="of:=[.B34]/[.$B$1]" office:value-type="float" office:value="2.27941176470588" calcext:value-type="float">
            <text:p>2,28</text:p>
          </table:table-cell>
          <table:table-cell table:style-name="ce15" table:formula="of:=[.F33]+[.E34]" office:value-type="float" office:value="73.5735294117647" calcext:value-type="float">
            <text:p>73,57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_0_BinaryMutator</text:p>
          </table:table-cell>
          <table:table-cell table:style-name="ce13" table:formula="of:=[.D34]+[.B35]" office:value-type="float" office:value="5157" calcext:value-type="float">
            <text:p>5157</text:p>
          </table:table-cell>
          <table:table-cell table:style-name="ce15" table:formula="of:=[.B35]/[.$B$1]" office:value-type="float" office:value="2.26470588235294" calcext:value-type="float">
            <text:p>2,26</text:p>
          </table:table-cell>
          <table:table-cell table:style-name="ce15" table:formula="of:=[.F34]+[.E35]" office:value-type="float" office:value="75.8382352941177" calcext:value-type="float">
            <text:p>75,84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_1_BinaryMutator</text:p>
          </table:table-cell>
          <table:table-cell table:style-name="ce13" table:formula="of:=[.D35]+[.B36]" office:value-type="float" office:value="5311" calcext:value-type="float">
            <text:p>5311</text:p>
          </table:table-cell>
          <table:table-cell table:style-name="ce15" table:formula="of:=[.B36]/[.$B$1]" office:value-type="float" office:value="2.26470588235294" calcext:value-type="float">
            <text:p>2,26</text:p>
          </table:table-cell>
          <table:table-cell table:style-name="ce15" table:formula="of:=[.F35]+[.E36]" office:value-type="float" office:value="78.1029411764706" calcext:value-type="float">
            <text:p>78,10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_2_BinaryMutator</text:p>
          </table:table-cell>
          <table:table-cell table:style-name="ce13" table:formula="of:=[.D36]+[.B37]" office:value-type="float" office:value="5467" calcext:value-type="float">
            <text:p>5467</text:p>
          </table:table-cell>
          <table:table-cell table:style-name="ce15" table:formula="of:=[.B37]/[.$B$1]" office:value-type="float" office:value="2.29411764705882" calcext:value-type="float">
            <text:p>2,29</text:p>
          </table:table-cell>
          <table:table-cell table:style-name="ce15" table:formula="of:=[.F36]+[.E37]" office:value-type="float" office:value="80.3970588235294" calcext:value-type="float">
            <text:p>80,40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_3_BinaryMutator</text:p>
          </table:table-cell>
          <table:table-cell table:style-name="ce13" table:formula="of:=[.D37]+[.B38]" office:value-type="float" office:value="5622" calcext:value-type="float">
            <text:p>5622</text:p>
          </table:table-cell>
          <table:table-cell table:style-name="ce15" table:formula="of:=[.B38]/[.$B$1]" office:value-type="float" office:value="2.27941176470588" calcext:value-type="float">
            <text:p>2,28</text:p>
          </table:table-cell>
          <table:table-cell table:style-name="ce15" table:formula="of:=[.F37]+[.E38]" office:value-type="float" office:value="82.6764705882353" calcext:value-type="float">
            <text:p>82,68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_4_BinaryMutator</text:p>
          </table:table-cell>
          <table:table-cell table:style-name="ce13" table:formula="of:=[.D38]+[.B39]" office:value-type="float" office:value="5777" calcext:value-type="float">
            <text:p>5777</text:p>
          </table:table-cell>
          <table:table-cell table:style-name="ce15" table:formula="of:=[.B39]/[.$B$1]" office:value-type="float" office:value="2.27941176470588" calcext:value-type="float">
            <text:p>2,28</text:p>
          </table:table-cell>
          <table:table-cell table:style-name="ce15" table:formula="of:=[.F38]+[.E39]" office:value-type="float" office:value="84.9558823529412" calcext:value-type="float">
            <text:p>84,96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_5_BinaryMutator</text:p>
          </table:table-cell>
          <table:table-cell table:style-name="ce13" table:formula="of:=[.D39]+[.B40]" office:value-type="float" office:value="5931" calcext:value-type="float">
            <text:p>5931</text:p>
          </table:table-cell>
          <table:table-cell table:style-name="ce15" table:formula="of:=[.B40]/[.$B$1]" office:value-type="float" office:value="2.26470588235294" calcext:value-type="float">
            <text:p>2,26</text:p>
          </table:table-cell>
          <table:table-cell table:style-name="ce15" table:formula="of:=[.F39]+[.E40]" office:value-type="float" office:value="87.2205882352941" calcext:value-type="float">
            <text:p>87,22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ote_6_BinaryMutator</text:p>
          </table:table-cell>
          <table:table-cell table:style-name="ce13" table:formula="of:=[.D40]+[.B41]" office:value-type="float" office:value="6089" calcext:value-type="float">
            <text:p>6089</text:p>
          </table:table-cell>
          <table:table-cell table:style-name="ce15" table:formula="of:=[.B41]/[.$B$1]" office:value-type="float" office:value="2.32352941176471" calcext:value-type="float">
            <text:p>2,32</text:p>
          </table:table-cell>
          <table:table-cell table:style-name="ce15" table:formula="of:=[.F40]+[.E41]" office:value-type="float" office:value="89.5441176470589" calcext:value-type="float">
            <text:p>89,54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_7_BinaryMutator</text:p>
          </table:table-cell>
          <table:table-cell table:style-name="ce13" table:formula="of:=[.D41]+[.B42]" office:value-type="float" office:value="6246" calcext:value-type="float">
            <text:p>6246</text:p>
          </table:table-cell>
          <table:table-cell table:style-name="ce15" table:formula="of:=[.B42]/[.$B$1]" office:value-type="float" office:value="2.30882352941176" calcext:value-type="float">
            <text:p>2,31</text:p>
          </table:table-cell>
          <table:table-cell table:style-name="ce15" table:formula="of:=[.F41]+[.E42]" office:value-type="float" office:value="91.8529411764706" calcext:value-type="float">
            <text:p>91,85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_8_BinaryMutator</text:p>
          </table:table-cell>
          <table:table-cell table:style-name="ce13" table:formula="of:=[.D42]+[.B43]" office:value-type="float" office:value="6401" calcext:value-type="float">
            <text:p>6401</text:p>
          </table:table-cell>
          <table:table-cell table:style-name="ce15" table:formula="of:=[.B43]/[.$B$1]" office:value-type="float" office:value="2.27941176470588" calcext:value-type="float">
            <text:p>2,28</text:p>
          </table:table-cell>
          <table:table-cell table:style-name="ce15" table:formula="of:=[.F42]+[.E43]" office:value-type="float" office:value="94.1323529411765" calcext:value-type="float">
            <text:p>94,13</text:p>
          </table:table-cell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ote_9_BinaryMutator</text:p>
          </table:table-cell>
          <table:table-cell table:style-name="ce13" table:formula="of:=[.D43]+[.B44]" office:value-type="float" office:value="6559" calcext:value-type="float">
            <text:p>6559</text:p>
          </table:table-cell>
          <table:table-cell table:style-name="ce15" table:formula="of:=[.B44]/[.$B$1]" office:value-type="float" office:value="2.32352941176471" calcext:value-type="float">
            <text:p>2,32</text:p>
          </table:table-cell>
          <table:table-cell table:style-name="ce15" table:formula="of:=[.F43]+[.E44]" office:value-type="float" office:value="96.4558823529412" calcext:value-type="float">
            <text:p>96,46</text:p>
          </table:table-cell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ThemeUtils_0_BinaryMutator</text:p>
          </table:table-cell>
          <table:table-cell table:style-name="ce13" table:formula="of:=[.D44]+[.B45]" office:value-type="float" office:value="6715" calcext:value-type="float">
            <text:p>6715</text:p>
          </table:table-cell>
          <table:table-cell table:style-name="ce15" table:formula="of:=[.B45]/[.$B$1]" office:value-type="float" office:value="2.29411764705882" calcext:value-type="float">
            <text:p>2,29</text:p>
          </table:table-cell>
          <table:table-cell table:style-name="ce15" table:formula="of:=[.F44]+[.E45]" office:value-type="float" office:value="98.75" calcext:value-type="float">
            <text:p>98,75</text:p>
          </table:table-cell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utoBullet_0_BinaryMutator</text:p>
          </table:table-cell>
          <table:table-cell table:style-name="ce13" table:formula="of:=[.D45]+[.B46]" office:value-type="float" office:value="6869" calcext:value-type="float">
            <text:p>6869</text:p>
          </table:table-cell>
          <table:table-cell table:style-name="ce15" table:formula="of:=[.B46]/[.$B$1]" office:value-type="float" office:value="2.26470588235294" calcext:value-type="float">
            <text:p>2,26</text:p>
          </table:table-cell>
          <table:table-cell table:style-name="ce15" table:formula="of:=[.F45]+[.E46]" office:value-type="float" office:value="101.014705882353" calcext:value-type="float">
            <text:p>101,01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utoBullet_1_BinaryMutator</text:p>
          </table:table-cell>
          <table:table-cell table:style-name="ce13" table:formula="of:=[.D46]+[.B47]" office:value-type="float" office:value="7024" calcext:value-type="float">
            <text:p>7024</text:p>
          </table:table-cell>
          <table:table-cell table:style-name="ce15" table:formula="of:=[.B47]/[.$B$1]" office:value-type="float" office:value="2.27941176470588" calcext:value-type="float">
            <text:p>2,28</text:p>
          </table:table-cell>
          <table:table-cell table:style-name="ce15" table:formula="of:=[.F46]+[.E47]" office:value-type="float" office:value="103.294117647059" calcext:value-type="float">
            <text:p>103,29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AutoBullet_2_BinaryMutator</text:p>
          </table:table-cell>
          <table:table-cell table:style-name="ce13" table:formula="of:=[.D47]+[.B48]" office:value-type="float" office:value="7181" calcext:value-type="float">
            <text:p>7181</text:p>
          </table:table-cell>
          <table:table-cell table:style-name="ce15" table:formula="of:=[.B48]/[.$B$1]" office:value-type="float" office:value="2.30882352941176" calcext:value-type="float">
            <text:p>2,31</text:p>
          </table:table-cell>
          <table:table-cell table:style-name="ce15" table:formula="of:=[.F47]+[.E48]" office:value-type="float" office:value="105.602941176471" calcext:value-type="float">
            <text:p>105,60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conResizer_0_BinaryMutator</text:p>
          </table:table-cell>
          <table:table-cell table:style-name="ce13" table:formula="of:=[.D48]+[.B49]" office:value-type="float" office:value="7336" calcext:value-type="float">
            <text:p>7336</text:p>
          </table:table-cell>
          <table:table-cell table:style-name="ce15" table:formula="of:=[.B49]/[.$B$1]" office:value-type="float" office:value="2.27941176470588" calcext:value-type="float">
            <text:p>2,28</text:p>
          </table:table-cell>
          <table:table-cell table:style-name="ce15" table:formula="of:=[.F48]+[.E49]" office:value-type="float" office:value="107.882352941177" calcext:value-type="float">
            <text:p>107,88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conResizer_1_BinaryMutator</text:p>
          </table:table-cell>
          <table:table-cell table:style-name="ce13" table:formula="of:=[.D49]+[.B50]" office:value-type="float" office:value="7491" calcext:value-type="float">
            <text:p>7491</text:p>
          </table:table-cell>
          <table:table-cell table:style-name="ce15" table:formula="of:=[.B50]/[.$B$1]" office:value-type="float" office:value="2.27941176470588" calcext:value-type="float">
            <text:p>2,28</text:p>
          </table:table-cell>
          <table:table-cell table:style-name="ce15" table:formula="of:=[.F49]+[.E50]" office:value-type="float" office:value="110.161764705882" calcext:value-type="float">
            <text:p>110,16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conResizer_2_BinaryMutator</text:p>
          </table:table-cell>
          <table:table-cell table:style-name="ce13" table:formula="of:=[.D50]+[.B51]" office:value-type="float" office:value="7647" calcext:value-type="float">
            <text:p>7647</text:p>
          </table:table-cell>
          <table:table-cell table:style-name="ce15" table:formula="of:=[.B51]/[.$B$1]" office:value-type="float" office:value="2.29411764705882" calcext:value-type="float">
            <text:p>2,29</text:p>
          </table:table-cell>
          <table:table-cell table:style-name="ce15" table:formula="of:=[.F50]+[.E51]" office:value-type="float" office:value="112.455882352941" calcext:value-type="float">
            <text:p>112,46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IconResizer_3_BinaryMutator</text:p>
          </table:table-cell>
          <table:table-cell table:style-name="ce13" table:formula="of:=[.D51]+[.B52]" office:value-type="float" office:value="7806" calcext:value-type="float">
            <text:p>7806</text:p>
          </table:table-cell>
          <table:table-cell table:style-name="ce15" table:formula="of:=[.B52]/[.$B$1]" office:value-type="float" office:value="2.33823529411765" calcext:value-type="float">
            <text:p>2,34</text:p>
          </table:table-cell>
          <table:table-cell table:style-name="ce15" table:formula="of:=[.F51]+[.E52]" office:value-type="float" office:value="114.794117647059" calcext:value-type="float">
            <text:p>114,79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conResizer_4_BinaryMutator</text:p>
          </table:table-cell>
          <table:table-cell table:style-name="ce13" table:formula="of:=[.D52]+[.B53]" office:value-type="float" office:value="7961" calcext:value-type="float">
            <text:p>7961</text:p>
          </table:table-cell>
          <table:table-cell table:style-name="ce15" table:formula="of:=[.B53]/[.$B$1]" office:value-type="float" office:value="2.27941176470588" calcext:value-type="float">
            <text:p>2,28</text:p>
          </table:table-cell>
          <table:table-cell table:style-name="ce15" table:formula="of:=[.F52]+[.E53]" office:value-type="float" office:value="117.073529411765" calcext:value-type="float">
            <text:p>117,07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conResizer_5_BinaryMutator</text:p>
          </table:table-cell>
          <table:table-cell table:style-name="ce13" table:formula="of:=[.D53]+[.B54]" office:value-type="float" office:value="8115" calcext:value-type="float">
            <text:p>8115</text:p>
          </table:table-cell>
          <table:table-cell table:style-name="ce15" table:formula="of:=[.B54]/[.$B$1]" office:value-type="float" office:value="2.26470588235294" calcext:value-type="float">
            <text:p>2,26</text:p>
          </table:table-cell>
          <table:table-cell table:style-name="ce15" table:formula="of:=[.F53]+[.E54]" office:value-type="float" office:value="119.338235294118" calcext:value-type="float">
            <text:p>119,34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IconResizer_6_BinaryMutator</text:p>
          </table:table-cell>
          <table:table-cell table:style-name="ce13" table:formula="of:=[.D54]+[.B55]" office:value-type="float" office:value="8272" calcext:value-type="float">
            <text:p>8272</text:p>
          </table:table-cell>
          <table:table-cell table:style-name="ce15" table:formula="of:=[.B55]/[.$B$1]" office:value-type="float" office:value="2.30882352941176" calcext:value-type="float">
            <text:p>2,31</text:p>
          </table:table-cell>
          <table:table-cell table:style-name="ce15" table:formula="of:=[.F54]+[.E55]" office:value-type="float" office:value="121.647058823529" calcext:value-type="float">
            <text:p>121,65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IconResizer_7_BinaryMutator</text:p>
          </table:table-cell>
          <table:table-cell table:style-name="ce13" table:formula="of:=[.D55]+[.B56]" office:value-type="float" office:value="8429" calcext:value-type="float">
            <text:p>8429</text:p>
          </table:table-cell>
          <table:table-cell table:style-name="ce15" table:formula="of:=[.B56]/[.$B$1]" office:value-type="float" office:value="2.30882352941176" calcext:value-type="float">
            <text:p>2,31</text:p>
          </table:table-cell>
          <table:table-cell table:style-name="ce15" table:formula="of:=[.F55]+[.E56]" office:value-type="float" office:value="123.955882352941" calcext:value-type="float">
            <text:p>123,96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conResizer_8_BinaryMutator</text:p>
          </table:table-cell>
          <table:table-cell table:style-name="ce13" table:formula="of:=[.D56]+[.B57]" office:value-type="float" office:value="8585" calcext:value-type="float">
            <text:p>8585</text:p>
          </table:table-cell>
          <table:table-cell table:style-name="ce15" table:formula="of:=[.B57]/[.$B$1]" office:value-type="float" office:value="2.29411764705882" calcext:value-type="float">
            <text:p>2,29</text:p>
          </table:table-cell>
          <table:table-cell table:style-name="ce15" table:formula="of:=[.F56]+[.E57]" office:value-type="float" office:value="126.25" calcext:value-type="float">
            <text:p>126,25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conResizer_9_BinaryMutator</text:p>
          </table:table-cell>
          <table:table-cell table:style-name="ce13" table:formula="of:=[.D57]+[.B58]" office:value-type="float" office:value="8741" calcext:value-type="float">
            <text:p>8741</text:p>
          </table:table-cell>
          <table:table-cell table:style-name="ce15" table:formula="of:=[.B58]/[.$B$1]" office:value-type="float" office:value="2.29411764705882" calcext:value-type="float">
            <text:p>2,29</text:p>
          </table:table-cell>
          <table:table-cell table:style-name="ce15" table:formula="of:=[.F57]+[.E58]" office:value-type="float" office:value="128.544117647059" calcext:value-type="float">
            <text:p>128,54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conResizer_10_BinaryMutator</text:p>
          </table:table-cell>
          <table:table-cell table:style-name="ce13" table:formula="of:=[.D58]+[.B59]" office:value-type="float" office:value="8895" calcext:value-type="float">
            <text:p>8895</text:p>
          </table:table-cell>
          <table:table-cell table:style-name="ce15" table:formula="of:=[.B59]/[.$B$1]" office:value-type="float" office:value="2.26470588235294" calcext:value-type="float">
            <text:p>2,26</text:p>
          </table:table-cell>
          <table:table-cell table:style-name="ce15" table:formula="of:=[.F58]+[.E59]" office:value-type="float" office:value="130.808823529412" calcext:value-type="float">
            <text:p>130,81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conResizer_11_BinaryMutator</text:p>
          </table:table-cell>
          <table:table-cell table:style-name="ce13" table:formula="of:=[.D59]+[.B60]" office:value-type="float" office:value="9049" calcext:value-type="float">
            <text:p>9049</text:p>
          </table:table-cell>
          <table:table-cell table:style-name="ce15" table:formula="of:=[.B60]/[.$B$1]" office:value-type="float" office:value="2.26470588235294" calcext:value-type="float">
            <text:p>2,26</text:p>
          </table:table-cell>
          <table:table-cell table:style-name="ce15" table:formula="of:=[.F59]+[.E60]" office:value-type="float" office:value="133.073529411765" calcext:value-type="float">
            <text:p>133,07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conResizer_12_BinaryMutator</text:p>
          </table:table-cell>
          <table:table-cell table:style-name="ce13" table:formula="of:=[.D60]+[.B61]" office:value-type="float" office:value="9205" calcext:value-type="float">
            <text:p>9205</text:p>
          </table:table-cell>
          <table:table-cell table:style-name="ce15" table:formula="of:=[.B61]/[.$B$1]" office:value-type="float" office:value="2.29411764705882" calcext:value-type="float">
            <text:p>2,29</text:p>
          </table:table-cell>
          <table:table-cell table:style-name="ce15" table:formula="of:=[.F60]+[.E61]" office:value-type="float" office:value="135.367647058824" calcext:value-type="float">
            <text:p>135,37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conResizer_13_BinaryMutator</text:p>
          </table:table-cell>
          <table:table-cell table:style-name="ce13" table:formula="of:=[.D61]+[.B62]" office:value-type="float" office:value="9359" calcext:value-type="float">
            <text:p>9359</text:p>
          </table:table-cell>
          <table:table-cell table:style-name="ce15" table:formula="of:=[.B62]/[.$B$1]" office:value-type="float" office:value="2.26470588235294" calcext:value-type="float">
            <text:p>2,26</text:p>
          </table:table-cell>
          <table:table-cell table:style-name="ce15" table:formula="of:=[.F61]+[.E62]" office:value-type="float" office:value="137.632352941176" calcext:value-type="float">
            <text:p>137,63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IconResizer_14_BinaryMutator</text:p>
          </table:table-cell>
          <table:table-cell table:style-name="ce13" table:formula="of:=[.D62]+[.B63]" office:value-type="float" office:value="9516" calcext:value-type="float">
            <text:p>9516</text:p>
          </table:table-cell>
          <table:table-cell table:style-name="ce15" table:formula="of:=[.B63]/[.$B$1]" office:value-type="float" office:value="2.30882352941176" calcext:value-type="float">
            <text:p>2,31</text:p>
          </table:table-cell>
          <table:table-cell table:style-name="ce15" table:formula="of:=[.F62]+[.E63]" office:value-type="float" office:value="139.941176470588" calcext:value-type="float">
            <text:p>139,94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UndoBarController_0_LengthyGUIListenerOperatorMutator</text:p>
          </table:table-cell>
          <table:table-cell table:style-name="ce13" table:formula="of:=[.D63]+[.B64]" office:value-type="float" office:value="9674" calcext:value-type="float">
            <text:p>9674</text:p>
          </table:table-cell>
          <table:table-cell table:style-name="ce15" table:formula="of:=[.B64]/[.$B$1]" office:value-type="float" office:value="2.32352941176471" calcext:value-type="float">
            <text:p>2,32</text:p>
          </table:table-cell>
          <table:table-cell table:style-name="ce15" table:formula="of:=[.F63]+[.E64]" office:value-type="float" office:value="142.264705882353" calcext:value-type="float">
            <text:p>142,26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earchTokenizer_0_BinaryMutator</text:p>
          </table:table-cell>
          <table:table-cell table:style-name="ce13" table:formula="of:=[.D64]+[.B65]" office:value-type="float" office:value="9830" calcext:value-type="float">
            <text:p>9830</text:p>
          </table:table-cell>
          <table:table-cell table:style-name="ce15" table:formula="of:=[.B65]/[.$B$1]" office:value-type="float" office:value="2.29411764705882" calcext:value-type="float">
            <text:p>2,29</text:p>
          </table:table-cell>
          <table:table-cell table:style-name="ce15" table:formula="of:=[.F64]+[.E65]" office:value-type="float" office:value="144.558823529412" calcext:value-type="float">
            <text:p>144,56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mplenoteLinkify_0_NullIntentOperatorMutator</text:p>
          </table:table-cell>
          <table:table-cell table:style-name="ce13" table:formula="of:=[.D65]+[.B66]" office:value-type="float" office:value="9986" calcext:value-type="float">
            <text:p>9986</text:p>
          </table:table-cell>
          <table:table-cell table:style-name="ce15" table:formula="of:=[.B66]/[.$B$1]" office:value-type="float" office:value="2.29411764705882" calcext:value-type="float">
            <text:p>2,29</text:p>
          </table:table-cell>
          <table:table-cell table:style-name="ce15" table:formula="of:=[.F65]+[.E66]" office:value-type="float" office:value="146.852941176471" calcext:value-type="float">
            <text:p>146,85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Linkify_1_InvalidKeyIntentOperatorMutator</text:p>
          </table:table-cell>
          <table:table-cell table:style-name="ce13" table:formula="of:=[.D66]+[.B67]" office:value-type="float" office:value="10139" calcext:value-type="float">
            <text:p>10139</text:p>
          </table:table-cell>
          <table:table-cell table:style-name="ce15" table:formula="of:=[.B67]/[.$B$1]" office:value-type="float" office:value="2.25" calcext:value-type="float">
            <text:p>2,25</text:p>
          </table:table-cell>
          <table:table-cell table:style-name="ce15" table:formula="of:=[.F66]+[.E67]" office:value-type="float" office:value="149.102941176471" calcext:value-type="float">
            <text:p>149,10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Linkify_2_RandomActionIntentDefinitionOperatorMutator</text:p>
          </table:table-cell>
          <table:table-cell table:style-name="ce13" table:formula="of:=[.D67]+[.B68]" office:value-type="float" office:value="10294" calcext:value-type="float">
            <text:p>10294</text:p>
          </table:table-cell>
          <table:table-cell table:style-name="ce15" table:formula="of:=[.B68]/[.$B$1]" office:value-type="float" office:value="2.27941176470588" calcext:value-type="float">
            <text:p>2,28</text:p>
          </table:table-cell>
          <table:table-cell table:style-name="ce15" table:formula="of:=[.F67]+[.E68]" office:value-type="float" office:value="151.382352941176" calcext:value-type="float">
            <text:p>151,38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Linkify_3_NullValueIntentPutExtraOperatorMutator</text:p>
          </table:table-cell>
          <table:table-cell table:style-name="ce13" table:formula="of:=[.D68]+[.B69]" office:value-type="float" office:value="10448" calcext:value-type="float">
            <text:p>10448</text:p>
          </table:table-cell>
          <table:table-cell table:style-name="ce15" table:formula="of:=[.B69]/[.$B$1]" office:value-type="float" office:value="2.26470588235294" calcext:value-type="float">
            <text:p>2,26</text:p>
          </table:table-cell>
          <table:table-cell table:style-name="ce15" table:formula="of:=[.F68]+[.E69]" office:value-type="float" office:value="153.647058823529" calcext:value-type="float">
            <text:p>153,65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SimplenoteLinkify_4_IntentPayloadReplacementOperatorMutator</text:p>
          </table:table-cell>
          <table:table-cell table:style-name="ce13" table:formula="of:=[.D69]+[.B70]" office:value-type="float" office:value="10606" calcext:value-type="float">
            <text:p>10606</text:p>
          </table:table-cell>
          <table:table-cell table:style-name="ce15" table:formula="of:=[.B70]/[.$B$1]" office:value-type="float" office:value="2.32352941176471" calcext:value-type="float">
            <text:p>2,32</text:p>
          </table:table-cell>
          <table:table-cell table:style-name="ce15" table:formula="of:=[.F69]+[.E70]" office:value-type="float" office:value="155.970588235294" calcext:value-type="float">
            <text:p>155,97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Linkify_5_RandomActionIntentDefinitionOperatorMutator</text:p>
          </table:table-cell>
          <table:table-cell table:style-name="ce13" table:formula="of:=[.D70]+[.B71]" office:value-type="float" office:value="10760" calcext:value-type="float">
            <text:p>10760</text:p>
          </table:table-cell>
          <table:table-cell table:style-name="ce15" table:formula="of:=[.B71]/[.$B$1]" office:value-type="float" office:value="2.26470588235294" calcext:value-type="float">
            <text:p>2,26</text:p>
          </table:table-cell>
          <table:table-cell table:style-name="ce15" table:formula="of:=[.F70]+[.E71]" office:value-type="float" office:value="158.235294117647" calcext:value-type="float">
            <text:p>158,24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SimplenoteLinkify_6_NullValueIntentPutExtraOperatorMutator</text:p>
          </table:table-cell>
          <table:table-cell table:style-name="ce13" table:formula="of:=[.D71]+[.B72]" office:value-type="float" office:value="10918" calcext:value-type="float">
            <text:p>10918</text:p>
          </table:table-cell>
          <table:table-cell table:style-name="ce15" table:formula="of:=[.B72]/[.$B$1]" office:value-type="float" office:value="2.32352941176471" calcext:value-type="float">
            <text:p>2,32</text:p>
          </table:table-cell>
          <table:table-cell table:style-name="ce15" table:formula="of:=[.F71]+[.E72]" office:value-type="float" office:value="160.558823529412" calcext:value-type="float">
            <text:p>160,56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mplenoteLinkify_7_IntentPayloadReplacementOperatorMutator</text:p>
          </table:table-cell>
          <table:table-cell table:style-name="ce13" table:formula="of:=[.D72]+[.B73]" office:value-type="float" office:value="11074" calcext:value-type="float">
            <text:p>11074</text:p>
          </table:table-cell>
          <table:table-cell table:style-name="ce15" table:formula="of:=[.B73]/[.$B$1]" office:value-type="float" office:value="2.29411764705882" calcext:value-type="float">
            <text:p>2,29</text:p>
          </table:table-cell>
          <table:table-cell table:style-name="ce15" table:formula="of:=[.F72]+[.E73]" office:value-type="float" office:value="162.852941176471" calcext:value-type="float">
            <text:p>162,85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SimplenoteLinkify_8_RandomActionIntentDefinitionOperatorMutator</text:p>
          </table:table-cell>
          <table:table-cell table:style-name="ce13" table:formula="of:=[.D73]+[.B74]" office:value-type="float" office:value="11231" calcext:value-type="float">
            <text:p>11231</text:p>
          </table:table-cell>
          <table:table-cell table:style-name="ce15" table:formula="of:=[.B74]/[.$B$1]" office:value-type="float" office:value="2.30882352941176" calcext:value-type="float">
            <text:p>2,31</text:p>
          </table:table-cell>
          <table:table-cell table:style-name="ce15" table:formula="of:=[.F73]+[.E74]" office:value-type="float" office:value="165.161764705882" calcext:value-type="float">
            <text:p>165,16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mplenoteLinkify_9_NullValueIntentPutExtraOperatorMutator</text:p>
          </table:table-cell>
          <table:table-cell table:style-name="ce13" table:formula="of:=[.D74]+[.B75]" office:value-type="float" office:value="11387" calcext:value-type="float">
            <text:p>11387</text:p>
          </table:table-cell>
          <table:table-cell table:style-name="ce15" table:formula="of:=[.B75]/[.$B$1]" office:value-type="float" office:value="2.29411764705882" calcext:value-type="float">
            <text:p>2,29</text:p>
          </table:table-cell>
          <table:table-cell table:style-name="ce15" table:formula="of:=[.F74]+[.E75]" office:value-type="float" office:value="167.455882352941" calcext:value-type="float">
            <text:p>167,46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Linkify_10_IntentPayloadReplacementOperatorMutator</text:p>
          </table:table-cell>
          <table:table-cell table:style-name="ce13" table:formula="of:=[.D75]+[.B76]" office:value-type="float" office:value="11542" calcext:value-type="float">
            <text:p>11542</text:p>
          </table:table-cell>
          <table:table-cell table:style-name="ce15" table:formula="of:=[.B76]/[.$B$1]" office:value-type="float" office:value="2.27941176470588" calcext:value-type="float">
            <text:p>2,28</text:p>
          </table:table-cell>
          <table:table-cell table:style-name="ce15" table:formula="of:=[.F75]+[.E76]" office:value-type="float" office:value="169.735294117647" calcext:value-type="float">
            <text:p>169,74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Linkify_11_RandomActionIntentDefinitionOperatorMutator</text:p>
          </table:table-cell>
          <table:table-cell table:style-name="ce13" table:formula="of:=[.D76]+[.B77]" office:value-type="float" office:value="11697" calcext:value-type="float">
            <text:p>11697</text:p>
          </table:table-cell>
          <table:table-cell table:style-name="ce15" table:formula="of:=[.B77]/[.$B$1]" office:value-type="float" office:value="2.27941176470588" calcext:value-type="float">
            <text:p>2,28</text:p>
          </table:table-cell>
          <table:table-cell table:style-name="ce15" table:formula="of:=[.F76]+[.E77]" office:value-type="float" office:value="172.014705882353" calcext:value-type="float">
            <text:p>172,01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Linkify_12_NullValueIntentPutExtraOperatorMutator</text:p>
          </table:table-cell>
          <table:table-cell table:style-name="ce13" table:formula="of:=[.D77]+[.B78]" office:value-type="float" office:value="11852" calcext:value-type="float">
            <text:p>11852</text:p>
          </table:table-cell>
          <table:table-cell table:style-name="ce15" table:formula="of:=[.B78]/[.$B$1]" office:value-type="float" office:value="2.27941176470588" calcext:value-type="float">
            <text:p>2,28</text:p>
          </table:table-cell>
          <table:table-cell table:style-name="ce15" table:formula="of:=[.F77]+[.E78]" office:value-type="float" office:value="174.294117647059" calcext:value-type="float">
            <text:p>174,29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SimplenoteLinkify_13_IntentPayloadReplacementOperatorMutator</text:p>
          </table:table-cell>
          <table:table-cell table:style-name="ce13" table:formula="of:=[.D78]+[.B79]" office:value-type="float" office:value="12009" calcext:value-type="float">
            <text:p>12009</text:p>
          </table:table-cell>
          <table:table-cell table:style-name="ce15" table:formula="of:=[.B79]/[.$B$1]" office:value-type="float" office:value="2.30882352941176" calcext:value-type="float">
            <text:p>2,31</text:p>
          </table:table-cell>
          <table:table-cell table:style-name="ce15" table:formula="of:=[.F78]+[.E79]" office:value-type="float" office:value="176.602941176471" calcext:value-type="float">
            <text:p>176,60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SimplenoteLinkify_14_RandomActionIntentDefinitionOperatorMutator</text:p>
          </table:table-cell>
          <table:table-cell table:style-name="ce13" table:formula="of:=[.D79]+[.B80]" office:value-type="float" office:value="12167" calcext:value-type="float">
            <text:p>12167</text:p>
          </table:table-cell>
          <table:table-cell table:style-name="ce15" table:formula="of:=[.B80]/[.$B$1]" office:value-type="float" office:value="2.32352941176471" calcext:value-type="float">
            <text:p>2,32</text:p>
          </table:table-cell>
          <table:table-cell table:style-name="ce15" table:formula="of:=[.F79]+[.E80]" office:value-type="float" office:value="178.926470588235" calcext:value-type="float">
            <text:p>178,93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Linkify_15_RandomActionIntentDefinitionOperatorMutator</text:p>
          </table:table-cell>
          <table:table-cell table:style-name="ce13" table:formula="of:=[.D80]+[.B81]" office:value-type="float" office:value="12321" calcext:value-type="float">
            <text:p>12321</text:p>
          </table:table-cell>
          <table:table-cell table:style-name="ce15" table:formula="of:=[.B81]/[.$B$1]" office:value-type="float" office:value="2.26470588235294" calcext:value-type="float">
            <text:p>2,26</text:p>
          </table:table-cell>
          <table:table-cell table:style-name="ce15" table:formula="of:=[.F80]+[.E81]" office:value-type="float" office:value="181.191176470588" calcext:value-type="float">
            <text:p>181,19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LinkTokenizer_0_BinaryMutator</text:p>
          </table:table-cell>
          <table:table-cell table:style-name="ce13" table:formula="of:=[.D81]+[.B82]" office:value-type="float" office:value="12478" calcext:value-type="float">
            <text:p>12478</text:p>
          </table:table-cell>
          <table:table-cell table:style-name="ce15" table:formula="of:=[.B82]/[.$B$1]" office:value-type="float" office:value="2.30882352941176" calcext:value-type="float">
            <text:p>2,31</text:p>
          </table:table-cell>
          <table:table-cell table:style-name="ce15" table:formula="of:=[.F81]+[.E82]" office:value-type="float" office:value="183.5" calcext:value-type="float">
            <text:p>183,50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earchSnippetFormatter_0_BinaryMutator</text:p>
          </table:table-cell>
          <table:table-cell table:style-name="ce13" table:formula="of:=[.D82]+[.B83]" office:value-type="float" office:value="12632" calcext:value-type="float">
            <text:p>12632</text:p>
          </table:table-cell>
          <table:table-cell table:style-name="ce15" table:formula="of:=[.B83]/[.$B$1]" office:value-type="float" office:value="2.26470588235294" calcext:value-type="float">
            <text:p>2,26</text:p>
          </table:table-cell>
          <table:table-cell table:style-name="ce15" table:formula="of:=[.F82]+[.E83]" office:value-type="float" office:value="185.764705882353" calcext:value-type="float">
            <text:p>185,76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earchSnippetFormatter_1_BinaryMutator</text:p>
          </table:table-cell>
          <table:table-cell table:style-name="ce13" table:formula="of:=[.D83]+[.B84]" office:value-type="float" office:value="12787" calcext:value-type="float">
            <text:p>12787</text:p>
          </table:table-cell>
          <table:table-cell table:style-name="ce15" table:formula="of:=[.B84]/[.$B$1]" office:value-type="float" office:value="2.27941176470588" calcext:value-type="float">
            <text:p>2,28</text:p>
          </table:table-cell>
          <table:table-cell table:style-name="ce15" table:formula="of:=[.F83]+[.E84]" office:value-type="float" office:value="188.044117647059" calcext:value-type="float">
            <text:p>188,04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ProgressDialogFragment_0_LengthyGUICreationOperatorMutator</text:p>
          </table:table-cell>
          <table:table-cell table:style-name="ce13" table:formula="of:=[.D84]+[.B85]" office:value-type="float" office:value="12942" calcext:value-type="float">
            <text:p>12942</text:p>
          </table:table-cell>
          <table:table-cell table:style-name="ce15" table:formula="of:=[.B85]/[.$B$1]" office:value-type="float" office:value="2.27941176470588" calcext:value-type="float">
            <text:p>2,28</text:p>
          </table:table-cell>
          <table:table-cell table:style-name="ce15" table:formula="of:=[.F84]+[.E85]" office:value-type="float" office:value="190.323529411765" calcext:value-type="float">
            <text:p>190,32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mplenoteProgressDialogFragment_1_InvalidViewFocusOperatorMutator</text:p>
          </table:table-cell>
          <table:table-cell table:style-name="ce13" table:formula="of:=[.D85]+[.B86]" office:value-type="float" office:value="13098" calcext:value-type="float">
            <text:p>13098</text:p>
          </table:table-cell>
          <table:table-cell table:style-name="ce15" table:formula="of:=[.B86]/[.$B$1]" office:value-type="float" office:value="2.29411764705882" calcext:value-type="float">
            <text:p>2,29</text:p>
          </table:table-cell>
          <table:table-cell table:style-name="ce15" table:formula="of:=[.F85]+[.E86]" office:value-type="float" office:value="192.617647058823" calcext:value-type="float">
            <text:p>192,62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ProgressDialogFragment_2_ViewComponentNotVisibleOperatorMutator</text:p>
          </table:table-cell>
          <table:table-cell table:style-name="ce13" table:formula="of:=[.D86]+[.B87]" office:value-type="float" office:value="13253" calcext:value-type="float">
            <text:p>13253</text:p>
          </table:table-cell>
          <table:table-cell table:style-name="ce15" table:formula="of:=[.B87]/[.$B$1]" office:value-type="float" office:value="2.27941176470588" calcext:value-type="float">
            <text:p>2,28</text:p>
          </table:table-cell>
          <table:table-cell table:style-name="ce15" table:formula="of:=[.F86]+[.E87]" office:value-type="float" office:value="194.897058823529" calcext:value-type="float">
            <text:p>194,90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hareButtonAdapter_0_InvalidViewFocusOperatorMutator</text:p>
          </table:table-cell>
          <table:table-cell table:style-name="ce13" table:formula="of:=[.D87]+[.B88]" office:value-type="float" office:value="13409" calcext:value-type="float">
            <text:p>13409</text:p>
          </table:table-cell>
          <table:table-cell table:style-name="ce15" table:formula="of:=[.B88]/[.$B$1]" office:value-type="float" office:value="2.29411764705882" calcext:value-type="float">
            <text:p>2,29</text:p>
          </table:table-cell>
          <table:table-cell table:style-name="ce15" table:formula="of:=[.F87]+[.E88]" office:value-type="float" office:value="197.191176470588" calcext:value-type="float">
            <text:p>197,19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hareButtonAdapter_1_ViewComponentNotVisibleOperatorMutator</text:p>
          </table:table-cell>
          <table:table-cell table:style-name="ce13" table:formula="of:=[.D88]+[.B89]" office:value-type="float" office:value="13564" calcext:value-type="float">
            <text:p>13564</text:p>
          </table:table-cell>
          <table:table-cell table:style-name="ce15" table:formula="of:=[.B89]/[.$B$1]" office:value-type="float" office:value="2.27941176470588" calcext:value-type="float">
            <text:p>2,28</text:p>
          </table:table-cell>
          <table:table-cell table:style-name="ce15" table:formula="of:=[.F88]+[.E89]" office:value-type="float" office:value="199.470588235294" calcext:value-type="float">
            <text:p>199,47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0_NullIntentOperatorMutator</text:p>
          </table:table-cell>
          <table:table-cell table:style-name="ce13" table:formula="of:=[.D89]+[.B90]" office:value-type="float" office:value="13719" calcext:value-type="float">
            <text:p>13719</text:p>
          </table:table-cell>
          <table:table-cell table:style-name="ce15" table:formula="of:=[.B90]/[.$B$1]" office:value-type="float" office:value="2.27941176470588" calcext:value-type="float">
            <text:p>2,28</text:p>
          </table:table-cell>
          <table:table-cell table:style-name="ce15" table:formula="of:=[.F89]+[.E90]" office:value-type="float" office:value="201.75" calcext:value-type="float">
            <text:p>201,75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1_RandomActionIntentDefinitionOperatorMutator</text:p>
          </table:table-cell>
          <table:table-cell table:style-name="ce13" table:formula="of:=[.D90]+[.B91]" office:value-type="float" office:value="13874" calcext:value-type="float">
            <text:p>13874</text:p>
          </table:table-cell>
          <table:table-cell table:style-name="ce15" table:formula="of:=[.B91]/[.$B$1]" office:value-type="float" office:value="2.27941176470588" calcext:value-type="float">
            <text:p>2,28</text:p>
          </table:table-cell>
          <table:table-cell table:style-name="ce15" table:formula="of:=[.F90]+[.E91]" office:value-type="float" office:value="204.029411764706" calcext:value-type="float">
            <text:p>204,03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idgetUtils_2_RandomActionIntentDefinitionOperatorMutator</text:p>
          </table:table-cell>
          <table:table-cell table:style-name="ce13" table:formula="of:=[.D91]+[.B92]" office:value-type="float" office:value="14028" calcext:value-type="float">
            <text:p>14028</text:p>
          </table:table-cell>
          <table:table-cell table:style-name="ce15" table:formula="of:=[.B92]/[.$B$1]" office:value-type="float" office:value="2.26470588235294" calcext:value-type="float">
            <text:p>2,26</text:p>
          </table:table-cell>
          <table:table-cell table:style-name="ce15" table:formula="of:=[.F91]+[.E92]" office:value-type="float" office:value="206.294117647059" calcext:value-type="float">
            <text:p>206,29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3_NullValueIntentPutExtraOperatorMutator</text:p>
          </table:table-cell>
          <table:table-cell table:style-name="ce13" table:formula="of:=[.D92]+[.B93]" office:value-type="float" office:value="14183" calcext:value-type="float">
            <text:p>14183</text:p>
          </table:table-cell>
          <table:table-cell table:style-name="ce15" table:formula="of:=[.B93]/[.$B$1]" office:value-type="float" office:value="2.27941176470588" calcext:value-type="float">
            <text:p>2,28</text:p>
          </table:table-cell>
          <table:table-cell table:style-name="ce15" table:formula="of:=[.F92]+[.E93]" office:value-type="float" office:value="208.573529411765" calcext:value-type="float">
            <text:p>208,57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WidgetUtils_4_IntentPayloadReplacementOperatorMutator</text:p>
          </table:table-cell>
          <table:table-cell table:style-name="ce13" table:formula="of:=[.D93]+[.B94]" office:value-type="float" office:value="14340" calcext:value-type="float">
            <text:p>14340</text:p>
          </table:table-cell>
          <table:table-cell table:style-name="ce15" table:formula="of:=[.B94]/[.$B$1]" office:value-type="float" office:value="2.30882352941176" calcext:value-type="float">
            <text:p>2,31</text:p>
          </table:table-cell>
          <table:table-cell table:style-name="ce15" table:formula="of:=[.F93]+[.E94]" office:value-type="float" office:value="210.882352941176" calcext:value-type="float">
            <text:p>210,88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WidgetUtils_5_RandomActionIntentDefinitionOperatorMutator</text:p>
          </table:table-cell>
          <table:table-cell table:style-name="ce13" table:formula="of:=[.D94]+[.B95]" office:value-type="float" office:value="14497" calcext:value-type="float">
            <text:p>14497</text:p>
          </table:table-cell>
          <table:table-cell table:style-name="ce15" table:formula="of:=[.B95]/[.$B$1]" office:value-type="float" office:value="2.30882352941176" calcext:value-type="float">
            <text:p>2,31</text:p>
          </table:table-cell>
          <table:table-cell table:style-name="ce15" table:formula="of:=[.F94]+[.E95]" office:value-type="float" office:value="213.191176470588" calcext:value-type="float">
            <text:p>213,19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6_NullIntentOperatorMutator</text:p>
          </table:table-cell>
          <table:table-cell table:style-name="ce13" table:formula="of:=[.D95]+[.B96]" office:value-type="float" office:value="14652" calcext:value-type="float">
            <text:p>14652</text:p>
          </table:table-cell>
          <table:table-cell table:style-name="ce15" table:formula="of:=[.B96]/[.$B$1]" office:value-type="float" office:value="2.27941176470588" calcext:value-type="float">
            <text:p>2,28</text:p>
          </table:table-cell>
          <table:table-cell table:style-name="ce15" table:formula="of:=[.F95]+[.E96]" office:value-type="float" office:value="215.470588235294" calcext:value-type="float">
            <text:p>215,47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WidgetUtils_7_RandomActionIntentDefinitionOperatorMutator</text:p>
          </table:table-cell>
          <table:table-cell table:style-name="ce13" table:formula="of:=[.D96]+[.B97]" office:value-type="float" office:value="14809" calcext:value-type="float">
            <text:p>14809</text:p>
          </table:table-cell>
          <table:table-cell table:style-name="ce15" table:formula="of:=[.B97]/[.$B$1]" office:value-type="float" office:value="2.30882352941176" calcext:value-type="float">
            <text:p>2,31</text:p>
          </table:table-cell>
          <table:table-cell table:style-name="ce15" table:formula="of:=[.F96]+[.E97]" office:value-type="float" office:value="217.779411764706" calcext:value-type="float">
            <text:p>217,78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8_RandomActionIntentDefinitionOperatorMutator</text:p>
          </table:table-cell>
          <table:table-cell table:style-name="ce13" table:formula="of:=[.D97]+[.B98]" office:value-type="float" office:value="14964" calcext:value-type="float">
            <text:p>14964</text:p>
          </table:table-cell>
          <table:table-cell table:style-name="ce15" table:formula="of:=[.B98]/[.$B$1]" office:value-type="float" office:value="2.27941176470588" calcext:value-type="float">
            <text:p>2,28</text:p>
          </table:table-cell>
          <table:table-cell table:style-name="ce15" table:formula="of:=[.F97]+[.E98]" office:value-type="float" office:value="220.058823529412" calcext:value-type="float">
            <text:p>220,06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WidgetUtils_9_NullValueIntentPutExtraOperatorMutator</text:p>
          </table:table-cell>
          <table:table-cell table:style-name="ce13" table:formula="of:=[.D98]+[.B99]" office:value-type="float" office:value="15121" calcext:value-type="float">
            <text:p>15121</text:p>
          </table:table-cell>
          <table:table-cell table:style-name="ce15" table:formula="of:=[.B99]/[.$B$1]" office:value-type="float" office:value="2.30882352941176" calcext:value-type="float">
            <text:p>2,31</text:p>
          </table:table-cell>
          <table:table-cell table:style-name="ce15" table:formula="of:=[.F98]+[.E99]" office:value-type="float" office:value="222.367647058823" calcext:value-type="float">
            <text:p>222,37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10_IntentPayloadReplacementOperatorMutator</text:p>
          </table:table-cell>
          <table:table-cell table:style-name="ce13" table:formula="of:=[.D99]+[.B100]" office:value-type="float" office:value="15277" calcext:value-type="float">
            <text:p>15277</text:p>
          </table:table-cell>
          <table:table-cell table:style-name="ce15" table:formula="of:=[.B100]/[.$B$1]" office:value-type="float" office:value="2.29411764705882" calcext:value-type="float">
            <text:p>2,29</text:p>
          </table:table-cell>
          <table:table-cell table:style-name="ce15" table:formula="of:=[.F99]+[.E100]" office:value-type="float" office:value="224.661764705882" calcext:value-type="float">
            <text:p>224,66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11_RandomActionIntentDefinitionOperatorMutator</text:p>
          </table:table-cell>
          <table:table-cell table:style-name="ce13" table:formula="of:=[.D100]+[.B101]" office:value-type="float" office:value="15433" calcext:value-type="float">
            <text:p>15433</text:p>
          </table:table-cell>
          <table:table-cell table:style-name="ce15" table:formula="of:=[.B101]/[.$B$1]" office:value-type="float" office:value="2.29411764705882" calcext:value-type="float">
            <text:p>2,29</text:p>
          </table:table-cell>
          <table:table-cell table:style-name="ce15" table:formula="of:=[.F100]+[.E101]" office:value-type="float" office:value="226.955882352941" calcext:value-type="float">
            <text:p>226,96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12_NullIntentOperatorMutator</text:p>
          </table:table-cell>
          <table:table-cell table:style-name="ce13" table:formula="of:=[.D101]+[.B102]" office:value-type="float" office:value="15588" calcext:value-type="float">
            <text:p>15588</text:p>
          </table:table-cell>
          <table:table-cell table:style-name="ce15" table:formula="of:=[.B102]/[.$B$1]" office:value-type="float" office:value="2.27941176470588" calcext:value-type="float">
            <text:p>2,28</text:p>
          </table:table-cell>
          <table:table-cell table:style-name="ce15" table:formula="of:=[.F101]+[.E102]" office:value-type="float" office:value="229.235294117647" calcext:value-type="float">
            <text:p>229,24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13_RandomActionIntentDefinitionOperatorMutator</text:p>
          </table:table-cell>
          <table:table-cell table:style-name="ce13" table:formula="of:=[.D102]+[.B103]" office:value-type="float" office:value="15744" calcext:value-type="float">
            <text:p>15744</text:p>
          </table:table-cell>
          <table:table-cell table:style-name="ce15" table:formula="of:=[.B103]/[.$B$1]" office:value-type="float" office:value="2.29411764705882" calcext:value-type="float">
            <text:p>2,29</text:p>
          </table:table-cell>
          <table:table-cell table:style-name="ce15" table:formula="of:=[.F102]+[.E103]" office:value-type="float" office:value="231.529411764706" calcext:value-type="float">
            <text:p>231,53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WidgetUtils_14_RandomActionIntentDefinitionOperatorMutator</text:p>
          </table:table-cell>
          <table:table-cell table:style-name="ce13" table:formula="of:=[.D103]+[.B104]" office:value-type="float" office:value="15901" calcext:value-type="float">
            <text:p>15901</text:p>
          </table:table-cell>
          <table:table-cell table:style-name="ce15" table:formula="of:=[.B104]/[.$B$1]" office:value-type="float" office:value="2.30882352941176" calcext:value-type="float">
            <text:p>2,31</text:p>
          </table:table-cell>
          <table:table-cell table:style-name="ce15" table:formula="of:=[.F103]+[.E104]" office:value-type="float" office:value="233.838235294118" calcext:value-type="float">
            <text:p>233,84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15_NullValueIntentPutExtraOperatorMutator</text:p>
          </table:table-cell>
          <table:table-cell table:style-name="ce13" table:formula="of:=[.D104]+[.B105]" office:value-type="float" office:value="16056" calcext:value-type="float">
            <text:p>16056</text:p>
          </table:table-cell>
          <table:table-cell table:style-name="ce15" table:formula="of:=[.B105]/[.$B$1]" office:value-type="float" office:value="2.27941176470588" calcext:value-type="float">
            <text:p>2,28</text:p>
          </table:table-cell>
          <table:table-cell table:style-name="ce15" table:formula="of:=[.F104]+[.E105]" office:value-type="float" office:value="236.117647058823" calcext:value-type="float">
            <text:p>236,12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WidgetUtils_16_IntentPayloadReplacementOperatorMutator</text:p>
          </table:table-cell>
          <table:table-cell table:style-name="ce13" table:formula="of:=[.D105]+[.B106]" office:value-type="float" office:value="16213" calcext:value-type="float">
            <text:p>16213</text:p>
          </table:table-cell>
          <table:table-cell table:style-name="ce15" table:formula="of:=[.B106]/[.$B$1]" office:value-type="float" office:value="2.30882352941176" calcext:value-type="float">
            <text:p>2,31</text:p>
          </table:table-cell>
          <table:table-cell table:style-name="ce15" table:formula="of:=[.F105]+[.E106]" office:value-type="float" office:value="238.426470588235" calcext:value-type="float">
            <text:p>238,43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17_RandomActionIntentDefinitionOperatorMutator</text:p>
          </table:table-cell>
          <table:table-cell table:style-name="ce13" table:formula="of:=[.D106]+[.B107]" office:value-type="float" office:value="16368" calcext:value-type="float">
            <text:p>16368</text:p>
          </table:table-cell>
          <table:table-cell table:style-name="ce15" table:formula="of:=[.B107]/[.$B$1]" office:value-type="float" office:value="2.27941176470588" calcext:value-type="float">
            <text:p>2,28</text:p>
          </table:table-cell>
          <table:table-cell table:style-name="ce15" table:formula="of:=[.F106]+[.E107]" office:value-type="float" office:value="240.705882352941" calcext:value-type="float">
            <text:p>240,71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18_NullIntentOperatorMutator</text:p>
          </table:table-cell>
          <table:table-cell table:style-name="ce13" table:formula="of:=[.D107]+[.B108]" office:value-type="float" office:value="16524" calcext:value-type="float">
            <text:p>16524</text:p>
          </table:table-cell>
          <table:table-cell table:style-name="ce15" table:formula="of:=[.B108]/[.$B$1]" office:value-type="float" office:value="2.29411764705882" calcext:value-type="float">
            <text:p>2,29</text:p>
          </table:table-cell>
          <table:table-cell table:style-name="ce15" table:formula="of:=[.F107]+[.E108]" office:value-type="float" office:value="243" calcext:value-type="float">
            <text:p>243,00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19_RandomActionIntentDefinitionOperatorMutator</text:p>
          </table:table-cell>
          <table:table-cell table:style-name="ce13" table:formula="of:=[.D108]+[.B109]" office:value-type="float" office:value="16680" calcext:value-type="float">
            <text:p>16680</text:p>
          </table:table-cell>
          <table:table-cell table:style-name="ce15" table:formula="of:=[.B109]/[.$B$1]" office:value-type="float" office:value="2.29411764705882" calcext:value-type="float">
            <text:p>2,29</text:p>
          </table:table-cell>
          <table:table-cell table:style-name="ce15" table:formula="of:=[.F108]+[.E109]" office:value-type="float" office:value="245.294117647059" calcext:value-type="float">
            <text:p>245,29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WidgetUtils_20_RandomActionIntentDefinitionOperatorMutator</text:p>
          </table:table-cell>
          <table:table-cell table:style-name="ce13" table:formula="of:=[.D109]+[.B110]" office:value-type="float" office:value="16838" calcext:value-type="float">
            <text:p>16838</text:p>
          </table:table-cell>
          <table:table-cell table:style-name="ce15" table:formula="of:=[.B110]/[.$B$1]" office:value-type="float" office:value="2.32352941176471" calcext:value-type="float">
            <text:p>2,32</text:p>
          </table:table-cell>
          <table:table-cell table:style-name="ce15" table:formula="of:=[.F109]+[.E110]" office:value-type="float" office:value="247.617647058823" calcext:value-type="float">
            <text:p>247,62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21_NullValueIntentPutExtraOperatorMutator</text:p>
          </table:table-cell>
          <table:table-cell table:style-name="ce13" table:formula="of:=[.D110]+[.B111]" office:value-type="float" office:value="16994" calcext:value-type="float">
            <text:p>16994</text:p>
          </table:table-cell>
          <table:table-cell table:style-name="ce15" table:formula="of:=[.B111]/[.$B$1]" office:value-type="float" office:value="2.29411764705882" calcext:value-type="float">
            <text:p>2,29</text:p>
          </table:table-cell>
          <table:table-cell table:style-name="ce15" table:formula="of:=[.F110]+[.E111]" office:value-type="float" office:value="249.911764705882" calcext:value-type="float">
            <text:p>249,91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idgetUtils_22_IntentPayloadReplacementOperatorMutator</text:p>
          </table:table-cell>
          <table:table-cell table:style-name="ce13" table:formula="of:=[.D111]+[.B112]" office:value-type="float" office:value="17149" calcext:value-type="float">
            <text:p>17149</text:p>
          </table:table-cell>
          <table:table-cell table:style-name="ce15" table:formula="of:=[.B112]/[.$B$1]" office:value-type="float" office:value="2.27941176470588" calcext:value-type="float">
            <text:p>2,28</text:p>
          </table:table-cell>
          <table:table-cell table:style-name="ce15" table:formula="of:=[.F111]+[.E112]" office:value-type="float" office:value="252.191176470588" calcext:value-type="float">
            <text:p>252,19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idgetUtils_23_RandomActionIntentDefinitionOperatorMutator</text:p>
          </table:table-cell>
          <table:table-cell table:style-name="ce13" table:formula="of:=[.D112]+[.B113]" office:value-type="float" office:value="17305" calcext:value-type="float">
            <text:p>17305</text:p>
          </table:table-cell>
          <table:table-cell table:style-name="ce15" table:formula="of:=[.B113]/[.$B$1]" office:value-type="float" office:value="2.29411764705882" calcext:value-type="float">
            <text:p>2,29</text:p>
          </table:table-cell>
          <table:table-cell table:style-name="ce15" table:formula="of:=[.F112]+[.E113]" office:value-type="float" office:value="254.485294117647" calcext:value-type="float">
            <text:p>254,49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BrowserUtils_0_NullIntentOperatorMutator</text:p>
          </table:table-cell>
          <table:table-cell table:style-name="ce13" table:formula="of:=[.D113]+[.B114]" office:value-type="float" office:value="17461" calcext:value-type="float">
            <text:p>17461</text:p>
          </table:table-cell>
          <table:table-cell table:style-name="ce15" table:formula="of:=[.B114]/[.$B$1]" office:value-type="float" office:value="2.29411764705882" calcext:value-type="float">
            <text:p>2,29</text:p>
          </table:table-cell>
          <table:table-cell table:style-name="ce15" table:formula="of:=[.F113]+[.E114]" office:value-type="float" office:value="256.779411764706" calcext:value-type="float">
            <text:p>256,78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BrowserUtils_1_InvalidKeyIntentOperatorMutator</text:p>
          </table:table-cell>
          <table:table-cell table:style-name="ce13" table:formula="of:=[.D114]+[.B115]" office:value-type="float" office:value="17615" calcext:value-type="float">
            <text:p>17615</text:p>
          </table:table-cell>
          <table:table-cell table:style-name="ce15" table:formula="of:=[.B115]/[.$B$1]" office:value-type="float" office:value="2.26470588235294" calcext:value-type="float">
            <text:p>2,26</text:p>
          </table:table-cell>
          <table:table-cell table:style-name="ce15" table:formula="of:=[.F114]+[.E115]" office:value-type="float" office:value="259.044117647059" calcext:value-type="float">
            <text:p>259,04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BrowserUtils_2_RandomActionIntentDefinitionOperatorMutator</text:p>
          </table:table-cell>
          <table:table-cell table:style-name="ce13" table:formula="of:=[.D115]+[.B116]" office:value-type="float" office:value="17770" calcext:value-type="float">
            <text:p>17770</text:p>
          </table:table-cell>
          <table:table-cell table:style-name="ce15" table:formula="of:=[.B116]/[.$B$1]" office:value-type="float" office:value="2.27941176470588" calcext:value-type="float">
            <text:p>2,28</text:p>
          </table:table-cell>
          <table:table-cell table:style-name="ce15" table:formula="of:=[.F115]+[.E116]" office:value-type="float" office:value="261.323529411764" calcext:value-type="float">
            <text:p>261,32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BrowserUtils_3_BuggyGUIListenerOperatorMutator</text:p>
          </table:table-cell>
          <table:table-cell table:style-name="ce13" table:formula="of:=[.D116]+[.B117]" office:value-type="float" office:value="17924" calcext:value-type="float">
            <text:p>17924</text:p>
          </table:table-cell>
          <table:table-cell table:style-name="ce15" table:formula="of:=[.B117]/[.$B$1]" office:value-type="float" office:value="2.26470588235294" calcext:value-type="float">
            <text:p>2,26</text:p>
          </table:table-cell>
          <table:table-cell table:style-name="ce15" table:formula="of:=[.F116]+[.E117]" office:value-type="float" office:value="263.588235294117" calcext:value-type="float">
            <text:p>263,59</text:p>
          </table:table-cell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BrowserUtils_4_LengthyGUIListenerOperatorMutator</text:p>
          </table:table-cell>
          <table:table-cell table:style-name="ce13" table:formula="of:=[.D117]+[.B118]" office:value-type="float" office:value="18081" calcext:value-type="float">
            <text:p>18081</text:p>
          </table:table-cell>
          <table:table-cell table:style-name="ce15" table:formula="of:=[.B118]/[.$B$1]" office:value-type="float" office:value="2.30882352941176" calcext:value-type="float">
            <text:p>2,31</text:p>
          </table:table-cell>
          <table:table-cell table:style-name="ce15" table:formula="of:=[.F117]+[.E118]" office:value-type="float" office:value="265.897058823529" calcext:value-type="float">
            <text:p>265,90</text:p>
          </table:table-cell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BrowserUtils_5_BuggyGUIListenerOperatorMutator</text:p>
          </table:table-cell>
          <table:table-cell table:style-name="ce13" table:formula="of:=[.D118]+[.B119]" office:value-type="float" office:value="18238" calcext:value-type="float">
            <text:p>18238</text:p>
          </table:table-cell>
          <table:table-cell table:style-name="ce15" table:formula="of:=[.B119]/[.$B$1]" office:value-type="float" office:value="2.30882352941176" calcext:value-type="float">
            <text:p>2,31</text:p>
          </table:table-cell>
          <table:table-cell table:style-name="ce15" table:formula="of:=[.F118]+[.E119]" office:value-type="float" office:value="268.205882352941" calcext:value-type="float">
            <text:p>268,21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BrowserUtils_6_LengthyGUIListenerOperatorMutator</text:p>
          </table:table-cell>
          <table:table-cell table:style-name="ce13" table:formula="of:=[.D119]+[.B120]" office:value-type="float" office:value="18395" calcext:value-type="float">
            <text:p>18395</text:p>
          </table:table-cell>
          <table:table-cell table:style-name="ce15" table:formula="of:=[.B120]/[.$B$1]" office:value-type="float" office:value="2.30882352941176" calcext:value-type="float">
            <text:p>2,31</text:p>
          </table:table-cell>
          <table:table-cell table:style-name="ce15" table:formula="of:=[.F119]+[.E120]" office:value-type="float" office:value="270.514705882353" calcext:value-type="float">
            <text:p>270,51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Utils_0_NullIntentOperatorMutator</text:p>
          </table:table-cell>
          <table:table-cell table:style-name="ce13" table:formula="of:=[.D120]+[.B121]" office:value-type="float" office:value="18549" calcext:value-type="float">
            <text:p>18549</text:p>
          </table:table-cell>
          <table:table-cell table:style-name="ce15" table:formula="of:=[.B121]/[.$B$1]" office:value-type="float" office:value="2.26470588235294" calcext:value-type="float">
            <text:p>2,26</text:p>
          </table:table-cell>
          <table:table-cell table:style-name="ce15" table:formula="of:=[.F120]+[.E121]" office:value-type="float" office:value="272.779411764706" calcext:value-type="float">
            <text:p>272,78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Utils_1_RandomActionIntentDefinitionOperatorMutator</text:p>
          </table:table-cell>
          <table:table-cell table:style-name="ce13" table:formula="of:=[.D121]+[.B122]" office:value-type="float" office:value="18705" calcext:value-type="float">
            <text:p>18705</text:p>
          </table:table-cell>
          <table:table-cell table:style-name="ce15" table:formula="of:=[.B122]/[.$B$1]" office:value-type="float" office:value="2.29411764705882" calcext:value-type="float">
            <text:p>2,29</text:p>
          </table:table-cell>
          <table:table-cell table:style-name="ce15" table:formula="of:=[.F121]+[.E122]" office:value-type="float" office:value="275.073529411764" calcext:value-type="float">
            <text:p>275,07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Utils_2_NullValueIntentPutExtraOperatorMutator</text:p>
          </table:table-cell>
          <table:table-cell table:style-name="ce13" table:formula="of:=[.D122]+[.B123]" office:value-type="float" office:value="18860" calcext:value-type="float">
            <text:p>18860</text:p>
          </table:table-cell>
          <table:table-cell table:style-name="ce15" table:formula="of:=[.B123]/[.$B$1]" office:value-type="float" office:value="2.27941176470588" calcext:value-type="float">
            <text:p>2,28</text:p>
          </table:table-cell>
          <table:table-cell table:style-name="ce15" table:formula="of:=[.F122]+[.E123]" office:value-type="float" office:value="277.35294117647" calcext:value-type="float">
            <text:p>277,35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Utils_3_IntentPayloadReplacementOperatorMutator</text:p>
          </table:table-cell>
          <table:table-cell table:style-name="ce13" table:formula="of:=[.D123]+[.B124]" office:value-type="float" office:value="19014" calcext:value-type="float">
            <text:p>19014</text:p>
          </table:table-cell>
          <table:table-cell table:style-name="ce15" table:formula="of:=[.B124]/[.$B$1]" office:value-type="float" office:value="2.26470588235294" calcext:value-type="float">
            <text:p>2,26</text:p>
          </table:table-cell>
          <table:table-cell table:style-name="ce15" table:formula="of:=[.F123]+[.E124]" office:value-type="float" office:value="279.617647058823" calcext:value-type="float">
            <text:p>279,62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Utils_4_RandomActionIntentDefinitionOperatorMutator</text:p>
          </table:table-cell>
          <table:table-cell table:style-name="ce13" table:formula="of:=[.D124]+[.B125]" office:value-type="float" office:value="19167" calcext:value-type="float">
            <text:p>19167</text:p>
          </table:table-cell>
          <table:table-cell table:style-name="ce15" table:formula="of:=[.B125]/[.$B$1]" office:value-type="float" office:value="2.25" calcext:value-type="float">
            <text:p>2,25</text:p>
          </table:table-cell>
          <table:table-cell table:style-name="ce15" table:formula="of:=[.F124]+[.E125]" office:value-type="float" office:value="281.867647058823" calcext:value-type="float">
            <text:p>281,87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Utils_5_BuggyGUIListenerOperatorMutator</text:p>
          </table:table-cell>
          <table:table-cell table:style-name="ce13" table:formula="of:=[.D125]+[.B126]" office:value-type="float" office:value="19320" calcext:value-type="float">
            <text:p>19320</text:p>
          </table:table-cell>
          <table:table-cell table:style-name="ce15" table:formula="of:=[.B126]/[.$B$1]" office:value-type="float" office:value="2.25" calcext:value-type="float">
            <text:p>2,25</text:p>
          </table:table-cell>
          <table:table-cell table:style-name="ce15" table:formula="of:=[.F125]+[.E126]" office:value-type="float" office:value="284.117647058823" calcext:value-type="float">
            <text:p>284,12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Utils_6_LengthyGUIListenerOperatorMutator</text:p>
          </table:table-cell>
          <table:table-cell table:style-name="ce13" table:formula="of:=[.D126]+[.B127]" office:value-type="float" office:value="19476" calcext:value-type="float">
            <text:p>19476</text:p>
          </table:table-cell>
          <table:table-cell table:style-name="ce15" table:formula="of:=[.B127]/[.$B$1]" office:value-type="float" office:value="2.29411764705882" calcext:value-type="float">
            <text:p>2,29</text:p>
          </table:table-cell>
          <table:table-cell table:style-name="ce15" table:formula="of:=[.F126]+[.E127]" office:value-type="float" office:value="286.411764705882" calcext:value-type="float">
            <text:p>286,41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ChecklistUtils_0_BinaryMutator</text:p>
          </table:table-cell>
          <table:table-cell table:style-name="ce13" table:formula="of:=[.D127]+[.B128]" office:value-type="float" office:value="19634" calcext:value-type="float">
            <text:p>19634</text:p>
          </table:table-cell>
          <table:table-cell table:style-name="ce15" table:formula="of:=[.B128]/[.$B$1]" office:value-type="float" office:value="2.32352941176471" calcext:value-type="float">
            <text:p>2,32</text:p>
          </table:table-cell>
          <table:table-cell table:style-name="ce15" table:formula="of:=[.F127]+[.E128]" office:value-type="float" office:value="288.735294117647" calcext:value-type="float">
            <text:p>288,74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hecklistUtils_1_BinaryMutator</text:p>
          </table:table-cell>
          <table:table-cell table:style-name="ce13" table:formula="of:=[.D128]+[.B129]" office:value-type="float" office:value="19791" calcext:value-type="float">
            <text:p>19791</text:p>
          </table:table-cell>
          <table:table-cell table:style-name="ce15" table:formula="of:=[.B129]/[.$B$1]" office:value-type="float" office:value="2.30882352941176" calcext:value-type="float">
            <text:p>2,31</text:p>
          </table:table-cell>
          <table:table-cell table:style-name="ce15" table:formula="of:=[.F128]+[.E129]" office:value-type="float" office:value="291.044117647059" calcext:value-type="float">
            <text:p>291,04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ChecklistUtils_2_BinaryMutator</text:p>
          </table:table-cell>
          <table:table-cell table:style-name="ce13" table:formula="of:=[.D129]+[.B130]" office:value-type="float" office:value="19946" calcext:value-type="float">
            <text:p>19946</text:p>
          </table:table-cell>
          <table:table-cell table:style-name="ce15" table:formula="of:=[.B130]/[.$B$1]" office:value-type="float" office:value="2.27941176470588" calcext:value-type="float">
            <text:p>2,28</text:p>
          </table:table-cell>
          <table:table-cell table:style-name="ce15" table:formula="of:=[.F129]+[.E130]" office:value-type="float" office:value="293.323529411764" calcext:value-type="float">
            <text:p>293,32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ChecklistUtils_3_BinaryMutator</text:p>
          </table:table-cell>
          <table:table-cell table:style-name="ce13" table:formula="of:=[.D130]+[.B131]" office:value-type="float" office:value="20104" calcext:value-type="float">
            <text:p>20104</text:p>
          </table:table-cell>
          <table:table-cell table:style-name="ce15" table:formula="of:=[.B131]/[.$B$1]" office:value-type="float" office:value="2.32352941176471" calcext:value-type="float">
            <text:p>2,32</text:p>
          </table:table-cell>
          <table:table-cell table:style-name="ce15" table:formula="of:=[.F130]+[.E131]" office:value-type="float" office:value="295.647058823529" calcext:value-type="float">
            <text:p>295,65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ChecklistUtils_4_BinaryMutator</text:p>
          </table:table-cell>
          <table:table-cell table:style-name="ce13" table:formula="of:=[.D131]+[.B132]" office:value-type="float" office:value="20260" calcext:value-type="float">
            <text:p>20260</text:p>
          </table:table-cell>
          <table:table-cell table:style-name="ce15" table:formula="of:=[.B132]/[.$B$1]" office:value-type="float" office:value="2.29411764705882" calcext:value-type="float">
            <text:p>2,29</text:p>
          </table:table-cell>
          <table:table-cell table:style-name="ce15" table:formula="of:=[.F131]+[.E132]" office:value-type="float" office:value="297.941176470588" calcext:value-type="float">
            <text:p>297,94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hecklistUtils_5_BinaryMutator</text:p>
          </table:table-cell>
          <table:table-cell table:style-name="ce13" table:formula="of:=[.D132]+[.B133]" office:value-type="float" office:value="20417" calcext:value-type="float">
            <text:p>20417</text:p>
          </table:table-cell>
          <table:table-cell table:style-name="ce15" table:formula="of:=[.B133]/[.$B$1]" office:value-type="float" office:value="2.30882352941176" calcext:value-type="float">
            <text:p>2,31</text:p>
          </table:table-cell>
          <table:table-cell table:style-name="ce15" table:formula="of:=[.F132]+[.E133]" office:value-type="float" office:value="300.25" calcext:value-type="float">
            <text:p>300,25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string" calcext:value-type="string">
            <text:p>ChecklistUtils_6_BinaryMutator</text:p>
          </table:table-cell>
          <table:table-cell table:style-name="ce13" table:formula="of:=[.D133]+[.B134]" office:value-type="float" office:value="20579" calcext:value-type="float">
            <text:p>20579</text:p>
          </table:table-cell>
          <table:table-cell table:style-name="ce15" table:formula="of:=[.B134]/[.$B$1]" office:value-type="float" office:value="2.38235294117647" calcext:value-type="float">
            <text:p>2,38</text:p>
          </table:table-cell>
          <table:table-cell table:style-name="ce15" table:formula="of:=[.F133]+[.E134]" office:value-type="float" office:value="302.632352941176" calcext:value-type="float">
            <text:p>302,63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ChecklistUtils_7_BinaryMutator</text:p>
          </table:table-cell>
          <table:table-cell table:style-name="ce13" table:formula="of:=[.D134]+[.B135]" office:value-type="float" office:value="20734" calcext:value-type="float">
            <text:p>20734</text:p>
          </table:table-cell>
          <table:table-cell table:style-name="ce15" table:formula="of:=[.B135]/[.$B$1]" office:value-type="float" office:value="2.27941176470588" calcext:value-type="float">
            <text:p>2,28</text:p>
          </table:table-cell>
          <table:table-cell table:style-name="ce15" table:formula="of:=[.F134]+[.E135]" office:value-type="float" office:value="304.911764705882" calcext:value-type="float">
            <text:p>304,91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ChecklistUtils_8_BinaryMutator</text:p>
          </table:table-cell>
          <table:table-cell table:style-name="ce13" table:formula="of:=[.D135]+[.B136]" office:value-type="float" office:value="20891" calcext:value-type="float">
            <text:p>20891</text:p>
          </table:table-cell>
          <table:table-cell table:style-name="ce15" table:formula="of:=[.B136]/[.$B$1]" office:value-type="float" office:value="2.30882352941176" calcext:value-type="float">
            <text:p>2,31</text:p>
          </table:table-cell>
          <table:table-cell table:style-name="ce15" table:formula="of:=[.F135]+[.E136]" office:value-type="float" office:value="307.220588235294" calcext:value-type="float">
            <text:p>307,22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string" calcext:value-type="string">
            <text:p>ChecklistUtils_9_BinaryMutator</text:p>
          </table:table-cell>
          <table:table-cell table:style-name="ce13" table:formula="of:=[.D136]+[.B137]" office:value-type="float" office:value="21051" calcext:value-type="float">
            <text:p>21051</text:p>
          </table:table-cell>
          <table:table-cell table:style-name="ce15" table:formula="of:=[.B137]/[.$B$1]" office:value-type="float" office:value="2.35294117647059" calcext:value-type="float">
            <text:p>2,35</text:p>
          </table:table-cell>
          <table:table-cell table:style-name="ce15" table:formula="of:=[.F136]+[.E137]" office:value-type="float" office:value="309.573529411764" calcext:value-type="float">
            <text:p>309,57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string" calcext:value-type="string">
            <text:p>ChecklistUtils_10_BinaryMutator</text:p>
          </table:table-cell>
          <table:table-cell table:style-name="ce13" table:formula="of:=[.D137]+[.B138]" office:value-type="float" office:value="21211" calcext:value-type="float">
            <text:p>21211</text:p>
          </table:table-cell>
          <table:table-cell table:style-name="ce15" table:formula="of:=[.B138]/[.$B$1]" office:value-type="float" office:value="2.35294117647059" calcext:value-type="float">
            <text:p>2,35</text:p>
          </table:table-cell>
          <table:table-cell table:style-name="ce15" table:formula="of:=[.F137]+[.E138]" office:value-type="float" office:value="311.926470588235" calcext:value-type="float">
            <text:p>311,93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etworkUtils_0_BinaryMutator</text:p>
          </table:table-cell>
          <table:table-cell table:style-name="ce13" table:formula="of:=[.D138]+[.B139]" office:value-type="float" office:value="21368" calcext:value-type="float">
            <text:p>21368</text:p>
          </table:table-cell>
          <table:table-cell table:style-name="ce15" table:formula="of:=[.B139]/[.$B$1]" office:value-type="float" office:value="2.30882352941176" calcext:value-type="float">
            <text:p>2,31</text:p>
          </table:table-cell>
          <table:table-cell table:style-name="ce15" table:formula="of:=[.F138]+[.E139]" office:value-type="float" office:value="314.235294117647" calcext:value-type="float">
            <text:p>314,24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etworkUtils_1_BinaryMutator</text:p>
          </table:table-cell>
          <table:table-cell table:style-name="ce13" table:formula="of:=[.D139]+[.B140]" office:value-type="float" office:value="21525" calcext:value-type="float">
            <text:p>21525</text:p>
          </table:table-cell>
          <table:table-cell table:style-name="ce15" table:formula="of:=[.B140]/[.$B$1]" office:value-type="float" office:value="2.30882352941176" calcext:value-type="float">
            <text:p>2,31</text:p>
          </table:table-cell>
          <table:table-cell table:style-name="ce15" table:formula="of:=[.F139]+[.E140]" office:value-type="float" office:value="316.544117647059" calcext:value-type="float">
            <text:p>316,54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etworkUtils_2_BinaryMutator</text:p>
          </table:table-cell>
          <table:table-cell table:style-name="ce13" table:formula="of:=[.D140]+[.B141]" office:value-type="float" office:value="21682" calcext:value-type="float">
            <text:p>21682</text:p>
          </table:table-cell>
          <table:table-cell table:style-name="ce15" table:formula="of:=[.B141]/[.$B$1]" office:value-type="float" office:value="2.30882352941176" calcext:value-type="float">
            <text:p>2,31</text:p>
          </table:table-cell>
          <table:table-cell table:style-name="ce15" table:formula="of:=[.F140]+[.E141]" office:value-type="float" office:value="318.85294117647" calcext:value-type="float">
            <text:p>318,85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etworkUtils_3_BinaryMutator</text:p>
          </table:table-cell>
          <table:table-cell table:style-name="ce13" table:formula="of:=[.D141]+[.B142]" office:value-type="float" office:value="21840" calcext:value-type="float">
            <text:p>21840</text:p>
          </table:table-cell>
          <table:table-cell table:style-name="ce15" table:formula="of:=[.B142]/[.$B$1]" office:value-type="float" office:value="2.32352941176471" calcext:value-type="float">
            <text:p>2,32</text:p>
          </table:table-cell>
          <table:table-cell table:style-name="ce15" table:formula="of:=[.F141]+[.E142]" office:value-type="float" office:value="321.176470588235" calcext:value-type="float">
            <text:p>321,18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SimplenoteMovementMethod_0_BinaryMutator</text:p>
          </table:table-cell>
          <table:table-cell table:style-name="ce13" table:formula="of:=[.D142]+[.B143]" office:value-type="float" office:value="21997" calcext:value-type="float">
            <text:p>21997</text:p>
          </table:table-cell>
          <table:table-cell table:style-name="ce15" table:formula="of:=[.B143]/[.$B$1]" office:value-type="float" office:value="2.30882352941176" calcext:value-type="float">
            <text:p>2,31</text:p>
          </table:table-cell>
          <table:table-cell table:style-name="ce15" table:formula="of:=[.F142]+[.E143]" office:value-type="float" office:value="323.485294117647" calcext:value-type="float">
            <text:p>323,49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MatchOffsetHighlighter_0_BinaryMutator</text:p>
          </table:table-cell>
          <table:table-cell table:style-name="ce13" table:formula="of:=[.D143]+[.B144]" office:value-type="float" office:value="22155" calcext:value-type="float">
            <text:p>22155</text:p>
          </table:table-cell>
          <table:table-cell table:style-name="ce15" table:formula="of:=[.B144]/[.$B$1]" office:value-type="float" office:value="2.32352941176471" calcext:value-type="float">
            <text:p>2,32</text:p>
          </table:table-cell>
          <table:table-cell table:style-name="ce15" table:formula="of:=[.F143]+[.E144]" office:value-type="float" office:value="325.808823529411" calcext:value-type="float">
            <text:p>325,81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MatchOffsetHighlighter_1_BinaryMutator</text:p>
          </table:table-cell>
          <table:table-cell table:style-name="ce13" table:formula="of:=[.D144]+[.B145]" office:value-type="float" office:value="22313" calcext:value-type="float">
            <text:p>22313</text:p>
          </table:table-cell>
          <table:table-cell table:style-name="ce15" table:formula="of:=[.B145]/[.$B$1]" office:value-type="float" office:value="2.32352941176471" calcext:value-type="float">
            <text:p>2,32</text:p>
          </table:table-cell>
          <table:table-cell table:style-name="ce15" table:formula="of:=[.F144]+[.E145]" office:value-type="float" office:value="328.132352941176" calcext:value-type="float">
            <text:p>328,13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MatchOffsetHighlighter_2_BinaryMutator</text:p>
          </table:table-cell>
          <table:table-cell table:style-name="ce13" table:formula="of:=[.D145]+[.B146]" office:value-type="float" office:value="22468" calcext:value-type="float">
            <text:p>22468</text:p>
          </table:table-cell>
          <table:table-cell table:style-name="ce15" table:formula="of:=[.B146]/[.$B$1]" office:value-type="float" office:value="2.27941176470588" calcext:value-type="float">
            <text:p>2,28</text:p>
          </table:table-cell>
          <table:table-cell table:style-name="ce15" table:formula="of:=[.F145]+[.E146]" office:value-type="float" office:value="330.411764705882" calcext:value-type="float">
            <text:p>330,41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MatchOffsetHighlighter_3_BinaryMutator</text:p>
          </table:table-cell>
          <table:table-cell table:style-name="ce13" table:formula="of:=[.D146]+[.B147]" office:value-type="float" office:value="22625" calcext:value-type="float">
            <text:p>22625</text:p>
          </table:table-cell>
          <table:table-cell table:style-name="ce15" table:formula="of:=[.B147]/[.$B$1]" office:value-type="float" office:value="2.30882352941176" calcext:value-type="float">
            <text:p>2,31</text:p>
          </table:table-cell>
          <table:table-cell table:style-name="ce15" table:formula="of:=[.F146]+[.E147]" office:value-type="float" office:value="332.720588235294" calcext:value-type="float">
            <text:p>332,72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MatchOffsetHighlighter_4_BinaryMutator</text:p>
          </table:table-cell>
          <table:table-cell table:style-name="ce13" table:formula="of:=[.D147]+[.B148]" office:value-type="float" office:value="22783" calcext:value-type="float">
            <text:p>22783</text:p>
          </table:table-cell>
          <table:table-cell table:style-name="ce15" table:formula="of:=[.B148]/[.$B$1]" office:value-type="float" office:value="2.32352941176471" calcext:value-type="float">
            <text:p>2,32</text:p>
          </table:table-cell>
          <table:table-cell table:style-name="ce15" table:formula="of:=[.F147]+[.E148]" office:value-type="float" office:value="335.044117647058" calcext:value-type="float">
            <text:p>335,04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MatchOffsetHighlighter_5_BinaryMutator</text:p>
          </table:table-cell>
          <table:table-cell table:style-name="ce13" table:formula="of:=[.D148]+[.B149]" office:value-type="float" office:value="22938" calcext:value-type="float">
            <text:p>22938</text:p>
          </table:table-cell>
          <table:table-cell table:style-name="ce15" table:formula="of:=[.B149]/[.$B$1]" office:value-type="float" office:value="2.27941176470588" calcext:value-type="float">
            <text:p>2,28</text:p>
          </table:table-cell>
          <table:table-cell table:style-name="ce15" table:formula="of:=[.F148]+[.E149]" office:value-type="float" office:value="337.323529411764" calcext:value-type="float">
            <text:p>337,32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MatchOffsetHighlighter_6_BinaryMutator</text:p>
          </table:table-cell>
          <table:table-cell table:style-name="ce13" table:formula="of:=[.D149]+[.B150]" office:value-type="float" office:value="23093" calcext:value-type="float">
            <text:p>23093</text:p>
          </table:table-cell>
          <table:table-cell table:style-name="ce15" table:formula="of:=[.B150]/[.$B$1]" office:value-type="float" office:value="2.27941176470588" calcext:value-type="float">
            <text:p>2,28</text:p>
          </table:table-cell>
          <table:table-cell table:style-name="ce15" table:formula="of:=[.F149]+[.E150]" office:value-type="float" office:value="339.60294117647" calcext:value-type="float">
            <text:p>339,60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MatchOffsetHighlighter_7_BinaryMutator</text:p>
          </table:table-cell>
          <table:table-cell table:style-name="ce13" table:formula="of:=[.D150]+[.B151]" office:value-type="float" office:value="23250" calcext:value-type="float">
            <text:p>23250</text:p>
          </table:table-cell>
          <table:table-cell table:style-name="ce15" table:formula="of:=[.B151]/[.$B$1]" office:value-type="float" office:value="2.30882352941176" calcext:value-type="float">
            <text:p>2,31</text:p>
          </table:table-cell>
          <table:table-cell table:style-name="ce15" table:formula="of:=[.F150]+[.E151]" office:value-type="float" office:value="341.911764705882" calcext:value-type="float">
            <text:p>341,91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MatchOffsetHighlighter_8_BinaryMutator</text:p>
          </table:table-cell>
          <table:table-cell table:style-name="ce13" table:formula="of:=[.D151]+[.B152]" office:value-type="float" office:value="23408" calcext:value-type="float">
            <text:p>23408</text:p>
          </table:table-cell>
          <table:table-cell table:style-name="ce15" table:formula="of:=[.B152]/[.$B$1]" office:value-type="float" office:value="2.32352941176471" calcext:value-type="float">
            <text:p>2,32</text:p>
          </table:table-cell>
          <table:table-cell table:style-name="ce15" table:formula="of:=[.F151]+[.E152]" office:value-type="float" office:value="344.235294117647" calcext:value-type="float">
            <text:p>344,24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MatchOffsetHighlighter_9_BinaryMutator</text:p>
          </table:table-cell>
          <table:table-cell table:style-name="ce13" table:formula="of:=[.D152]+[.B153]" office:value-type="float" office:value="23566" calcext:value-type="float">
            <text:p>23566</text:p>
          </table:table-cell>
          <table:table-cell table:style-name="ce15" table:formula="of:=[.B153]/[.$B$1]" office:value-type="float" office:value="2.32352941176471" calcext:value-type="float">
            <text:p>2,32</text:p>
          </table:table-cell>
          <table:table-cell table:style-name="ce15" table:formula="of:=[.F152]+[.E153]" office:value-type="float" office:value="346.558823529411" calcext:value-type="float">
            <text:p>346,56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MatchOffsetHighlighter_10_BinaryMutator</text:p>
          </table:table-cell>
          <table:table-cell table:style-name="ce13" table:formula="of:=[.D153]+[.B154]" office:value-type="float" office:value="23722" calcext:value-type="float">
            <text:p>23722</text:p>
          </table:table-cell>
          <table:table-cell table:style-name="ce15" table:formula="of:=[.B154]/[.$B$1]" office:value-type="float" office:value="2.29411764705882" calcext:value-type="float">
            <text:p>2,29</text:p>
          </table:table-cell>
          <table:table-cell table:style-name="ce15" table:formula="of:=[.F153]+[.E154]" office:value-type="float" office:value="348.85294117647" calcext:value-type="float">
            <text:p>348,85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DrawableUtils_0_BinaryMutator</text:p>
          </table:table-cell>
          <table:table-cell table:style-name="ce13" table:formula="of:=[.D154]+[.B155]" office:value-type="float" office:value="23877" calcext:value-type="float">
            <text:p>23877</text:p>
          </table:table-cell>
          <table:table-cell table:style-name="ce15" table:formula="of:=[.B155]/[.$B$1]" office:value-type="float" office:value="2.27941176470588" calcext:value-type="float">
            <text:p>2,28</text:p>
          </table:table-cell>
          <table:table-cell table:style-name="ce15" table:formula="of:=[.F154]+[.E155]" office:value-type="float" office:value="351.132352941176" calcext:value-type="float">
            <text:p>351,13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DisplayUtils_0_BinaryMutator</text:p>
          </table:table-cell>
          <table:table-cell table:style-name="ce13" table:formula="of:=[.D155]+[.B156]" office:value-type="float" office:value="24036" calcext:value-type="float">
            <text:p>24036</text:p>
          </table:table-cell>
          <table:table-cell table:style-name="ce15" table:formula="of:=[.B156]/[.$B$1]" office:value-type="float" office:value="2.33823529411765" calcext:value-type="float">
            <text:p>2,34</text:p>
          </table:table-cell>
          <table:table-cell table:style-name="ce15" table:formula="of:=[.F155]+[.E156]" office:value-type="float" office:value="353.470588235294" calcext:value-type="float">
            <text:p>353,47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SimplenoteSignupActivity_0_LengthyGUICreationOperatorMutator</text:p>
          </table:table-cell>
          <table:table-cell table:style-name="ce2" table:formula="of:=[.D156]+[.B157]" office:value-type="float" office:value="24193" calcext:value-type="float">
            <text:p>24193</text:p>
          </table:table-cell>
          <table:table-cell table:style-name="ce9" table:formula="of:=[.B157]/[.$B$1]" office:value-type="float" office:value="2.30882352941176" calcext:value-type="float">
            <text:p>2,31</text:p>
          </table:table-cell>
          <table:table-cell table:style-name="ce9" table:formula="of:=[.F156]+[.E157]" office:value-type="float" office:value="355.779411764705" calcext:value-type="float">
            <text:p>355,78</text:p>
          </table:table-cell>
        </table:table-row>
        <table:table-row table:style-name="ro1">
          <table:table-cell table:number-columns-repeated="2"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mplenoteSignupActivity_1_FindViewByIdReturnsNullOperatorMutator</text:p>
          </table:table-cell>
          <table:table-cell table:style-name="ce13" table:formula="of:=[.D157]+[.B158]" office:value-type="float" office:value="24349" calcext:value-type="float">
            <text:p>24349</text:p>
          </table:table-cell>
          <table:table-cell table:style-name="ce15" table:formula="of:=[.B158]/[.$B$1]" office:value-type="float" office:value="2.29411764705882" calcext:value-type="float">
            <text:p>2,29</text:p>
          </table:table-cell>
          <table:table-cell table:style-name="ce15" table:formula="of:=[.F157]+[.E158]" office:value-type="float" office:value="358.073529411764" calcext:value-type="float">
            <text:p>358,07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SignupActivity_2_InvalidIDFindViewOperatorMutator</text:p>
          </table:table-cell>
          <table:table-cell table:style-name="ce13" table:formula="of:=[.D158]+[.B159]" office:value-type="float" office:value="24503" calcext:value-type="float">
            <text:p>24503</text:p>
          </table:table-cell>
          <table:table-cell table:style-name="ce15" table:formula="of:=[.B159]/[.$B$1]" office:value-type="float" office:value="2.26470588235294" calcext:value-type="float">
            <text:p>2,26</text:p>
          </table:table-cell>
          <table:table-cell table:style-name="ce15" table:formula="of:=[.F158]+[.E159]" office:value-type="float" office:value="360.338235294117" calcext:value-type="float">
            <text:p>360,34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SignupActivity_3_InvalidViewFocusOperatorMutator</text:p>
          </table:table-cell>
          <table:table-cell table:style-name="ce13" table:formula="of:=[.D159]+[.B160]" office:value-type="float" office:value="24656" calcext:value-type="float">
            <text:p>24656</text:p>
          </table:table-cell>
          <table:table-cell table:style-name="ce15" table:formula="of:=[.B160]/[.$B$1]" office:value-type="float" office:value="2.25" calcext:value-type="float">
            <text:p>2,25</text:p>
          </table:table-cell>
          <table:table-cell table:style-name="ce15" table:formula="of:=[.F159]+[.E160]" office:value-type="float" office:value="362.588235294117" calcext:value-type="float">
            <text:p>362,59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implenoteSignupActivity_4_ViewComponentNotVisibleOperatorMutator</text:p>
          </table:table-cell>
          <table:table-cell table:style-name="ce13" table:formula="of:=[.D160]+[.B161]" office:value-type="float" office:value="24808" calcext:value-type="float">
            <text:p>24808</text:p>
          </table:table-cell>
          <table:table-cell table:style-name="ce15" table:formula="of:=[.B161]/[.$B$1]" office:value-type="float" office:value="2.23529411764706" calcext:value-type="float">
            <text:p>2,24</text:p>
          </table:table-cell>
          <table:table-cell table:style-name="ce15" table:formula="of:=[.F160]+[.E161]" office:value-type="float" office:value="364.823529411764" calcext:value-type="float">
            <text:p>364,82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gnupFragment_0_InvalidViewFocusOperatorMutator</text:p>
          </table:table-cell>
          <table:table-cell table:style-name="ce13" table:formula="of:=[.D161]+[.B162]" office:value-type="float" office:value="24961" calcext:value-type="float">
            <text:p>24961</text:p>
          </table:table-cell>
          <table:table-cell table:style-name="ce15" table:formula="of:=[.B162]/[.$B$1]" office:value-type="float" office:value="2.25" calcext:value-type="float">
            <text:p>2,25</text:p>
          </table:table-cell>
          <table:table-cell table:style-name="ce15" table:formula="of:=[.F161]+[.E162]" office:value-type="float" office:value="367.073529411764" calcext:value-type="float">
            <text:p>367,07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gnupFragment_1_ViewComponentNotVisibleOperatorMutator</text:p>
          </table:table-cell>
          <table:table-cell table:style-name="ce13" table:formula="of:=[.D162]+[.B163]" office:value-type="float" office:value="25114" calcext:value-type="float">
            <text:p>25114</text:p>
          </table:table-cell>
          <table:table-cell table:style-name="ce15" table:formula="of:=[.B163]/[.$B$1]" office:value-type="float" office:value="2.25" calcext:value-type="float">
            <text:p>2,25</text:p>
          </table:table-cell>
          <table:table-cell table:style-name="ce15" table:formula="of:=[.F162]+[.E163]" office:value-type="float" office:value="369.323529411764" calcext:value-type="float">
            <text:p>369,32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gnupFragment_2_BuggyGUIListenerOperatorMutator</text:p>
          </table:table-cell>
          <table:table-cell table:style-name="ce13" table:formula="of:=[.D163]+[.B164]" office:value-type="float" office:value="25269" calcext:value-type="float">
            <text:p>25269</text:p>
          </table:table-cell>
          <table:table-cell table:style-name="ce15" table:formula="of:=[.B164]/[.$B$1]" office:value-type="float" office:value="2.27941176470588" calcext:value-type="float">
            <text:p>2,28</text:p>
          </table:table-cell>
          <table:table-cell table:style-name="ce15" table:formula="of:=[.F163]+[.E164]" office:value-type="float" office:value="371.60294117647" calcext:value-type="float">
            <text:p>371,60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SignupFragment_3_LengthyGUIListenerOperatorMutator</text:p>
          </table:table-cell>
          <table:table-cell table:style-name="ce13" table:formula="of:=[.D164]+[.B165]" office:value-type="float" office:value="25420" calcext:value-type="float">
            <text:p>25420</text:p>
          </table:table-cell>
          <table:table-cell table:style-name="ce15" table:formula="of:=[.B165]/[.$B$1]" office:value-type="float" office:value="2.22058823529412" calcext:value-type="float">
            <text:p>2,22</text:p>
          </table:table-cell>
          <table:table-cell table:style-name="ce15" table:formula="of:=[.F164]+[.E165]" office:value-type="float" office:value="373.823529411764" calcext:value-type="float">
            <text:p>373,82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ignupFragment_4_BuggyGUIListenerOperatorMutator</text:p>
          </table:table-cell>
          <table:table-cell table:style-name="ce13" table:formula="of:=[.D165]+[.B166]" office:value-type="float" office:value="25576" calcext:value-type="float">
            <text:p>25576</text:p>
          </table:table-cell>
          <table:table-cell table:style-name="ce15" table:formula="of:=[.B166]/[.$B$1]" office:value-type="float" office:value="2.29411764705882" calcext:value-type="float">
            <text:p>2,29</text:p>
          </table:table-cell>
          <table:table-cell table:style-name="ce15" table:formula="of:=[.F165]+[.E166]" office:value-type="float" office:value="376.117647058823" calcext:value-type="float">
            <text:p>376,12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gnupFragment_5_LengthyGUIListenerOperatorMutator</text:p>
          </table:table-cell>
          <table:table-cell table:style-name="ce13" table:formula="of:=[.D166]+[.B167]" office:value-type="float" office:value="25730" calcext:value-type="float">
            <text:p>25730</text:p>
          </table:table-cell>
          <table:table-cell table:style-name="ce15" table:formula="of:=[.B167]/[.$B$1]" office:value-type="float" office:value="2.26470588235294" calcext:value-type="float">
            <text:p>2,26</text:p>
          </table:table-cell>
          <table:table-cell table:style-name="ce15" table:formula="of:=[.F166]+[.E167]" office:value-type="float" office:value="378.382352941176" calcext:value-type="float">
            <text:p>378,38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implenoteAuthenticationActivity_0_NullIntentOperatorMutator</text:p>
          </table:table-cell>
          <table:table-cell table:style-name="ce13" table:formula="of:=[.D167]+[.B168]" office:value-type="float" office:value="25885" calcext:value-type="float">
            <text:p>25885</text:p>
          </table:table-cell>
          <table:table-cell table:style-name="ce15" table:formula="of:=[.B168]/[.$B$1]" office:value-type="float" office:value="2.27941176470588" calcext:value-type="float">
            <text:p>2,28</text:p>
          </table:table-cell>
          <table:table-cell table:style-name="ce15" table:formula="of:=[.F167]+[.E168]" office:value-type="float" office:value="380.661764705882" calcext:value-type="float">
            <text:p>380,66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implenoteAuthenticationActivity_1_InvalidKeyIntentOperatorMutator</text:p>
          </table:table-cell>
          <table:table-cell table:style-name="ce13" table:formula="of:=[.D168]+[.B169]" office:value-type="float" office:value="26037" calcext:value-type="float">
            <text:p>26037</text:p>
          </table:table-cell>
          <table:table-cell table:style-name="ce15" table:formula="of:=[.B169]/[.$B$1]" office:value-type="float" office:value="2.23529411764706" calcext:value-type="float">
            <text:p>2,24</text:p>
          </table:table-cell>
          <table:table-cell table:style-name="ce15" table:formula="of:=[.F168]+[.E169]" office:value-type="float" office:value="382.897058823529" calcext:value-type="float">
            <text:p>382,90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AuthenticationActivity_2_RandomActionIntentDefinitionOperatorMutator</text:p>
          </table:table-cell>
          <table:table-cell table:style-name="ce13" table:formula="of:=[.D169]+[.B170]" office:value-type="float" office:value="26190" calcext:value-type="float">
            <text:p>26190</text:p>
          </table:table-cell>
          <table:table-cell table:style-name="ce15" table:formula="of:=[.B170]/[.$B$1]" office:value-type="float" office:value="2.25" calcext:value-type="float">
            <text:p>2,25</text:p>
          </table:table-cell>
          <table:table-cell table:style-name="ce15" table:formula="of:=[.F169]+[.E170]" office:value-type="float" office:value="385.147058823529" calcext:value-type="float">
            <text:p>385,15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AuthenticationActivity_3_NullIntentOperatorMutator</text:p>
          </table:table-cell>
          <table:table-cell table:style-name="ce13" table:formula="of:=[.D170]+[.B171]" office:value-type="float" office:value="26343" calcext:value-type="float">
            <text:p>26343</text:p>
          </table:table-cell>
          <table:table-cell table:style-name="ce15" table:formula="of:=[.B171]/[.$B$1]" office:value-type="float" office:value="2.25" calcext:value-type="float">
            <text:p>2,25</text:p>
          </table:table-cell>
          <table:table-cell table:style-name="ce15" table:formula="of:=[.F170]+[.E171]" office:value-type="float" office:value="387.397058823529" calcext:value-type="float">
            <text:p>387,40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AuthenticationActivity_4_InvalidKeyIntentOperatorMutator</text:p>
          </table:table-cell>
          <table:table-cell table:style-name="ce13" table:formula="of:=[.D171]+[.B172]" office:value-type="float" office:value="26496" calcext:value-type="float">
            <text:p>26496</text:p>
          </table:table-cell>
          <table:table-cell table:style-name="ce15" table:formula="of:=[.B172]/[.$B$1]" office:value-type="float" office:value="2.25" calcext:value-type="float">
            <text:p>2,25</text:p>
          </table:table-cell>
          <table:table-cell table:style-name="ce15" table:formula="of:=[.F171]+[.E172]" office:value-type="float" office:value="389.647058823529" calcext:value-type="float">
            <text:p>389,65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implenoteAuthenticationActivity_5_RandomActionIntentDefinitionOperatorMutator</text:p>
          </table:table-cell>
          <table:table-cell table:style-name="ce13" table:formula="of:=[.D172]+[.B173]" office:value-type="float" office:value="26650" calcext:value-type="float">
            <text:p>26650</text:p>
          </table:table-cell>
          <table:table-cell table:style-name="ce15" table:formula="of:=[.B173]/[.$B$1]" office:value-type="float" office:value="2.26470588235294" calcext:value-type="float">
            <text:p>2,26</text:p>
          </table:table-cell>
          <table:table-cell table:style-name="ce15" table:formula="of:=[.F172]+[.E173]" office:value-type="float" office:value="391.911764705882" calcext:value-type="float">
            <text:p>391,91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implenoteAuthenticationActivity_6_NullValueIntentPutExtraOperatorMutator</text:p>
          </table:table-cell>
          <table:table-cell table:style-name="ce13" table:formula="of:=[.D173]+[.B174]" office:value-type="float" office:value="26802" calcext:value-type="float">
            <text:p>26802</text:p>
          </table:table-cell>
          <table:table-cell table:style-name="ce15" table:formula="of:=[.B174]/[.$B$1]" office:value-type="float" office:value="2.23529411764706" calcext:value-type="float">
            <text:p>2,24</text:p>
          </table:table-cell>
          <table:table-cell table:style-name="ce15" table:formula="of:=[.F173]+[.E174]" office:value-type="float" office:value="394.147058823529" calcext:value-type="float">
            <text:p>394,15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implenoteAuthenticationActivity_7_IntentPayloadReplacementOperatorMutator</text:p>
          </table:table-cell>
          <table:table-cell table:style-name="ce13" table:formula="of:=[.D174]+[.B175]" office:value-type="float" office:value="26954" calcext:value-type="float">
            <text:p>26954</text:p>
          </table:table-cell>
          <table:table-cell table:style-name="ce15" table:formula="of:=[.B175]/[.$B$1]" office:value-type="float" office:value="2.23529411764706" calcext:value-type="float">
            <text:p>2,24</text:p>
          </table:table-cell>
          <table:table-cell table:style-name="ce15" table:formula="of:=[.F174]+[.E175]" office:value-type="float" office:value="396.382352941176" calcext:value-type="float">
            <text:p>396,38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AuthenticationActivity_8_RandomActionIntentDefinitionOperatorMutator</text:p>
          </table:table-cell>
          <table:table-cell table:style-name="ce13" table:formula="of:=[.D175]+[.B176]" office:value-type="float" office:value="27107" calcext:value-type="float">
            <text:p>27107</text:p>
          </table:table-cell>
          <table:table-cell table:style-name="ce15" table:formula="of:=[.B176]/[.$B$1]" office:value-type="float" office:value="2.25" calcext:value-type="float">
            <text:p>2,25</text:p>
          </table:table-cell>
          <table:table-cell table:style-name="ce15" table:formula="of:=[.F175]+[.E176]" office:value-type="float" office:value="398.632352941176" calcext:value-type="float">
            <text:p>398,63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implenoteAuthenticationActivity_9_RandomActionIntentDefinitionOperatorMutator</text:p>
          </table:table-cell>
          <table:table-cell table:style-name="ce13" table:formula="of:=[.D176]+[.B177]" office:value-type="float" office:value="27260" calcext:value-type="float">
            <text:p>27260</text:p>
          </table:table-cell>
          <table:table-cell table:style-name="ce15" table:formula="of:=[.B177]/[.$B$1]" office:value-type="float" office:value="2.25" calcext:value-type="float">
            <text:p>2,25</text:p>
          </table:table-cell>
          <table:table-cell table:style-name="ce15" table:formula="of:=[.F176]+[.E177]" office:value-type="float" office:value="400.882352941176" calcext:value-type="float">
            <text:p>400,88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0_NullIntentOperatorMutator</text:p>
          </table:table-cell>
          <table:table-cell table:style-name="ce13" table:formula="of:=[.D177]+[.B178]" office:value-type="float" office:value="27413" calcext:value-type="float">
            <text:p>27413</text:p>
          </table:table-cell>
          <table:table-cell table:style-name="ce15" table:formula="of:=[.B178]/[.$B$1]" office:value-type="float" office:value="2.25" calcext:value-type="float">
            <text:p>2,25</text:p>
          </table:table-cell>
          <table:table-cell table:style-name="ce15" table:formula="of:=[.F177]+[.E178]" office:value-type="float" office:value="403.132352941176" calcext:value-type="float">
            <text:p>403,13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Light_1_InvalidKeyIntentOperatorMutator</text:p>
          </table:table-cell>
          <table:table-cell table:style-name="ce13" table:formula="of:=[.D178]+[.B179]" office:value-type="float" office:value="27567" calcext:value-type="float">
            <text:p>27567</text:p>
          </table:table-cell>
          <table:table-cell table:style-name="ce15" table:formula="of:=[.B179]/[.$B$1]" office:value-type="float" office:value="2.26470588235294" calcext:value-type="float">
            <text:p>2,26</text:p>
          </table:table-cell>
          <table:table-cell table:style-name="ce15" table:formula="of:=[.F178]+[.E179]" office:value-type="float" office:value="405.397058823529" calcext:value-type="float">
            <text:p>405,40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_2_RandomActionIntentDefinitionOperatorMutator</text:p>
          </table:table-cell>
          <table:table-cell table:style-name="ce13" table:formula="of:=[.D179]+[.B180]" office:value-type="float" office:value="27719" calcext:value-type="float">
            <text:p>27719</text:p>
          </table:table-cell>
          <table:table-cell table:style-name="ce15" table:formula="of:=[.B180]/[.$B$1]" office:value-type="float" office:value="2.23529411764706" calcext:value-type="float">
            <text:p>2,24</text:p>
          </table:table-cell>
          <table:table-cell table:style-name="ce15" table:formula="of:=[.F179]+[.E180]" office:value-type="float" office:value="407.632352941176" calcext:value-type="float">
            <text:p>407,63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_3_NullValueIntentPutExtraOperatorMutator</text:p>
          </table:table-cell>
          <table:table-cell table:style-name="ce13" table:formula="of:=[.D180]+[.B181]" office:value-type="float" office:value="27871" calcext:value-type="float">
            <text:p>27871</text:p>
          </table:table-cell>
          <table:table-cell table:style-name="ce15" table:formula="of:=[.B181]/[.$B$1]" office:value-type="float" office:value="2.23529411764706" calcext:value-type="float">
            <text:p>2,24</text:p>
          </table:table-cell>
          <table:table-cell table:style-name="ce15" table:formula="of:=[.F180]+[.E181]" office:value-type="float" office:value="409.867647058823" calcext:value-type="float">
            <text:p>409,87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Light_4_IntentPayloadReplacementOperatorMutator</text:p>
          </table:table-cell>
          <table:table-cell table:style-name="ce13" table:formula="of:=[.D181]+[.B182]" office:value-type="float" office:value="28022" calcext:value-type="float">
            <text:p>28022</text:p>
          </table:table-cell>
          <table:table-cell table:style-name="ce15" table:formula="of:=[.B182]/[.$B$1]" office:value-type="float" office:value="2.22058823529412" calcext:value-type="float">
            <text:p>2,22</text:p>
          </table:table-cell>
          <table:table-cell table:style-name="ce15" table:formula="of:=[.F181]+[.E182]" office:value-type="float" office:value="412.088235294117" calcext:value-type="float">
            <text:p>412,09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5_RandomActionIntentDefinitionOperatorMutator</text:p>
          </table:table-cell>
          <table:table-cell table:style-name="ce13" table:formula="of:=[.D182]+[.B183]" office:value-type="float" office:value="28175" calcext:value-type="float">
            <text:p>28175</text:p>
          </table:table-cell>
          <table:table-cell table:style-name="ce15" table:formula="of:=[.B183]/[.$B$1]" office:value-type="float" office:value="2.25" calcext:value-type="float">
            <text:p>2,25</text:p>
          </table:table-cell>
          <table:table-cell table:style-name="ce15" table:formula="of:=[.F182]+[.E183]" office:value-type="float" office:value="414.338235294117" calcext:value-type="float">
            <text:p>414,34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6_RandomActionIntentDefinitionOperatorMutator</text:p>
          </table:table-cell>
          <table:table-cell table:style-name="ce13" table:formula="of:=[.D183]+[.B184]" office:value-type="float" office:value="28328" calcext:value-type="float">
            <text:p>28328</text:p>
          </table:table-cell>
          <table:table-cell table:style-name="ce15" table:formula="of:=[.B184]/[.$B$1]" office:value-type="float" office:value="2.25" calcext:value-type="float">
            <text:p>2,25</text:p>
          </table:table-cell>
          <table:table-cell table:style-name="ce15" table:formula="of:=[.F183]+[.E184]" office:value-type="float" office:value="416.588235294117" calcext:value-type="float">
            <text:p>416,59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Light_7_NullIntentOperatorMutator</text:p>
          </table:table-cell>
          <table:table-cell table:style-name="ce13" table:formula="of:=[.D184]+[.B185]" office:value-type="float" office:value="28482" calcext:value-type="float">
            <text:p>28482</text:p>
          </table:table-cell>
          <table:table-cell table:style-name="ce15" table:formula="of:=[.B185]/[.$B$1]" office:value-type="float" office:value="2.26470588235294" calcext:value-type="float">
            <text:p>2,26</text:p>
          </table:table-cell>
          <table:table-cell table:style-name="ce15" table:formula="of:=[.F184]+[.E185]" office:value-type="float" office:value="418.85294117647" calcext:value-type="float">
            <text:p>418,85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8_InvalidKeyIntentOperatorMutator</text:p>
          </table:table-cell>
          <table:table-cell table:style-name="ce13" table:formula="of:=[.D185]+[.B186]" office:value-type="float" office:value="28635" calcext:value-type="float">
            <text:p>28635</text:p>
          </table:table-cell>
          <table:table-cell table:style-name="ce15" table:formula="of:=[.B186]/[.$B$1]" office:value-type="float" office:value="2.25" calcext:value-type="float">
            <text:p>2,25</text:p>
          </table:table-cell>
          <table:table-cell table:style-name="ce15" table:formula="of:=[.F185]+[.E186]" office:value-type="float" office:value="421.10294117647" calcext:value-type="float">
            <text:p>421,10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9_RandomActionIntentDefinitionOperatorMutator</text:p>
          </table:table-cell>
          <table:table-cell table:style-name="ce13" table:formula="of:=[.D186]+[.B187]" office:value-type="float" office:value="28788" calcext:value-type="float">
            <text:p>28788</text:p>
          </table:table-cell>
          <table:table-cell table:style-name="ce15" table:formula="of:=[.B187]/[.$B$1]" office:value-type="float" office:value="2.25" calcext:value-type="float">
            <text:p>2,25</text:p>
          </table:table-cell>
          <table:table-cell table:style-name="ce15" table:formula="of:=[.F186]+[.E187]" office:value-type="float" office:value="423.35294117647" calcext:value-type="float">
            <text:p>423,35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Light_10_RandomActionIntentDefinitionOperatorMutator</text:p>
          </table:table-cell>
          <table:table-cell table:style-name="ce13" table:formula="of:=[.D187]+[.B188]" office:value-type="float" office:value="28939" calcext:value-type="float">
            <text:p>28939</text:p>
          </table:table-cell>
          <table:table-cell table:style-name="ce15" table:formula="of:=[.B188]/[.$B$1]" office:value-type="float" office:value="2.22058823529412" calcext:value-type="float">
            <text:p>2,22</text:p>
          </table:table-cell>
          <table:table-cell table:style-name="ce15" table:formula="of:=[.F187]+[.E188]" office:value-type="float" office:value="425.573529411764" calcext:value-type="float">
            <text:p>425,57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11_NullValueIntentPutExtraOperatorMutator</text:p>
          </table:table-cell>
          <table:table-cell table:style-name="ce13" table:formula="of:=[.D188]+[.B189]" office:value-type="float" office:value="29092" calcext:value-type="float">
            <text:p>29092</text:p>
          </table:table-cell>
          <table:table-cell table:style-name="ce15" table:formula="of:=[.B189]/[.$B$1]" office:value-type="float" office:value="2.25" calcext:value-type="float">
            <text:p>2,25</text:p>
          </table:table-cell>
          <table:table-cell table:style-name="ce15" table:formula="of:=[.F188]+[.E189]" office:value-type="float" office:value="427.823529411764" calcext:value-type="float">
            <text:p>427,82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_12_IntentPayloadReplacementOperatorMutator</text:p>
          </table:table-cell>
          <table:table-cell table:style-name="ce13" table:formula="of:=[.D189]+[.B190]" office:value-type="float" office:value="29244" calcext:value-type="float">
            <text:p>29244</text:p>
          </table:table-cell>
          <table:table-cell table:style-name="ce15" table:formula="of:=[.B190]/[.$B$1]" office:value-type="float" office:value="2.23529411764706" calcext:value-type="float">
            <text:p>2,24</text:p>
          </table:table-cell>
          <table:table-cell table:style-name="ce15" table:formula="of:=[.F189]+[.E190]" office:value-type="float" office:value="430.058823529411" calcext:value-type="float">
            <text:p>430,06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13_RandomActionIntentDefinitionOperatorMutator</text:p>
          </table:table-cell>
          <table:table-cell table:style-name="ce13" table:formula="of:=[.D190]+[.B191]" office:value-type="float" office:value="29397" calcext:value-type="float">
            <text:p>29397</text:p>
          </table:table-cell>
          <table:table-cell table:style-name="ce15" table:formula="of:=[.B191]/[.$B$1]" office:value-type="float" office:value="2.25" calcext:value-type="float">
            <text:p>2,25</text:p>
          </table:table-cell>
          <table:table-cell table:style-name="ce15" table:formula="of:=[.F190]+[.E191]" office:value-type="float" office:value="432.308823529411" calcext:value-type="float">
            <text:p>432,31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Light_14_RandomActionIntentDefinitionOperatorMutator</text:p>
          </table:table-cell>
          <table:table-cell table:style-name="ce13" table:formula="of:=[.D191]+[.B192]" office:value-type="float" office:value="29551" calcext:value-type="float">
            <text:p>29551</text:p>
          </table:table-cell>
          <table:table-cell table:style-name="ce15" table:formula="of:=[.B192]/[.$B$1]" office:value-type="float" office:value="2.26470588235294" calcext:value-type="float">
            <text:p>2,26</text:p>
          </table:table-cell>
          <table:table-cell table:style-name="ce15" table:formula="of:=[.F191]+[.E192]" office:value-type="float" office:value="434.573529411764" calcext:value-type="float">
            <text:p>434,57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15_BinaryMutator</text:p>
          </table:table-cell>
          <table:table-cell table:style-name="ce13" table:formula="of:=[.D192]+[.B193]" office:value-type="float" office:value="29704" calcext:value-type="float">
            <text:p>29704</text:p>
          </table:table-cell>
          <table:table-cell table:style-name="ce15" table:formula="of:=[.B193]/[.$B$1]" office:value-type="float" office:value="2.25" calcext:value-type="float">
            <text:p>2,25</text:p>
          </table:table-cell>
          <table:table-cell table:style-name="ce15" table:formula="of:=[.F192]+[.E193]" office:value-type="float" office:value="436.823529411764" calcext:value-type="float">
            <text:p>436,82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Light_16_NullIntentOperatorMutator</text:p>
          </table:table-cell>
          <table:table-cell table:style-name="ce13" table:formula="of:=[.D193]+[.B194]" office:value-type="float" office:value="29858" calcext:value-type="float">
            <text:p>29858</text:p>
          </table:table-cell>
          <table:table-cell table:style-name="ce15" table:formula="of:=[.B194]/[.$B$1]" office:value-type="float" office:value="2.26470588235294" calcext:value-type="float">
            <text:p>2,26</text:p>
          </table:table-cell>
          <table:table-cell table:style-name="ce15" table:formula="of:=[.F193]+[.E194]" office:value-type="float" office:value="439.088235294117" calcext:value-type="float">
            <text:p>439,09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17_InvalidKeyIntentOperatorMutator</text:p>
          </table:table-cell>
          <table:table-cell table:style-name="ce13" table:formula="of:=[.D194]+[.B195]" office:value-type="float" office:value="30011" calcext:value-type="float">
            <text:p>30011</text:p>
          </table:table-cell>
          <table:table-cell table:style-name="ce15" table:formula="of:=[.B195]/[.$B$1]" office:value-type="float" office:value="2.25" calcext:value-type="float">
            <text:p>2,25</text:p>
          </table:table-cell>
          <table:table-cell table:style-name="ce15" table:formula="of:=[.F194]+[.E195]" office:value-type="float" office:value="441.338235294117" calcext:value-type="float">
            <text:p>441,34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WidgetLight_18_RandomActionIntentDefinitionOperatorMutator</text:p>
          </table:table-cell>
          <table:table-cell table:style-name="ce13" table:formula="of:=[.D195]+[.B196]" office:value-type="float" office:value="30167" calcext:value-type="float">
            <text:p>30167</text:p>
          </table:table-cell>
          <table:table-cell table:style-name="ce15" table:formula="of:=[.B196]/[.$B$1]" office:value-type="float" office:value="2.29411764705882" calcext:value-type="float">
            <text:p>2,29</text:p>
          </table:table-cell>
          <table:table-cell table:style-name="ce15" table:formula="of:=[.F195]+[.E196]" office:value-type="float" office:value="443.632352941176" calcext:value-type="float">
            <text:p>443,63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Light_19_RandomActionIntentDefinitionOperatorMutator</text:p>
          </table:table-cell>
          <table:table-cell table:style-name="ce13" table:formula="of:=[.D196]+[.B197]" office:value-type="float" office:value="30318" calcext:value-type="float">
            <text:p>30318</text:p>
          </table:table-cell>
          <table:table-cell table:style-name="ce15" table:formula="of:=[.B197]/[.$B$1]" office:value-type="float" office:value="2.22058823529412" calcext:value-type="float">
            <text:p>2,22</text:p>
          </table:table-cell>
          <table:table-cell table:style-name="ce15" table:formula="of:=[.F196]+[.E197]" office:value-type="float" office:value="445.85294117647" calcext:value-type="float">
            <text:p>445,85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_20_NullValueIntentPutExtraOperatorMutator</text:p>
          </table:table-cell>
          <table:table-cell table:style-name="ce13" table:formula="of:=[.D197]+[.B198]" office:value-type="float" office:value="30470" calcext:value-type="float">
            <text:p>30470</text:p>
          </table:table-cell>
          <table:table-cell table:style-name="ce15" table:formula="of:=[.B198]/[.$B$1]" office:value-type="float" office:value="2.23529411764706" calcext:value-type="float">
            <text:p>2,24</text:p>
          </table:table-cell>
          <table:table-cell table:style-name="ce15" table:formula="of:=[.F197]+[.E198]" office:value-type="float" office:value="448.088235294117" calcext:value-type="float">
            <text:p>448,09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_21_IntentPayloadReplacementOperatorMutator</text:p>
          </table:table-cell>
          <table:table-cell table:style-name="ce13" table:formula="of:=[.D198]+[.B199]" office:value-type="float" office:value="30622" calcext:value-type="float">
            <text:p>30622</text:p>
          </table:table-cell>
          <table:table-cell table:style-name="ce15" table:formula="of:=[.B199]/[.$B$1]" office:value-type="float" office:value="2.23529411764706" calcext:value-type="float">
            <text:p>2,24</text:p>
          </table:table-cell>
          <table:table-cell table:style-name="ce15" table:formula="of:=[.F198]+[.E199]" office:value-type="float" office:value="450.323529411764" calcext:value-type="float">
            <text:p>450,32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22_RandomActionIntentDefinitionOperatorMutator</text:p>
          </table:table-cell>
          <table:table-cell table:style-name="ce13" table:formula="of:=[.D199]+[.B200]" office:value-type="float" office:value="30775" calcext:value-type="float">
            <text:p>30775</text:p>
          </table:table-cell>
          <table:table-cell table:style-name="ce15" table:formula="of:=[.B200]/[.$B$1]" office:value-type="float" office:value="2.25" calcext:value-type="float">
            <text:p>2,25</text:p>
          </table:table-cell>
          <table:table-cell table:style-name="ce15" table:formula="of:=[.F199]+[.E200]" office:value-type="float" office:value="452.573529411764" calcext:value-type="float">
            <text:p>452,57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_23_NullValueIntentPutExtraOperatorMutator</text:p>
          </table:table-cell>
          <table:table-cell table:style-name="ce13" table:formula="of:=[.D200]+[.B201]" office:value-type="float" office:value="30928" calcext:value-type="float">
            <text:p>30928</text:p>
          </table:table-cell>
          <table:table-cell table:style-name="ce15" table:formula="of:=[.B201]/[.$B$1]" office:value-type="float" office:value="2.25" calcext:value-type="float">
            <text:p>2,25</text:p>
          </table:table-cell>
          <table:table-cell table:style-name="ce15" table:formula="of:=[.F200]+[.E201]" office:value-type="float" office:value="454.823529411764" calcext:value-type="float">
            <text:p>454,82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_24_IntentPayloadReplacementOperatorMutator</text:p>
          </table:table-cell>
          <table:table-cell table:style-name="ce13" table:formula="of:=[.D201]+[.B202]" office:value-type="float" office:value="31080" calcext:value-type="float">
            <text:p>31080</text:p>
          </table:table-cell>
          <table:table-cell table:style-name="ce15" table:formula="of:=[.B202]/[.$B$1]" office:value-type="float" office:value="2.23529411764706" calcext:value-type="float">
            <text:p>2,24</text:p>
          </table:table-cell>
          <table:table-cell table:style-name="ce15" table:formula="of:=[.F201]+[.E202]" office:value-type="float" office:value="457.058823529412" calcext:value-type="float">
            <text:p>457,06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Light_25_RandomActionIntentDefinitionOperatorMutator</text:p>
          </table:table-cell>
          <table:table-cell table:style-name="ce13" table:formula="of:=[.D202]+[.B203]" office:value-type="float" office:value="31234" calcext:value-type="float">
            <text:p>31234</text:p>
          </table:table-cell>
          <table:table-cell table:style-name="ce15" table:formula="of:=[.B203]/[.$B$1]" office:value-type="float" office:value="2.26470588235294" calcext:value-type="float">
            <text:p>2,26</text:p>
          </table:table-cell>
          <table:table-cell table:style-name="ce15" table:formula="of:=[.F202]+[.E203]" office:value-type="float" office:value="459.323529411764" calcext:value-type="float">
            <text:p>459,32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BottomSheetDialogBase_0_InvalidViewFocusOperatorMutator</text:p>
          </table:table-cell>
          <table:table-cell table:style-name="ce13" table:formula="of:=[.D203]+[.B204]" office:value-type="float" office:value="31387" calcext:value-type="float">
            <text:p>31387</text:p>
          </table:table-cell>
          <table:table-cell table:style-name="ce15" table:formula="of:=[.B204]/[.$B$1]" office:value-type="float" office:value="2.25" calcext:value-type="float">
            <text:p>2,25</text:p>
          </table:table-cell>
          <table:table-cell table:style-name="ce15" table:formula="of:=[.F203]+[.E204]" office:value-type="float" office:value="461.573529411764" calcext:value-type="float">
            <text:p>461,57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BottomSheetDialogBase_1_ViewComponentNotVisibleOperatorMutator</text:p>
          </table:table-cell>
          <table:table-cell table:style-name="ce13" table:formula="of:=[.D204]+[.B205]" office:value-type="float" office:value="31541" calcext:value-type="float">
            <text:p>31541</text:p>
          </table:table-cell>
          <table:table-cell table:style-name="ce15" table:formula="of:=[.B205]/[.$B$1]" office:value-type="float" office:value="2.26470588235294" calcext:value-type="float">
            <text:p>2,26</text:p>
          </table:table-cell>
          <table:table-cell table:style-name="ce15" table:formula="of:=[.F204]+[.E205]" office:value-type="float" office:value="463.838235294117" calcext:value-type="float">
            <text:p>463,84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AboutFragment_0_InvalidViewFocusOperatorMutator</text:p>
          </table:table-cell>
          <table:table-cell table:style-name="ce13" table:formula="of:=[.D205]+[.B206]" office:value-type="float" office:value="31692" calcext:value-type="float">
            <text:p>31692</text:p>
          </table:table-cell>
          <table:table-cell table:style-name="ce15" table:formula="of:=[.B206]/[.$B$1]" office:value-type="float" office:value="2.22058823529412" calcext:value-type="float">
            <text:p>2,22</text:p>
          </table:table-cell>
          <table:table-cell table:style-name="ce15" table:formula="of:=[.F205]+[.E206]" office:value-type="float" office:value="466.058823529411" calcext:value-type="float">
            <text:p>466,06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1_ViewComponentNotVisibleOperatorMutator</text:p>
          </table:table-cell>
          <table:table-cell table:style-name="ce13" table:formula="of:=[.D206]+[.B207]" office:value-type="float" office:value="31846" calcext:value-type="float">
            <text:p>31846</text:p>
          </table:table-cell>
          <table:table-cell table:style-name="ce15" table:formula="of:=[.B207]/[.$B$1]" office:value-type="float" office:value="2.26470588235294" calcext:value-type="float">
            <text:p>2,26</text:p>
          </table:table-cell>
          <table:table-cell table:style-name="ce15" table:formula="of:=[.F206]+[.E207]" office:value-type="float" office:value="468.323529411764" calcext:value-type="float">
            <text:p>468,32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2_InvalidViewFocusOperatorMutator</text:p>
          </table:table-cell>
          <table:table-cell table:style-name="ce13" table:formula="of:=[.D207]+[.B208]" office:value-type="float" office:value="31998" calcext:value-type="float">
            <text:p>31998</text:p>
          </table:table-cell>
          <table:table-cell table:style-name="ce15" table:formula="of:=[.B208]/[.$B$1]" office:value-type="float" office:value="2.23529411764706" calcext:value-type="float">
            <text:p>2,24</text:p>
          </table:table-cell>
          <table:table-cell table:style-name="ce15" table:formula="of:=[.F207]+[.E208]" office:value-type="float" office:value="470.558823529411" calcext:value-type="float">
            <text:p>470,56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AboutFragment_3_ViewComponentNotVisibleOperatorMutator</text:p>
          </table:table-cell>
          <table:table-cell table:style-name="ce13" table:formula="of:=[.D208]+[.B209]" office:value-type="float" office:value="32149" calcext:value-type="float">
            <text:p>32149</text:p>
          </table:table-cell>
          <table:table-cell table:style-name="ce15" table:formula="of:=[.B209]/[.$B$1]" office:value-type="float" office:value="2.22058823529412" calcext:value-type="float">
            <text:p>2,22</text:p>
          </table:table-cell>
          <table:table-cell table:style-name="ce15" table:formula="of:=[.F208]+[.E209]" office:value-type="float" office:value="472.779411764706" calcext:value-type="float">
            <text:p>472,78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Fragment_4_InvalidViewFocusOperatorMutator</text:p>
          </table:table-cell>
          <table:table-cell table:style-name="ce13" table:formula="of:=[.D209]+[.B210]" office:value-type="float" office:value="32304" calcext:value-type="float">
            <text:p>32304</text:p>
          </table:table-cell>
          <table:table-cell table:style-name="ce15" table:formula="of:=[.B210]/[.$B$1]" office:value-type="float" office:value="2.27941176470588" calcext:value-type="float">
            <text:p>2,28</text:p>
          </table:table-cell>
          <table:table-cell table:style-name="ce15" table:formula="of:=[.F209]+[.E210]" office:value-type="float" office:value="475.058823529411" calcext:value-type="float">
            <text:p>475,06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AboutFragment_5_ViewComponentNotVisibleOperatorMutator</text:p>
          </table:table-cell>
          <table:table-cell table:style-name="ce13" table:formula="of:=[.D210]+[.B211]" office:value-type="float" office:value="32460" calcext:value-type="float">
            <text:p>32460</text:p>
          </table:table-cell>
          <table:table-cell table:style-name="ce15" table:formula="of:=[.B211]/[.$B$1]" office:value-type="float" office:value="2.29411764705882" calcext:value-type="float">
            <text:p>2,29</text:p>
          </table:table-cell>
          <table:table-cell table:style-name="ce15" table:formula="of:=[.F210]+[.E211]" office:value-type="float" office:value="477.35294117647" calcext:value-type="float">
            <text:p>477,35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6_InvalidViewFocusOperatorMutator</text:p>
          </table:table-cell>
          <table:table-cell table:style-name="ce13" table:formula="of:=[.D211]+[.B212]" office:value-type="float" office:value="32612" calcext:value-type="float">
            <text:p>32612</text:p>
          </table:table-cell>
          <table:table-cell table:style-name="ce15" table:formula="of:=[.B212]/[.$B$1]" office:value-type="float" office:value="2.23529411764706" calcext:value-type="float">
            <text:p>2,24</text:p>
          </table:table-cell>
          <table:table-cell table:style-name="ce15" table:formula="of:=[.F211]+[.E212]" office:value-type="float" office:value="479.588235294117" calcext:value-type="float">
            <text:p>479,59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7_ViewComponentNotVisibleOperatorMutator</text:p>
          </table:table-cell>
          <table:table-cell table:style-name="ce13" table:formula="of:=[.D212]+[.B213]" office:value-type="float" office:value="32764" calcext:value-type="float">
            <text:p>32764</text:p>
          </table:table-cell>
          <table:table-cell table:style-name="ce15" table:formula="of:=[.B213]/[.$B$1]" office:value-type="float" office:value="2.23529411764706" calcext:value-type="float">
            <text:p>2,24</text:p>
          </table:table-cell>
          <table:table-cell table:style-name="ce15" table:formula="of:=[.F212]+[.E213]" office:value-type="float" office:value="481.823529411764" calcext:value-type="float">
            <text:p>481,82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Fragment_8_InvalidViewFocusOperatorMutator</text:p>
          </table:table-cell>
          <table:table-cell table:style-name="ce13" table:formula="of:=[.D213]+[.B214]" office:value-type="float" office:value="32919" calcext:value-type="float">
            <text:p>32919</text:p>
          </table:table-cell>
          <table:table-cell table:style-name="ce15" table:formula="of:=[.B214]/[.$B$1]" office:value-type="float" office:value="2.27941176470588" calcext:value-type="float">
            <text:p>2,28</text:p>
          </table:table-cell>
          <table:table-cell table:style-name="ce15" table:formula="of:=[.F213]+[.E214]" office:value-type="float" office:value="484.10294117647" calcext:value-type="float">
            <text:p>484,10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9_ViewComponentNotVisibleOperatorMutator</text:p>
          </table:table-cell>
          <table:table-cell table:style-name="ce13" table:formula="of:=[.D214]+[.B215]" office:value-type="float" office:value="33072" calcext:value-type="float">
            <text:p>33072</text:p>
          </table:table-cell>
          <table:table-cell table:style-name="ce15" table:formula="of:=[.B215]/[.$B$1]" office:value-type="float" office:value="2.25" calcext:value-type="float">
            <text:p>2,25</text:p>
          </table:table-cell>
          <table:table-cell table:style-name="ce15" table:formula="of:=[.F214]+[.E215]" office:value-type="float" office:value="486.35294117647" calcext:value-type="float">
            <text:p>486,35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10_InvalidViewFocusOperatorMutator</text:p>
          </table:table-cell>
          <table:table-cell table:style-name="ce13" table:formula="of:=[.D215]+[.B216]" office:value-type="float" office:value="33225" calcext:value-type="float">
            <text:p>33225</text:p>
          </table:table-cell>
          <table:table-cell table:style-name="ce15" table:formula="of:=[.B216]/[.$B$1]" office:value-type="float" office:value="2.25" calcext:value-type="float">
            <text:p>2,25</text:p>
          </table:table-cell>
          <table:table-cell table:style-name="ce15" table:formula="of:=[.F215]+[.E216]" office:value-type="float" office:value="488.60294117647" calcext:value-type="float">
            <text:p>488,60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11_ViewComponentNotVisibleOperatorMutator</text:p>
          </table:table-cell>
          <table:table-cell table:style-name="ce13" table:formula="of:=[.D216]+[.B217]" office:value-type="float" office:value="33377" calcext:value-type="float">
            <text:p>33377</text:p>
          </table:table-cell>
          <table:table-cell table:style-name="ce15" table:formula="of:=[.B217]/[.$B$1]" office:value-type="float" office:value="2.23529411764706" calcext:value-type="float">
            <text:p>2,24</text:p>
          </table:table-cell>
          <table:table-cell table:style-name="ce15" table:formula="of:=[.F216]+[.E217]" office:value-type="float" office:value="490.838235294117" calcext:value-type="float">
            <text:p>490,84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AboutFragment_12_InvalidViewFocusOperatorMutator</text:p>
          </table:table-cell>
          <table:table-cell table:style-name="ce13" table:formula="of:=[.D217]+[.B218]" office:value-type="float" office:value="33533" calcext:value-type="float">
            <text:p>33533</text:p>
          </table:table-cell>
          <table:table-cell table:style-name="ce15" table:formula="of:=[.B218]/[.$B$1]" office:value-type="float" office:value="2.29411764705882" calcext:value-type="float">
            <text:p>2,29</text:p>
          </table:table-cell>
          <table:table-cell table:style-name="ce15" table:formula="of:=[.F217]+[.E218]" office:value-type="float" office:value="493.132352941176" calcext:value-type="float">
            <text:p>493,13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13_ViewComponentNotVisibleOperatorMutator</text:p>
          </table:table-cell>
          <table:table-cell table:style-name="ce13" table:formula="of:=[.D218]+[.B219]" office:value-type="float" office:value="33686" calcext:value-type="float">
            <text:p>33686</text:p>
          </table:table-cell>
          <table:table-cell table:style-name="ce15" table:formula="of:=[.B219]/[.$B$1]" office:value-type="float" office:value="2.25" calcext:value-type="float">
            <text:p>2,25</text:p>
          </table:table-cell>
          <table:table-cell table:style-name="ce15" table:formula="of:=[.F218]+[.E219]" office:value-type="float" office:value="495.382352941176" calcext:value-type="float">
            <text:p>495,38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AboutFragment_14_InvalidViewFocusOperatorMutator</text:p>
          </table:table-cell>
          <table:table-cell table:style-name="ce13" table:formula="of:=[.D219]+[.B220]" office:value-type="float" office:value="33837" calcext:value-type="float">
            <text:p>33837</text:p>
          </table:table-cell>
          <table:table-cell table:style-name="ce15" table:formula="of:=[.B220]/[.$B$1]" office:value-type="float" office:value="2.22058823529412" calcext:value-type="float">
            <text:p>2,22</text:p>
          </table:table-cell>
          <table:table-cell table:style-name="ce15" table:formula="of:=[.F219]+[.E220]" office:value-type="float" office:value="497.60294117647" calcext:value-type="float">
            <text:p>497,60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15_ViewComponentNotVisibleOperatorMutator</text:p>
          </table:table-cell>
          <table:table-cell table:style-name="ce13" table:formula="of:=[.D220]+[.B221]" office:value-type="float" office:value="33989" calcext:value-type="float">
            <text:p>33989</text:p>
          </table:table-cell>
          <table:table-cell table:style-name="ce15" table:formula="of:=[.B221]/[.$B$1]" office:value-type="float" office:value="2.23529411764706" calcext:value-type="float">
            <text:p>2,24</text:p>
          </table:table-cell>
          <table:table-cell table:style-name="ce15" table:formula="of:=[.F220]+[.E221]" office:value-type="float" office:value="499.838235294117" calcext:value-type="float">
            <text:p>499,84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16_InvalidViewFocusOperatorMutator</text:p>
          </table:table-cell>
          <table:table-cell table:style-name="ce13" table:formula="of:=[.D221]+[.B222]" office:value-type="float" office:value="34143" calcext:value-type="float">
            <text:p>34143</text:p>
          </table:table-cell>
          <table:table-cell table:style-name="ce15" table:formula="of:=[.B222]/[.$B$1]" office:value-type="float" office:value="2.26470588235294" calcext:value-type="float">
            <text:p>2,26</text:p>
          </table:table-cell>
          <table:table-cell table:style-name="ce15" table:formula="of:=[.F221]+[.E222]" office:value-type="float" office:value="502.10294117647" calcext:value-type="float">
            <text:p>502,10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17_ViewComponentNotVisibleOperatorMutator</text:p>
          </table:table-cell>
          <table:table-cell table:style-name="ce13" table:formula="of:=[.D222]+[.B223]" office:value-type="float" office:value="34297" calcext:value-type="float">
            <text:p>34297</text:p>
          </table:table-cell>
          <table:table-cell table:style-name="ce15" table:formula="of:=[.B223]/[.$B$1]" office:value-type="float" office:value="2.26470588235294" calcext:value-type="float">
            <text:p>2,26</text:p>
          </table:table-cell>
          <table:table-cell table:style-name="ce15" table:formula="of:=[.F222]+[.E223]" office:value-type="float" office:value="504.367647058823" calcext:value-type="float">
            <text:p>504,37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18_InvalidViewFocusOperatorMutator</text:p>
          </table:table-cell>
          <table:table-cell table:style-name="ce13" table:formula="of:=[.D223]+[.B224]" office:value-type="float" office:value="34450" calcext:value-type="float">
            <text:p>34450</text:p>
          </table:table-cell>
          <table:table-cell table:style-name="ce15" table:formula="of:=[.B224]/[.$B$1]" office:value-type="float" office:value="2.25" calcext:value-type="float">
            <text:p>2,25</text:p>
          </table:table-cell>
          <table:table-cell table:style-name="ce15" table:formula="of:=[.F223]+[.E224]" office:value-type="float" office:value="506.617647058823" calcext:value-type="float">
            <text:p>506,62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19_ViewComponentNotVisibleOperatorMutator</text:p>
          </table:table-cell>
          <table:table-cell table:style-name="ce13" table:formula="of:=[.D224]+[.B225]" office:value-type="float" office:value="34604" calcext:value-type="float">
            <text:p>34604</text:p>
          </table:table-cell>
          <table:table-cell table:style-name="ce15" table:formula="of:=[.B225]/[.$B$1]" office:value-type="float" office:value="2.26470588235294" calcext:value-type="float">
            <text:p>2,26</text:p>
          </table:table-cell>
          <table:table-cell table:style-name="ce15" table:formula="of:=[.F224]+[.E225]" office:value-type="float" office:value="508.882352941176" calcext:value-type="float">
            <text:p>508,88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20_InvalidViewFocusOperatorMutator</text:p>
          </table:table-cell>
          <table:table-cell table:style-name="ce13" table:formula="of:=[.D225]+[.B226]" office:value-type="float" office:value="34758" calcext:value-type="float">
            <text:p>34758</text:p>
          </table:table-cell>
          <table:table-cell table:style-name="ce15" table:formula="of:=[.B226]/[.$B$1]" office:value-type="float" office:value="2.26470588235294" calcext:value-type="float">
            <text:p>2,26</text:p>
          </table:table-cell>
          <table:table-cell table:style-name="ce15" table:formula="of:=[.F225]+[.E226]" office:value-type="float" office:value="511.147058823529" calcext:value-type="float">
            <text:p>511,15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21_ViewComponentNotVisibleOperatorMutator</text:p>
          </table:table-cell>
          <table:table-cell table:style-name="ce13" table:formula="of:=[.D226]+[.B227]" office:value-type="float" office:value="34912" calcext:value-type="float">
            <text:p>34912</text:p>
          </table:table-cell>
          <table:table-cell table:style-name="ce15" table:formula="of:=[.B227]/[.$B$1]" office:value-type="float" office:value="2.26470588235294" calcext:value-type="float">
            <text:p>2,26</text:p>
          </table:table-cell>
          <table:table-cell table:style-name="ce15" table:formula="of:=[.F226]+[.E227]" office:value-type="float" office:value="513.411764705882" calcext:value-type="float">
            <text:p>513,41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22_BuggyGUIListenerOperatorMutator</text:p>
          </table:table-cell>
          <table:table-cell table:style-name="ce13" table:formula="of:=[.D227]+[.B228]" office:value-type="float" office:value="35066" calcext:value-type="float">
            <text:p>35066</text:p>
          </table:table-cell>
          <table:table-cell table:style-name="ce15" table:formula="of:=[.B228]/[.$B$1]" office:value-type="float" office:value="2.26470588235294" calcext:value-type="float">
            <text:p>2,26</text:p>
          </table:table-cell>
          <table:table-cell table:style-name="ce15" table:formula="of:=[.F227]+[.E228]" office:value-type="float" office:value="515.676470588235" calcext:value-type="float">
            <text:p>515,68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23_LengthyGUIListenerOperatorMutator</text:p>
          </table:table-cell>
          <table:table-cell table:style-name="ce13" table:formula="of:=[.D228]+[.B229]" office:value-type="float" office:value="35219" calcext:value-type="float">
            <text:p>35219</text:p>
          </table:table-cell>
          <table:table-cell table:style-name="ce15" table:formula="of:=[.B229]/[.$B$1]" office:value-type="float" office:value="2.25" calcext:value-type="float">
            <text:p>2,25</text:p>
          </table:table-cell>
          <table:table-cell table:style-name="ce15" table:formula="of:=[.F228]+[.E229]" office:value-type="float" office:value="517.926470588235" calcext:value-type="float">
            <text:p>517,93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Fragment_24_BuggyGUIListenerOperatorMutator</text:p>
          </table:table-cell>
          <table:table-cell table:style-name="ce13" table:formula="of:=[.D229]+[.B230]" office:value-type="float" office:value="35374" calcext:value-type="float">
            <text:p>35374</text:p>
          </table:table-cell>
          <table:table-cell table:style-name="ce15" table:formula="of:=[.B230]/[.$B$1]" office:value-type="float" office:value="2.27941176470588" calcext:value-type="float">
            <text:p>2,28</text:p>
          </table:table-cell>
          <table:table-cell table:style-name="ce15" table:formula="of:=[.F229]+[.E230]" office:value-type="float" office:value="520.205882352941" calcext:value-type="float">
            <text:p>520,21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25_LengthyGUIListenerOperatorMutator</text:p>
          </table:table-cell>
          <table:table-cell table:style-name="ce13" table:formula="of:=[.D230]+[.B231]" office:value-type="float" office:value="35526" calcext:value-type="float">
            <text:p>35526</text:p>
          </table:table-cell>
          <table:table-cell table:style-name="ce15" table:formula="of:=[.B231]/[.$B$1]" office:value-type="float" office:value="2.23529411764706" calcext:value-type="float">
            <text:p>2,24</text:p>
          </table:table-cell>
          <table:table-cell table:style-name="ce15" table:formula="of:=[.F230]+[.E231]" office:value-type="float" office:value="522.441176470588" calcext:value-type="float">
            <text:p>522,44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26_BuggyGUIListenerOperatorMutator</text:p>
          </table:table-cell>
          <table:table-cell table:style-name="ce13" table:formula="of:=[.D231]+[.B232]" office:value-type="float" office:value="35680" calcext:value-type="float">
            <text:p>35680</text:p>
          </table:table-cell>
          <table:table-cell table:style-name="ce15" table:formula="of:=[.B232]/[.$B$1]" office:value-type="float" office:value="2.26470588235294" calcext:value-type="float">
            <text:p>2,26</text:p>
          </table:table-cell>
          <table:table-cell table:style-name="ce15" table:formula="of:=[.F231]+[.E232]" office:value-type="float" office:value="524.705882352941" calcext:value-type="float">
            <text:p>524,71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27_LengthyGUIListenerOperatorMutator</text:p>
          </table:table-cell>
          <table:table-cell table:style-name="ce13" table:formula="of:=[.D232]+[.B233]" office:value-type="float" office:value="35832" calcext:value-type="float">
            <text:p>35832</text:p>
          </table:table-cell>
          <table:table-cell table:style-name="ce15" table:formula="of:=[.B233]/[.$B$1]" office:value-type="float" office:value="2.23529411764706" calcext:value-type="float">
            <text:p>2,24</text:p>
          </table:table-cell>
          <table:table-cell table:style-name="ce15" table:formula="of:=[.F232]+[.E233]" office:value-type="float" office:value="526.941176470588" calcext:value-type="float">
            <text:p>526,94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Fragment_28_BuggyGUIListenerOperatorMutator</text:p>
          </table:table-cell>
          <table:table-cell table:style-name="ce13" table:formula="of:=[.D233]+[.B234]" office:value-type="float" office:value="35987" calcext:value-type="float">
            <text:p>35987</text:p>
          </table:table-cell>
          <table:table-cell table:style-name="ce15" table:formula="of:=[.B234]/[.$B$1]" office:value-type="float" office:value="2.27941176470588" calcext:value-type="float">
            <text:p>2,28</text:p>
          </table:table-cell>
          <table:table-cell table:style-name="ce15" table:formula="of:=[.F233]+[.E234]" office:value-type="float" office:value="529.220588235294" calcext:value-type="float">
            <text:p>529,22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29_LengthyGUIListenerOperatorMutator</text:p>
          </table:table-cell>
          <table:table-cell table:style-name="ce13" table:formula="of:=[.D234]+[.B235]" office:value-type="float" office:value="36141" calcext:value-type="float">
            <text:p>36141</text:p>
          </table:table-cell>
          <table:table-cell table:style-name="ce15" table:formula="of:=[.B235]/[.$B$1]" office:value-type="float" office:value="2.26470588235294" calcext:value-type="float">
            <text:p>2,26</text:p>
          </table:table-cell>
          <table:table-cell table:style-name="ce15" table:formula="of:=[.F234]+[.E235]" office:value-type="float" office:value="531.485294117647" calcext:value-type="float">
            <text:p>531,49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30_InvalidKeyIntentOperatorMutator</text:p>
          </table:table-cell>
          <table:table-cell table:style-name="ce13" table:formula="of:=[.D235]+[.B236]" office:value-type="float" office:value="36295" calcext:value-type="float">
            <text:p>36295</text:p>
          </table:table-cell>
          <table:table-cell table:style-name="ce15" table:formula="of:=[.B236]/[.$B$1]" office:value-type="float" office:value="2.26470588235294" calcext:value-type="float">
            <text:p>2,26</text:p>
          </table:table-cell>
          <table:table-cell table:style-name="ce15" table:formula="of:=[.F235]+[.E236]" office:value-type="float" office:value="533.75" calcext:value-type="float">
            <text:p>533,75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31_RandomActionIntentDefinitionOperatorMutator</text:p>
          </table:table-cell>
          <table:table-cell table:style-name="ce13" table:formula="of:=[.D236]+[.B237]" office:value-type="float" office:value="36448" calcext:value-type="float">
            <text:p>36448</text:p>
          </table:table-cell>
          <table:table-cell table:style-name="ce15" table:formula="of:=[.B237]/[.$B$1]" office:value-type="float" office:value="2.25" calcext:value-type="float">
            <text:p>2,25</text:p>
          </table:table-cell>
          <table:table-cell table:style-name="ce15" table:formula="of:=[.F236]+[.E237]" office:value-type="float" office:value="536" calcext:value-type="float">
            <text:p>536,00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32_RandomActionIntentDefinitionOperatorMutator</text:p>
          </table:table-cell>
          <table:table-cell table:style-name="ce13" table:formula="of:=[.D237]+[.B238]" office:value-type="float" office:value="36602" calcext:value-type="float">
            <text:p>36602</text:p>
          </table:table-cell>
          <table:table-cell table:style-name="ce15" table:formula="of:=[.B238]/[.$B$1]" office:value-type="float" office:value="2.26470588235294" calcext:value-type="float">
            <text:p>2,26</text:p>
          </table:table-cell>
          <table:table-cell table:style-name="ce15" table:formula="of:=[.F237]+[.E238]" office:value-type="float" office:value="538.264705882353" calcext:value-type="float">
            <text:p>538,26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33_BuggyGUIListenerOperatorMutator</text:p>
          </table:table-cell>
          <table:table-cell table:style-name="ce13" table:formula="of:=[.D238]+[.B239]" office:value-type="float" office:value="36755" calcext:value-type="float">
            <text:p>36755</text:p>
          </table:table-cell>
          <table:table-cell table:style-name="ce15" table:formula="of:=[.B239]/[.$B$1]" office:value-type="float" office:value="2.25" calcext:value-type="float">
            <text:p>2,25</text:p>
          </table:table-cell>
          <table:table-cell table:style-name="ce15" table:formula="of:=[.F238]+[.E239]" office:value-type="float" office:value="540.514705882353" calcext:value-type="float">
            <text:p>540,51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Fragment_34_LengthyGUIListenerOperatorMutator</text:p>
          </table:table-cell>
          <table:table-cell table:style-name="ce13" table:formula="of:=[.D239]+[.B240]" office:value-type="float" office:value="36907" calcext:value-type="float">
            <text:p>36907</text:p>
          </table:table-cell>
          <table:table-cell table:style-name="ce15" table:formula="of:=[.B240]/[.$B$1]" office:value-type="float" office:value="2.23529411764706" calcext:value-type="float">
            <text:p>2,24</text:p>
          </table:table-cell>
          <table:table-cell table:style-name="ce15" table:formula="of:=[.F239]+[.E240]" office:value-type="float" office:value="542.75" calcext:value-type="float">
            <text:p>542,75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string" calcext:value-type="string">
            <text:p>AboutFragment_35_BuggyGUIListenerOperatorMutator</text:p>
          </table:table-cell>
          <table:table-cell table:style-name="ce13" table:formula="of:=[.D240]+[.B241]" office:value-type="float" office:value="37069" calcext:value-type="float">
            <text:p>37069</text:p>
          </table:table-cell>
          <table:table-cell table:style-name="ce15" table:formula="of:=[.B241]/[.$B$1]" office:value-type="float" office:value="2.38235294117647" calcext:value-type="float">
            <text:p>2,38</text:p>
          </table:table-cell>
          <table:table-cell table:style-name="ce15" table:formula="of:=[.F240]+[.E241]" office:value-type="float" office:value="545.132352941176" calcext:value-type="float">
            <text:p>545,13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36_LengthyGUIListenerOperatorMutator</text:p>
          </table:table-cell>
          <table:table-cell table:style-name="ce13" table:formula="of:=[.D241]+[.B242]" office:value-type="float" office:value="37222" calcext:value-type="float">
            <text:p>37222</text:p>
          </table:table-cell>
          <table:table-cell table:style-name="ce15" table:formula="of:=[.B242]/[.$B$1]" office:value-type="float" office:value="2.25" calcext:value-type="float">
            <text:p>2,25</text:p>
          </table:table-cell>
          <table:table-cell table:style-name="ce15" table:formula="of:=[.F241]+[.E242]" office:value-type="float" office:value="547.382352941176" calcext:value-type="float">
            <text:p>547,38</text:p>
          </table:table-cell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Fragment_37_BuggyGUIListenerOperatorMutator</text:p>
          </table:table-cell>
          <table:table-cell table:style-name="ce13" table:formula="of:=[.D242]+[.B243]" office:value-type="float" office:value="37377" calcext:value-type="float">
            <text:p>37377</text:p>
          </table:table-cell>
          <table:table-cell table:style-name="ce15" table:formula="of:=[.B243]/[.$B$1]" office:value-type="float" office:value="2.27941176470588" calcext:value-type="float">
            <text:p>2,28</text:p>
          </table:table-cell>
          <table:table-cell table:style-name="ce15" table:formula="of:=[.F242]+[.E243]" office:value-type="float" office:value="549.661764705882" calcext:value-type="float">
            <text:p>549,66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Fragment_38_LengthyGUIListenerOperatorMutator</text:p>
          </table:table-cell>
          <table:table-cell table:style-name="ce13" table:formula="of:=[.D243]+[.B244]" office:value-type="float" office:value="37532" calcext:value-type="float">
            <text:p>37532</text:p>
          </table:table-cell>
          <table:table-cell table:style-name="ce15" table:formula="of:=[.B244]/[.$B$1]" office:value-type="float" office:value="2.27941176470588" calcext:value-type="float">
            <text:p>2,28</text:p>
          </table:table-cell>
          <table:table-cell table:style-name="ce15" table:formula="of:=[.F243]+[.E244]" office:value-type="float" office:value="551.941176470588" calcext:value-type="float">
            <text:p>551,94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AboutFragment_39_BuggyGUIListenerOperatorMutator</text:p>
          </table:table-cell>
          <table:table-cell table:style-name="ce13" table:formula="of:=[.D244]+[.B245]" office:value-type="float" office:value="37685" calcext:value-type="float">
            <text:p>37685</text:p>
          </table:table-cell>
          <table:table-cell table:style-name="ce15" table:formula="of:=[.B245]/[.$B$1]" office:value-type="float" office:value="2.25" calcext:value-type="float">
            <text:p>2,25</text:p>
          </table:table-cell>
          <table:table-cell table:style-name="ce15" table:formula="of:=[.F244]+[.E245]" office:value-type="float" office:value="554.191176470588" calcext:value-type="float">
            <text:p>554,19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40_LengthyGUIListenerOperatorMutator</text:p>
          </table:table-cell>
          <table:table-cell table:style-name="ce13" table:formula="of:=[.D245]+[.B246]" office:value-type="float" office:value="37839" calcext:value-type="float">
            <text:p>37839</text:p>
          </table:table-cell>
          <table:table-cell table:style-name="ce15" table:formula="of:=[.B246]/[.$B$1]" office:value-type="float" office:value="2.26470588235294" calcext:value-type="float">
            <text:p>2,26</text:p>
          </table:table-cell>
          <table:table-cell table:style-name="ce15" table:formula="of:=[.F245]+[.E246]" office:value-type="float" office:value="556.455882352941" calcext:value-type="float">
            <text:p>556,46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AboutFragment_41_BuggyGUIListenerOperatorMutator</text:p>
          </table:table-cell>
          <table:table-cell table:style-name="ce13" table:formula="of:=[.D246]+[.B247]" office:value-type="float" office:value="37995" calcext:value-type="float">
            <text:p>37995</text:p>
          </table:table-cell>
          <table:table-cell table:style-name="ce15" table:formula="of:=[.B247]/[.$B$1]" office:value-type="float" office:value="2.29411764705882" calcext:value-type="float">
            <text:p>2,29</text:p>
          </table:table-cell>
          <table:table-cell table:style-name="ce15" table:formula="of:=[.F246]+[.E247]" office:value-type="float" office:value="558.75" calcext:value-type="float">
            <text:p>558,75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42_LengthyGUIListenerOperatorMutator</text:p>
          </table:table-cell>
          <table:table-cell table:style-name="ce13" table:formula="of:=[.D247]+[.B248]" office:value-type="float" office:value="38149" calcext:value-type="float">
            <text:p>38149</text:p>
          </table:table-cell>
          <table:table-cell table:style-name="ce15" table:formula="of:=[.B248]/[.$B$1]" office:value-type="float" office:value="2.26470588235294" calcext:value-type="float">
            <text:p>2,26</text:p>
          </table:table-cell>
          <table:table-cell table:style-name="ce15" table:formula="of:=[.F247]+[.E248]" office:value-type="float" office:value="561.014705882353" calcext:value-type="float">
            <text:p>561,01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Fragment_43_BinaryMutator</text:p>
          </table:table-cell>
          <table:table-cell table:style-name="ce13" table:formula="of:=[.D248]+[.B249]" office:value-type="float" office:value="38303" calcext:value-type="float">
            <text:p>38303</text:p>
          </table:table-cell>
          <table:table-cell table:style-name="ce15" table:formula="of:=[.B249]/[.$B$1]" office:value-type="float" office:value="2.26470588235294" calcext:value-type="float">
            <text:p>2,26</text:p>
          </table:table-cell>
          <table:table-cell table:style-name="ce15" table:formula="of:=[.F248]+[.E249]" office:value-type="float" office:value="563.279411764705" calcext:value-type="float">
            <text:p>563,28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0_NullIntentOperatorMutator</text:p>
          </table:table-cell>
          <table:table-cell table:style-name="ce13" table:formula="of:=[.D249]+[.B250]" office:value-type="float" office:value="38458" calcext:value-type="float">
            <text:p>38458</text:p>
          </table:table-cell>
          <table:table-cell table:style-name="ce15" table:formula="of:=[.B250]/[.$B$1]" office:value-type="float" office:value="2.27941176470588" calcext:value-type="float">
            <text:p>2,28</text:p>
          </table:table-cell>
          <table:table-cell table:style-name="ce15" table:formula="of:=[.F249]+[.E250]" office:value-type="float" office:value="565.558823529411" calcext:value-type="float">
            <text:p>565,56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1_InvalidKeyIntentOperatorMutator</text:p>
          </table:table-cell>
          <table:table-cell table:style-name="ce13" table:formula="of:=[.D250]+[.B251]" office:value-type="float" office:value="38611" calcext:value-type="float">
            <text:p>38611</text:p>
          </table:table-cell>
          <table:table-cell table:style-name="ce15" table:formula="of:=[.B251]/[.$B$1]" office:value-type="float" office:value="2.25" calcext:value-type="float">
            <text:p>2,25</text:p>
          </table:table-cell>
          <table:table-cell table:style-name="ce15" table:formula="of:=[.F250]+[.E251]" office:value-type="float" office:value="567.808823529411" calcext:value-type="float">
            <text:p>567,81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2_RandomActionIntentDefinitionOperatorMutator</text:p>
          </table:table-cell>
          <table:table-cell table:style-name="ce13" table:formula="of:=[.D251]+[.B252]" office:value-type="float" office:value="38763" calcext:value-type="float">
            <text:p>38763</text:p>
          </table:table-cell>
          <table:table-cell table:style-name="ce15" table:formula="of:=[.B252]/[.$B$1]" office:value-type="float" office:value="2.23529411764706" calcext:value-type="float">
            <text:p>2,24</text:p>
          </table:table-cell>
          <table:table-cell table:style-name="ce15" table:formula="of:=[.F251]+[.E252]" office:value-type="float" office:value="570.044117647058" calcext:value-type="float">
            <text:p>570,04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3_NullValueIntentPutExtraOperatorMutator</text:p>
          </table:table-cell>
          <table:table-cell table:style-name="ce13" table:formula="of:=[.D252]+[.B253]" office:value-type="float" office:value="38915" calcext:value-type="float">
            <text:p>38915</text:p>
          </table:table-cell>
          <table:table-cell table:style-name="ce15" table:formula="of:=[.B253]/[.$B$1]" office:value-type="float" office:value="2.23529411764706" calcext:value-type="float">
            <text:p>2,24</text:p>
          </table:table-cell>
          <table:table-cell table:style-name="ce15" table:formula="of:=[.F252]+[.E253]" office:value-type="float" office:value="572.279411764705" calcext:value-type="float">
            <text:p>572,28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4_IntentPayloadReplacementOperatorMutator</text:p>
          </table:table-cell>
          <table:table-cell table:style-name="ce13" table:formula="of:=[.D253]+[.B254]" office:value-type="float" office:value="39069" calcext:value-type="float">
            <text:p>39069</text:p>
          </table:table-cell>
          <table:table-cell table:style-name="ce15" table:formula="of:=[.B254]/[.$B$1]" office:value-type="float" office:value="2.26470588235294" calcext:value-type="float">
            <text:p>2,26</text:p>
          </table:table-cell>
          <table:table-cell table:style-name="ce15" table:formula="of:=[.F253]+[.E254]" office:value-type="float" office:value="574.544117647058" calcext:value-type="float">
            <text:p>574,54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Light_5_RandomActionIntentDefinitionOperatorMutator</text:p>
          </table:table-cell>
          <table:table-cell table:style-name="ce13" table:formula="of:=[.D254]+[.B255]" office:value-type="float" office:value="39225" calcext:value-type="float">
            <text:p>39225</text:p>
          </table:table-cell>
          <table:table-cell table:style-name="ce15" table:formula="of:=[.B255]/[.$B$1]" office:value-type="float" office:value="2.29411764705882" calcext:value-type="float">
            <text:p>2,29</text:p>
          </table:table-cell>
          <table:table-cell table:style-name="ce15" table:formula="of:=[.F254]+[.E255]" office:value-type="float" office:value="576.838235294117" calcext:value-type="float">
            <text:p>576,84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6_RandomActionIntentDefinitionOperatorMutator</text:p>
          </table:table-cell>
          <table:table-cell table:style-name="ce13" table:formula="of:=[.D255]+[.B256]" office:value-type="float" office:value="39380" calcext:value-type="float">
            <text:p>39380</text:p>
          </table:table-cell>
          <table:table-cell table:style-name="ce15" table:formula="of:=[.B256]/[.$B$1]" office:value-type="float" office:value="2.27941176470588" calcext:value-type="float">
            <text:p>2,28</text:p>
          </table:table-cell>
          <table:table-cell table:style-name="ce15" table:formula="of:=[.F255]+[.E256]" office:value-type="float" office:value="579.117647058823" calcext:value-type="float">
            <text:p>579,12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7_NullIntentOperatorMutator</text:p>
          </table:table-cell>
          <table:table-cell table:style-name="ce13" table:formula="of:=[.D256]+[.B257]" office:value-type="float" office:value="39535" calcext:value-type="float">
            <text:p>39535</text:p>
          </table:table-cell>
          <table:table-cell table:style-name="ce15" table:formula="of:=[.B257]/[.$B$1]" office:value-type="float" office:value="2.27941176470588" calcext:value-type="float">
            <text:p>2,28</text:p>
          </table:table-cell>
          <table:table-cell table:style-name="ce15" table:formula="of:=[.F256]+[.E257]" office:value-type="float" office:value="581.397058823529" calcext:value-type="float">
            <text:p>581,40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8_InvalidKeyIntentOperatorMutator</text:p>
          </table:table-cell>
          <table:table-cell table:style-name="ce13" table:formula="of:=[.D257]+[.B258]" office:value-type="float" office:value="39687" calcext:value-type="float">
            <text:p>39687</text:p>
          </table:table-cell>
          <table:table-cell table:style-name="ce15" table:formula="of:=[.B258]/[.$B$1]" office:value-type="float" office:value="2.23529411764706" calcext:value-type="float">
            <text:p>2,24</text:p>
          </table:table-cell>
          <table:table-cell table:style-name="ce15" table:formula="of:=[.F257]+[.E258]" office:value-type="float" office:value="583.632352941176" calcext:value-type="float">
            <text:p>583,63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9_RandomActionIntentDefinitionOperatorMutator</text:p>
          </table:table-cell>
          <table:table-cell table:style-name="ce13" table:formula="of:=[.D258]+[.B259]" office:value-type="float" office:value="39841" calcext:value-type="float">
            <text:p>39841</text:p>
          </table:table-cell>
          <table:table-cell table:style-name="ce15" table:formula="of:=[.B259]/[.$B$1]" office:value-type="float" office:value="2.26470588235294" calcext:value-type="float">
            <text:p>2,26</text:p>
          </table:table-cell>
          <table:table-cell table:style-name="ce15" table:formula="of:=[.F258]+[.E259]" office:value-type="float" office:value="585.897058823529" calcext:value-type="float">
            <text:p>585,90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10_NullIntentOperatorMutator</text:p>
          </table:table-cell>
          <table:table-cell table:style-name="ce13" table:formula="of:=[.D259]+[.B260]" office:value-type="float" office:value="39995" calcext:value-type="float">
            <text:p>39995</text:p>
          </table:table-cell>
          <table:table-cell table:style-name="ce15" table:formula="of:=[.B260]/[.$B$1]" office:value-type="float" office:value="2.26470588235294" calcext:value-type="float">
            <text:p>2,26</text:p>
          </table:table-cell>
          <table:table-cell table:style-name="ce15" table:formula="of:=[.F259]+[.E260]" office:value-type="float" office:value="588.161764705882" calcext:value-type="float">
            <text:p>588,16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430" calcext:value-type="float">
            <text:p>430</text:p>
          </table:table-cell>
          <table:table-cell table:style-name="ce13" office:value-type="string" calcext:value-type="string">
            <text:p>NoteListWidgetLight_11_InvalidKeyIntentOperatorMutator</text:p>
          </table:table-cell>
          <table:table-cell table:style-name="ce13" table:formula="of:=[.D260]+[.B261]" office:value-type="float" office:value="40425" calcext:value-type="float">
            <text:p>40425</text:p>
          </table:table-cell>
          <table:table-cell table:style-name="ce15" table:formula="of:=[.B261]/[.$B$1]" office:value-type="float" office:value="6.32352941176471" calcext:value-type="float">
            <text:p>6,32</text:p>
          </table:table-cell>
          <table:table-cell table:style-name="ce15" table:formula="of:=[.F260]+[.E261]" office:value-type="float" office:value="594.485294117647" calcext:value-type="float">
            <text:p>594,49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12_RandomActionIntentDefinitionOperatorMutator</text:p>
          </table:table-cell>
          <table:table-cell table:style-name="ce13" table:formula="of:=[.D261]+[.B262]" office:value-type="float" office:value="40577" calcext:value-type="float">
            <text:p>40577</text:p>
          </table:table-cell>
          <table:table-cell table:style-name="ce15" table:formula="of:=[.B262]/[.$B$1]" office:value-type="float" office:value="2.23529411764706" calcext:value-type="float">
            <text:p>2,24</text:p>
          </table:table-cell>
          <table:table-cell table:style-name="ce15" table:formula="of:=[.F261]+[.E262]" office:value-type="float" office:value="596.720588235294" calcext:value-type="float">
            <text:p>596,72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13_NullValueIntentPutExtraOperatorMutator</text:p>
          </table:table-cell>
          <table:table-cell table:style-name="ce13" table:formula="of:=[.D262]+[.B263]" office:value-type="float" office:value="40729" calcext:value-type="float">
            <text:p>40729</text:p>
          </table:table-cell>
          <table:table-cell table:style-name="ce15" table:formula="of:=[.B263]/[.$B$1]" office:value-type="float" office:value="2.23529411764706" calcext:value-type="float">
            <text:p>2,24</text:p>
          </table:table-cell>
          <table:table-cell table:style-name="ce15" table:formula="of:=[.F262]+[.E263]" office:value-type="float" office:value="598.955882352941" calcext:value-type="float">
            <text:p>598,96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14_IntentPayloadReplacementOperatorMutator</text:p>
          </table:table-cell>
          <table:table-cell table:style-name="ce13" table:formula="of:=[.D263]+[.B264]" office:value-type="float" office:value="40881" calcext:value-type="float">
            <text:p>40881</text:p>
          </table:table-cell>
          <table:table-cell table:style-name="ce15" table:formula="of:=[.B264]/[.$B$1]" office:value-type="float" office:value="2.23529411764706" calcext:value-type="float">
            <text:p>2,24</text:p>
          </table:table-cell>
          <table:table-cell table:style-name="ce15" table:formula="of:=[.F263]+[.E264]" office:value-type="float" office:value="601.191176470588" calcext:value-type="float">
            <text:p>601,19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15_RandomActionIntentDefinitionOperatorMutator</text:p>
          </table:table-cell>
          <table:table-cell table:style-name="ce13" table:formula="of:=[.D264]+[.B265]" office:value-type="float" office:value="41034" calcext:value-type="float">
            <text:p>41034</text:p>
          </table:table-cell>
          <table:table-cell table:style-name="ce15" table:formula="of:=[.B265]/[.$B$1]" office:value-type="float" office:value="2.25" calcext:value-type="float">
            <text:p>2,25</text:p>
          </table:table-cell>
          <table:table-cell table:style-name="ce15" table:formula="of:=[.F264]+[.E265]" office:value-type="float" office:value="603.441176470588" calcext:value-type="float">
            <text:p>603,44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16_RandomActionIntentDefinitionOperatorMutator</text:p>
          </table:table-cell>
          <table:table-cell table:style-name="ce13" table:formula="of:=[.D265]+[.B266]" office:value-type="float" office:value="41188" calcext:value-type="float">
            <text:p>41188</text:p>
          </table:table-cell>
          <table:table-cell table:style-name="ce15" table:formula="of:=[.B266]/[.$B$1]" office:value-type="float" office:value="2.26470588235294" calcext:value-type="float">
            <text:p>2,26</text:p>
          </table:table-cell>
          <table:table-cell table:style-name="ce15" table:formula="of:=[.F265]+[.E266]" office:value-type="float" office:value="605.705882352941" calcext:value-type="float">
            <text:p>605,71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17_NullIntentOperatorMutator</text:p>
          </table:table-cell>
          <table:table-cell table:style-name="ce13" table:formula="of:=[.D266]+[.B267]" office:value-type="float" office:value="41342" calcext:value-type="float">
            <text:p>41342</text:p>
          </table:table-cell>
          <table:table-cell table:style-name="ce15" table:formula="of:=[.B267]/[.$B$1]" office:value-type="float" office:value="2.26470588235294" calcext:value-type="float">
            <text:p>2,26</text:p>
          </table:table-cell>
          <table:table-cell table:style-name="ce15" table:formula="of:=[.F266]+[.E267]" office:value-type="float" office:value="607.970588235294" calcext:value-type="float">
            <text:p>607,97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18_InvalidKeyIntentOperatorMutator</text:p>
          </table:table-cell>
          <table:table-cell table:style-name="ce13" table:formula="of:=[.D267]+[.B268]" office:value-type="float" office:value="41496" calcext:value-type="float">
            <text:p>41496</text:p>
          </table:table-cell>
          <table:table-cell table:style-name="ce15" table:formula="of:=[.B268]/[.$B$1]" office:value-type="float" office:value="2.26470588235294" calcext:value-type="float">
            <text:p>2,26</text:p>
          </table:table-cell>
          <table:table-cell table:style-name="ce15" table:formula="of:=[.F267]+[.E268]" office:value-type="float" office:value="610.235294117647" calcext:value-type="float">
            <text:p>610,24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19_RandomActionIntentDefinitionOperatorMutator</text:p>
          </table:table-cell>
          <table:table-cell table:style-name="ce13" table:formula="of:=[.D268]+[.B269]" office:value-type="float" office:value="41651" calcext:value-type="float">
            <text:p>41651</text:p>
          </table:table-cell>
          <table:table-cell table:style-name="ce15" table:formula="of:=[.B269]/[.$B$1]" office:value-type="float" office:value="2.27941176470588" calcext:value-type="float">
            <text:p>2,28</text:p>
          </table:table-cell>
          <table:table-cell table:style-name="ce15" table:formula="of:=[.F268]+[.E269]" office:value-type="float" office:value="612.514705882352" calcext:value-type="float">
            <text:p>612,51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20_NullValueIntentPutExtraOperatorMutator</text:p>
          </table:table-cell>
          <table:table-cell table:style-name="ce13" table:formula="of:=[.D269]+[.B270]" office:value-type="float" office:value="41803" calcext:value-type="float">
            <text:p>41803</text:p>
          </table:table-cell>
          <table:table-cell table:style-name="ce15" table:formula="of:=[.B270]/[.$B$1]" office:value-type="float" office:value="2.23529411764706" calcext:value-type="float">
            <text:p>2,24</text:p>
          </table:table-cell>
          <table:table-cell table:style-name="ce15" table:formula="of:=[.F269]+[.E270]" office:value-type="float" office:value="614.749999999999" calcext:value-type="float">
            <text:p>614,75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21_IntentPayloadReplacementOperatorMutator</text:p>
          </table:table-cell>
          <table:table-cell table:style-name="ce13" table:formula="of:=[.D270]+[.B271]" office:value-type="float" office:value="41957" calcext:value-type="float">
            <text:p>41957</text:p>
          </table:table-cell>
          <table:table-cell table:style-name="ce15" table:formula="of:=[.B271]/[.$B$1]" office:value-type="float" office:value="2.26470588235294" calcext:value-type="float">
            <text:p>2,26</text:p>
          </table:table-cell>
          <table:table-cell table:style-name="ce15" table:formula="of:=[.F270]+[.E271]" office:value-type="float" office:value="617.014705882352" calcext:value-type="float">
            <text:p>617,01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22_RandomActionIntentDefinitionOperatorMutator</text:p>
          </table:table-cell>
          <table:table-cell table:style-name="ce13" table:formula="of:=[.D271]+[.B272]" office:value-type="float" office:value="42110" calcext:value-type="float">
            <text:p>42110</text:p>
          </table:table-cell>
          <table:table-cell table:style-name="ce15" table:formula="of:=[.B272]/[.$B$1]" office:value-type="float" office:value="2.25" calcext:value-type="float">
            <text:p>2,25</text:p>
          </table:table-cell>
          <table:table-cell table:style-name="ce15" table:formula="of:=[.F271]+[.E272]" office:value-type="float" office:value="619.264705882352" calcext:value-type="float">
            <text:p>619,26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23_NullValueIntentPutExtraOperatorMutator</text:p>
          </table:table-cell>
          <table:table-cell table:style-name="ce13" table:formula="of:=[.D272]+[.B273]" office:value-type="float" office:value="42263" calcext:value-type="float">
            <text:p>42263</text:p>
          </table:table-cell>
          <table:table-cell table:style-name="ce15" table:formula="of:=[.B273]/[.$B$1]" office:value-type="float" office:value="2.25" calcext:value-type="float">
            <text:p>2,25</text:p>
          </table:table-cell>
          <table:table-cell table:style-name="ce15" table:formula="of:=[.F272]+[.E273]" office:value-type="float" office:value="621.514705882352" calcext:value-type="float">
            <text:p>621,51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24_IntentPayloadReplacementOperatorMutator</text:p>
          </table:table-cell>
          <table:table-cell table:style-name="ce13" table:formula="of:=[.D273]+[.B274]" office:value-type="float" office:value="42416" calcext:value-type="float">
            <text:p>42416</text:p>
          </table:table-cell>
          <table:table-cell table:style-name="ce15" table:formula="of:=[.B274]/[.$B$1]" office:value-type="float" office:value="2.25" calcext:value-type="float">
            <text:p>2,25</text:p>
          </table:table-cell>
          <table:table-cell table:style-name="ce15" table:formula="of:=[.F273]+[.E274]" office:value-type="float" office:value="623.764705882352" calcext:value-type="float">
            <text:p>623,76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25_RandomActionIntentDefinitionOperatorMutator</text:p>
          </table:table-cell>
          <table:table-cell table:style-name="ce13" table:formula="of:=[.D274]+[.B275]" office:value-type="float" office:value="42570" calcext:value-type="float">
            <text:p>42570</text:p>
          </table:table-cell>
          <table:table-cell table:style-name="ce15" table:formula="of:=[.B275]/[.$B$1]" office:value-type="float" office:value="2.26470588235294" calcext:value-type="float">
            <text:p>2,26</text:p>
          </table:table-cell>
          <table:table-cell table:style-name="ce15" table:formula="of:=[.F274]+[.E275]" office:value-type="float" office:value="626.029411764705" calcext:value-type="float">
            <text:p>626,03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26_NullIntentOperatorMutator</text:p>
          </table:table-cell>
          <table:table-cell table:style-name="ce13" table:formula="of:=[.D275]+[.B276]" office:value-type="float" office:value="42722" calcext:value-type="float">
            <text:p>42722</text:p>
          </table:table-cell>
          <table:table-cell table:style-name="ce15" table:formula="of:=[.B276]/[.$B$1]" office:value-type="float" office:value="2.23529411764706" calcext:value-type="float">
            <text:p>2,24</text:p>
          </table:table-cell>
          <table:table-cell table:style-name="ce15" table:formula="of:=[.F275]+[.E276]" office:value-type="float" office:value="628.264705882352" calcext:value-type="float">
            <text:p>628,26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27_InvalidKeyIntentOperatorMutator</text:p>
          </table:table-cell>
          <table:table-cell table:style-name="ce13" table:formula="of:=[.D276]+[.B277]" office:value-type="float" office:value="42876" calcext:value-type="float">
            <text:p>42876</text:p>
          </table:table-cell>
          <table:table-cell table:style-name="ce15" table:formula="of:=[.B277]/[.$B$1]" office:value-type="float" office:value="2.26470588235294" calcext:value-type="float">
            <text:p>2,26</text:p>
          </table:table-cell>
          <table:table-cell table:style-name="ce15" table:formula="of:=[.F276]+[.E277]" office:value-type="float" office:value="630.529411764705" calcext:value-type="float">
            <text:p>630,53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Light_28_RandomActionIntentDefinitionOperatorMutator</text:p>
          </table:table-cell>
          <table:table-cell table:style-name="ce13" table:formula="of:=[.D277]+[.B278]" office:value-type="float" office:value="43032" calcext:value-type="float">
            <text:p>43032</text:p>
          </table:table-cell>
          <table:table-cell table:style-name="ce15" table:formula="of:=[.B278]/[.$B$1]" office:value-type="float" office:value="2.29411764705882" calcext:value-type="float">
            <text:p>2,29</text:p>
          </table:table-cell>
          <table:table-cell table:style-name="ce15" table:formula="of:=[.F277]+[.E278]" office:value-type="float" office:value="632.823529411764" calcext:value-type="float">
            <text:p>632,82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29_NullIntentOperatorMutator</text:p>
          </table:table-cell>
          <table:table-cell table:style-name="ce13" table:formula="of:=[.D278]+[.B279]" office:value-type="float" office:value="43187" calcext:value-type="float">
            <text:p>43187</text:p>
          </table:table-cell>
          <table:table-cell table:style-name="ce15" table:formula="of:=[.B279]/[.$B$1]" office:value-type="float" office:value="2.27941176470588" calcext:value-type="float">
            <text:p>2,28</text:p>
          </table:table-cell>
          <table:table-cell table:style-name="ce15" table:formula="of:=[.F278]+[.E279]" office:value-type="float" office:value="635.10294117647" calcext:value-type="float">
            <text:p>635,10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30_InvalidKeyIntentOperatorMutator</text:p>
          </table:table-cell>
          <table:table-cell table:style-name="ce13" table:formula="of:=[.D279]+[.B280]" office:value-type="float" office:value="43339" calcext:value-type="float">
            <text:p>43339</text:p>
          </table:table-cell>
          <table:table-cell table:style-name="ce15" table:formula="of:=[.B280]/[.$B$1]" office:value-type="float" office:value="2.23529411764706" calcext:value-type="float">
            <text:p>2,24</text:p>
          </table:table-cell>
          <table:table-cell table:style-name="ce15" table:formula="of:=[.F279]+[.E280]" office:value-type="float" office:value="637.338235294117" calcext:value-type="float">
            <text:p>637,34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Light_31_RandomActionIntentDefinitionOperatorMutator</text:p>
          </table:table-cell>
          <table:table-cell table:style-name="ce13" table:formula="of:=[.D280]+[.B281]" office:value-type="float" office:value="43495" calcext:value-type="float">
            <text:p>43495</text:p>
          </table:table-cell>
          <table:table-cell table:style-name="ce15" table:formula="of:=[.B281]/[.$B$1]" office:value-type="float" office:value="2.29411764705882" calcext:value-type="float">
            <text:p>2,29</text:p>
          </table:table-cell>
          <table:table-cell table:style-name="ce15" table:formula="of:=[.F280]+[.E281]" office:value-type="float" office:value="639.632352941176" calcext:value-type="float">
            <text:p>639,63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32_NullValueIntentPutExtraOperatorMutator</text:p>
          </table:table-cell>
          <table:table-cell table:style-name="ce13" table:formula="of:=[.D281]+[.B282]" office:value-type="float" office:value="43648" calcext:value-type="float">
            <text:p>43648</text:p>
          </table:table-cell>
          <table:table-cell table:style-name="ce15" table:formula="of:=[.B282]/[.$B$1]" office:value-type="float" office:value="2.25" calcext:value-type="float">
            <text:p>2,25</text:p>
          </table:table-cell>
          <table:table-cell table:style-name="ce15" table:formula="of:=[.F281]+[.E282]" office:value-type="float" office:value="641.882352941176" calcext:value-type="float">
            <text:p>641,88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33_IntentPayloadReplacementOperatorMutator</text:p>
          </table:table-cell>
          <table:table-cell table:style-name="ce13" table:formula="of:=[.D282]+[.B283]" office:value-type="float" office:value="43800" calcext:value-type="float">
            <text:p>43800</text:p>
          </table:table-cell>
          <table:table-cell table:style-name="ce15" table:formula="of:=[.B283]/[.$B$1]" office:value-type="float" office:value="2.23529411764706" calcext:value-type="float">
            <text:p>2,24</text:p>
          </table:table-cell>
          <table:table-cell table:style-name="ce15" table:formula="of:=[.F282]+[.E283]" office:value-type="float" office:value="644.117647058823" calcext:value-type="float">
            <text:p>644,12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34_RandomActionIntentDefinitionOperatorMutator</text:p>
          </table:table-cell>
          <table:table-cell table:style-name="ce13" table:formula="of:=[.D283]+[.B284]" office:value-type="float" office:value="43954" calcext:value-type="float">
            <text:p>43954</text:p>
          </table:table-cell>
          <table:table-cell table:style-name="ce15" table:formula="of:=[.B284]/[.$B$1]" office:value-type="float" office:value="2.26470588235294" calcext:value-type="float">
            <text:p>2,26</text:p>
          </table:table-cell>
          <table:table-cell table:style-name="ce15" table:formula="of:=[.F283]+[.E284]" office:value-type="float" office:value="646.382352941176" calcext:value-type="float">
            <text:p>646,38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35_RandomActionIntentDefinitionOperatorMutator</text:p>
          </table:table-cell>
          <table:table-cell table:style-name="ce13" table:formula="of:=[.D284]+[.B285]" office:value-type="float" office:value="44108" calcext:value-type="float">
            <text:p>44108</text:p>
          </table:table-cell>
          <table:table-cell table:style-name="ce15" table:formula="of:=[.B285]/[.$B$1]" office:value-type="float" office:value="2.26470588235294" calcext:value-type="float">
            <text:p>2,26</text:p>
          </table:table-cell>
          <table:table-cell table:style-name="ce15" table:formula="of:=[.F284]+[.E285]" office:value-type="float" office:value="648.647058823529" calcext:value-type="float">
            <text:p>648,65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36_NullIntentOperatorMutator</text:p>
          </table:table-cell>
          <table:table-cell table:style-name="ce13" table:formula="of:=[.D285]+[.B286]" office:value-type="float" office:value="44263" calcext:value-type="float">
            <text:p>44263</text:p>
          </table:table-cell>
          <table:table-cell table:style-name="ce15" table:formula="of:=[.B286]/[.$B$1]" office:value-type="float" office:value="2.27941176470588" calcext:value-type="float">
            <text:p>2,28</text:p>
          </table:table-cell>
          <table:table-cell table:style-name="ce15" table:formula="of:=[.F285]+[.E286]" office:value-type="float" office:value="650.926470588235" calcext:value-type="float">
            <text:p>650,93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37_InvalidKeyIntentOperatorMutator</text:p>
          </table:table-cell>
          <table:table-cell table:style-name="ce13" table:formula="of:=[.D286]+[.B287]" office:value-type="float" office:value="44415" calcext:value-type="float">
            <text:p>44415</text:p>
          </table:table-cell>
          <table:table-cell table:style-name="ce15" table:formula="of:=[.B287]/[.$B$1]" office:value-type="float" office:value="2.23529411764706" calcext:value-type="float">
            <text:p>2,24</text:p>
          </table:table-cell>
          <table:table-cell table:style-name="ce15" table:formula="of:=[.F286]+[.E287]" office:value-type="float" office:value="653.161764705882" calcext:value-type="float">
            <text:p>653,16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38_RandomActionIntentDefinitionOperatorMutator</text:p>
          </table:table-cell>
          <table:table-cell table:style-name="ce13" table:formula="of:=[.D287]+[.B288]" office:value-type="float" office:value="44569" calcext:value-type="float">
            <text:p>44569</text:p>
          </table:table-cell>
          <table:table-cell table:style-name="ce15" table:formula="of:=[.B288]/[.$B$1]" office:value-type="float" office:value="2.26470588235294" calcext:value-type="float">
            <text:p>2,26</text:p>
          </table:table-cell>
          <table:table-cell table:style-name="ce15" table:formula="of:=[.F287]+[.E288]" office:value-type="float" office:value="655.426470588235" calcext:value-type="float">
            <text:p>655,43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39_NullValueIntentPutExtraOperatorMutator</text:p>
          </table:table-cell>
          <table:table-cell table:style-name="ce13" table:formula="of:=[.D288]+[.B289]" office:value-type="float" office:value="44722" calcext:value-type="float">
            <text:p>44722</text:p>
          </table:table-cell>
          <table:table-cell table:style-name="ce15" table:formula="of:=[.B289]/[.$B$1]" office:value-type="float" office:value="2.25" calcext:value-type="float">
            <text:p>2,25</text:p>
          </table:table-cell>
          <table:table-cell table:style-name="ce15" table:formula="of:=[.F288]+[.E289]" office:value-type="float" office:value="657.676470588235" calcext:value-type="float">
            <text:p>657,68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40_IntentPayloadReplacementOperatorMutator</text:p>
          </table:table-cell>
          <table:table-cell table:style-name="ce13" table:formula="of:=[.D289]+[.B290]" office:value-type="float" office:value="44877" calcext:value-type="float">
            <text:p>44877</text:p>
          </table:table-cell>
          <table:table-cell table:style-name="ce15" table:formula="of:=[.B290]/[.$B$1]" office:value-type="float" office:value="2.27941176470588" calcext:value-type="float">
            <text:p>2,28</text:p>
          </table:table-cell>
          <table:table-cell table:style-name="ce15" table:formula="of:=[.F289]+[.E290]" office:value-type="float" office:value="659.95588235294" calcext:value-type="float">
            <text:p>659,96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41_RandomActionIntentDefinitionOperatorMutator</text:p>
          </table:table-cell>
          <table:table-cell table:style-name="ce13" table:formula="of:=[.D290]+[.B291]" office:value-type="float" office:value="45032" calcext:value-type="float">
            <text:p>45032</text:p>
          </table:table-cell>
          <table:table-cell table:style-name="ce15" table:formula="of:=[.B291]/[.$B$1]" office:value-type="float" office:value="2.27941176470588" calcext:value-type="float">
            <text:p>2,28</text:p>
          </table:table-cell>
          <table:table-cell table:style-name="ce15" table:formula="of:=[.F290]+[.E291]" office:value-type="float" office:value="662.235294117646" calcext:value-type="float">
            <text:p>662,24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42_RandomActionIntentDefinitionOperatorMutator</text:p>
          </table:table-cell>
          <table:table-cell table:style-name="ce13" table:formula="of:=[.D291]+[.B292]" office:value-type="float" office:value="45187" calcext:value-type="float">
            <text:p>45187</text:p>
          </table:table-cell>
          <table:table-cell table:style-name="ce15" table:formula="of:=[.B292]/[.$B$1]" office:value-type="float" office:value="2.27941176470588" calcext:value-type="float">
            <text:p>2,28</text:p>
          </table:table-cell>
          <table:table-cell table:style-name="ce15" table:formula="of:=[.F291]+[.E292]" office:value-type="float" office:value="664.514705882352" calcext:value-type="float">
            <text:p>664,51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43_NullIntentOperatorMutator</text:p>
          </table:table-cell>
          <table:table-cell table:style-name="ce13" table:formula="of:=[.D292]+[.B293]" office:value-type="float" office:value="45341" calcext:value-type="float">
            <text:p>45341</text:p>
          </table:table-cell>
          <table:table-cell table:style-name="ce15" table:formula="of:=[.B293]/[.$B$1]" office:value-type="float" office:value="2.26470588235294" calcext:value-type="float">
            <text:p>2,26</text:p>
          </table:table-cell>
          <table:table-cell table:style-name="ce15" table:formula="of:=[.F292]+[.E293]" office:value-type="float" office:value="666.779411764705" calcext:value-type="float">
            <text:p>666,78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44_InvalidKeyIntentOperatorMutator</text:p>
          </table:table-cell>
          <table:table-cell table:style-name="ce13" table:formula="of:=[.D293]+[.B294]" office:value-type="float" office:value="45496" calcext:value-type="float">
            <text:p>45496</text:p>
          </table:table-cell>
          <table:table-cell table:style-name="ce15" table:formula="of:=[.B294]/[.$B$1]" office:value-type="float" office:value="2.27941176470588" calcext:value-type="float">
            <text:p>2,28</text:p>
          </table:table-cell>
          <table:table-cell table:style-name="ce15" table:formula="of:=[.F293]+[.E294]" office:value-type="float" office:value="669.058823529411" calcext:value-type="float">
            <text:p>669,06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Light_45_RandomActionIntentDefinitionOperatorMutator</text:p>
          </table:table-cell>
          <table:table-cell table:style-name="ce13" table:formula="of:=[.D294]+[.B295]" office:value-type="float" office:value="45648" calcext:value-type="float">
            <text:p>45648</text:p>
          </table:table-cell>
          <table:table-cell table:style-name="ce15" table:formula="of:=[.B295]/[.$B$1]" office:value-type="float" office:value="2.23529411764706" calcext:value-type="float">
            <text:p>2,24</text:p>
          </table:table-cell>
          <table:table-cell table:style-name="ce15" table:formula="of:=[.F294]+[.E295]" office:value-type="float" office:value="671.294117647058" calcext:value-type="float">
            <text:p>671,29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46_NullValueIntentPutExtraOperatorMutator</text:p>
          </table:table-cell>
          <table:table-cell table:style-name="ce13" table:formula="of:=[.D295]+[.B296]" office:value-type="float" office:value="45801" calcext:value-type="float">
            <text:p>45801</text:p>
          </table:table-cell>
          <table:table-cell table:style-name="ce15" table:formula="of:=[.B296]/[.$B$1]" office:value-type="float" office:value="2.25" calcext:value-type="float">
            <text:p>2,25</text:p>
          </table:table-cell>
          <table:table-cell table:style-name="ce15" table:formula="of:=[.F295]+[.E296]" office:value-type="float" office:value="673.544117647058" calcext:value-type="float">
            <text:p>673,54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Light_47_IntentPayloadReplacementOperatorMutator</text:p>
          </table:table-cell>
          <table:table-cell table:style-name="ce13" table:formula="of:=[.D296]+[.B297]" office:value-type="float" office:value="45956" calcext:value-type="float">
            <text:p>45956</text:p>
          </table:table-cell>
          <table:table-cell table:style-name="ce15" table:formula="of:=[.B297]/[.$B$1]" office:value-type="float" office:value="2.27941176470588" calcext:value-type="float">
            <text:p>2,28</text:p>
          </table:table-cell>
          <table:table-cell table:style-name="ce15" table:formula="of:=[.F296]+[.E297]" office:value-type="float" office:value="675.823529411764" calcext:value-type="float">
            <text:p>675,82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Light_48_RandomActionIntentDefinitionOperatorMutator</text:p>
          </table:table-cell>
          <table:table-cell table:style-name="ce13" table:formula="of:=[.D297]+[.B298]" office:value-type="float" office:value="46109" calcext:value-type="float">
            <text:p>46109</text:p>
          </table:table-cell>
          <table:table-cell table:style-name="ce15" table:formula="of:=[.B298]/[.$B$1]" office:value-type="float" office:value="2.25" calcext:value-type="float">
            <text:p>2,25</text:p>
          </table:table-cell>
          <table:table-cell table:style-name="ce15" table:formula="of:=[.F297]+[.E298]" office:value-type="float" office:value="678.073529411764" calcext:value-type="float">
            <text:p>678,07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Light_49_RandomActionIntentDefinitionOperatorMutator</text:p>
          </table:table-cell>
          <table:table-cell table:style-name="ce13" table:formula="of:=[.D298]+[.B299]" office:value-type="float" office:value="46263" calcext:value-type="float">
            <text:p>46263</text:p>
          </table:table-cell>
          <table:table-cell table:style-name="ce15" table:formula="of:=[.B299]/[.$B$1]" office:value-type="float" office:value="2.26470588235294" calcext:value-type="float">
            <text:p>2,26</text:p>
          </table:table-cell>
          <table:table-cell table:style-name="ce15" table:formula="of:=[.F298]+[.E299]" office:value-type="float" office:value="680.338235294117" calcext:value-type="float">
            <text:p>680,34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Activity_0_LengthyGUICreationOperatorMutator</text:p>
          </table:table-cell>
          <table:table-cell table:style-name="ce13" table:formula="of:=[.D299]+[.B300]" office:value-type="float" office:value="46418" calcext:value-type="float">
            <text:p>46418</text:p>
          </table:table-cell>
          <table:table-cell table:style-name="ce15" table:formula="of:=[.B300]/[.$B$1]" office:value-type="float" office:value="2.27941176470588" calcext:value-type="float">
            <text:p>2,28</text:p>
          </table:table-cell>
          <table:table-cell table:style-name="ce15" table:formula="of:=[.F299]+[.E300]" office:value-type="float" office:value="682.617647058823" calcext:value-type="float">
            <text:p>682,62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Activity_1_FindViewByIdReturnsNullOperatorMutator</text:p>
          </table:table-cell>
          <table:table-cell table:style-name="ce13" table:formula="of:=[.D300]+[.B301]" office:value-type="float" office:value="46573" calcext:value-type="float">
            <text:p>46573</text:p>
          </table:table-cell>
          <table:table-cell table:style-name="ce15" table:formula="of:=[.B301]/[.$B$1]" office:value-type="float" office:value="2.27941176470588" calcext:value-type="float">
            <text:p>2,28</text:p>
          </table:table-cell>
          <table:table-cell table:style-name="ce15" table:formula="of:=[.F300]+[.E301]" office:value-type="float" office:value="684.897058823529" calcext:value-type="float">
            <text:p>684,90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Activity_2_InvalidIDFindViewOperatorMutator</text:p>
          </table:table-cell>
          <table:table-cell table:style-name="ce13" table:formula="of:=[.D301]+[.B302]" office:value-type="float" office:value="46728" calcext:value-type="float">
            <text:p>46728</text:p>
          </table:table-cell>
          <table:table-cell table:style-name="ce15" table:formula="of:=[.B302]/[.$B$1]" office:value-type="float" office:value="2.27941176470588" calcext:value-type="float">
            <text:p>2,28</text:p>
          </table:table-cell>
          <table:table-cell table:style-name="ce15" table:formula="of:=[.F301]+[.E302]" office:value-type="float" office:value="687.176470588234" calcext:value-type="float">
            <text:p>687,18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Activity_3_InvalidViewFocusOperatorMutator</text:p>
          </table:table-cell>
          <table:table-cell table:style-name="ce13" table:formula="of:=[.D302]+[.B303]" office:value-type="float" office:value="46883" calcext:value-type="float">
            <text:p>46883</text:p>
          </table:table-cell>
          <table:table-cell table:style-name="ce15" table:formula="of:=[.B303]/[.$B$1]" office:value-type="float" office:value="2.27941176470588" calcext:value-type="float">
            <text:p>2,28</text:p>
          </table:table-cell>
          <table:table-cell table:style-name="ce15" table:formula="of:=[.F302]+[.E303]" office:value-type="float" office:value="689.45588235294" calcext:value-type="float">
            <text:p>689,46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Activity_4_ViewComponentNotVisibleOperatorMutator</text:p>
          </table:table-cell>
          <table:table-cell table:style-name="ce13" table:formula="of:=[.D303]+[.B304]" office:value-type="float" office:value="47037" calcext:value-type="float">
            <text:p>47037</text:p>
          </table:table-cell>
          <table:table-cell table:style-name="ce15" table:formula="of:=[.B304]/[.$B$1]" office:value-type="float" office:value="2.26470588235294" calcext:value-type="float">
            <text:p>2,26</text:p>
          </table:table-cell>
          <table:table-cell table:style-name="ce15" table:formula="of:=[.F303]+[.E304]" office:value-type="float" office:value="691.720588235293" calcext:value-type="float">
            <text:p>691,72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Activity_5_FindViewByIdReturnsNullOperatorMutator</text:p>
          </table:table-cell>
          <table:table-cell table:style-name="ce13" table:formula="of:=[.D304]+[.B305]" office:value-type="float" office:value="47191" calcext:value-type="float">
            <text:p>47191</text:p>
          </table:table-cell>
          <table:table-cell table:style-name="ce15" table:formula="of:=[.B305]/[.$B$1]" office:value-type="float" office:value="2.26470588235294" calcext:value-type="float">
            <text:p>2,26</text:p>
          </table:table-cell>
          <table:table-cell table:style-name="ce15" table:formula="of:=[.F304]+[.E305]" office:value-type="float" office:value="693.985294117646" calcext:value-type="float">
            <text:p>693,99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PreferencesActivity_6_InvalidIDFindViewOperatorMutator</text:p>
          </table:table-cell>
          <table:table-cell table:style-name="ce13" table:formula="of:=[.D305]+[.B306]" office:value-type="float" office:value="47347" calcext:value-type="float">
            <text:p>47347</text:p>
          </table:table-cell>
          <table:table-cell table:style-name="ce15" table:formula="of:=[.B306]/[.$B$1]" office:value-type="float" office:value="2.29411764705882" calcext:value-type="float">
            <text:p>2,29</text:p>
          </table:table-cell>
          <table:table-cell table:style-name="ce15" table:formula="of:=[.F305]+[.E306]" office:value-type="float" office:value="696.279411764705" calcext:value-type="float">
            <text:p>696,28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Activity_7_InvalidViewFocusOperatorMutator</text:p>
          </table:table-cell>
          <table:table-cell table:style-name="ce13" table:formula="of:=[.D306]+[.B307]" office:value-type="float" office:value="47501" calcext:value-type="float">
            <text:p>47501</text:p>
          </table:table-cell>
          <table:table-cell table:style-name="ce15" table:formula="of:=[.B307]/[.$B$1]" office:value-type="float" office:value="2.26470588235294" calcext:value-type="float">
            <text:p>2,26</text:p>
          </table:table-cell>
          <table:table-cell table:style-name="ce15" table:formula="of:=[.F306]+[.E307]" office:value-type="float" office:value="698.544117647058" calcext:value-type="float">
            <text:p>698,54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PreferencesActivity_8_ViewComponentNotVisibleOperatorMutator</text:p>
          </table:table-cell>
          <table:table-cell table:style-name="ce13" table:formula="of:=[.D307]+[.B308]" office:value-type="float" office:value="47652" calcext:value-type="float">
            <text:p>47652</text:p>
          </table:table-cell>
          <table:table-cell table:style-name="ce15" table:formula="of:=[.B308]/[.$B$1]" office:value-type="float" office:value="2.22058823529412" calcext:value-type="float">
            <text:p>2,22</text:p>
          </table:table-cell>
          <table:table-cell table:style-name="ce15" table:formula="of:=[.F307]+[.E308]" office:value-type="float" office:value="700.764705882352" calcext:value-type="float">
            <text:p>700,76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Activity_9_FindViewByIdReturnsNullOperatorMutator</text:p>
          </table:table-cell>
          <table:table-cell table:style-name="ce13" table:formula="of:=[.D308]+[.B309]" office:value-type="float" office:value="47806" calcext:value-type="float">
            <text:p>47806</text:p>
          </table:table-cell>
          <table:table-cell table:style-name="ce15" table:formula="of:=[.B309]/[.$B$1]" office:value-type="float" office:value="2.26470588235294" calcext:value-type="float">
            <text:p>2,26</text:p>
          </table:table-cell>
          <table:table-cell table:style-name="ce15" table:formula="of:=[.F308]+[.E309]" office:value-type="float" office:value="703.029411764705" calcext:value-type="float">
            <text:p>703,03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PreferencesActivity_10_InvalidIDFindViewOperatorMutator</text:p>
          </table:table-cell>
          <table:table-cell table:style-name="ce13" table:formula="of:=[.D309]+[.B310]" office:value-type="float" office:value="47962" calcext:value-type="float">
            <text:p>47962</text:p>
          </table:table-cell>
          <table:table-cell table:style-name="ce15" table:formula="of:=[.B310]/[.$B$1]" office:value-type="float" office:value="2.29411764705882" calcext:value-type="float">
            <text:p>2,29</text:p>
          </table:table-cell>
          <table:table-cell table:style-name="ce15" table:formula="of:=[.F309]+[.E310]" office:value-type="float" office:value="705.323529411764" calcext:value-type="float">
            <text:p>705,32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PreferencesActivity_11_InvalidViewFocusOperatorMutator</text:p>
          </table:table-cell>
          <table:table-cell table:style-name="ce13" table:formula="of:=[.D310]+[.B311]" office:value-type="float" office:value="48118" calcext:value-type="float">
            <text:p>48118</text:p>
          </table:table-cell>
          <table:table-cell table:style-name="ce15" table:formula="of:=[.B311]/[.$B$1]" office:value-type="float" office:value="2.29411764705882" calcext:value-type="float">
            <text:p>2,29</text:p>
          </table:table-cell>
          <table:table-cell table:style-name="ce15" table:formula="of:=[.F310]+[.E311]" office:value-type="float" office:value="707.617647058822" calcext:value-type="float">
            <text:p>707,62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Activity_12_ViewComponentNotVisibleOperatorMutator</text:p>
          </table:table-cell>
          <table:table-cell table:style-name="ce13" table:formula="of:=[.D311]+[.B312]" office:value-type="float" office:value="48272" calcext:value-type="float">
            <text:p>48272</text:p>
          </table:table-cell>
          <table:table-cell table:style-name="ce15" table:formula="of:=[.B312]/[.$B$1]" office:value-type="float" office:value="2.26470588235294" calcext:value-type="float">
            <text:p>2,26</text:p>
          </table:table-cell>
          <table:table-cell table:style-name="ce15" table:formula="of:=[.F311]+[.E312]" office:value-type="float" office:value="709.882352941175" calcext:value-type="float">
            <text:p>709,88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Activity_13_InvalidIDFindViewOperatorMutator</text:p>
          </table:table-cell>
          <table:table-cell table:style-name="ce13" table:formula="of:=[.D312]+[.B313]" office:value-type="float" office:value="48426" calcext:value-type="float">
            <text:p>48426</text:p>
          </table:table-cell>
          <table:table-cell table:style-name="ce15" table:formula="of:=[.B313]/[.$B$1]" office:value-type="float" office:value="2.26470588235294" calcext:value-type="float">
            <text:p>2,26</text:p>
          </table:table-cell>
          <table:table-cell table:style-name="ce15" table:formula="of:=[.F312]+[.E313]" office:value-type="float" office:value="712.147058823528" calcext:value-type="float">
            <text:p>712,15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string" calcext:value-type="string">
            <text:p>PreferencesActivity_14_BuggyGUIListenerOperatorMutator</text:p>
          </table:table-cell>
          <table:table-cell table:style-name="ce13" table:formula="of:=[.D313]+[.B314]" office:value-type="float" office:value="48628" calcext:value-type="float">
            <text:p>48628</text:p>
          </table:table-cell>
          <table:table-cell table:style-name="ce15" table:formula="of:=[.B314]/[.$B$1]" office:value-type="float" office:value="2.97058823529412" calcext:value-type="float">
            <text:p>2,97</text:p>
          </table:table-cell>
          <table:table-cell table:style-name="ce15" table:formula="of:=[.F313]+[.E314]" office:value-type="float" office:value="715.117647058822" calcext:value-type="float">
            <text:p>715,12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PreferencesActivity_15_InvalidIDFindViewOperatorMutator</text:p>
          </table:table-cell>
          <table:table-cell table:style-name="ce13" table:formula="of:=[.D314]+[.B315]" office:value-type="float" office:value="48779" calcext:value-type="float">
            <text:p>48779</text:p>
          </table:table-cell>
          <table:table-cell table:style-name="ce15" table:formula="of:=[.B315]/[.$B$1]" office:value-type="float" office:value="2.22058823529412" calcext:value-type="float">
            <text:p>2,22</text:p>
          </table:table-cell>
          <table:table-cell table:style-name="ce15" table:formula="of:=[.F314]+[.E315]" office:value-type="float" office:value="717.338235294117" calcext:value-type="float">
            <text:p>717,34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0_NullIntentOperatorMutator</text:p>
          </table:table-cell>
          <table:table-cell table:style-name="ce13" table:formula="of:=[.D315]+[.B316]" office:value-type="float" office:value="48932" calcext:value-type="float">
            <text:p>48932</text:p>
          </table:table-cell>
          <table:table-cell table:style-name="ce15" table:formula="of:=[.B316]/[.$B$1]" office:value-type="float" office:value="2.25" calcext:value-type="float">
            <text:p>2,25</text:p>
          </table:table-cell>
          <table:table-cell table:style-name="ce15" table:formula="of:=[.F315]+[.E316]" office:value-type="float" office:value="719.588235294117" calcext:value-type="float">
            <text:p>719,59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1_InvalidKeyIntentOperatorMutator</text:p>
          </table:table-cell>
          <table:table-cell table:style-name="ce13" table:formula="of:=[.D316]+[.B317]" office:value-type="float" office:value="49084" calcext:value-type="float">
            <text:p>49084</text:p>
          </table:table-cell>
          <table:table-cell table:style-name="ce15" table:formula="of:=[.B317]/[.$B$1]" office:value-type="float" office:value="2.23529411764706" calcext:value-type="float">
            <text:p>2,24</text:p>
          </table:table-cell>
          <table:table-cell table:style-name="ce15" table:formula="of:=[.F316]+[.E317]" office:value-type="float" office:value="721.823529411764" calcext:value-type="float">
            <text:p>721,82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Dark_2_RandomActionIntentDefinitionOperatorMutator</text:p>
          </table:table-cell>
          <table:table-cell table:style-name="ce13" table:formula="of:=[.D317]+[.B318]" office:value-type="float" office:value="49240" calcext:value-type="float">
            <text:p>49240</text:p>
          </table:table-cell>
          <table:table-cell table:style-name="ce15" table:formula="of:=[.B318]/[.$B$1]" office:value-type="float" office:value="2.29411764705882" calcext:value-type="float">
            <text:p>2,29</text:p>
          </table:table-cell>
          <table:table-cell table:style-name="ce15" table:formula="of:=[.F317]+[.E318]" office:value-type="float" office:value="724.117647058822" calcext:value-type="float">
            <text:p>724,12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3_NullValueIntentPutExtraOperatorMutator</text:p>
          </table:table-cell>
          <table:table-cell table:style-name="ce13" table:formula="of:=[.D318]+[.B319]" office:value-type="float" office:value="49393" calcext:value-type="float">
            <text:p>49393</text:p>
          </table:table-cell>
          <table:table-cell table:style-name="ce15" table:formula="of:=[.B319]/[.$B$1]" office:value-type="float" office:value="2.25" calcext:value-type="float">
            <text:p>2,25</text:p>
          </table:table-cell>
          <table:table-cell table:style-name="ce15" table:formula="of:=[.F318]+[.E319]" office:value-type="float" office:value="726.367647058822" calcext:value-type="float">
            <text:p>726,37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_IntentPayloadReplacementOperatorMutator</text:p>
          </table:table-cell>
          <table:table-cell table:style-name="ce13" table:formula="of:=[.D319]+[.B320]" office:value-type="float" office:value="49545" calcext:value-type="float">
            <text:p>49545</text:p>
          </table:table-cell>
          <table:table-cell table:style-name="ce15" table:formula="of:=[.B320]/[.$B$1]" office:value-type="float" office:value="2.23529411764706" calcext:value-type="float">
            <text:p>2,24</text:p>
          </table:table-cell>
          <table:table-cell table:style-name="ce15" table:formula="of:=[.F319]+[.E320]" office:value-type="float" office:value="728.602941176469" calcext:value-type="float">
            <text:p>728,60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5_RandomActionIntentDefinitionOperatorMutator</text:p>
          </table:table-cell>
          <table:table-cell table:style-name="ce13" table:formula="of:=[.D320]+[.B321]" office:value-type="float" office:value="49697" calcext:value-type="float">
            <text:p>49697</text:p>
          </table:table-cell>
          <table:table-cell table:style-name="ce15" table:formula="of:=[.B321]/[.$B$1]" office:value-type="float" office:value="2.23529411764706" calcext:value-type="float">
            <text:p>2,24</text:p>
          </table:table-cell>
          <table:table-cell table:style-name="ce15" table:formula="of:=[.F320]+[.E321]" office:value-type="float" office:value="730.838235294117" calcext:value-type="float">
            <text:p>730,84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6_RandomActionIntentDefinitionOperatorMutator</text:p>
          </table:table-cell>
          <table:table-cell table:style-name="ce13" table:formula="of:=[.D321]+[.B322]" office:value-type="float" office:value="49852" calcext:value-type="float">
            <text:p>49852</text:p>
          </table:table-cell>
          <table:table-cell table:style-name="ce15" table:formula="of:=[.B322]/[.$B$1]" office:value-type="float" office:value="2.27941176470588" calcext:value-type="float">
            <text:p>2,28</text:p>
          </table:table-cell>
          <table:table-cell table:style-name="ce15" table:formula="of:=[.F321]+[.E322]" office:value-type="float" office:value="733.117647058822" calcext:value-type="float">
            <text:p>733,12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7_NullIntentOperatorMutator</text:p>
          </table:table-cell>
          <table:table-cell table:style-name="ce13" table:formula="of:=[.D322]+[.B323]" office:value-type="float" office:value="50006" calcext:value-type="float">
            <text:p>50006</text:p>
          </table:table-cell>
          <table:table-cell table:style-name="ce15" table:formula="of:=[.B323]/[.$B$1]" office:value-type="float" office:value="2.26470588235294" calcext:value-type="float">
            <text:p>2,26</text:p>
          </table:table-cell>
          <table:table-cell table:style-name="ce15" table:formula="of:=[.F322]+[.E323]" office:value-type="float" office:value="735.382352941175" calcext:value-type="float">
            <text:p>735,38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8_InvalidKeyIntentOperatorMutator</text:p>
          </table:table-cell>
          <table:table-cell table:style-name="ce13" table:formula="of:=[.D323]+[.B324]" office:value-type="float" office:value="50158" calcext:value-type="float">
            <text:p>50158</text:p>
          </table:table-cell>
          <table:table-cell table:style-name="ce15" table:formula="of:=[.B324]/[.$B$1]" office:value-type="float" office:value="2.23529411764706" calcext:value-type="float">
            <text:p>2,24</text:p>
          </table:table-cell>
          <table:table-cell table:style-name="ce15" table:formula="of:=[.F323]+[.E324]" office:value-type="float" office:value="737.617647058822" calcext:value-type="float">
            <text:p>737,62</text:p>
          </table:table-cell>
        </table:table-row>
        <table:table-row table:style-name="ro1"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ListWidgetDark_9_RandomActionIntentDefinitionOperatorMutator</text:p>
          </table:table-cell>
          <table:table-cell table:style-name="ce13" table:formula="of:=[.D324]+[.B325]" office:value-type="float" office:value="50309" calcext:value-type="float">
            <text:p>50309</text:p>
          </table:table-cell>
          <table:table-cell table:style-name="ce15" table:formula="of:=[.B325]/[.$B$1]" office:value-type="float" office:value="2.22058823529412" calcext:value-type="float">
            <text:p>2,22</text:p>
          </table:table-cell>
          <table:table-cell table:style-name="ce15" table:formula="of:=[.F324]+[.E325]" office:value-type="float" office:value="739.838235294117" calcext:value-type="float">
            <text:p>739,84</text:p>
          </table:table-cell>
        </table:table-row>
        <table:table-row table:style-name="ro1"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10_NullIntentOperatorMutator</text:p>
          </table:table-cell>
          <table:table-cell table:style-name="ce13" table:formula="of:=[.D325]+[.B326]" office:value-type="float" office:value="50464" calcext:value-type="float">
            <text:p>50464</text:p>
          </table:table-cell>
          <table:table-cell table:style-name="ce15" table:formula="of:=[.B326]/[.$B$1]" office:value-type="float" office:value="2.27941176470588" calcext:value-type="float">
            <text:p>2,28</text:p>
          </table:table-cell>
          <table:table-cell table:style-name="ce15" table:formula="of:=[.F325]+[.E326]" office:value-type="float" office:value="742.117647058822" calcext:value-type="float">
            <text:p>742,12</text:p>
          </table:table-cell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11_InvalidKeyIntentOperatorMutator</text:p>
          </table:table-cell>
          <table:table-cell table:style-name="ce13" table:formula="of:=[.D326]+[.B327]" office:value-type="float" office:value="50616" calcext:value-type="float">
            <text:p>50616</text:p>
          </table:table-cell>
          <table:table-cell table:style-name="ce15" table:formula="of:=[.B327]/[.$B$1]" office:value-type="float" office:value="2.23529411764706" calcext:value-type="float">
            <text:p>2,24</text:p>
          </table:table-cell>
          <table:table-cell table:style-name="ce15" table:formula="of:=[.F326]+[.E327]" office:value-type="float" office:value="744.35294117647" calcext:value-type="float">
            <text:p>744,35</text:p>
          </table:table-cell>
        </table:table-row>
        <table:table-row table:style-name="ro1"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12_RandomActionIntentDefinitionOperatorMutator</text:p>
          </table:table-cell>
          <table:table-cell table:style-name="ce13" table:formula="of:=[.D327]+[.B328]" office:value-type="float" office:value="50768" calcext:value-type="float">
            <text:p>50768</text:p>
          </table:table-cell>
          <table:table-cell table:style-name="ce15" table:formula="of:=[.B328]/[.$B$1]" office:value-type="float" office:value="2.23529411764706" calcext:value-type="float">
            <text:p>2,24</text:p>
          </table:table-cell>
          <table:table-cell table:style-name="ce15" table:formula="of:=[.F327]+[.E328]" office:value-type="float" office:value="746.588235294117" calcext:value-type="float">
            <text:p>746,59</text:p>
          </table:table-cell>
        </table:table-row>
        <table:table-row table:style-name="ro1"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13_NullValueIntentPutExtraOperatorMutator</text:p>
          </table:table-cell>
          <table:table-cell table:style-name="ce13" table:formula="of:=[.D328]+[.B329]" office:value-type="float" office:value="50920" calcext:value-type="float">
            <text:p>50920</text:p>
          </table:table-cell>
          <table:table-cell table:style-name="ce15" table:formula="of:=[.B329]/[.$B$1]" office:value-type="float" office:value="2.23529411764706" calcext:value-type="float">
            <text:p>2,24</text:p>
          </table:table-cell>
          <table:table-cell table:style-name="ce15" table:formula="of:=[.F328]+[.E329]" office:value-type="float" office:value="748.823529411764" calcext:value-type="float">
            <text:p>748,82</text:p>
          </table:table-cell>
        </table:table-row>
        <table:table-row table:style-name="ro1"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14_IntentPayloadReplacementOperatorMutator</text:p>
          </table:table-cell>
          <table:table-cell table:style-name="ce13" table:formula="of:=[.D329]+[.B330]" office:value-type="float" office:value="51074" calcext:value-type="float">
            <text:p>51074</text:p>
          </table:table-cell>
          <table:table-cell table:style-name="ce15" table:formula="of:=[.B330]/[.$B$1]" office:value-type="float" office:value="2.26470588235294" calcext:value-type="float">
            <text:p>2,26</text:p>
          </table:table-cell>
          <table:table-cell table:style-name="ce15" table:formula="of:=[.F329]+[.E330]" office:value-type="float" office:value="751.088235294117" calcext:value-type="float">
            <text:p>751,09</text:p>
          </table:table-cell>
        </table:table-row>
        <table:table-row table:style-name="ro1"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15_RandomActionIntentDefinitionOperatorMutator</text:p>
          </table:table-cell>
          <table:table-cell table:style-name="ce13" table:formula="of:=[.D330]+[.B331]" office:value-type="float" office:value="51227" calcext:value-type="float">
            <text:p>51227</text:p>
          </table:table-cell>
          <table:table-cell table:style-name="ce15" table:formula="of:=[.B331]/[.$B$1]" office:value-type="float" office:value="2.25" calcext:value-type="float">
            <text:p>2,25</text:p>
          </table:table-cell>
          <table:table-cell table:style-name="ce15" table:formula="of:=[.F330]+[.E331]" office:value-type="float" office:value="753.338235294117" calcext:value-type="float">
            <text:p>753,34</text:p>
          </table:table-cell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16_RandomActionIntentDefinitionOperatorMutator</text:p>
          </table:table-cell>
          <table:table-cell table:style-name="ce13" table:formula="of:=[.D331]+[.B332]" office:value-type="float" office:value="51382" calcext:value-type="float">
            <text:p>51382</text:p>
          </table:table-cell>
          <table:table-cell table:style-name="ce15" table:formula="of:=[.B332]/[.$B$1]" office:value-type="float" office:value="2.27941176470588" calcext:value-type="float">
            <text:p>2,28</text:p>
          </table:table-cell>
          <table:table-cell table:style-name="ce15" table:formula="of:=[.F331]+[.E332]" office:value-type="float" office:value="755.617647058822" calcext:value-type="float">
            <text:p>755,62</text:p>
          </table:table-cell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17_NullIntentOperatorMutator</text:p>
          </table:table-cell>
          <table:table-cell table:style-name="ce13" table:formula="of:=[.D332]+[.B333]" office:value-type="float" office:value="51534" calcext:value-type="float">
            <text:p>51534</text:p>
          </table:table-cell>
          <table:table-cell table:style-name="ce15" table:formula="of:=[.B333]/[.$B$1]" office:value-type="float" office:value="2.23529411764706" calcext:value-type="float">
            <text:p>2,24</text:p>
          </table:table-cell>
          <table:table-cell table:style-name="ce15" table:formula="of:=[.F332]+[.E333]" office:value-type="float" office:value="757.85294117647" calcext:value-type="float">
            <text:p>757,85</text:p>
          </table:table-cell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18_InvalidKeyIntentOperatorMutator</text:p>
          </table:table-cell>
          <table:table-cell table:style-name="ce13" table:formula="of:=[.D333]+[.B334]" office:value-type="float" office:value="51689" calcext:value-type="float">
            <text:p>51689</text:p>
          </table:table-cell>
          <table:table-cell table:style-name="ce15" table:formula="of:=[.B334]/[.$B$1]" office:value-type="float" office:value="2.27941176470588" calcext:value-type="float">
            <text:p>2,28</text:p>
          </table:table-cell>
          <table:table-cell table:style-name="ce15" table:formula="of:=[.F333]+[.E334]" office:value-type="float" office:value="760.132352941175" calcext:value-type="float">
            <text:p>760,13</text:p>
          </table:table-cell>
        </table:table-row>
        <table:table-row table:style-name="ro1"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19_RandomActionIntentDefinitionOperatorMutator</text:p>
          </table:table-cell>
          <table:table-cell table:style-name="ce13" table:formula="of:=[.D334]+[.B335]" office:value-type="float" office:value="51841" calcext:value-type="float">
            <text:p>51841</text:p>
          </table:table-cell>
          <table:table-cell table:style-name="ce15" table:formula="of:=[.B335]/[.$B$1]" office:value-type="float" office:value="2.23529411764706" calcext:value-type="float">
            <text:p>2,24</text:p>
          </table:table-cell>
          <table:table-cell table:style-name="ce15" table:formula="of:=[.F334]+[.E335]" office:value-type="float" office:value="762.367647058822" calcext:value-type="float">
            <text:p>762,37</text:p>
          </table:table-cell>
        </table:table-row>
        <table:table-row table:style-name="ro1"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20_NullValueIntentPutExtraOperatorMutator</text:p>
          </table:table-cell>
          <table:table-cell table:style-name="ce13" table:formula="of:=[.D335]+[.B336]" office:value-type="float" office:value="51995" calcext:value-type="float">
            <text:p>51995</text:p>
          </table:table-cell>
          <table:table-cell table:style-name="ce15" table:formula="of:=[.B336]/[.$B$1]" office:value-type="float" office:value="2.26470588235294" calcext:value-type="float">
            <text:p>2,26</text:p>
          </table:table-cell>
          <table:table-cell table:style-name="ce15" table:formula="of:=[.F335]+[.E336]" office:value-type="float" office:value="764.632352941175" calcext:value-type="float">
            <text:p>764,63</text:p>
          </table:table-cell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NoteListWidgetDark_21_IntentPayloadReplacementOperatorMutator</text:p>
          </table:table-cell>
          <table:table-cell table:style-name="ce13" table:formula="of:=[.D336]+[.B337]" office:value-type="float" office:value="52145" calcext:value-type="float">
            <text:p>52145</text:p>
          </table:table-cell>
          <table:table-cell table:style-name="ce15" table:formula="of:=[.B337]/[.$B$1]" office:value-type="float" office:value="2.20588235294118" calcext:value-type="float">
            <text:p>2,21</text:p>
          </table:table-cell>
          <table:table-cell table:style-name="ce15" table:formula="of:=[.F336]+[.E337]" office:value-type="float" office:value="766.838235294117" calcext:value-type="float">
            <text:p>766,84</text:p>
          </table:table-cell>
        </table:table-row>
        <table:table-row table:style-name="ro1"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22_RandomActionIntentDefinitionOperatorMutator</text:p>
          </table:table-cell>
          <table:table-cell table:style-name="ce13" table:formula="of:=[.D337]+[.B338]" office:value-type="float" office:value="52300" calcext:value-type="float">
            <text:p>52300</text:p>
          </table:table-cell>
          <table:table-cell table:style-name="ce15" table:formula="of:=[.B338]/[.$B$1]" office:value-type="float" office:value="2.27941176470588" calcext:value-type="float">
            <text:p>2,28</text:p>
          </table:table-cell>
          <table:table-cell table:style-name="ce15" table:formula="of:=[.F337]+[.E338]" office:value-type="float" office:value="769.117647058822" calcext:value-type="float">
            <text:p>769,12</text:p>
          </table:table-cell>
        </table:table-row>
        <table:table-row table:style-name="ro1"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23_NullValueIntentPutExtraOperatorMutator</text:p>
          </table:table-cell>
          <table:table-cell table:style-name="ce13" table:formula="of:=[.D338]+[.B339]" office:value-type="float" office:value="52454" calcext:value-type="float">
            <text:p>52454</text:p>
          </table:table-cell>
          <table:table-cell table:style-name="ce15" table:formula="of:=[.B339]/[.$B$1]" office:value-type="float" office:value="2.26470588235294" calcext:value-type="float">
            <text:p>2,26</text:p>
          </table:table-cell>
          <table:table-cell table:style-name="ce15" table:formula="of:=[.F338]+[.E339]" office:value-type="float" office:value="771.382352941175" calcext:value-type="float">
            <text:p>771,38</text:p>
          </table:table-cell>
        </table:table-row>
        <table:table-row table:style-name="ro1"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24_IntentPayloadReplacementOperatorMutator</text:p>
          </table:table-cell>
          <table:table-cell table:style-name="ce13" table:formula="of:=[.D339]+[.B340]" office:value-type="float" office:value="52608" calcext:value-type="float">
            <text:p>52608</text:p>
          </table:table-cell>
          <table:table-cell table:style-name="ce15" table:formula="of:=[.B340]/[.$B$1]" office:value-type="float" office:value="2.26470588235294" calcext:value-type="float">
            <text:p>2,26</text:p>
          </table:table-cell>
          <table:table-cell table:style-name="ce15" table:formula="of:=[.F339]+[.E340]" office:value-type="float" office:value="773.647058823528" calcext:value-type="float">
            <text:p>773,65</text:p>
          </table:table-cell>
        </table:table-row>
        <table:table-row table:style-name="ro1"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25_RandomActionIntentDefinitionOperatorMutator</text:p>
          </table:table-cell>
          <table:table-cell table:style-name="ce13" table:formula="of:=[.D340]+[.B341]" office:value-type="float" office:value="52763" calcext:value-type="float">
            <text:p>52763</text:p>
          </table:table-cell>
          <table:table-cell table:style-name="ce15" table:formula="of:=[.B341]/[.$B$1]" office:value-type="float" office:value="2.27941176470588" calcext:value-type="float">
            <text:p>2,28</text:p>
          </table:table-cell>
          <table:table-cell table:style-name="ce15" table:formula="of:=[.F340]+[.E341]" office:value-type="float" office:value="775.926470588234" calcext:value-type="float">
            <text:p>775,93</text:p>
          </table:table-cell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26_NullIntentOperatorMutator</text:p>
          </table:table-cell>
          <table:table-cell table:style-name="ce13" table:formula="of:=[.D341]+[.B342]" office:value-type="float" office:value="52917" calcext:value-type="float">
            <text:p>52917</text:p>
          </table:table-cell>
          <table:table-cell table:style-name="ce15" table:formula="of:=[.B342]/[.$B$1]" office:value-type="float" office:value="2.26470588235294" calcext:value-type="float">
            <text:p>2,26</text:p>
          </table:table-cell>
          <table:table-cell table:style-name="ce15" table:formula="of:=[.F341]+[.E342]" office:value-type="float" office:value="778.191176470587" calcext:value-type="float">
            <text:p>778,19</text:p>
          </table:table-cell>
        </table:table-row>
        <table:table-row table:style-name="ro1"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27_InvalidKeyIntentOperatorMutator</text:p>
          </table:table-cell>
          <table:table-cell table:style-name="ce13" table:formula="of:=[.D342]+[.B343]" office:value-type="float" office:value="53070" calcext:value-type="float">
            <text:p>53070</text:p>
          </table:table-cell>
          <table:table-cell table:style-name="ce15" table:formula="of:=[.B343]/[.$B$1]" office:value-type="float" office:value="2.25" calcext:value-type="float">
            <text:p>2,25</text:p>
          </table:table-cell>
          <table:table-cell table:style-name="ce15" table:formula="of:=[.F342]+[.E343]" office:value-type="float" office:value="780.441176470587" calcext:value-type="float">
            <text:p>780,44</text:p>
          </table:table-cell>
        </table:table-row>
        <table:table-row table:style-name="ro1"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28_RandomActionIntentDefinitionOperatorMutator</text:p>
          </table:table-cell>
          <table:table-cell table:style-name="ce13" table:formula="of:=[.D343]+[.B344]" office:value-type="float" office:value="53225" calcext:value-type="float">
            <text:p>53225</text:p>
          </table:table-cell>
          <table:table-cell table:style-name="ce15" table:formula="of:=[.B344]/[.$B$1]" office:value-type="float" office:value="2.27941176470588" calcext:value-type="float">
            <text:p>2,28</text:p>
          </table:table-cell>
          <table:table-cell table:style-name="ce15" table:formula="of:=[.F343]+[.E344]" office:value-type="float" office:value="782.720588235293" calcext:value-type="float">
            <text:p>782,72</text:p>
          </table:table-cell>
        </table:table-row>
        <table:table-row table:style-name="ro1"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29_NullIntentOperatorMutator</text:p>
          </table:table-cell>
          <table:table-cell table:style-name="ce13" table:formula="of:=[.D344]+[.B345]" office:value-type="float" office:value="53378" calcext:value-type="float">
            <text:p>53378</text:p>
          </table:table-cell>
          <table:table-cell table:style-name="ce15" table:formula="of:=[.B345]/[.$B$1]" office:value-type="float" office:value="2.25" calcext:value-type="float">
            <text:p>2,25</text:p>
          </table:table-cell>
          <table:table-cell table:style-name="ce15" table:formula="of:=[.F344]+[.E345]" office:value-type="float" office:value="784.970588235293" calcext:value-type="float">
            <text:p>784,97</text:p>
          </table:table-cell>
        </table:table-row>
        <table:table-row table:style-name="ro1"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30_InvalidKeyIntentOperatorMutator</text:p>
          </table:table-cell>
          <table:table-cell table:style-name="ce13" table:formula="of:=[.D345]+[.B346]" office:value-type="float" office:value="53532" calcext:value-type="float">
            <text:p>53532</text:p>
          </table:table-cell>
          <table:table-cell table:style-name="ce15" table:formula="of:=[.B346]/[.$B$1]" office:value-type="float" office:value="2.26470588235294" calcext:value-type="float">
            <text:p>2,26</text:p>
          </table:table-cell>
          <table:table-cell table:style-name="ce15" table:formula="of:=[.F345]+[.E346]" office:value-type="float" office:value="787.235294117646" calcext:value-type="float">
            <text:p>787,24</text:p>
          </table:table-cell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Dark_31_RandomActionIntentDefinitionOperatorMutator</text:p>
          </table:table-cell>
          <table:table-cell table:style-name="ce13" table:formula="of:=[.D346]+[.B347]" office:value-type="float" office:value="53687" calcext:value-type="float">
            <text:p>53687</text:p>
          </table:table-cell>
          <table:table-cell table:style-name="ce15" table:formula="of:=[.B347]/[.$B$1]" office:value-type="float" office:value="2.27941176470588" calcext:value-type="float">
            <text:p>2,28</text:p>
          </table:table-cell>
          <table:table-cell table:style-name="ce15" table:formula="of:=[.F346]+[.E347]" office:value-type="float" office:value="789.514705882352" calcext:value-type="float">
            <text:p>789,51</text:p>
          </table:table-cell>
        </table:table-row>
        <table:table-row table:style-name="ro1"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32_NullValueIntentPutExtraOperatorMutator</text:p>
          </table:table-cell>
          <table:table-cell table:style-name="ce13" table:formula="of:=[.D347]+[.B348]" office:value-type="float" office:value="53839" calcext:value-type="float">
            <text:p>53839</text:p>
          </table:table-cell>
          <table:table-cell table:style-name="ce15" table:formula="of:=[.B348]/[.$B$1]" office:value-type="float" office:value="2.23529411764706" calcext:value-type="float">
            <text:p>2,24</text:p>
          </table:table-cell>
          <table:table-cell table:style-name="ce15" table:formula="of:=[.F347]+[.E348]" office:value-type="float" office:value="791.749999999999" calcext:value-type="float">
            <text:p>791,75</text:p>
          </table:table-cell>
        </table:table-row>
        <table:table-row table:style-name="ro1"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33_IntentPayloadReplacementOperatorMutator</text:p>
          </table:table-cell>
          <table:table-cell table:style-name="ce13" table:formula="of:=[.D348]+[.B349]" office:value-type="float" office:value="53992" calcext:value-type="float">
            <text:p>53992</text:p>
          </table:table-cell>
          <table:table-cell table:style-name="ce15" table:formula="of:=[.B349]/[.$B$1]" office:value-type="float" office:value="2.25" calcext:value-type="float">
            <text:p>2,25</text:p>
          </table:table-cell>
          <table:table-cell table:style-name="ce15" table:formula="of:=[.F348]+[.E349]" office:value-type="float" office:value="793.999999999999" calcext:value-type="float">
            <text:p>794,00</text:p>
          </table:table-cell>
        </table:table-row>
        <table:table-row table:style-name="ro1"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Dark_34_RandomActionIntentDefinitionOperatorMutator</text:p>
          </table:table-cell>
          <table:table-cell table:style-name="ce13" table:formula="of:=[.D349]+[.B350]" office:value-type="float" office:value="54148" calcext:value-type="float">
            <text:p>54148</text:p>
          </table:table-cell>
          <table:table-cell table:style-name="ce15" table:formula="of:=[.B350]/[.$B$1]" office:value-type="float" office:value="2.29411764705882" calcext:value-type="float">
            <text:p>2,29</text:p>
          </table:table-cell>
          <table:table-cell table:style-name="ce15" table:formula="of:=[.F349]+[.E350]" office:value-type="float" office:value="796.294117647058" calcext:value-type="float">
            <text:p>796,29</text:p>
          </table:table-cell>
        </table:table-row>
        <table:table-row table:style-name="ro1"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35_RandomActionIntentDefinitionOperatorMutator</text:p>
          </table:table-cell>
          <table:table-cell table:style-name="ce13" table:formula="of:=[.D350]+[.B351]" office:value-type="float" office:value="54302" calcext:value-type="float">
            <text:p>54302</text:p>
          </table:table-cell>
          <table:table-cell table:style-name="ce15" table:formula="of:=[.B351]/[.$B$1]" office:value-type="float" office:value="2.26470588235294" calcext:value-type="float">
            <text:p>2,26</text:p>
          </table:table-cell>
          <table:table-cell table:style-name="ce15" table:formula="of:=[.F350]+[.E351]" office:value-type="float" office:value="798.558823529411" calcext:value-type="float">
            <text:p>798,56</text:p>
          </table:table-cell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ListWidgetDark_36_NullIntentOperatorMutator</text:p>
          </table:table-cell>
          <table:table-cell table:style-name="ce13" table:formula="of:=[.D351]+[.B352]" office:value-type="float" office:value="54453" calcext:value-type="float">
            <text:p>54453</text:p>
          </table:table-cell>
          <table:table-cell table:style-name="ce15" table:formula="of:=[.B352]/[.$B$1]" office:value-type="float" office:value="2.22058823529412" calcext:value-type="float">
            <text:p>2,22</text:p>
          </table:table-cell>
          <table:table-cell table:style-name="ce15" table:formula="of:=[.F351]+[.E352]" office:value-type="float" office:value="800.779411764705" calcext:value-type="float">
            <text:p>800,78</text:p>
          </table:table-cell>
        </table:table-row>
        <table:table-row table:style-name="ro1"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37_InvalidKeyIntentOperatorMutator</text:p>
          </table:table-cell>
          <table:table-cell table:style-name="ce13" table:formula="of:=[.D352]+[.B353]" office:value-type="float" office:value="54605" calcext:value-type="float">
            <text:p>54605</text:p>
          </table:table-cell>
          <table:table-cell table:style-name="ce15" table:formula="of:=[.B353]/[.$B$1]" office:value-type="float" office:value="2.23529411764706" calcext:value-type="float">
            <text:p>2,24</text:p>
          </table:table-cell>
          <table:table-cell table:style-name="ce15" table:formula="of:=[.F352]+[.E353]" office:value-type="float" office:value="803.014705882352" calcext:value-type="float">
            <text:p>803,01</text:p>
          </table:table-cell>
        </table:table-row>
        <table:table-row table:style-name="ro1"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38_RandomActionIntentDefinitionOperatorMutator</text:p>
          </table:table-cell>
          <table:table-cell table:style-name="ce13" table:formula="of:=[.D353]+[.B354]" office:value-type="float" office:value="54758" calcext:value-type="float">
            <text:p>54758</text:p>
          </table:table-cell>
          <table:table-cell table:style-name="ce15" table:formula="of:=[.B354]/[.$B$1]" office:value-type="float" office:value="2.25" calcext:value-type="float">
            <text:p>2,25</text:p>
          </table:table-cell>
          <table:table-cell table:style-name="ce15" table:formula="of:=[.F353]+[.E354]" office:value-type="float" office:value="805.264705882352" calcext:value-type="float">
            <text:p>805,26</text:p>
          </table:table-cell>
        </table:table-row>
        <table:table-row table:style-name="ro1"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ListWidgetDark_39_NullValueIntentPutExtraOperatorMutator</text:p>
          </table:table-cell>
          <table:table-cell table:style-name="ce13" table:formula="of:=[.D354]+[.B355]" office:value-type="float" office:value="54909" calcext:value-type="float">
            <text:p>54909</text:p>
          </table:table-cell>
          <table:table-cell table:style-name="ce15" table:formula="of:=[.B355]/[.$B$1]" office:value-type="float" office:value="2.22058823529412" calcext:value-type="float">
            <text:p>2,22</text:p>
          </table:table-cell>
          <table:table-cell table:style-name="ce15" table:formula="of:=[.F354]+[.E355]" office:value-type="float" office:value="807.485294117646" calcext:value-type="float">
            <text:p>807,49</text:p>
          </table:table-cell>
        </table:table-row>
        <table:table-row table:style-name="ro1"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0_IntentPayloadReplacementOperatorMutator</text:p>
          </table:table-cell>
          <table:table-cell table:style-name="ce13" table:formula="of:=[.D355]+[.B356]" office:value-type="float" office:value="55061" calcext:value-type="float">
            <text:p>55061</text:p>
          </table:table-cell>
          <table:table-cell table:style-name="ce15" table:formula="of:=[.B356]/[.$B$1]" office:value-type="float" office:value="2.23529411764706" calcext:value-type="float">
            <text:p>2,24</text:p>
          </table:table-cell>
          <table:table-cell table:style-name="ce15" table:formula="of:=[.F355]+[.E356]" office:value-type="float" office:value="809.720588235293" calcext:value-type="float">
            <text:p>809,72</text:p>
          </table:table-cell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1_RandomActionIntentDefinitionOperatorMutator</text:p>
          </table:table-cell>
          <table:table-cell table:style-name="ce13" table:formula="of:=[.D356]+[.B357]" office:value-type="float" office:value="55213" calcext:value-type="float">
            <text:p>55213</text:p>
          </table:table-cell>
          <table:table-cell table:style-name="ce15" table:formula="of:=[.B357]/[.$B$1]" office:value-type="float" office:value="2.23529411764706" calcext:value-type="float">
            <text:p>2,24</text:p>
          </table:table-cell>
          <table:table-cell table:style-name="ce15" table:formula="of:=[.F356]+[.E357]" office:value-type="float" office:value="811.95588235294" calcext:value-type="float">
            <text:p>811,96</text:p>
          </table:table-cell>
        </table:table-row>
        <table:table-row table:style-name="ro1"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2_RandomActionIntentDefinitionOperatorMutator</text:p>
          </table:table-cell>
          <table:table-cell table:style-name="ce13" table:formula="of:=[.D357]+[.B358]" office:value-type="float" office:value="55365" calcext:value-type="float">
            <text:p>55365</text:p>
          </table:table-cell>
          <table:table-cell table:style-name="ce15" table:formula="of:=[.B358]/[.$B$1]" office:value-type="float" office:value="2.23529411764706" calcext:value-type="float">
            <text:p>2,24</text:p>
          </table:table-cell>
          <table:table-cell table:style-name="ce15" table:formula="of:=[.F357]+[.E358]" office:value-type="float" office:value="814.191176470587" calcext:value-type="float">
            <text:p>814,19</text:p>
          </table:table-cell>
        </table:table-row>
        <table:table-row table:style-name="ro1"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3_NullIntentOperatorMutator</text:p>
          </table:table-cell>
          <table:table-cell table:style-name="ce13" table:formula="of:=[.D358]+[.B359]" office:value-type="float" office:value="55517" calcext:value-type="float">
            <text:p>55517</text:p>
          </table:table-cell>
          <table:table-cell table:style-name="ce15" table:formula="of:=[.B359]/[.$B$1]" office:value-type="float" office:value="2.23529411764706" calcext:value-type="float">
            <text:p>2,24</text:p>
          </table:table-cell>
          <table:table-cell table:style-name="ce15" table:formula="of:=[.F358]+[.E359]" office:value-type="float" office:value="816.426470588234" calcext:value-type="float">
            <text:p>816,43</text:p>
          </table:table-cell>
        </table:table-row>
        <table:table-row table:style-name="ro1"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4_InvalidKeyIntentOperatorMutator</text:p>
          </table:table-cell>
          <table:table-cell table:style-name="ce13" table:formula="of:=[.D359]+[.B360]" office:value-type="float" office:value="55669" calcext:value-type="float">
            <text:p>55669</text:p>
          </table:table-cell>
          <table:table-cell table:style-name="ce15" table:formula="of:=[.B360]/[.$B$1]" office:value-type="float" office:value="2.23529411764706" calcext:value-type="float">
            <text:p>2,24</text:p>
          </table:table-cell>
          <table:table-cell table:style-name="ce15" table:formula="of:=[.F359]+[.E360]" office:value-type="float" office:value="818.661764705881" calcext:value-type="float">
            <text:p>818,66</text:p>
          </table:table-cell>
        </table:table-row>
        <table:table-row table:style-name="ro1"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Dark_45_RandomActionIntentDefinitionOperatorMutator</text:p>
          </table:table-cell>
          <table:table-cell table:style-name="ce13" table:formula="of:=[.D360]+[.B361]" office:value-type="float" office:value="55821" calcext:value-type="float">
            <text:p>55821</text:p>
          </table:table-cell>
          <table:table-cell table:style-name="ce15" table:formula="of:=[.B361]/[.$B$1]" office:value-type="float" office:value="2.23529411764706" calcext:value-type="float">
            <text:p>2,24</text:p>
          </table:table-cell>
          <table:table-cell table:style-name="ce15" table:formula="of:=[.F360]+[.E361]" office:value-type="float" office:value="820.897058823528" calcext:value-type="float">
            <text:p>820,90</text:p>
          </table:table-cell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46_NullValueIntentPutExtraOperatorMutator</text:p>
          </table:table-cell>
          <table:table-cell table:style-name="ce13" table:formula="of:=[.D361]+[.B362]" office:value-type="float" office:value="55974" calcext:value-type="float">
            <text:p>55974</text:p>
          </table:table-cell>
          <table:table-cell table:style-name="ce15" table:formula="of:=[.B362]/[.$B$1]" office:value-type="float" office:value="2.25" calcext:value-type="float">
            <text:p>2,25</text:p>
          </table:table-cell>
          <table:table-cell table:style-name="ce15" table:formula="of:=[.F361]+[.E362]" office:value-type="float" office:value="823.147058823528" calcext:value-type="float">
            <text:p>823,15</text:p>
          </table:table-cell>
        </table:table-row>
        <table:table-row table:style-name="ro1"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47_IntentPayloadReplacementOperatorMutator</text:p>
          </table:table-cell>
          <table:table-cell table:style-name="ce13" table:formula="of:=[.D362]+[.B363]" office:value-type="float" office:value="56127" calcext:value-type="float">
            <text:p>56127</text:p>
          </table:table-cell>
          <table:table-cell table:style-name="ce15" table:formula="of:=[.B363]/[.$B$1]" office:value-type="float" office:value="2.25" calcext:value-type="float">
            <text:p>2,25</text:p>
          </table:table-cell>
          <table:table-cell table:style-name="ce15" table:formula="of:=[.F362]+[.E363]" office:value-type="float" office:value="825.397058823528" calcext:value-type="float">
            <text:p>825,40</text:p>
          </table:table-cell>
        </table:table-row>
        <table:table-row table:style-name="ro1"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Dark_48_RandomActionIntentDefinitionOperatorMutator</text:p>
          </table:table-cell>
          <table:table-cell table:style-name="ce13" table:formula="of:=[.D363]+[.B364]" office:value-type="float" office:value="56281" calcext:value-type="float">
            <text:p>56281</text:p>
          </table:table-cell>
          <table:table-cell table:style-name="ce15" table:formula="of:=[.B364]/[.$B$1]" office:value-type="float" office:value="2.26470588235294" calcext:value-type="float">
            <text:p>2,26</text:p>
          </table:table-cell>
          <table:table-cell table:style-name="ce15" table:formula="of:=[.F363]+[.E364]" office:value-type="float" office:value="827.661764705881" calcext:value-type="float">
            <text:p>827,66</text:p>
          </table:table-cell>
        </table:table-row>
        <table:table-row table:style-name="ro1"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Dark_49_RandomActionIntentDefinitionOperatorMutator</text:p>
          </table:table-cell>
          <table:table-cell table:style-name="ce13" table:formula="of:=[.D364]+[.B365]" office:value-type="float" office:value="56434" calcext:value-type="float">
            <text:p>56434</text:p>
          </table:table-cell>
          <table:table-cell table:style-name="ce15" table:formula="of:=[.B365]/[.$B$1]" office:value-type="float" office:value="2.25" calcext:value-type="float">
            <text:p>2,25</text:p>
          </table:table-cell>
          <table:table-cell table:style-name="ce15" table:formula="of:=[.F364]+[.E365]" office:value-type="float" office:value="829.911764705881" calcext:value-type="float">
            <text:p>829,91</text:p>
          </table:table-cell>
        </table:table-row>
        <table:table-row table:style-name="ro1"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ConfigureActivity_0_LengthyGUICreationOperatorMutator</text:p>
          </table:table-cell>
          <table:table-cell table:style-name="ce13" table:formula="of:=[.D365]+[.B366]" office:value-type="float" office:value="56589" calcext:value-type="float">
            <text:p>56589</text:p>
          </table:table-cell>
          <table:table-cell table:style-name="ce15" table:formula="of:=[.B366]/[.$B$1]" office:value-type="float" office:value="2.27941176470588" calcext:value-type="float">
            <text:p>2,28</text:p>
          </table:table-cell>
          <table:table-cell table:style-name="ce15" table:formula="of:=[.F365]+[.E366]" office:value-type="float" office:value="832.191176470587" calcext:value-type="float">
            <text:p>832,19</text:p>
          </table:table-cell>
        </table:table-row>
        <table:table-row table:style-name="ro1"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ConfigureActivity_1_RandomActionIntentDefinitionOperatorMutator</text:p>
          </table:table-cell>
          <table:table-cell table:style-name="ce13" table:formula="of:=[.D366]+[.B367]" office:value-type="float" office:value="56741" calcext:value-type="float">
            <text:p>56741</text:p>
          </table:table-cell>
          <table:table-cell table:style-name="ce15" table:formula="of:=[.B367]/[.$B$1]" office:value-type="float" office:value="2.23529411764706" calcext:value-type="float">
            <text:p>2,24</text:p>
          </table:table-cell>
          <table:table-cell table:style-name="ce15" table:formula="of:=[.F366]+[.E367]" office:value-type="float" office:value="834.426470588234" calcext:value-type="float">
            <text:p>834,43</text:p>
          </table:table-cell>
        </table:table-row>
        <table:table-row table:style-name="ro1"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ConfigureActivity_2_InvalidViewFocusOperatorMutator</text:p>
          </table:table-cell>
          <table:table-cell table:style-name="ce13" table:formula="of:=[.D367]+[.B368]" office:value-type="float" office:value="56893" calcext:value-type="float">
            <text:p>56893</text:p>
          </table:table-cell>
          <table:table-cell table:style-name="ce15" table:formula="of:=[.B368]/[.$B$1]" office:value-type="float" office:value="2.23529411764706" calcext:value-type="float">
            <text:p>2,24</text:p>
          </table:table-cell>
          <table:table-cell table:style-name="ce15" table:formula="of:=[.F367]+[.E368]" office:value-type="float" office:value="836.661764705881" calcext:value-type="float">
            <text:p>836,66</text:p>
          </table:table-cell>
        </table:table-row>
        <table:table-row table:style-name="ro1"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ConfigureActivity_3_ViewComponentNotVisibleOperatorMutator</text:p>
          </table:table-cell>
          <table:table-cell table:style-name="ce13" table:formula="of:=[.D368]+[.B369]" office:value-type="float" office:value="57048" calcext:value-type="float">
            <text:p>57048</text:p>
          </table:table-cell>
          <table:table-cell table:style-name="ce15" table:formula="of:=[.B369]/[.$B$1]" office:value-type="float" office:value="2.27941176470588" calcext:value-type="float">
            <text:p>2,28</text:p>
          </table:table-cell>
          <table:table-cell table:style-name="ce15" table:formula="of:=[.F368]+[.E369]" office:value-type="float" office:value="838.941176470587" calcext:value-type="float">
            <text:p>838,94</text:p>
          </table:table-cell>
        </table:table-row>
        <table:table-row table:style-name="ro1"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ConfigureActivity_4_BuggyGUIListenerOperatorMutator</text:p>
          </table:table-cell>
          <table:table-cell table:style-name="ce13" table:formula="of:=[.D369]+[.B370]" office:value-type="float" office:value="57201" calcext:value-type="float">
            <text:p>57201</text:p>
          </table:table-cell>
          <table:table-cell table:style-name="ce15" table:formula="of:=[.B370]/[.$B$1]" office:value-type="float" office:value="2.25" calcext:value-type="float">
            <text:p>2,25</text:p>
          </table:table-cell>
          <table:table-cell table:style-name="ce15" table:formula="of:=[.F369]+[.E370]" office:value-type="float" office:value="841.191176470587" calcext:value-type="float">
            <text:p>841,19</text:p>
          </table:table-cell>
        </table:table-row>
        <table:table-row table:style-name="ro1"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ConfigureActivity_5_LengthyGUIListenerOperatorMutator</text:p>
          </table:table-cell>
          <table:table-cell table:style-name="ce13" table:formula="of:=[.D370]+[.B371]" office:value-type="float" office:value="57354" calcext:value-type="float">
            <text:p>57354</text:p>
          </table:table-cell>
          <table:table-cell table:style-name="ce15" table:formula="of:=[.B371]/[.$B$1]" office:value-type="float" office:value="2.25" calcext:value-type="float">
            <text:p>2,25</text:p>
          </table:table-cell>
          <table:table-cell table:style-name="ce15" table:formula="of:=[.F370]+[.E371]" office:value-type="float" office:value="843.441176470587" calcext:value-type="float">
            <text:p>843,44</text:p>
          </table:table-cell>
        </table:table-row>
        <table:table-row table:style-name="ro1"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ConfigureActivity_6_InvalidViewFocusOperatorMutator</text:p>
          </table:table-cell>
          <table:table-cell table:style-name="ce13" table:formula="of:=[.D371]+[.B372]" office:value-type="float" office:value="57505" calcext:value-type="float">
            <text:p>57505</text:p>
          </table:table-cell>
          <table:table-cell table:style-name="ce15" table:formula="of:=[.B372]/[.$B$1]" office:value-type="float" office:value="2.22058823529412" calcext:value-type="float">
            <text:p>2,22</text:p>
          </table:table-cell>
          <table:table-cell table:style-name="ce15" table:formula="of:=[.F371]+[.E372]" office:value-type="float" office:value="845.661764705881" calcext:value-type="float">
            <text:p>845,66</text:p>
          </table:table-cell>
        </table:table-row>
        <table:table-row table:style-name="ro1"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ConfigureActivity_7_ViewComponentNotVisibleOperatorMutator</text:p>
          </table:table-cell>
          <table:table-cell table:style-name="ce13" table:formula="of:=[.D372]+[.B373]" office:value-type="float" office:value="57658" calcext:value-type="float">
            <text:p>57658</text:p>
          </table:table-cell>
          <table:table-cell table:style-name="ce15" table:formula="of:=[.B373]/[.$B$1]" office:value-type="float" office:value="2.25" calcext:value-type="float">
            <text:p>2,25</text:p>
          </table:table-cell>
          <table:table-cell table:style-name="ce15" table:formula="of:=[.F372]+[.E373]" office:value-type="float" office:value="847.911764705881" calcext:value-type="float">
            <text:p>847,91</text:p>
          </table:table-cell>
        </table:table-row>
        <table:table-row table:style-name="ro1"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ConfigureActivity_8_InvalidViewFocusOperatorMutator</text:p>
          </table:table-cell>
          <table:table-cell table:style-name="ce13" table:formula="of:=[.D373]+[.B374]" office:value-type="float" office:value="57809" calcext:value-type="float">
            <text:p>57809</text:p>
          </table:table-cell>
          <table:table-cell table:style-name="ce15" table:formula="of:=[.B374]/[.$B$1]" office:value-type="float" office:value="2.22058823529412" calcext:value-type="float">
            <text:p>2,22</text:p>
          </table:table-cell>
          <table:table-cell table:style-name="ce15" table:formula="of:=[.F373]+[.E374]" office:value-type="float" office:value="850.132352941175" calcext:value-type="float">
            <text:p>850,13</text:p>
          </table:table-cell>
        </table:table-row>
        <table:table-row table:style-name="ro1"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ConfigureActivity_9_ViewComponentNotVisibleOperatorMutator</text:p>
          </table:table-cell>
          <table:table-cell table:style-name="ce13" table:formula="of:=[.D374]+[.B375]" office:value-type="float" office:value="57964" calcext:value-type="float">
            <text:p>57964</text:p>
          </table:table-cell>
          <table:table-cell table:style-name="ce15" table:formula="of:=[.B375]/[.$B$1]" office:value-type="float" office:value="2.27941176470588" calcext:value-type="float">
            <text:p>2,28</text:p>
          </table:table-cell>
          <table:table-cell table:style-name="ce15" table:formula="of:=[.F374]+[.E375]" office:value-type="float" office:value="852.411764705881" calcext:value-type="float">
            <text:p>852,41</text:p>
          </table:table-cell>
        </table:table-row>
        <table:table-row table:style-name="ro1"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ConfigureActivity_10_BuggyGUIListenerOperatorMutator</text:p>
          </table:table-cell>
          <table:table-cell table:style-name="ce13" table:formula="of:=[.D375]+[.B376]" office:value-type="float" office:value="58118" calcext:value-type="float">
            <text:p>58118</text:p>
          </table:table-cell>
          <table:table-cell table:style-name="ce15" table:formula="of:=[.B376]/[.$B$1]" office:value-type="float" office:value="2.26470588235294" calcext:value-type="float">
            <text:p>2,26</text:p>
          </table:table-cell>
          <table:table-cell table:style-name="ce15" table:formula="of:=[.F375]+[.E376]" office:value-type="float" office:value="854.676470588234" calcext:value-type="float">
            <text:p>854,68</text:p>
          </table:table-cell>
        </table:table-row>
        <table:table-row table:style-name="ro1"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ConfigureActivity_11_LengthyGUIListenerOperatorMutator</text:p>
          </table:table-cell>
          <table:table-cell table:style-name="ce13" table:formula="of:=[.D376]+[.B377]" office:value-type="float" office:value="58270" calcext:value-type="float">
            <text:p>58270</text:p>
          </table:table-cell>
          <table:table-cell table:style-name="ce15" table:formula="of:=[.B377]/[.$B$1]" office:value-type="float" office:value="2.23529411764706" calcext:value-type="float">
            <text:p>2,24</text:p>
          </table:table-cell>
          <table:table-cell table:style-name="ce15" table:formula="of:=[.F376]+[.E377]" office:value-type="float" office:value="856.911764705881" calcext:value-type="float">
            <text:p>856,91</text:p>
          </table:table-cell>
        </table:table-row>
        <table:table-row table:style-name="ro1"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ConfigureActivity_12_InvalidKeyIntentOperatorMutator</text:p>
          </table:table-cell>
          <table:table-cell table:style-name="ce13" table:formula="of:=[.D377]+[.B378]" office:value-type="float" office:value="58425" calcext:value-type="float">
            <text:p>58425</text:p>
          </table:table-cell>
          <table:table-cell table:style-name="ce15" table:formula="of:=[.B378]/[.$B$1]" office:value-type="float" office:value="2.27941176470588" calcext:value-type="float">
            <text:p>2,28</text:p>
          </table:table-cell>
          <table:table-cell table:style-name="ce15" table:formula="of:=[.F377]+[.E378]" office:value-type="float" office:value="859.191176470587" calcext:value-type="float">
            <text:p>859,19</text:p>
          </table:table-cell>
        </table:table-row>
        <table:table-row table:style-name="ro1"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ConfigureActivity_13_RandomActionIntentDefinitionOperatorMutator</text:p>
          </table:table-cell>
          <table:table-cell table:style-name="ce13" table:formula="of:=[.D378]+[.B379]" office:value-type="float" office:value="58579" calcext:value-type="float">
            <text:p>58579</text:p>
          </table:table-cell>
          <table:table-cell table:style-name="ce15" table:formula="of:=[.B379]/[.$B$1]" office:value-type="float" office:value="2.26470588235294" calcext:value-type="float">
            <text:p>2,26</text:p>
          </table:table-cell>
          <table:table-cell table:style-name="ce15" table:formula="of:=[.F378]+[.E379]" office:value-type="float" office:value="861.45588235294" calcext:value-type="float">
            <text:p>861,46</text:p>
          </table:table-cell>
        </table:table-row>
        <table:table-row table:style-name="ro1"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ConfigureActivity_14_RandomActionIntentDefinitionOperatorMutator</text:p>
          </table:table-cell>
          <table:table-cell table:style-name="ce13" table:formula="of:=[.D379]+[.B380]" office:value-type="float" office:value="58730" calcext:value-type="float">
            <text:p>58730</text:p>
          </table:table-cell>
          <table:table-cell table:style-name="ce15" table:formula="of:=[.B380]/[.$B$1]" office:value-type="float" office:value="2.22058823529412" calcext:value-type="float">
            <text:p>2,22</text:p>
          </table:table-cell>
          <table:table-cell table:style-name="ce15" table:formula="of:=[.F379]+[.E380]" office:value-type="float" office:value="863.676470588234" calcext:value-type="float">
            <text:p>863,68</text:p>
          </table:table-cell>
        </table:table-row>
        <table:table-row table:style-name="ro1"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ConfigureActivity_15_NullValueIntentPutExtraOperatorMutator</text:p>
          </table:table-cell>
          <table:table-cell table:style-name="ce13" table:formula="of:=[.D380]+[.B381]" office:value-type="float" office:value="58881" calcext:value-type="float">
            <text:p>58881</text:p>
          </table:table-cell>
          <table:table-cell table:style-name="ce15" table:formula="of:=[.B381]/[.$B$1]" office:value-type="float" office:value="2.22058823529412" calcext:value-type="float">
            <text:p>2,22</text:p>
          </table:table-cell>
          <table:table-cell table:style-name="ce15" table:formula="of:=[.F380]+[.E381]" office:value-type="float" office:value="865.897058823528" calcext:value-type="float">
            <text:p>865,90</text:p>
          </table:table-cell>
        </table:table-row>
        <table:table-row table:style-name="ro1"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ConfigureActivity_16_IntentPayloadReplacementOperatorMutator</text:p>
          </table:table-cell>
          <table:table-cell table:style-name="ce13" table:formula="of:=[.D381]+[.B382]" office:value-type="float" office:value="59035" calcext:value-type="float">
            <text:p>59035</text:p>
          </table:table-cell>
          <table:table-cell table:style-name="ce15" table:formula="of:=[.B382]/[.$B$1]" office:value-type="float" office:value="2.26470588235294" calcext:value-type="float">
            <text:p>2,26</text:p>
          </table:table-cell>
          <table:table-cell table:style-name="ce15" table:formula="of:=[.F381]+[.E382]" office:value-type="float" office:value="868.161764705881" calcext:value-type="float">
            <text:p>868,16</text:p>
          </table:table-cell>
        </table:table-row>
        <table:table-row table:style-name="ro1"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ConfigureActivity_17_RandomActionIntentDefinitionOperatorMutator</text:p>
          </table:table-cell>
          <table:table-cell table:style-name="ce13" table:formula="of:=[.D382]+[.B383]" office:value-type="float" office:value="59187" calcext:value-type="float">
            <text:p>59187</text:p>
          </table:table-cell>
          <table:table-cell table:style-name="ce15" table:formula="of:=[.B383]/[.$B$1]" office:value-type="float" office:value="2.23529411764706" calcext:value-type="float">
            <text:p>2,24</text:p>
          </table:table-cell>
          <table:table-cell table:style-name="ce15" table:formula="of:=[.F382]+[.E383]" office:value-type="float" office:value="870.397058823528" calcext:value-type="float">
            <text:p>870,40</text:p>
          </table:table-cell>
        </table:table-row>
        <table:table-row table:style-name="ro1"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ConfigureActivity_18_RandomActionIntentDefinitionOperatorMutator</text:p>
          </table:table-cell>
          <table:table-cell table:style-name="ce13" table:formula="of:=[.D383]+[.B384]" office:value-type="float" office:value="59341" calcext:value-type="float">
            <text:p>59341</text:p>
          </table:table-cell>
          <table:table-cell table:style-name="ce15" table:formula="of:=[.B384]/[.$B$1]" office:value-type="float" office:value="2.26470588235294" calcext:value-type="float">
            <text:p>2,26</text:p>
          </table:table-cell>
          <table:table-cell table:style-name="ce15" table:formula="of:=[.F383]+[.E384]" office:value-type="float" office:value="872.661764705881" calcext:value-type="float">
            <text:p>872,66</text:p>
          </table:table-cell>
        </table:table-row>
        <table:table-row table:style-name="ro1"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ConfigureActivity_19_BinaryMutator</text:p>
          </table:table-cell>
          <table:table-cell table:style-name="ce13" table:formula="of:=[.D384]+[.B385]" office:value-type="float" office:value="59493" calcext:value-type="float">
            <text:p>59493</text:p>
          </table:table-cell>
          <table:table-cell table:style-name="ce15" table:formula="of:=[.B385]/[.$B$1]" office:value-type="float" office:value="2.23529411764706" calcext:value-type="float">
            <text:p>2,24</text:p>
          </table:table-cell>
          <table:table-cell table:style-name="ce15" table:formula="of:=[.F384]+[.E385]" office:value-type="float" office:value="874.897058823528" calcext:value-type="float">
            <text:p>874,90</text:p>
          </table:table-cell>
        </table:table-row>
        <table:table-row table:style-name="ro1"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ConfigureActivity_20_RandomActionIntentDefinitionOperatorMutator</text:p>
          </table:table-cell>
          <table:table-cell table:style-name="ce13" table:formula="of:=[.D385]+[.B386]" office:value-type="float" office:value="59647" calcext:value-type="float">
            <text:p>59647</text:p>
          </table:table-cell>
          <table:table-cell table:style-name="ce15" table:formula="of:=[.B386]/[.$B$1]" office:value-type="float" office:value="2.26470588235294" calcext:value-type="float">
            <text:p>2,26</text:p>
          </table:table-cell>
          <table:table-cell table:style-name="ce15" table:formula="of:=[.F385]+[.E386]" office:value-type="float" office:value="877.161764705881" calcext:value-type="float">
            <text:p>877,16</text:p>
          </table:table-cell>
        </table:table-row>
        <table:table-row table:style-name="ro1"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ConfigureActivity_21_NullValueIntentPutExtraOperatorMutator</text:p>
          </table:table-cell>
          <table:table-cell table:style-name="ce13" table:formula="of:=[.D386]+[.B387]" office:value-type="float" office:value="59801" calcext:value-type="float">
            <text:p>59801</text:p>
          </table:table-cell>
          <table:table-cell table:style-name="ce15" table:formula="of:=[.B387]/[.$B$1]" office:value-type="float" office:value="2.26470588235294" calcext:value-type="float">
            <text:p>2,26</text:p>
          </table:table-cell>
          <table:table-cell table:style-name="ce15" table:formula="of:=[.F386]+[.E387]" office:value-type="float" office:value="879.426470588234" calcext:value-type="float">
            <text:p>879,43</text:p>
          </table:table-cell>
        </table:table-row>
        <table:table-row table:style-name="ro1"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ConfigureActivity_22_IntentPayloadReplacementOperatorMutator</text:p>
          </table:table-cell>
          <table:table-cell table:style-name="ce13" table:formula="of:=[.D387]+[.B388]" office:value-type="float" office:value="59953" calcext:value-type="float">
            <text:p>59953</text:p>
          </table:table-cell>
          <table:table-cell table:style-name="ce15" table:formula="of:=[.B388]/[.$B$1]" office:value-type="float" office:value="2.23529411764706" calcext:value-type="float">
            <text:p>2,24</text:p>
          </table:table-cell>
          <table:table-cell table:style-name="ce15" table:formula="of:=[.F387]+[.E388]" office:value-type="float" office:value="881.661764705881" calcext:value-type="float">
            <text:p>881,66</text:p>
          </table:table-cell>
        </table:table-row>
        <table:table-row table:style-name="ro1">
          <table:table-cell table:style-name="ce13" office:value-type="float" office:value="387" calcext:value-type="float">
            <text:p>38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ConfigureActivity_23_RandomActionIntentDefinitionOperatorMutator</text:p>
          </table:table-cell>
          <table:table-cell table:style-name="ce13" table:formula="of:=[.D388]+[.B389]" office:value-type="float" office:value="60106" calcext:value-type="float">
            <text:p>60106</text:p>
          </table:table-cell>
          <table:table-cell table:style-name="ce15" table:formula="of:=[.B389]/[.$B$1]" office:value-type="float" office:value="2.25" calcext:value-type="float">
            <text:p>2,25</text:p>
          </table:table-cell>
          <table:table-cell table:style-name="ce15" table:formula="of:=[.F388]+[.E389]" office:value-type="float" office:value="883.911764705881" calcext:value-type="float">
            <text:p>883,91</text:p>
          </table:table-cell>
        </table:table-row>
        <table:table-row table:style-name="ro1"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DeepLinkActivity_0_LengthyGUICreationOperatorMutator</text:p>
          </table:table-cell>
          <table:table-cell table:style-name="ce13" table:formula="of:=[.D389]+[.B390]" office:value-type="float" office:value="60258" calcext:value-type="float">
            <text:p>60258</text:p>
          </table:table-cell>
          <table:table-cell table:style-name="ce15" table:formula="of:=[.B390]/[.$B$1]" office:value-type="float" office:value="2.23529411764706" calcext:value-type="float">
            <text:p>2,24</text:p>
          </table:table-cell>
          <table:table-cell table:style-name="ce15" table:formula="of:=[.F389]+[.E390]" office:value-type="float" office:value="886.147058823528" calcext:value-type="float">
            <text:p>886,15</text:p>
          </table:table-cell>
        </table:table-row>
        <table:table-row table:style-name="ro1"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DeepLinkActivity_1_NullIntentOperatorMutator</text:p>
          </table:table-cell>
          <table:table-cell table:style-name="ce13" table:formula="of:=[.D390]+[.B391]" office:value-type="float" office:value="60409" calcext:value-type="float">
            <text:p>60409</text:p>
          </table:table-cell>
          <table:table-cell table:style-name="ce15" table:formula="of:=[.B391]/[.$B$1]" office:value-type="float" office:value="2.22058823529412" calcext:value-type="float">
            <text:p>2,22</text:p>
          </table:table-cell>
          <table:table-cell table:style-name="ce15" table:formula="of:=[.F390]+[.E391]" office:value-type="float" office:value="888.367647058822" calcext:value-type="float">
            <text:p>888,37</text:p>
          </table:table-cell>
        </table:table-row>
        <table:table-row table:style-name="ro1"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DeepLinkActivity_2_InvalidKeyIntentOperatorMutator</text:p>
          </table:table-cell>
          <table:table-cell table:style-name="ce13" table:formula="of:=[.D391]+[.B392]" office:value-type="float" office:value="60566" calcext:value-type="float">
            <text:p>60566</text:p>
          </table:table-cell>
          <table:table-cell table:style-name="ce15" table:formula="of:=[.B392]/[.$B$1]" office:value-type="float" office:value="2.30882352941176" calcext:value-type="float">
            <text:p>2,31</text:p>
          </table:table-cell>
          <table:table-cell table:style-name="ce15" table:formula="of:=[.F391]+[.E392]" office:value-type="float" office:value="890.676470588234" calcext:value-type="float">
            <text:p>890,68</text:p>
          </table:table-cell>
        </table:table-row>
        <table:table-row table:style-name="ro1"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DeepLinkActivity_3_RandomActionIntentDefinitionOperatorMutator</text:p>
          </table:table-cell>
          <table:table-cell table:style-name="ce13" table:formula="of:=[.D392]+[.B393]" office:value-type="float" office:value="60721" calcext:value-type="float">
            <text:p>60721</text:p>
          </table:table-cell>
          <table:table-cell table:style-name="ce15" table:formula="of:=[.B393]/[.$B$1]" office:value-type="float" office:value="2.27941176470588" calcext:value-type="float">
            <text:p>2,28</text:p>
          </table:table-cell>
          <table:table-cell table:style-name="ce15" table:formula="of:=[.F392]+[.E393]" office:value-type="float" office:value="892.95588235294" calcext:value-type="float">
            <text:p>892,96</text:p>
          </table:table-cell>
        </table:table-row>
        <table:table-row table:style-name="ro1"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DeepLinkActivity_4_RandomActionIntentDefinitionOperatorMutator</text:p>
          </table:table-cell>
          <table:table-cell table:style-name="ce13" table:formula="of:=[.D393]+[.B394]" office:value-type="float" office:value="60873" calcext:value-type="float">
            <text:p>60873</text:p>
          </table:table-cell>
          <table:table-cell table:style-name="ce15" table:formula="of:=[.B394]/[.$B$1]" office:value-type="float" office:value="2.23529411764706" calcext:value-type="float">
            <text:p>2,24</text:p>
          </table:table-cell>
          <table:table-cell table:style-name="ce15" table:formula="of:=[.F393]+[.E394]" office:value-type="float" office:value="895.191176470587" calcext:value-type="float">
            <text:p>895,19</text:p>
          </table:table-cell>
        </table:table-row>
        <table:table-row table:style-name="ro1"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DeepLinkActivity_5_NullIntentOperatorMutator</text:p>
          </table:table-cell>
          <table:table-cell table:style-name="ce13" table:formula="of:=[.D394]+[.B395]" office:value-type="float" office:value="61025" calcext:value-type="float">
            <text:p>61025</text:p>
          </table:table-cell>
          <table:table-cell table:style-name="ce15" table:formula="of:=[.B395]/[.$B$1]" office:value-type="float" office:value="2.23529411764706" calcext:value-type="float">
            <text:p>2,24</text:p>
          </table:table-cell>
          <table:table-cell table:style-name="ce15" table:formula="of:=[.F394]+[.E395]" office:value-type="float" office:value="897.426470588234" calcext:value-type="float">
            <text:p>897,43</text:p>
          </table:table-cell>
        </table:table-row>
        <table:table-row table:style-name="ro1"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DeepLinkActivity_6_InvalidKeyIntentOperatorMutator</text:p>
          </table:table-cell>
          <table:table-cell table:style-name="ce13" table:formula="of:=[.D395]+[.B396]" office:value-type="float" office:value="61179" calcext:value-type="float">
            <text:p>61179</text:p>
          </table:table-cell>
          <table:table-cell table:style-name="ce15" table:formula="of:=[.B396]/[.$B$1]" office:value-type="float" office:value="2.26470588235294" calcext:value-type="float">
            <text:p>2,26</text:p>
          </table:table-cell>
          <table:table-cell table:style-name="ce15" table:formula="of:=[.F395]+[.E396]" office:value-type="float" office:value="899.691176470587" calcext:value-type="float">
            <text:p>899,69</text:p>
          </table:table-cell>
        </table:table-row>
        <table:table-row table:style-name="ro1"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DeepLinkActivity_7_RandomActionIntentDefinitionOperatorMutator</text:p>
          </table:table-cell>
          <table:table-cell table:style-name="ce13" table:formula="of:=[.D396]+[.B397]" office:value-type="float" office:value="61333" calcext:value-type="float">
            <text:p>61333</text:p>
          </table:table-cell>
          <table:table-cell table:style-name="ce15" table:formula="of:=[.B397]/[.$B$1]" office:value-type="float" office:value="2.26470588235294" calcext:value-type="float">
            <text:p>2,26</text:p>
          </table:table-cell>
          <table:table-cell table:style-name="ce15" table:formula="of:=[.F396]+[.E397]" office:value-type="float" office:value="901.95588235294" calcext:value-type="float">
            <text:p>901,96</text:p>
          </table:table-cell>
        </table:table-row>
        <table:table-row table:style-name="ro1"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DeepLinkActivity_8_NullValueIntentPutExtraOperatorMutator</text:p>
          </table:table-cell>
          <table:table-cell table:style-name="ce13" table:formula="of:=[.D397]+[.B398]" office:value-type="float" office:value="61487" calcext:value-type="float">
            <text:p>61487</text:p>
          </table:table-cell>
          <table:table-cell table:style-name="ce15" table:formula="of:=[.B398]/[.$B$1]" office:value-type="float" office:value="2.26470588235294" calcext:value-type="float">
            <text:p>2,26</text:p>
          </table:table-cell>
          <table:table-cell table:style-name="ce15" table:formula="of:=[.F397]+[.E398]" office:value-type="float" office:value="904.220588235293" calcext:value-type="float">
            <text:p>904,22</text:p>
          </table:table-cell>
        </table:table-row>
        <table:table-row table:style-name="ro1"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DeepLinkActivity_9_IntentPayloadReplacementOperatorMutator</text:p>
          </table:table-cell>
          <table:table-cell table:style-name="ce13" table:formula="of:=[.D398]+[.B399]" office:value-type="float" office:value="61640" calcext:value-type="float">
            <text:p>61640</text:p>
          </table:table-cell>
          <table:table-cell table:style-name="ce15" table:formula="of:=[.B399]/[.$B$1]" office:value-type="float" office:value="2.25" calcext:value-type="float">
            <text:p>2,25</text:p>
          </table:table-cell>
          <table:table-cell table:style-name="ce15" table:formula="of:=[.F398]+[.E399]" office:value-type="float" office:value="906.470588235293" calcext:value-type="float">
            <text:p>906,47</text:p>
          </table:table-cell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DeepLinkActivity_10_RandomActionIntentDefinitionOperatorMutator</text:p>
          </table:table-cell>
          <table:table-cell table:style-name="ce13" table:formula="of:=[.D399]+[.B400]" office:value-type="float" office:value="61794" calcext:value-type="float">
            <text:p>61794</text:p>
          </table:table-cell>
          <table:table-cell table:style-name="ce15" table:formula="of:=[.B400]/[.$B$1]" office:value-type="float" office:value="2.26470588235294" calcext:value-type="float">
            <text:p>2,26</text:p>
          </table:table-cell>
          <table:table-cell table:style-name="ce15" table:formula="of:=[.F399]+[.E400]" office:value-type="float" office:value="908.735294117646" calcext:value-type="float">
            <text:p>908,74</text:p>
          </table:table-cell>
        </table:table-row>
        <table:table-row table:style-name="ro1"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DeepLinkActivity_11_RandomActionIntentDefinitionOperatorMutator</text:p>
          </table:table-cell>
          <table:table-cell table:style-name="ce13" table:formula="of:=[.D400]+[.B401]" office:value-type="float" office:value="61946" calcext:value-type="float">
            <text:p>61946</text:p>
          </table:table-cell>
          <table:table-cell table:style-name="ce15" table:formula="of:=[.B401]/[.$B$1]" office:value-type="float" office:value="2.23529411764706" calcext:value-type="float">
            <text:p>2,24</text:p>
          </table:table-cell>
          <table:table-cell table:style-name="ce15" table:formula="of:=[.F400]+[.E401]" office:value-type="float" office:value="910.970588235293" calcext:value-type="float">
            <text:p>910,97</text:p>
          </table:table-cell>
        </table:table-row>
        <table:table-row table:style-name="ro1"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PreferencesFragment_0_InvalidKeyIntentOperatorMutator</text:p>
          </table:table-cell>
          <table:table-cell table:style-name="ce13" table:formula="of:=[.D401]+[.B402]" office:value-type="float" office:value="62099" calcext:value-type="float">
            <text:p>62099</text:p>
          </table:table-cell>
          <table:table-cell table:style-name="ce15" table:formula="of:=[.B402]/[.$B$1]" office:value-type="float" office:value="2.25" calcext:value-type="float">
            <text:p>2,25</text:p>
          </table:table-cell>
          <table:table-cell table:style-name="ce15" table:formula="of:=[.F401]+[.E402]" office:value-type="float" office:value="913.220588235293" calcext:value-type="float">
            <text:p>913,22</text:p>
          </table:table-cell>
        </table:table-row>
        <table:table-row table:style-name="ro1"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1_RandomActionIntentDefinitionOperatorMutator</text:p>
          </table:table-cell>
          <table:table-cell table:style-name="ce13" table:formula="of:=[.D402]+[.B403]" office:value-type="float" office:value="62253" calcext:value-type="float">
            <text:p>62253</text:p>
          </table:table-cell>
          <table:table-cell table:style-name="ce15" table:formula="of:=[.B403]/[.$B$1]" office:value-type="float" office:value="2.26470588235294" calcext:value-type="float">
            <text:p>2,26</text:p>
          </table:table-cell>
          <table:table-cell table:style-name="ce15" table:formula="of:=[.F402]+[.E403]" office:value-type="float" office:value="915.485294117646" calcext:value-type="float">
            <text:p>915,49</text:p>
          </table:table-cell>
        </table:table-row>
        <table:table-row table:style-name="ro1"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2_InvalidKeyIntentOperatorMutator</text:p>
          </table:table-cell>
          <table:table-cell table:style-name="ce13" table:formula="of:=[.D403]+[.B404]" office:value-type="float" office:value="62405" calcext:value-type="float">
            <text:p>62405</text:p>
          </table:table-cell>
          <table:table-cell table:style-name="ce15" table:formula="of:=[.B404]/[.$B$1]" office:value-type="float" office:value="2.23529411764706" calcext:value-type="float">
            <text:p>2,24</text:p>
          </table:table-cell>
          <table:table-cell table:style-name="ce15" table:formula="of:=[.F403]+[.E404]" office:value-type="float" office:value="917.720588235293" calcext:value-type="float">
            <text:p>917,72</text:p>
          </table:table-cell>
        </table:table-row>
        <table:table-row table:style-name="ro1"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Fragment_3_RandomActionIntentDefinitionOperatorMutator</text:p>
          </table:table-cell>
          <table:table-cell table:style-name="ce13" table:formula="of:=[.D404]+[.B405]" office:value-type="float" office:value="62560" calcext:value-type="float">
            <text:p>62560</text:p>
          </table:table-cell>
          <table:table-cell table:style-name="ce15" table:formula="of:=[.B405]/[.$B$1]" office:value-type="float" office:value="2.27941176470588" calcext:value-type="float">
            <text:p>2,28</text:p>
          </table:table-cell>
          <table:table-cell table:style-name="ce15" table:formula="of:=[.F404]+[.E405]" office:value-type="float" office:value="919.999999999999" calcext:value-type="float">
            <text:p>920,00</text:p>
          </table:table-cell>
        </table:table-row>
        <table:table-row table:style-name="ro1"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string" calcext:value-type="string">
            <text:p>PreferencesFragment_4_RandomActionIntentDefinitionOperatorMutator</text:p>
          </table:table-cell>
          <table:table-cell table:style-name="ce13" table:formula="of:=[.D405]+[.B406]" office:value-type="float" office:value="62746" calcext:value-type="float">
            <text:p>62746</text:p>
          </table:table-cell>
          <table:table-cell table:style-name="ce15" table:formula="of:=[.B406]/[.$B$1]" office:value-type="float" office:value="2.73529411764706" calcext:value-type="float">
            <text:p>2,74</text:p>
          </table:table-cell>
          <table:table-cell table:style-name="ce15" table:formula="of:=[.F405]+[.E406]" office:value-type="float" office:value="922.735294117646" calcext:value-type="float">
            <text:p>922,74</text:p>
          </table:table-cell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5_RandomActionIntentDefinitionOperatorMutator</text:p>
          </table:table-cell>
          <table:table-cell table:style-name="ce13" table:formula="of:=[.D406]+[.B407]" office:value-type="float" office:value="62898" calcext:value-type="float">
            <text:p>62898</text:p>
          </table:table-cell>
          <table:table-cell table:style-name="ce15" table:formula="of:=[.B407]/[.$B$1]" office:value-type="float" office:value="2.23529411764706" calcext:value-type="float">
            <text:p>2,24</text:p>
          </table:table-cell>
          <table:table-cell table:style-name="ce15" table:formula="of:=[.F406]+[.E407]" office:value-type="float" office:value="924.970588235293" calcext:value-type="float">
            <text:p>924,97</text:p>
          </table:table-cell>
        </table:table-row>
        <table:table-row table:style-name="ro1"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PreferencesFragment_6_NullValueIntentPutExtraOperatorMutator</text:p>
          </table:table-cell>
          <table:table-cell table:style-name="ce13" table:formula="of:=[.D407]+[.B408]" office:value-type="float" office:value="63054" calcext:value-type="float">
            <text:p>63054</text:p>
          </table:table-cell>
          <table:table-cell table:style-name="ce15" table:formula="of:=[.B408]/[.$B$1]" office:value-type="float" office:value="2.29411764705882" calcext:value-type="float">
            <text:p>2,29</text:p>
          </table:table-cell>
          <table:table-cell table:style-name="ce15" table:formula="of:=[.F407]+[.E408]" office:value-type="float" office:value="927.264705882352" calcext:value-type="float">
            <text:p>927,26</text:p>
          </table:table-cell>
        </table:table-row>
        <table:table-row table:style-name="ro1"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Fragment_7_IntentPayloadReplacementOperatorMutator</text:p>
          </table:table-cell>
          <table:table-cell table:style-name="ce13" table:formula="of:=[.D408]+[.B409]" office:value-type="float" office:value="63209" calcext:value-type="float">
            <text:p>63209</text:p>
          </table:table-cell>
          <table:table-cell table:style-name="ce15" table:formula="of:=[.B409]/[.$B$1]" office:value-type="float" office:value="2.27941176470588" calcext:value-type="float">
            <text:p>2,28</text:p>
          </table:table-cell>
          <table:table-cell table:style-name="ce15" table:formula="of:=[.F408]+[.E409]" office:value-type="float" office:value="929.544117647058" calcext:value-type="float">
            <text:p>929,54</text:p>
          </table:table-cell>
        </table:table-row>
        <table:table-row table:style-name="ro1">
          <table:table-cell table:style-name="ce13" office:value-type="float" office:value="408" calcext:value-type="float">
            <text:p>40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PreferencesFragment_8_RandomActionIntentDefinitionOperatorMutator</text:p>
          </table:table-cell>
          <table:table-cell table:style-name="ce13" table:formula="of:=[.D409]+[.B410]" office:value-type="float" office:value="63362" calcext:value-type="float">
            <text:p>63362</text:p>
          </table:table-cell>
          <table:table-cell table:style-name="ce15" table:formula="of:=[.B410]/[.$B$1]" office:value-type="float" office:value="2.25" calcext:value-type="float">
            <text:p>2,25</text:p>
          </table:table-cell>
          <table:table-cell table:style-name="ce15" table:formula="of:=[.F409]+[.E410]" office:value-type="float" office:value="931.794117647058" calcext:value-type="float">
            <text:p>931,79</text:p>
          </table:table-cell>
        </table:table-row>
        <table:table-row table:style-name="ro1"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9_InvalidKeyIntentOperatorMutator</text:p>
          </table:table-cell>
          <table:table-cell table:style-name="ce13" table:formula="of:=[.D410]+[.B411]" office:value-type="float" office:value="63514" calcext:value-type="float">
            <text:p>63514</text:p>
          </table:table-cell>
          <table:table-cell table:style-name="ce15" table:formula="of:=[.B411]/[.$B$1]" office:value-type="float" office:value="2.23529411764706" calcext:value-type="float">
            <text:p>2,24</text:p>
          </table:table-cell>
          <table:table-cell table:style-name="ce15" table:formula="of:=[.F410]+[.E411]" office:value-type="float" office:value="934.029411764705" calcext:value-type="float">
            <text:p>934,03</text:p>
          </table:table-cell>
        </table:table-row>
        <table:table-row table:style-name="ro1"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PreferencesFragment_10_RandomActionIntentDefinitionOperatorMutator</text:p>
          </table:table-cell>
          <table:table-cell table:style-name="ce13" table:formula="of:=[.D411]+[.B412]" office:value-type="float" office:value="63667" calcext:value-type="float">
            <text:p>63667</text:p>
          </table:table-cell>
          <table:table-cell table:style-name="ce15" table:formula="of:=[.B412]/[.$B$1]" office:value-type="float" office:value="2.25" calcext:value-type="float">
            <text:p>2,25</text:p>
          </table:table-cell>
          <table:table-cell table:style-name="ce15" table:formula="of:=[.F411]+[.E412]" office:value-type="float" office:value="936.279411764705" calcext:value-type="float">
            <text:p>936,28</text:p>
          </table:table-cell>
        </table:table-row>
        <table:table-row table:style-name="ro1">
          <table:table-cell table:style-name="ce13" office:value-type="float" office:value="411" calcext:value-type="float">
            <text:p>41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11_RandomActionIntentDefinitionOperatorMutator</text:p>
          </table:table-cell>
          <table:table-cell table:style-name="ce13" table:formula="of:=[.D412]+[.B413]" office:value-type="float" office:value="63819" calcext:value-type="float">
            <text:p>63819</text:p>
          </table:table-cell>
          <table:table-cell table:style-name="ce15" table:formula="of:=[.B413]/[.$B$1]" office:value-type="float" office:value="2.23529411764706" calcext:value-type="float">
            <text:p>2,24</text:p>
          </table:table-cell>
          <table:table-cell table:style-name="ce15" table:formula="of:=[.F412]+[.E413]" office:value-type="float" office:value="938.514705882352" calcext:value-type="float">
            <text:p>938,51</text:p>
          </table:table-cell>
        </table:table-row>
        <table:table-row table:style-name="ro1"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12_RandomActionIntentDefinitionOperatorMutator</text:p>
          </table:table-cell>
          <table:table-cell table:style-name="ce13" table:formula="of:=[.D413]+[.B414]" office:value-type="float" office:value="63973" calcext:value-type="float">
            <text:p>63973</text:p>
          </table:table-cell>
          <table:table-cell table:style-name="ce15" table:formula="of:=[.B414]/[.$B$1]" office:value-type="float" office:value="2.26470588235294" calcext:value-type="float">
            <text:p>2,26</text:p>
          </table:table-cell>
          <table:table-cell table:style-name="ce15" table:formula="of:=[.F413]+[.E414]" office:value-type="float" office:value="940.779411764705" calcext:value-type="float">
            <text:p>940,78</text:p>
          </table:table-cell>
        </table:table-row>
        <table:table-row table:style-name="ro1">
          <table:table-cell table:style-name="ce13" office:value-type="float" office:value="413" calcext:value-type="float">
            <text:p>4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13_NullValueIntentPutExtraOperatorMutator</text:p>
          </table:table-cell>
          <table:table-cell table:style-name="ce13" table:formula="of:=[.D414]+[.B415]" office:value-type="float" office:value="64127" calcext:value-type="float">
            <text:p>64127</text:p>
          </table:table-cell>
          <table:table-cell table:style-name="ce15" table:formula="of:=[.B415]/[.$B$1]" office:value-type="float" office:value="2.26470588235294" calcext:value-type="float">
            <text:p>2,26</text:p>
          </table:table-cell>
          <table:table-cell table:style-name="ce15" table:formula="of:=[.F414]+[.E415]" office:value-type="float" office:value="943.044117647058" calcext:value-type="float">
            <text:p>943,04</text:p>
          </table:table-cell>
        </table:table-row>
        <table:table-row table:style-name="ro1">
          <table:table-cell table:style-name="ce13" office:value-type="float" office:value="414" calcext:value-type="float">
            <text:p>4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14_IntentPayloadReplacementOperatorMutator</text:p>
          </table:table-cell>
          <table:table-cell table:style-name="ce13" table:formula="of:=[.D415]+[.B416]" office:value-type="float" office:value="64281" calcext:value-type="float">
            <text:p>64281</text:p>
          </table:table-cell>
          <table:table-cell table:style-name="ce15" table:formula="of:=[.B416]/[.$B$1]" office:value-type="float" office:value="2.26470588235294" calcext:value-type="float">
            <text:p>2,26</text:p>
          </table:table-cell>
          <table:table-cell table:style-name="ce15" table:formula="of:=[.F415]+[.E416]" office:value-type="float" office:value="945.308823529411" calcext:value-type="float">
            <text:p>945,31</text:p>
          </table:table-cell>
        </table:table-row>
        <table:table-row table:style-name="ro1">
          <table:table-cell table:style-name="ce13" office:value-type="float" office:value="415" calcext:value-type="float">
            <text:p>41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PreferencesFragment_15_RandomActionIntentDefinitionOperatorMutator</text:p>
          </table:table-cell>
          <table:table-cell table:style-name="ce13" table:formula="of:=[.D416]+[.B417]" office:value-type="float" office:value="64434" calcext:value-type="float">
            <text:p>64434</text:p>
          </table:table-cell>
          <table:table-cell table:style-name="ce15" table:formula="of:=[.B417]/[.$B$1]" office:value-type="float" office:value="2.25" calcext:value-type="float">
            <text:p>2,25</text:p>
          </table:table-cell>
          <table:table-cell table:style-name="ce15" table:formula="of:=[.F416]+[.E417]" office:value-type="float" office:value="947.55882352941" calcext:value-type="float">
            <text:p>947,56</text:p>
          </table:table-cell>
        </table:table-row>
        <table:table-row table:style-name="ro1"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PreferencesFragment_16_BuggyGUIListenerOperatorMutator</text:p>
          </table:table-cell>
          <table:table-cell table:style-name="ce13" table:formula="of:=[.D417]+[.B418]" office:value-type="float" office:value="64584" calcext:value-type="float">
            <text:p>64584</text:p>
          </table:table-cell>
          <table:table-cell table:style-name="ce15" table:formula="of:=[.B418]/[.$B$1]" office:value-type="float" office:value="2.20588235294118" calcext:value-type="float">
            <text:p>2,21</text:p>
          </table:table-cell>
          <table:table-cell table:style-name="ce15" table:formula="of:=[.F417]+[.E418]" office:value-type="float" office:value="949.764705882352" calcext:value-type="float">
            <text:p>949,76</text:p>
          </table:table-cell>
        </table:table-row>
        <table:table-row table:style-name="ro1">
          <table:table-cell table:style-name="ce13" office:value-type="float" office:value="417" calcext:value-type="float">
            <text:p>41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17_LengthyGUIListenerOperatorMutator</text:p>
          </table:table-cell>
          <table:table-cell table:style-name="ce13" table:formula="of:=[.D418]+[.B419]" office:value-type="float" office:value="64736" calcext:value-type="float">
            <text:p>64736</text:p>
          </table:table-cell>
          <table:table-cell table:style-name="ce15" table:formula="of:=[.B419]/[.$B$1]" office:value-type="float" office:value="2.23529411764706" calcext:value-type="float">
            <text:p>2,24</text:p>
          </table:table-cell>
          <table:table-cell table:style-name="ce15" table:formula="of:=[.F418]+[.E419]" office:value-type="float" office:value="951.999999999999" calcext:value-type="float">
            <text:p>952,00</text:p>
          </table:table-cell>
        </table:table-row>
        <table:table-row table:style-name="ro1">
          <table:table-cell table:style-name="ce13" office:value-type="float" office:value="418" calcext:value-type="float">
            <text:p>41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Fragment_18_BuggyGUIListenerOperatorMutator</text:p>
          </table:table-cell>
          <table:table-cell table:style-name="ce13" table:formula="of:=[.D419]+[.B420]" office:value-type="float" office:value="64891" calcext:value-type="float">
            <text:p>64891</text:p>
          </table:table-cell>
          <table:table-cell table:style-name="ce15" table:formula="of:=[.B420]/[.$B$1]" office:value-type="float" office:value="2.27941176470588" calcext:value-type="float">
            <text:p>2,28</text:p>
          </table:table-cell>
          <table:table-cell table:style-name="ce15" table:formula="of:=[.F419]+[.E420]" office:value-type="float" office:value="954.279411764705" calcext:value-type="float">
            <text:p>954,28</text:p>
          </table:table-cell>
        </table:table-row>
        <table:table-row table:style-name="ro1">
          <table:table-cell table:style-name="ce13" office:value-type="float" office:value="419" calcext:value-type="float">
            <text:p>41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Fragment_19_LengthyGUIListenerOperatorMutator</text:p>
          </table:table-cell>
          <table:table-cell table:style-name="ce13" table:formula="of:=[.D420]+[.B421]" office:value-type="float" office:value="65046" calcext:value-type="float">
            <text:p>65046</text:p>
          </table:table-cell>
          <table:table-cell table:style-name="ce15" table:formula="of:=[.B421]/[.$B$1]" office:value-type="float" office:value="2.27941176470588" calcext:value-type="float">
            <text:p>2,28</text:p>
          </table:table-cell>
          <table:table-cell table:style-name="ce15" table:formula="of:=[.F420]+[.E421]" office:value-type="float" office:value="956.55882352941" calcext:value-type="float">
            <text:p>956,56</text:p>
          </table:table-cell>
        </table:table-row>
        <table:table-row table:style-name="ro1"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20_BuggyGUIListenerOperatorMutator</text:p>
          </table:table-cell>
          <table:table-cell table:style-name="ce13" table:formula="of:=[.D421]+[.B422]" office:value-type="float" office:value="65200" calcext:value-type="float">
            <text:p>65200</text:p>
          </table:table-cell>
          <table:table-cell table:style-name="ce15" table:formula="of:=[.B422]/[.$B$1]" office:value-type="float" office:value="2.26470588235294" calcext:value-type="float">
            <text:p>2,26</text:p>
          </table:table-cell>
          <table:table-cell table:style-name="ce15" table:formula="of:=[.F421]+[.E422]" office:value-type="float" office:value="958.823529411763" calcext:value-type="float">
            <text:p>958,82</text:p>
          </table:table-cell>
        </table:table-row>
        <table:table-row table:style-name="ro1">
          <table:table-cell table:style-name="ce13" office:value-type="float" office:value="421" calcext:value-type="float">
            <text:p>42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21_LengthyGUIListenerOperatorMutator</text:p>
          </table:table-cell>
          <table:table-cell table:style-name="ce13" table:formula="of:=[.D422]+[.B423]" office:value-type="float" office:value="65354" calcext:value-type="float">
            <text:p>65354</text:p>
          </table:table-cell>
          <table:table-cell table:style-name="ce15" table:formula="of:=[.B423]/[.$B$1]" office:value-type="float" office:value="2.26470588235294" calcext:value-type="float">
            <text:p>2,26</text:p>
          </table:table-cell>
          <table:table-cell table:style-name="ce15" table:formula="of:=[.F422]+[.E423]" office:value-type="float" office:value="961.088235294116" calcext:value-type="float">
            <text:p>961,09</text:p>
          </table:table-cell>
        </table:table-row>
        <table:table-row table:style-name="ro1"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PreferencesFragment_22_BuggyGUIListenerOperatorMutator</text:p>
          </table:table-cell>
          <table:table-cell table:style-name="ce13" table:formula="of:=[.D423]+[.B424]" office:value-type="float" office:value="65507" calcext:value-type="float">
            <text:p>65507</text:p>
          </table:table-cell>
          <table:table-cell table:style-name="ce15" table:formula="of:=[.B424]/[.$B$1]" office:value-type="float" office:value="2.25" calcext:value-type="float">
            <text:p>2,25</text:p>
          </table:table-cell>
          <table:table-cell table:style-name="ce15" table:formula="of:=[.F423]+[.E424]" office:value-type="float" office:value="963.338235294116" calcext:value-type="float">
            <text:p>963,34</text:p>
          </table:table-cell>
        </table:table-row>
        <table:table-row table:style-name="ro1">
          <table:table-cell table:style-name="ce13" office:value-type="float" office:value="423" calcext:value-type="float">
            <text:p>4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23_LengthyGUIListenerOperatorMutator</text:p>
          </table:table-cell>
          <table:table-cell table:style-name="ce13" table:formula="of:=[.D424]+[.B425]" office:value-type="float" office:value="65661" calcext:value-type="float">
            <text:p>65661</text:p>
          </table:table-cell>
          <table:table-cell table:style-name="ce15" table:formula="of:=[.B425]/[.$B$1]" office:value-type="float" office:value="2.26470588235294" calcext:value-type="float">
            <text:p>2,26</text:p>
          </table:table-cell>
          <table:table-cell table:style-name="ce15" table:formula="of:=[.F424]+[.E425]" office:value-type="float" office:value="965.602941176469" calcext:value-type="float">
            <text:p>965,60</text:p>
          </table:table-cell>
        </table:table-row>
        <table:table-row table:style-name="ro1"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24_BuggyGUIListenerOperatorMutator</text:p>
          </table:table-cell>
          <table:table-cell table:style-name="ce13" table:formula="of:=[.D425]+[.B426]" office:value-type="float" office:value="65815" calcext:value-type="float">
            <text:p>65815</text:p>
          </table:table-cell>
          <table:table-cell table:style-name="ce15" table:formula="of:=[.B426]/[.$B$1]" office:value-type="float" office:value="2.26470588235294" calcext:value-type="float">
            <text:p>2,26</text:p>
          </table:table-cell>
          <table:table-cell table:style-name="ce15" table:formula="of:=[.F425]+[.E426]" office:value-type="float" office:value="967.867647058822" calcext:value-type="float">
            <text:p>967,87</text:p>
          </table:table-cell>
        </table:table-row>
        <table:table-row table:style-name="ro1"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25_LengthyGUIListenerOperatorMutator</text:p>
          </table:table-cell>
          <table:table-cell table:style-name="ce13" table:formula="of:=[.D426]+[.B427]" office:value-type="float" office:value="65967" calcext:value-type="float">
            <text:p>65967</text:p>
          </table:table-cell>
          <table:table-cell table:style-name="ce15" table:formula="of:=[.B427]/[.$B$1]" office:value-type="float" office:value="2.23529411764706" calcext:value-type="float">
            <text:p>2,24</text:p>
          </table:table-cell>
          <table:table-cell table:style-name="ce15" table:formula="of:=[.F426]+[.E427]" office:value-type="float" office:value="970.102941176469" calcext:value-type="float">
            <text:p>970,10</text:p>
          </table:table-cell>
        </table:table-row>
        <table:table-row table:style-name="ro1">
          <table:table-cell table:style-name="ce13" office:value-type="float" office:value="426" calcext:value-type="float">
            <text:p>42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Fragment_26_InvalidKeyIntentOperatorMutator</text:p>
          </table:table-cell>
          <table:table-cell table:style-name="ce13" table:formula="of:=[.D427]+[.B428]" office:value-type="float" office:value="66122" calcext:value-type="float">
            <text:p>66122</text:p>
          </table:table-cell>
          <table:table-cell table:style-name="ce15" table:formula="of:=[.B428]/[.$B$1]" office:value-type="float" office:value="2.27941176470588" calcext:value-type="float">
            <text:p>2,28</text:p>
          </table:table-cell>
          <table:table-cell table:style-name="ce15" table:formula="of:=[.F427]+[.E428]" office:value-type="float" office:value="972.382352941175" calcext:value-type="float">
            <text:p>972,38</text:p>
          </table:table-cell>
        </table:table-row>
        <table:table-row table:style-name="ro1">
          <table:table-cell table:style-name="ce13" office:value-type="float" office:value="427" calcext:value-type="float">
            <text:p>4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PreferencesFragment_27_RandomActionIntentDefinitionOperatorMutator</text:p>
          </table:table-cell>
          <table:table-cell table:style-name="ce13" table:formula="of:=[.D428]+[.B429]" office:value-type="float" office:value="66275" calcext:value-type="float">
            <text:p>66275</text:p>
          </table:table-cell>
          <table:table-cell table:style-name="ce15" table:formula="of:=[.B429]/[.$B$1]" office:value-type="float" office:value="2.25" calcext:value-type="float">
            <text:p>2,25</text:p>
          </table:table-cell>
          <table:table-cell table:style-name="ce15" table:formula="of:=[.F428]+[.E429]" office:value-type="float" office:value="974.632352941175" calcext:value-type="float">
            <text:p>974,63</text:p>
          </table:table-cell>
        </table:table-row>
        <table:table-row table:style-name="ro1"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PreferencesFragment_28_RandomActionIntentDefinitionOperatorMutator</text:p>
          </table:table-cell>
          <table:table-cell table:style-name="ce13" table:formula="of:=[.D429]+[.B430]" office:value-type="float" office:value="66430" calcext:value-type="float">
            <text:p>66430</text:p>
          </table:table-cell>
          <table:table-cell table:style-name="ce15" table:formula="of:=[.B430]/[.$B$1]" office:value-type="float" office:value="2.27941176470588" calcext:value-type="float">
            <text:p>2,28</text:p>
          </table:table-cell>
          <table:table-cell table:style-name="ce15" table:formula="of:=[.F429]+[.E430]" office:value-type="float" office:value="976.911764705881" calcext:value-type="float">
            <text:p>976,91</text:p>
          </table:table-cell>
        </table:table-row>
        <table:table-row table:style-name="ro1"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PreferencesFragment_29_RandomActionIntentDefinitionOperatorMutator</text:p>
          </table:table-cell>
          <table:table-cell table:style-name="ce13" table:formula="of:=[.D430]+[.B431]" office:value-type="float" office:value="66587" calcext:value-type="float">
            <text:p>66587</text:p>
          </table:table-cell>
          <table:table-cell table:style-name="ce15" table:formula="of:=[.B431]/[.$B$1]" office:value-type="float" office:value="2.30882352941176" calcext:value-type="float">
            <text:p>2,31</text:p>
          </table:table-cell>
          <table:table-cell table:style-name="ce15" table:formula="of:=[.F430]+[.E431]" office:value-type="float" office:value="979.220588235293" calcext:value-type="float">
            <text:p>979,22</text:p>
          </table:table-cell>
        </table:table-row>
        <table:table-row table:style-name="ro1"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PreferencesFragment_30_NullValueIntentPutExtraOperatorMutator</text:p>
          </table:table-cell>
          <table:table-cell table:style-name="ce13" table:formula="of:=[.D431]+[.B432]" office:value-type="float" office:value="66741" calcext:value-type="float">
            <text:p>66741</text:p>
          </table:table-cell>
          <table:table-cell table:style-name="ce15" table:formula="of:=[.B432]/[.$B$1]" office:value-type="float" office:value="2.26470588235294" calcext:value-type="float">
            <text:p>2,26</text:p>
          </table:table-cell>
          <table:table-cell table:style-name="ce15" table:formula="of:=[.F431]+[.E432]" office:value-type="float" office:value="981.485294117646" calcext:value-type="float">
            <text:p>981,49</text:p>
          </table:table-cell>
        </table:table-row>
        <table:table-row table:style-name="ro1"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31_IntentPayloadReplacementOperatorMutator</text:p>
          </table:table-cell>
          <table:table-cell table:style-name="ce13" table:formula="of:=[.D432]+[.B433]" office:value-type="float" office:value="66893" calcext:value-type="float">
            <text:p>66893</text:p>
          </table:table-cell>
          <table:table-cell table:style-name="ce15" table:formula="of:=[.B433]/[.$B$1]" office:value-type="float" office:value="2.23529411764706" calcext:value-type="float">
            <text:p>2,24</text:p>
          </table:table-cell>
          <table:table-cell table:style-name="ce15" table:formula="of:=[.F432]+[.E433]" office:value-type="float" office:value="983.720588235293" calcext:value-type="float">
            <text:p>983,72</text:p>
          </table:table-cell>
        </table:table-row>
        <table:table-row table:style-name="ro1">
          <table:table-cell table:style-name="ce13" office:value-type="float" office:value="432" calcext:value-type="float">
            <text:p>43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PreferencesFragment_32_RandomActionIntentDefinitionOperatorMutator</text:p>
          </table:table-cell>
          <table:table-cell table:style-name="ce13" table:formula="of:=[.D433]+[.B434]" office:value-type="float" office:value="67045" calcext:value-type="float">
            <text:p>67045</text:p>
          </table:table-cell>
          <table:table-cell table:style-name="ce15" table:formula="of:=[.B434]/[.$B$1]" office:value-type="float" office:value="2.23529411764706" calcext:value-type="float">
            <text:p>2,24</text:p>
          </table:table-cell>
          <table:table-cell table:style-name="ce15" table:formula="of:=[.F433]+[.E434]" office:value-type="float" office:value="985.95588235294" calcext:value-type="float">
            <text:p>985,96</text:p>
          </table:table-cell>
        </table:table-row>
        <table:table-row table:style-name="ro1">
          <table:table-cell table:style-name="ce13" office:value-type="float" office:value="433" calcext:value-type="float">
            <text:p>43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Activity_0_LengthyGUICreationOperatorMutator</text:p>
          </table:table-cell>
          <table:table-cell table:style-name="ce13" table:formula="of:=[.D434]+[.B435]" office:value-type="float" office:value="67201" calcext:value-type="float">
            <text:p>67201</text:p>
          </table:table-cell>
          <table:table-cell table:style-name="ce15" table:formula="of:=[.B435]/[.$B$1]" office:value-type="float" office:value="2.29411764705882" calcext:value-type="float">
            <text:p>2,29</text:p>
          </table:table-cell>
          <table:table-cell table:style-name="ce15" table:formula="of:=[.F434]+[.E435]" office:value-type="float" office:value="988.249999999999" calcext:value-type="float">
            <text:p>988,25</text:p>
          </table:table-cell>
        </table:table-row>
        <table:table-row table:style-name="ro1"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string" calcext:value-type="string">
            <text:p>NoteEditorActivity_1_FindViewByIdReturnsNullOperatorMutator</text:p>
          </table:table-cell>
          <table:table-cell table:style-name="ce13" table:formula="of:=[.D435]+[.B436]" office:value-type="float" office:value="67361" calcext:value-type="float">
            <text:p>67361</text:p>
          </table:table-cell>
          <table:table-cell table:style-name="ce15" table:formula="of:=[.B436]/[.$B$1]" office:value-type="float" office:value="2.35294117647059" calcext:value-type="float">
            <text:p>2,35</text:p>
          </table:table-cell>
          <table:table-cell table:style-name="ce15" table:formula="of:=[.F435]+[.E436]" office:value-type="float" office:value="990.602941176469" calcext:value-type="float">
            <text:p>990,60</text:p>
          </table:table-cell>
        </table:table-row>
        <table:table-row table:style-name="ro1">
          <table:table-cell table:style-name="ce13" office:value-type="float" office:value="435" calcext:value-type="float">
            <text:p>4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2_InvalidIDFindViewOperatorMutator</text:p>
          </table:table-cell>
          <table:table-cell table:style-name="ce13" table:formula="of:=[.D436]+[.B437]" office:value-type="float" office:value="67514" calcext:value-type="float">
            <text:p>67514</text:p>
          </table:table-cell>
          <table:table-cell table:style-name="ce15" table:formula="of:=[.B437]/[.$B$1]" office:value-type="float" office:value="2.25" calcext:value-type="float">
            <text:p>2,25</text:p>
          </table:table-cell>
          <table:table-cell table:style-name="ce15" table:formula="of:=[.F436]+[.E437]" office:value-type="float" office:value="992.852941176469" calcext:value-type="float">
            <text:p>992,85</text:p>
          </table:table-cell>
        </table:table-row>
        <table:table-row table:style-name="ro1"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3_InvalidViewFocusOperatorMutator</text:p>
          </table:table-cell>
          <table:table-cell table:style-name="ce13" table:formula="of:=[.D437]+[.B438]" office:value-type="float" office:value="67668" calcext:value-type="float">
            <text:p>67668</text:p>
          </table:table-cell>
          <table:table-cell table:style-name="ce15" table:formula="of:=[.B438]/[.$B$1]" office:value-type="float" office:value="2.26470588235294" calcext:value-type="float">
            <text:p>2,26</text:p>
          </table:table-cell>
          <table:table-cell table:style-name="ce15" table:formula="of:=[.F437]+[.E438]" office:value-type="float" office:value="995.117647058822" calcext:value-type="float">
            <text:p>995,12</text:p>
          </table:table-cell>
        </table:table-row>
        <table:table-row table:style-name="ro1">
          <table:table-cell table:style-name="ce13" office:value-type="float" office:value="437" calcext:value-type="float">
            <text:p>43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4_ViewComponentNotVisibleOperatorMutator</text:p>
          </table:table-cell>
          <table:table-cell table:style-name="ce13" table:formula="of:=[.D438]+[.B439]" office:value-type="float" office:value="67820" calcext:value-type="float">
            <text:p>67820</text:p>
          </table:table-cell>
          <table:table-cell table:style-name="ce15" table:formula="of:=[.B439]/[.$B$1]" office:value-type="float" office:value="2.23529411764706" calcext:value-type="float">
            <text:p>2,24</text:p>
          </table:table-cell>
          <table:table-cell table:style-name="ce15" table:formula="of:=[.F438]+[.E439]" office:value-type="float" office:value="997.352941176469" calcext:value-type="float">
            <text:p>997,35</text:p>
          </table:table-cell>
        </table:table-row>
        <table:table-row table:style-name="ro1"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5_BuggyGUIListenerOperatorMutator</text:p>
          </table:table-cell>
          <table:table-cell table:style-name="ce13" table:formula="of:=[.D439]+[.B440]" office:value-type="float" office:value="67973" calcext:value-type="float">
            <text:p>67973</text:p>
          </table:table-cell>
          <table:table-cell table:style-name="ce15" table:formula="of:=[.B440]/[.$B$1]" office:value-type="float" office:value="2.25" calcext:value-type="float">
            <text:p>2,25</text:p>
          </table:table-cell>
          <table:table-cell table:style-name="ce15" table:formula="of:=[.F439]+[.E440]" office:value-type="float" office:value="999.602941176469" calcext:value-type="float">
            <text:p>999,60</text:p>
          </table:table-cell>
        </table:table-row>
        <table:table-row table:style-name="ro1"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Activity_6_LengthyGUIListenerOperatorMutator</text:p>
          </table:table-cell>
          <table:table-cell table:style-name="ce13" table:formula="of:=[.D440]+[.B441]" office:value-type="float" office:value="68129" calcext:value-type="float">
            <text:p>68129</text:p>
          </table:table-cell>
          <table:table-cell table:style-name="ce15" table:formula="of:=[.B441]/[.$B$1]" office:value-type="float" office:value="2.29411764705882" calcext:value-type="float">
            <text:p>2,29</text:p>
          </table:table-cell>
          <table:table-cell table:style-name="ce15" table:formula="of:=[.F440]+[.E441]" office:value-type="float" office:value="1001.89705882353" calcext:value-type="float">
            <text:p>1001,90</text:p>
          </table:table-cell>
        </table:table-row>
        <table:table-row table:style-name="ro1"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Activity_7_FindViewByIdReturnsNullOperatorMutator</text:p>
          </table:table-cell>
          <table:table-cell table:style-name="ce13" table:formula="of:=[.D441]+[.B442]" office:value-type="float" office:value="68285" calcext:value-type="float">
            <text:p>68285</text:p>
          </table:table-cell>
          <table:table-cell table:style-name="ce15" table:formula="of:=[.B442]/[.$B$1]" office:value-type="float" office:value="2.29411764705882" calcext:value-type="float">
            <text:p>2,29</text:p>
          </table:table-cell>
          <table:table-cell table:style-name="ce15" table:formula="of:=[.F441]+[.E442]" office:value-type="float" office:value="1004.19117647059" calcext:value-type="float">
            <text:p>1004,19</text:p>
          </table:table-cell>
        </table:table-row>
        <table:table-row table:style-name="ro1">
          <table:table-cell table:style-name="ce13" office:value-type="float" office:value="441" calcext:value-type="float">
            <text:p>4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8_InvalidIDFindViewOperatorMutator</text:p>
          </table:table-cell>
          <table:table-cell table:style-name="ce13" table:formula="of:=[.D442]+[.B443]" office:value-type="float" office:value="68438" calcext:value-type="float">
            <text:p>68438</text:p>
          </table:table-cell>
          <table:table-cell table:style-name="ce15" table:formula="of:=[.B443]/[.$B$1]" office:value-type="float" office:value="2.25" calcext:value-type="float">
            <text:p>2,25</text:p>
          </table:table-cell>
          <table:table-cell table:style-name="ce15" table:formula="of:=[.F442]+[.E443]" office:value-type="float" office:value="1006.44117647059" calcext:value-type="float">
            <text:p>1006,44</text:p>
          </table:table-cell>
        </table:table-row>
        <table:table-row table:style-name="ro1"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9_InvalidViewFocusOperatorMutator</text:p>
          </table:table-cell>
          <table:table-cell table:style-name="ce13" table:formula="of:=[.D443]+[.B444]" office:value-type="float" office:value="68593" calcext:value-type="float">
            <text:p>68593</text:p>
          </table:table-cell>
          <table:table-cell table:style-name="ce15" table:formula="of:=[.B444]/[.$B$1]" office:value-type="float" office:value="2.27941176470588" calcext:value-type="float">
            <text:p>2,28</text:p>
          </table:table-cell>
          <table:table-cell table:style-name="ce15" table:formula="of:=[.F443]+[.E444]" office:value-type="float" office:value="1008.72058823529" calcext:value-type="float">
            <text:p>1008,72</text:p>
          </table:table-cell>
        </table:table-row>
        <table:table-row table:style-name="ro1">
          <table:table-cell table:style-name="ce13" office:value-type="float" office:value="443" calcext:value-type="float">
            <text:p>4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10_ViewComponentNotVisibleOperatorMutator</text:p>
          </table:table-cell>
          <table:table-cell table:style-name="ce13" table:formula="of:=[.D444]+[.B445]" office:value-type="float" office:value="68746" calcext:value-type="float">
            <text:p>68746</text:p>
          </table:table-cell>
          <table:table-cell table:style-name="ce15" table:formula="of:=[.B445]/[.$B$1]" office:value-type="float" office:value="2.25" calcext:value-type="float">
            <text:p>2,25</text:p>
          </table:table-cell>
          <table:table-cell table:style-name="ce15" table:formula="of:=[.F444]+[.E445]" office:value-type="float" office:value="1010.97058823529" calcext:value-type="float">
            <text:p>1010,97</text:p>
          </table:table-cell>
        </table:table-row>
        <table:table-row table:style-name="ro1"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11_FindViewByIdReturnsNullOperatorMutator</text:p>
          </table:table-cell>
          <table:table-cell table:style-name="ce13" table:formula="of:=[.D445]+[.B446]" office:value-type="float" office:value="68899" calcext:value-type="float">
            <text:p>68899</text:p>
          </table:table-cell>
          <table:table-cell table:style-name="ce15" table:formula="of:=[.B446]/[.$B$1]" office:value-type="float" office:value="2.25" calcext:value-type="float">
            <text:p>2,25</text:p>
          </table:table-cell>
          <table:table-cell table:style-name="ce15" table:formula="of:=[.F445]+[.E446]" office:value-type="float" office:value="1013.22058823529" calcext:value-type="float">
            <text:p>1013,22</text:p>
          </table:table-cell>
        </table:table-row>
        <table:table-row table:style-name="ro1"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12_InvalidIDFindViewOperatorMutator</text:p>
          </table:table-cell>
          <table:table-cell table:style-name="ce13" table:formula="of:=[.D446]+[.B447]" office:value-type="float" office:value="69052" calcext:value-type="float">
            <text:p>69052</text:p>
          </table:table-cell>
          <table:table-cell table:style-name="ce15" table:formula="of:=[.B447]/[.$B$1]" office:value-type="float" office:value="2.25" calcext:value-type="float">
            <text:p>2,25</text:p>
          </table:table-cell>
          <table:table-cell table:style-name="ce15" table:formula="of:=[.F446]+[.E447]" office:value-type="float" office:value="1015.47058823529" calcext:value-type="float">
            <text:p>1015,47</text:p>
          </table:table-cell>
        </table:table-row>
        <table:table-row table:style-name="ro1">
          <table:table-cell table:style-name="ce13" office:value-type="float" office:value="446" calcext:value-type="float">
            <text:p>44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13_InvalidViewFocusOperatorMutator</text:p>
          </table:table-cell>
          <table:table-cell table:style-name="ce13" table:formula="of:=[.D447]+[.B448]" office:value-type="float" office:value="69204" calcext:value-type="float">
            <text:p>69204</text:p>
          </table:table-cell>
          <table:table-cell table:style-name="ce15" table:formula="of:=[.B448]/[.$B$1]" office:value-type="float" office:value="2.23529411764706" calcext:value-type="float">
            <text:p>2,24</text:p>
          </table:table-cell>
          <table:table-cell table:style-name="ce15" table:formula="of:=[.F447]+[.E448]" office:value-type="float" office:value="1017.70588235294" calcext:value-type="float">
            <text:p>1017,71</text:p>
          </table:table-cell>
        </table:table-row>
        <table:table-row table:style-name="ro1">
          <table:table-cell table:style-name="ce13" office:value-type="float" office:value="447" calcext:value-type="float">
            <text:p>4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14_ViewComponentNotVisibleOperatorMutator</text:p>
          </table:table-cell>
          <table:table-cell table:style-name="ce13" table:formula="of:=[.D448]+[.B449]" office:value-type="float" office:value="69359" calcext:value-type="float">
            <text:p>69359</text:p>
          </table:table-cell>
          <table:table-cell table:style-name="ce15" table:formula="of:=[.B449]/[.$B$1]" office:value-type="float" office:value="2.27941176470588" calcext:value-type="float">
            <text:p>2,28</text:p>
          </table:table-cell>
          <table:table-cell table:style-name="ce15" table:formula="of:=[.F448]+[.E449]" office:value-type="float" office:value="1019.98529411765" calcext:value-type="float">
            <text:p>1019,99</text:p>
          </table:table-cell>
        </table:table-row>
        <table:table-row table:style-name="ro1">
          <table:table-cell table:style-name="ce13" office:value-type="float" office:value="448" calcext:value-type="float">
            <text:p>44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Activity_15_RandomActionIntentDefinitionOperatorMutator</text:p>
          </table:table-cell>
          <table:table-cell table:style-name="ce13" table:formula="of:=[.D449]+[.B450]" office:value-type="float" office:value="69515" calcext:value-type="float">
            <text:p>69515</text:p>
          </table:table-cell>
          <table:table-cell table:style-name="ce15" table:formula="of:=[.B450]/[.$B$1]" office:value-type="float" office:value="2.29411764705882" calcext:value-type="float">
            <text:p>2,29</text:p>
          </table:table-cell>
          <table:table-cell table:style-name="ce15" table:formula="of:=[.F449]+[.E450]" office:value-type="float" office:value="1022.2794117647" calcext:value-type="float">
            <text:p>1022,28</text:p>
          </table:table-cell>
        </table:table-row>
        <table:table-row table:style-name="ro1"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16_BinaryMutator</text:p>
          </table:table-cell>
          <table:table-cell table:style-name="ce13" table:formula="of:=[.D450]+[.B451]" office:value-type="float" office:value="69670" calcext:value-type="float">
            <text:p>69670</text:p>
          </table:table-cell>
          <table:table-cell table:style-name="ce15" table:formula="of:=[.B451]/[.$B$1]" office:value-type="float" office:value="2.27941176470588" calcext:value-type="float">
            <text:p>2,28</text:p>
          </table:table-cell>
          <table:table-cell table:style-name="ce15" table:formula="of:=[.F450]+[.E451]" office:value-type="float" office:value="1024.55882352941" calcext:value-type="float">
            <text:p>1024,56</text:p>
          </table:table-cell>
        </table:table-row>
        <table:table-row table:style-name="ro1"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17_NullIntentOperatorMutator</text:p>
          </table:table-cell>
          <table:table-cell table:style-name="ce13" table:formula="of:=[.D451]+[.B452]" office:value-type="float" office:value="69825" calcext:value-type="float">
            <text:p>69825</text:p>
          </table:table-cell>
          <table:table-cell table:style-name="ce15" table:formula="of:=[.B452]/[.$B$1]" office:value-type="float" office:value="2.27941176470588" calcext:value-type="float">
            <text:p>2,28</text:p>
          </table:table-cell>
          <table:table-cell table:style-name="ce15" table:formula="of:=[.F451]+[.E452]" office:value-type="float" office:value="1026.83823529412" calcext:value-type="float">
            <text:p>1026,84</text:p>
          </table:table-cell>
        </table:table-row>
        <table:table-row table:style-name="ro1"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18_InvalidKeyIntentOperatorMutator</text:p>
          </table:table-cell>
          <table:table-cell table:style-name="ce13" table:formula="of:=[.D452]+[.B453]" office:value-type="float" office:value="69980" calcext:value-type="float">
            <text:p>69980</text:p>
          </table:table-cell>
          <table:table-cell table:style-name="ce15" table:formula="of:=[.B453]/[.$B$1]" office:value-type="float" office:value="2.27941176470588" calcext:value-type="float">
            <text:p>2,28</text:p>
          </table:table-cell>
          <table:table-cell table:style-name="ce15" table:formula="of:=[.F452]+[.E453]" office:value-type="float" office:value="1029.11764705882" calcext:value-type="float">
            <text:p>1029,12</text:p>
          </table:table-cell>
        </table:table-row>
        <table:table-row table:style-name="ro1"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19_RandomActionIntentDefinitionOperatorMutator</text:p>
          </table:table-cell>
          <table:table-cell table:style-name="ce13" table:formula="of:=[.D453]+[.B454]" office:value-type="float" office:value="70135" calcext:value-type="float">
            <text:p>70135</text:p>
          </table:table-cell>
          <table:table-cell table:style-name="ce15" table:formula="of:=[.B454]/[.$B$1]" office:value-type="float" office:value="2.27941176470588" calcext:value-type="float">
            <text:p>2,28</text:p>
          </table:table-cell>
          <table:table-cell table:style-name="ce15" table:formula="of:=[.F453]+[.E454]" office:value-type="float" office:value="1031.39705882353" calcext:value-type="float">
            <text:p>1031,40</text:p>
          </table:table-cell>
        </table:table-row>
        <table:table-row table:style-name="ro1"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20_RandomActionIntentDefinitionOperatorMutator</text:p>
          </table:table-cell>
          <table:table-cell table:style-name="ce13" table:formula="of:=[.D454]+[.B455]" office:value-type="float" office:value="70288" calcext:value-type="float">
            <text:p>70288</text:p>
          </table:table-cell>
          <table:table-cell table:style-name="ce15" table:formula="of:=[.B455]/[.$B$1]" office:value-type="float" office:value="2.25" calcext:value-type="float">
            <text:p>2,25</text:p>
          </table:table-cell>
          <table:table-cell table:style-name="ce15" table:formula="of:=[.F454]+[.E455]" office:value-type="float" office:value="1033.64705882353" calcext:value-type="float">
            <text:p>1033,65</text:p>
          </table:table-cell>
        </table:table-row>
        <table:table-row table:style-name="ro1">
          <table:table-cell table:style-name="ce13" office:value-type="float" office:value="454" calcext:value-type="float">
            <text:p>45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Activity_21_NullIntentOperatorMutator</text:p>
          </table:table-cell>
          <table:table-cell table:style-name="ce13" table:formula="of:=[.D455]+[.B456]" office:value-type="float" office:value="70444" calcext:value-type="float">
            <text:p>70444</text:p>
          </table:table-cell>
          <table:table-cell table:style-name="ce15" table:formula="of:=[.B456]/[.$B$1]" office:value-type="float" office:value="2.29411764705882" calcext:value-type="float">
            <text:p>2,29</text:p>
          </table:table-cell>
          <table:table-cell table:style-name="ce15" table:formula="of:=[.F455]+[.E456]" office:value-type="float" office:value="1035.94117647059" calcext:value-type="float">
            <text:p>1035,94</text:p>
          </table:table-cell>
        </table:table-row>
        <table:table-row table:style-name="ro1"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Activity_22_RandomActionIntentDefinitionOperatorMutator</text:p>
          </table:table-cell>
          <table:table-cell table:style-name="ce13" table:formula="of:=[.D456]+[.B457]" office:value-type="float" office:value="70600" calcext:value-type="float">
            <text:p>70600</text:p>
          </table:table-cell>
          <table:table-cell table:style-name="ce15" table:formula="of:=[.B457]/[.$B$1]" office:value-type="float" office:value="2.29411764705882" calcext:value-type="float">
            <text:p>2,29</text:p>
          </table:table-cell>
          <table:table-cell table:style-name="ce15" table:formula="of:=[.F456]+[.E457]" office:value-type="float" office:value="1038.23529411765" calcext:value-type="float">
            <text:p>1038,24</text:p>
          </table:table-cell>
        </table:table-row>
        <table:table-row table:style-name="ro1">
          <table:table-cell table:style-name="ce13" office:value-type="float" office:value="456" calcext:value-type="float">
            <text:p>45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EditorActivity_23_NullValueIntentPutExtraOperatorMutator</text:p>
          </table:table-cell>
          <table:table-cell table:style-name="ce13" table:formula="of:=[.D457]+[.B458]" office:value-type="float" office:value="70757" calcext:value-type="float">
            <text:p>70757</text:p>
          </table:table-cell>
          <table:table-cell table:style-name="ce15" table:formula="of:=[.B458]/[.$B$1]" office:value-type="float" office:value="2.30882352941176" calcext:value-type="float">
            <text:p>2,31</text:p>
          </table:table-cell>
          <table:table-cell table:style-name="ce15" table:formula="of:=[.F457]+[.E458]" office:value-type="float" office:value="1040.54411764706" calcext:value-type="float">
            <text:p>1040,54</text:p>
          </table:table-cell>
        </table:table-row>
        <table:table-row table:style-name="ro1">
          <table:table-cell table:style-name="ce13" office:value-type="float" office:value="457" calcext:value-type="float">
            <text:p>45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24_IntentPayloadReplacementOperatorMutator</text:p>
          </table:table-cell>
          <table:table-cell table:style-name="ce13" table:formula="of:=[.D458]+[.B459]" office:value-type="float" office:value="70912" calcext:value-type="float">
            <text:p>70912</text:p>
          </table:table-cell>
          <table:table-cell table:style-name="ce15" table:formula="of:=[.B459]/[.$B$1]" office:value-type="float" office:value="2.27941176470588" calcext:value-type="float">
            <text:p>2,28</text:p>
          </table:table-cell>
          <table:table-cell table:style-name="ce15" table:formula="of:=[.F458]+[.E459]" office:value-type="float" office:value="1042.82352941176" calcext:value-type="float">
            <text:p>1042,82</text:p>
          </table:table-cell>
        </table:table-row>
        <table:table-row table:style-name="ro1">
          <table:table-cell table:style-name="ce13" office:value-type="float" office:value="458" calcext:value-type="float">
            <text:p>45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25_RandomActionIntentDefinitionOperatorMutator</text:p>
          </table:table-cell>
          <table:table-cell table:style-name="ce13" table:formula="of:=[.D459]+[.B460]" office:value-type="float" office:value="71067" calcext:value-type="float">
            <text:p>71067</text:p>
          </table:table-cell>
          <table:table-cell table:style-name="ce15" table:formula="of:=[.B460]/[.$B$1]" office:value-type="float" office:value="2.27941176470588" calcext:value-type="float">
            <text:p>2,28</text:p>
          </table:table-cell>
          <table:table-cell table:style-name="ce15" table:formula="of:=[.F459]+[.E460]" office:value-type="float" office:value="1045.10294117647" calcext:value-type="float">
            <text:p>1045,10</text:p>
          </table:table-cell>
        </table:table-row>
        <table:table-row table:style-name="ro1">
          <table:table-cell table:style-name="ce13" office:value-type="float" office:value="459" calcext:value-type="float">
            <text:p>45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26_NullValueIntentPutExtraOperatorMutator</text:p>
          </table:table-cell>
          <table:table-cell table:style-name="ce13" table:formula="of:=[.D460]+[.B461]" office:value-type="float" office:value="71219" calcext:value-type="float">
            <text:p>71219</text:p>
          </table:table-cell>
          <table:table-cell table:style-name="ce15" table:formula="of:=[.B461]/[.$B$1]" office:value-type="float" office:value="2.23529411764706" calcext:value-type="float">
            <text:p>2,24</text:p>
          </table:table-cell>
          <table:table-cell table:style-name="ce15" table:formula="of:=[.F460]+[.E461]" office:value-type="float" office:value="1047.33823529412" calcext:value-type="float">
            <text:p>1047,34</text:p>
          </table:table-cell>
        </table:table-row>
        <table:table-row table:style-name="ro1"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27_IntentPayloadReplacementOperatorMutator</text:p>
          </table:table-cell>
          <table:table-cell table:style-name="ce13" table:formula="of:=[.D461]+[.B462]" office:value-type="float" office:value="71372" calcext:value-type="float">
            <text:p>71372</text:p>
          </table:table-cell>
          <table:table-cell table:style-name="ce15" table:formula="of:=[.B462]/[.$B$1]" office:value-type="float" office:value="2.25" calcext:value-type="float">
            <text:p>2,25</text:p>
          </table:table-cell>
          <table:table-cell table:style-name="ce15" table:formula="of:=[.F461]+[.E462]" office:value-type="float" office:value="1049.58823529412" calcext:value-type="float">
            <text:p>1049,59</text:p>
          </table:table-cell>
        </table:table-row>
        <table:table-row table:style-name="ro1"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28_RandomActionIntentDefinitionOperatorMutator</text:p>
          </table:table-cell>
          <table:table-cell table:style-name="ce13" table:formula="of:=[.D462]+[.B463]" office:value-type="float" office:value="71526" calcext:value-type="float">
            <text:p>71526</text:p>
          </table:table-cell>
          <table:table-cell table:style-name="ce15" table:formula="of:=[.B463]/[.$B$1]" office:value-type="float" office:value="2.26470588235294" calcext:value-type="float">
            <text:p>2,26</text:p>
          </table:table-cell>
          <table:table-cell table:style-name="ce15" table:formula="of:=[.F462]+[.E463]" office:value-type="float" office:value="1051.85294117647" calcext:value-type="float">
            <text:p>1051,85</text:p>
          </table:table-cell>
        </table:table-row>
        <table:table-row table:style-name="ro1">
          <table:table-cell table:style-name="ce13" office:value-type="float" office:value="462" calcext:value-type="float">
            <text:p>46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29_NullValueIntentPutExtraOperatorMutator</text:p>
          </table:table-cell>
          <table:table-cell table:style-name="ce13" table:formula="of:=[.D463]+[.B464]" office:value-type="float" office:value="71679" calcext:value-type="float">
            <text:p>71679</text:p>
          </table:table-cell>
          <table:table-cell table:style-name="ce15" table:formula="of:=[.B464]/[.$B$1]" office:value-type="float" office:value="2.25" calcext:value-type="float">
            <text:p>2,25</text:p>
          </table:table-cell>
          <table:table-cell table:style-name="ce15" table:formula="of:=[.F463]+[.E464]" office:value-type="float" office:value="1054.10294117647" calcext:value-type="float">
            <text:p>1054,10</text:p>
          </table:table-cell>
        </table:table-row>
        <table:table-row table:style-name="ro1">
          <table:table-cell table:style-name="ce13" office:value-type="float" office:value="463" calcext:value-type="float">
            <text:p>46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30_IntentPayloadReplacementOperatorMutator</text:p>
          </table:table-cell>
          <table:table-cell table:style-name="ce13" table:formula="of:=[.D464]+[.B465]" office:value-type="float" office:value="71833" calcext:value-type="float">
            <text:p>71833</text:p>
          </table:table-cell>
          <table:table-cell table:style-name="ce15" table:formula="of:=[.B465]/[.$B$1]" office:value-type="float" office:value="2.26470588235294" calcext:value-type="float">
            <text:p>2,26</text:p>
          </table:table-cell>
          <table:table-cell table:style-name="ce15" table:formula="of:=[.F464]+[.E465]" office:value-type="float" office:value="1056.36764705882" calcext:value-type="float">
            <text:p>1056,37</text:p>
          </table:table-cell>
        </table:table-row>
        <table:table-row table:style-name="ro1"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31_RandomActionIntentDefinitionOperatorMutator</text:p>
          </table:table-cell>
          <table:table-cell table:style-name="ce13" table:formula="of:=[.D465]+[.B466]" office:value-type="float" office:value="71985" calcext:value-type="float">
            <text:p>71985</text:p>
          </table:table-cell>
          <table:table-cell table:style-name="ce15" table:formula="of:=[.B466]/[.$B$1]" office:value-type="float" office:value="2.23529411764706" calcext:value-type="float">
            <text:p>2,24</text:p>
          </table:table-cell>
          <table:table-cell table:style-name="ce15" table:formula="of:=[.F465]+[.E466]" office:value-type="float" office:value="1058.60294117647" calcext:value-type="float">
            <text:p>1058,60</text:p>
          </table:table-cell>
        </table:table-row>
        <table:table-row table:style-name="ro1">
          <table:table-cell table:style-name="ce13" office:value-type="float" office:value="465" calcext:value-type="float">
            <text:p>46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32_NullValueIntentPutExtraOperatorMutator</text:p>
          </table:table-cell>
          <table:table-cell table:style-name="ce13" table:formula="of:=[.D466]+[.B467]" office:value-type="float" office:value="72140" calcext:value-type="float">
            <text:p>72140</text:p>
          </table:table-cell>
          <table:table-cell table:style-name="ce15" table:formula="of:=[.B467]/[.$B$1]" office:value-type="float" office:value="2.27941176470588" calcext:value-type="float">
            <text:p>2,28</text:p>
          </table:table-cell>
          <table:table-cell table:style-name="ce15" table:formula="of:=[.F466]+[.E467]" office:value-type="float" office:value="1060.88235294117" calcext:value-type="float">
            <text:p>1060,88</text:p>
          </table:table-cell>
        </table:table-row>
        <table:table-row table:style-name="ro1"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33_IntentPayloadReplacementOperatorMutator</text:p>
          </table:table-cell>
          <table:table-cell table:style-name="ce13" table:formula="of:=[.D467]+[.B468]" office:value-type="float" office:value="72295" calcext:value-type="float">
            <text:p>72295</text:p>
          </table:table-cell>
          <table:table-cell table:style-name="ce15" table:formula="of:=[.B468]/[.$B$1]" office:value-type="float" office:value="2.27941176470588" calcext:value-type="float">
            <text:p>2,28</text:p>
          </table:table-cell>
          <table:table-cell table:style-name="ce15" table:formula="of:=[.F467]+[.E468]" office:value-type="float" office:value="1063.16176470588" calcext:value-type="float">
            <text:p>1063,16</text:p>
          </table:table-cell>
        </table:table-row>
        <table:table-row table:style-name="ro1"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34_RandomActionIntentDefinitionOperatorMutator</text:p>
          </table:table-cell>
          <table:table-cell table:style-name="ce13" table:formula="of:=[.D468]+[.B469]" office:value-type="float" office:value="72448" calcext:value-type="float">
            <text:p>72448</text:p>
          </table:table-cell>
          <table:table-cell table:style-name="ce15" table:formula="of:=[.B469]/[.$B$1]" office:value-type="float" office:value="2.25" calcext:value-type="float">
            <text:p>2,25</text:p>
          </table:table-cell>
          <table:table-cell table:style-name="ce15" table:formula="of:=[.F468]+[.E469]" office:value-type="float" office:value="1065.41176470588" calcext:value-type="float">
            <text:p>1065,41</text:p>
          </table:table-cell>
        </table:table-row>
        <table:table-row table:style-name="ro1"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oteEditorActivity_35_BinaryMutator</text:p>
          </table:table-cell>
          <table:table-cell table:style-name="ce13" table:formula="of:=[.D469]+[.B470]" office:value-type="float" office:value="72663" calcext:value-type="float">
            <text:p>72663</text:p>
          </table:table-cell>
          <table:table-cell table:style-name="ce15" table:formula="of:=[.B470]/[.$B$1]" office:value-type="float" office:value="3.16176470588235" calcext:value-type="float">
            <text:p>3,16</text:p>
          </table:table-cell>
          <table:table-cell table:style-name="ce15" table:formula="of:=[.F469]+[.E470]" office:value-type="float" office:value="1068.57352941176" calcext:value-type="float">
            <text:p>1068,57</text:p>
          </table:table-cell>
        </table:table-row>
        <table:table-row table:style-name="ro1">
          <table:table-cell table:style-name="ce13" office:value-type="float" office:value="469" calcext:value-type="float">
            <text:p>46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36_FindViewByIdReturnsNullOperatorMutator</text:p>
          </table:table-cell>
          <table:table-cell table:style-name="ce13" table:formula="of:=[.D470]+[.B471]" office:value-type="float" office:value="72816" calcext:value-type="float">
            <text:p>72816</text:p>
          </table:table-cell>
          <table:table-cell table:style-name="ce15" table:formula="of:=[.B471]/[.$B$1]" office:value-type="float" office:value="2.25" calcext:value-type="float">
            <text:p>2,25</text:p>
          </table:table-cell>
          <table:table-cell table:style-name="ce15" table:formula="of:=[.F470]+[.E471]" office:value-type="float" office:value="1070.82352941176" calcext:value-type="float">
            <text:p>1070,82</text:p>
          </table:table-cell>
        </table:table-row>
        <table:table-row table:style-name="ro1"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37_InvalidIDFindViewOperatorMutator</text:p>
          </table:table-cell>
          <table:table-cell table:style-name="ce13" table:formula="of:=[.D471]+[.B472]" office:value-type="float" office:value="72968" calcext:value-type="float">
            <text:p>72968</text:p>
          </table:table-cell>
          <table:table-cell table:style-name="ce15" table:formula="of:=[.B472]/[.$B$1]" office:value-type="float" office:value="2.23529411764706" calcext:value-type="float">
            <text:p>2,24</text:p>
          </table:table-cell>
          <table:table-cell table:style-name="ce15" table:formula="of:=[.F471]+[.E472]" office:value-type="float" office:value="1073.05882352941" calcext:value-type="float">
            <text:p>1073,06</text:p>
          </table:table-cell>
        </table:table-row>
        <table:table-row table:style-name="ro1"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38_InvalidViewFocusOperatorMutator</text:p>
          </table:table-cell>
          <table:table-cell table:style-name="ce13" table:formula="of:=[.D472]+[.B473]" office:value-type="float" office:value="73123" calcext:value-type="float">
            <text:p>73123</text:p>
          </table:table-cell>
          <table:table-cell table:style-name="ce15" table:formula="of:=[.B473]/[.$B$1]" office:value-type="float" office:value="2.27941176470588" calcext:value-type="float">
            <text:p>2,28</text:p>
          </table:table-cell>
          <table:table-cell table:style-name="ce15" table:formula="of:=[.F472]+[.E473]" office:value-type="float" office:value="1075.33823529412" calcext:value-type="float">
            <text:p>1075,34</text:p>
          </table:table-cell>
        </table:table-row>
        <table:table-row table:style-name="ro1">
          <table:table-cell table:style-name="ce13" office:value-type="float" office:value="472" calcext:value-type="float">
            <text:p>4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39_ViewComponentNotVisibleOperatorMutator</text:p>
          </table:table-cell>
          <table:table-cell table:style-name="ce13" table:formula="of:=[.D473]+[.B474]" office:value-type="float" office:value="73276" calcext:value-type="float">
            <text:p>73276</text:p>
          </table:table-cell>
          <table:table-cell table:style-name="ce15" table:formula="of:=[.B474]/[.$B$1]" office:value-type="float" office:value="2.25" calcext:value-type="float">
            <text:p>2,25</text:p>
          </table:table-cell>
          <table:table-cell table:style-name="ce15" table:formula="of:=[.F473]+[.E474]" office:value-type="float" office:value="1077.58823529412" calcext:value-type="float">
            <text:p>1077,59</text:p>
          </table:table-cell>
        </table:table-row>
        <table:table-row table:style-name="ro1">
          <table:table-cell table:style-name="ce13" office:value-type="float" office:value="473" calcext:value-type="float">
            <text:p>47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string" calcext:value-type="string">
            <text:p>NoteEditorActivity_40_FindViewByIdReturnsNullOperatorMutator</text:p>
          </table:table-cell>
          <table:table-cell table:style-name="ce13" table:formula="of:=[.D474]+[.B475]" office:value-type="float" office:value="73456" calcext:value-type="float">
            <text:p>73456</text:p>
          </table:table-cell>
          <table:table-cell table:style-name="ce15" table:formula="of:=[.B475]/[.$B$1]" office:value-type="float" office:value="2.64705882352941" calcext:value-type="float">
            <text:p>2,65</text:p>
          </table:table-cell>
          <table:table-cell table:style-name="ce15" table:formula="of:=[.F474]+[.E475]" office:value-type="float" office:value="1080.23529411765" calcext:value-type="float">
            <text:p>1080,24</text:p>
          </table:table-cell>
        </table:table-row>
        <table:table-row table:style-name="ro1">
          <table:table-cell table:style-name="ce13" office:value-type="float" office:value="474" calcext:value-type="float">
            <text:p>47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41_InvalidIDFindViewOperatorMutator</text:p>
          </table:table-cell>
          <table:table-cell table:style-name="ce13" table:formula="of:=[.D475]+[.B476]" office:value-type="float" office:value="73611" calcext:value-type="float">
            <text:p>73611</text:p>
          </table:table-cell>
          <table:table-cell table:style-name="ce15" table:formula="of:=[.B476]/[.$B$1]" office:value-type="float" office:value="2.27941176470588" calcext:value-type="float">
            <text:p>2,28</text:p>
          </table:table-cell>
          <table:table-cell table:style-name="ce15" table:formula="of:=[.F475]+[.E476]" office:value-type="float" office:value="1082.51470588235" calcext:value-type="float">
            <text:p>1082,51</text:p>
          </table:table-cell>
        </table:table-row>
        <table:table-row table:style-name="ro1">
          <table:table-cell table:style-name="ce13" office:value-type="float" office:value="475" calcext:value-type="float">
            <text:p>4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42_InvalidViewFocusOperatorMutator</text:p>
          </table:table-cell>
          <table:table-cell table:style-name="ce13" table:formula="of:=[.D476]+[.B477]" office:value-type="float" office:value="73764" calcext:value-type="float">
            <text:p>73764</text:p>
          </table:table-cell>
          <table:table-cell table:style-name="ce15" table:formula="of:=[.B477]/[.$B$1]" office:value-type="float" office:value="2.25" calcext:value-type="float">
            <text:p>2,25</text:p>
          </table:table-cell>
          <table:table-cell table:style-name="ce15" table:formula="of:=[.F476]+[.E477]" office:value-type="float" office:value="1084.76470588235" calcext:value-type="float">
            <text:p>1084,76</text:p>
          </table:table-cell>
        </table:table-row>
        <table:table-row table:style-name="ro1"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43_ViewComponentNotVisibleOperatorMutator</text:p>
          </table:table-cell>
          <table:table-cell table:style-name="ce13" table:formula="of:=[.D477]+[.B478]" office:value-type="float" office:value="73917" calcext:value-type="float">
            <text:p>73917</text:p>
          </table:table-cell>
          <table:table-cell table:style-name="ce15" table:formula="of:=[.B478]/[.$B$1]" office:value-type="float" office:value="2.25" calcext:value-type="float">
            <text:p>2,25</text:p>
          </table:table-cell>
          <table:table-cell table:style-name="ce15" table:formula="of:=[.F477]+[.E478]" office:value-type="float" office:value="1087.01470588235" calcext:value-type="float">
            <text:p>1087,01</text:p>
          </table:table-cell>
        </table:table-row>
        <table:table-row table:style-name="ro1"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EditorActivity_44_FindViewByIdReturnsNullOperatorMutator</text:p>
          </table:table-cell>
          <table:table-cell table:style-name="ce13" table:formula="of:=[.D478]+[.B479]" office:value-type="float" office:value="74074" calcext:value-type="float">
            <text:p>74074</text:p>
          </table:table-cell>
          <table:table-cell table:style-name="ce15" table:formula="of:=[.B479]/[.$B$1]" office:value-type="float" office:value="2.30882352941176" calcext:value-type="float">
            <text:p>2,31</text:p>
          </table:table-cell>
          <table:table-cell table:style-name="ce15" table:formula="of:=[.F478]+[.E479]" office:value-type="float" office:value="1089.32352941176" calcext:value-type="float">
            <text:p>1089,32</text:p>
          </table:table-cell>
        </table:table-row>
        <table:table-row table:style-name="ro1">
          <table:table-cell table:style-name="ce13" office:value-type="float" office:value="478" calcext:value-type="float">
            <text:p>47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45_InvalidIDFindViewOperatorMutator</text:p>
          </table:table-cell>
          <table:table-cell table:style-name="ce13" table:formula="of:=[.D479]+[.B480]" office:value-type="float" office:value="74229" calcext:value-type="float">
            <text:p>74229</text:p>
          </table:table-cell>
          <table:table-cell table:style-name="ce15" table:formula="of:=[.B480]/[.$B$1]" office:value-type="float" office:value="2.27941176470588" calcext:value-type="float">
            <text:p>2,28</text:p>
          </table:table-cell>
          <table:table-cell table:style-name="ce15" table:formula="of:=[.F479]+[.E480]" office:value-type="float" office:value="1091.60294117647" calcext:value-type="float">
            <text:p>1091,60</text:p>
          </table:table-cell>
        </table:table-row>
        <table:table-row table:style-name="ro1"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46_InvalidViewFocusOperatorMutator</text:p>
          </table:table-cell>
          <table:table-cell table:style-name="ce13" table:formula="of:=[.D480]+[.B481]" office:value-type="float" office:value="74382" calcext:value-type="float">
            <text:p>74382</text:p>
          </table:table-cell>
          <table:table-cell table:style-name="ce15" table:formula="of:=[.B481]/[.$B$1]" office:value-type="float" office:value="2.25" calcext:value-type="float">
            <text:p>2,25</text:p>
          </table:table-cell>
          <table:table-cell table:style-name="ce15" table:formula="of:=[.F480]+[.E481]" office:value-type="float" office:value="1093.85294117647" calcext:value-type="float">
            <text:p>1093,85</text:p>
          </table:table-cell>
        </table:table-row>
        <table:table-row table:style-name="ro1"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47_ViewComponentNotVisibleOperatorMutator</text:p>
          </table:table-cell>
          <table:table-cell table:style-name="ce13" table:formula="of:=[.D481]+[.B482]" office:value-type="float" office:value="74534" calcext:value-type="float">
            <text:p>74534</text:p>
          </table:table-cell>
          <table:table-cell table:style-name="ce15" table:formula="of:=[.B482]/[.$B$1]" office:value-type="float" office:value="2.23529411764706" calcext:value-type="float">
            <text:p>2,24</text:p>
          </table:table-cell>
          <table:table-cell table:style-name="ce15" table:formula="of:=[.F481]+[.E482]" office:value-type="float" office:value="1096.08823529412" calcext:value-type="float">
            <text:p>1096,09</text:p>
          </table:table-cell>
        </table:table-row>
        <table:table-row table:style-name="ro1"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48_FindViewByIdReturnsNullOperatorMutator</text:p>
          </table:table-cell>
          <table:table-cell table:style-name="ce13" table:formula="of:=[.D482]+[.B483]" office:value-type="float" office:value="74689" calcext:value-type="float">
            <text:p>74689</text:p>
          </table:table-cell>
          <table:table-cell table:style-name="ce15" table:formula="of:=[.B483]/[.$B$1]" office:value-type="float" office:value="2.27941176470588" calcext:value-type="float">
            <text:p>2,28</text:p>
          </table:table-cell>
          <table:table-cell table:style-name="ce15" table:formula="of:=[.F482]+[.E483]" office:value-type="float" office:value="1098.36764705882" calcext:value-type="float">
            <text:p>1098,37</text:p>
          </table:table-cell>
        </table:table-row>
        <table:table-row table:style-name="ro1">
          <table:table-cell table:style-name="ce13" office:value-type="float" office:value="482" calcext:value-type="float">
            <text:p>48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49_InvalidIDFindViewOperatorMutator</text:p>
          </table:table-cell>
          <table:table-cell table:style-name="ce13" table:formula="of:=[.D483]+[.B484]" office:value-type="float" office:value="74842" calcext:value-type="float">
            <text:p>74842</text:p>
          </table:table-cell>
          <table:table-cell table:style-name="ce15" table:formula="of:=[.B484]/[.$B$1]" office:value-type="float" office:value="2.25" calcext:value-type="float">
            <text:p>2,25</text:p>
          </table:table-cell>
          <table:table-cell table:style-name="ce15" table:formula="of:=[.F483]+[.E484]" office:value-type="float" office:value="1100.61764705882" calcext:value-type="float">
            <text:p>1100,62</text:p>
          </table:table-cell>
        </table:table-row>
        <table:table-row table:style-name="ro1">
          <table:table-cell table:style-name="ce13" office:value-type="float" office:value="483" calcext:value-type="float">
            <text:p>4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50_InvalidViewFocusOperatorMutator</text:p>
          </table:table-cell>
          <table:table-cell table:style-name="ce13" table:formula="of:=[.D484]+[.B485]" office:value-type="float" office:value="74996" calcext:value-type="float">
            <text:p>74996</text:p>
          </table:table-cell>
          <table:table-cell table:style-name="ce15" table:formula="of:=[.B485]/[.$B$1]" office:value-type="float" office:value="2.26470588235294" calcext:value-type="float">
            <text:p>2,26</text:p>
          </table:table-cell>
          <table:table-cell table:style-name="ce15" table:formula="of:=[.F484]+[.E485]" office:value-type="float" office:value="1102.88235294117" calcext:value-type="float">
            <text:p>1102,88</text:p>
          </table:table-cell>
        </table:table-row>
        <table:table-row table:style-name="ro1">
          <table:table-cell table:style-name="ce13" office:value-type="float" office:value="484" calcext:value-type="float">
            <text:p>48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EditorActivity_51_ViewComponentNotVisibleOperatorMutator</text:p>
          </table:table-cell>
          <table:table-cell table:style-name="ce13" table:formula="of:=[.D485]+[.B486]" office:value-type="float" office:value="75153" calcext:value-type="float">
            <text:p>75153</text:p>
          </table:table-cell>
          <table:table-cell table:style-name="ce15" table:formula="of:=[.B486]/[.$B$1]" office:value-type="float" office:value="2.30882352941176" calcext:value-type="float">
            <text:p>2,31</text:p>
          </table:table-cell>
          <table:table-cell table:style-name="ce15" table:formula="of:=[.F485]+[.E486]" office:value-type="float" office:value="1105.19117647059" calcext:value-type="float">
            <text:p>1105,19</text:p>
          </table:table-cell>
        </table:table-row>
        <table:table-row table:style-name="ro1">
          <table:table-cell table:style-name="ce13" office:value-type="float" office:value="485" calcext:value-type="float">
            <text:p>48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52_FindViewByIdReturnsNullOperatorMutator</text:p>
          </table:table-cell>
          <table:table-cell table:style-name="ce13" table:formula="of:=[.D486]+[.B487]" office:value-type="float" office:value="75307" calcext:value-type="float">
            <text:p>75307</text:p>
          </table:table-cell>
          <table:table-cell table:style-name="ce15" table:formula="of:=[.B487]/[.$B$1]" office:value-type="float" office:value="2.26470588235294" calcext:value-type="float">
            <text:p>2,26</text:p>
          </table:table-cell>
          <table:table-cell table:style-name="ce15" table:formula="of:=[.F486]+[.E487]" office:value-type="float" office:value="1107.45588235294" calcext:value-type="float">
            <text:p>1107,46</text:p>
          </table:table-cell>
        </table:table-row>
        <table:table-row table:style-name="ro1">
          <table:table-cell table:style-name="ce13" office:value-type="float" office:value="486" calcext:value-type="float">
            <text:p>48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53_InvalidIDFindViewOperatorMutator</text:p>
          </table:table-cell>
          <table:table-cell table:style-name="ce13" table:formula="of:=[.D487]+[.B488]" office:value-type="float" office:value="75459" calcext:value-type="float">
            <text:p>75459</text:p>
          </table:table-cell>
          <table:table-cell table:style-name="ce15" table:formula="of:=[.B488]/[.$B$1]" office:value-type="float" office:value="2.23529411764706" calcext:value-type="float">
            <text:p>2,24</text:p>
          </table:table-cell>
          <table:table-cell table:style-name="ce15" table:formula="of:=[.F487]+[.E488]" office:value-type="float" office:value="1109.69117647059" calcext:value-type="float">
            <text:p>1109,69</text:p>
          </table:table-cell>
        </table:table-row>
        <table:table-row table:style-name="ro1">
          <table:table-cell table:style-name="ce13" office:value-type="float" office:value="487" calcext:value-type="float">
            <text:p>48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54_InvalidViewFocusOperatorMutator</text:p>
          </table:table-cell>
          <table:table-cell table:style-name="ce13" table:formula="of:=[.D488]+[.B489]" office:value-type="float" office:value="75613" calcext:value-type="float">
            <text:p>75613</text:p>
          </table:table-cell>
          <table:table-cell table:style-name="ce15" table:formula="of:=[.B489]/[.$B$1]" office:value-type="float" office:value="2.26470588235294" calcext:value-type="float">
            <text:p>2,26</text:p>
          </table:table-cell>
          <table:table-cell table:style-name="ce15" table:formula="of:=[.F488]+[.E489]" office:value-type="float" office:value="1111.95588235294" calcext:value-type="float">
            <text:p>1111,96</text:p>
          </table:table-cell>
        </table:table-row>
        <table:table-row table:style-name="ro1">
          <table:table-cell table:style-name="ce13" office:value-type="float" office:value="488" calcext:value-type="float">
            <text:p>4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55_ViewComponentNotVisibleOperatorMutator</text:p>
          </table:table-cell>
          <table:table-cell table:style-name="ce13" table:formula="of:=[.D489]+[.B490]" office:value-type="float" office:value="75768" calcext:value-type="float">
            <text:p>75768</text:p>
          </table:table-cell>
          <table:table-cell table:style-name="ce15" table:formula="of:=[.B490]/[.$B$1]" office:value-type="float" office:value="2.27941176470588" calcext:value-type="float">
            <text:p>2,28</text:p>
          </table:table-cell>
          <table:table-cell table:style-name="ce15" table:formula="of:=[.F489]+[.E490]" office:value-type="float" office:value="1114.23529411765" calcext:value-type="float">
            <text:p>1114,24</text:p>
          </table:table-cell>
        </table:table-row>
        <table:table-row table:style-name="ro1">
          <table:table-cell table:style-name="ce13" office:value-type="float" office:value="489" calcext:value-type="float">
            <text:p>48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Activity_56_BuggyGUIListenerOperatorMutator</text:p>
          </table:table-cell>
          <table:table-cell table:style-name="ce13" table:formula="of:=[.D490]+[.B491]" office:value-type="float" office:value="75922" calcext:value-type="float">
            <text:p>75922</text:p>
          </table:table-cell>
          <table:table-cell table:style-name="ce15" table:formula="of:=[.B491]/[.$B$1]" office:value-type="float" office:value="2.26470588235294" calcext:value-type="float">
            <text:p>2,26</text:p>
          </table:table-cell>
          <table:table-cell table:style-name="ce15" table:formula="of:=[.F490]+[.E491]" office:value-type="float" office:value="1116.5" calcext:value-type="float">
            <text:p>1116,50</text:p>
          </table:table-cell>
        </table:table-row>
        <table:table-row table:style-name="ro1"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57_LengthyGUIListenerOperatorMutator</text:p>
          </table:table-cell>
          <table:table-cell table:style-name="ce13" table:formula="of:=[.D491]+[.B492]" office:value-type="float" office:value="76074" calcext:value-type="float">
            <text:p>76074</text:p>
          </table:table-cell>
          <table:table-cell table:style-name="ce15" table:formula="of:=[.B492]/[.$B$1]" office:value-type="float" office:value="2.23529411764706" calcext:value-type="float">
            <text:p>2,24</text:p>
          </table:table-cell>
          <table:table-cell table:style-name="ce15" table:formula="of:=[.F491]+[.E492]" office:value-type="float" office:value="1118.73529411765" calcext:value-type="float">
            <text:p>1118,74</text:p>
          </table:table-cell>
        </table:table-row>
        <table:table-row table:style-name="ro1">
          <table:table-cell table:style-name="ce13" office:value-type="float" office:value="491" calcext:value-type="float">
            <text:p>49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EditorActivity_58_BuggyGUIListenerOperatorMutator</text:p>
          </table:table-cell>
          <table:table-cell table:style-name="ce13" table:formula="of:=[.D492]+[.B493]" office:value-type="float" office:value="76225" calcext:value-type="float">
            <text:p>76225</text:p>
          </table:table-cell>
          <table:table-cell table:style-name="ce15" table:formula="of:=[.B493]/[.$B$1]" office:value-type="float" office:value="2.22058823529412" calcext:value-type="float">
            <text:p>2,22</text:p>
          </table:table-cell>
          <table:table-cell table:style-name="ce15" table:formula="of:=[.F492]+[.E493]" office:value-type="float" office:value="1120.95588235294" calcext:value-type="float">
            <text:p>1120,96</text:p>
          </table:table-cell>
        </table:table-row>
        <table:table-row table:style-name="ro1">
          <table:table-cell table:style-name="ce13" office:value-type="float" office:value="492" calcext:value-type="float">
            <text:p>4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Activity_59_LengthyGUIListenerOperatorMutator</text:p>
          </table:table-cell>
          <table:table-cell table:style-name="ce13" table:formula="of:=[.D493]+[.B494]" office:value-type="float" office:value="76380" calcext:value-type="float">
            <text:p>76380</text:p>
          </table:table-cell>
          <table:table-cell table:style-name="ce15" table:formula="of:=[.B494]/[.$B$1]" office:value-type="float" office:value="2.27941176470588" calcext:value-type="float">
            <text:p>2,28</text:p>
          </table:table-cell>
          <table:table-cell table:style-name="ce15" table:formula="of:=[.F493]+[.E494]" office:value-type="float" office:value="1123.23529411765" calcext:value-type="float">
            <text:p>1123,24</text:p>
          </table:table-cell>
        </table:table-row>
        <table:table-row table:style-name="ro1"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60_BinaryMutator</text:p>
          </table:table-cell>
          <table:table-cell table:style-name="ce13" table:formula="of:=[.D494]+[.B495]" office:value-type="float" office:value="76533" calcext:value-type="float">
            <text:p>76533</text:p>
          </table:table-cell>
          <table:table-cell table:style-name="ce15" table:formula="of:=[.B495]/[.$B$1]" office:value-type="float" office:value="2.25" calcext:value-type="float">
            <text:p>2,25</text:p>
          </table:table-cell>
          <table:table-cell table:style-name="ce15" table:formula="of:=[.F494]+[.E495]" office:value-type="float" office:value="1125.48529411765" calcext:value-type="float">
            <text:p>1125,49</text:p>
          </table:table-cell>
        </table:table-row>
        <table:table-row table:style-name="ro1">
          <table:table-cell table:style-name="ce13" office:value-type="float" office:value="494" calcext:value-type="float">
            <text:p>49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Activity_61_BinaryMutator</text:p>
          </table:table-cell>
          <table:table-cell table:style-name="ce13" table:formula="of:=[.D495]+[.B496]" office:value-type="float" office:value="76685" calcext:value-type="float">
            <text:p>76685</text:p>
          </table:table-cell>
          <table:table-cell table:style-name="ce15" table:formula="of:=[.B496]/[.$B$1]" office:value-type="float" office:value="2.23529411764706" calcext:value-type="float">
            <text:p>2,24</text:p>
          </table:table-cell>
          <table:table-cell table:style-name="ce15" table:formula="of:=[.F495]+[.E496]" office:value-type="float" office:value="1127.72058823529" calcext:value-type="float">
            <text:p>1127,72</text:p>
          </table:table-cell>
        </table:table-row>
        <table:table-row table:style-name="ro1">
          <table:table-cell table:style-name="ce13" office:value-type="float" office:value="495" calcext:value-type="float">
            <text:p>49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Activity_62_BinaryMutator</text:p>
          </table:table-cell>
          <table:table-cell table:style-name="ce13" table:formula="of:=[.D496]+[.B497]" office:value-type="float" office:value="76838" calcext:value-type="float">
            <text:p>76838</text:p>
          </table:table-cell>
          <table:table-cell table:style-name="ce15" table:formula="of:=[.B497]/[.$B$1]" office:value-type="float" office:value="2.25" calcext:value-type="float">
            <text:p>2,25</text:p>
          </table:table-cell>
          <table:table-cell table:style-name="ce15" table:formula="of:=[.F496]+[.E497]" office:value-type="float" office:value="1129.97058823529" calcext:value-type="float">
            <text:p>1129,97</text:p>
          </table:table-cell>
        </table:table-row>
        <table:table-row table:style-name="ro1">
          <table:table-cell table:style-name="ce13" office:value-type="float" office:value="496" calcext:value-type="float">
            <text:p>49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Activity_0_LengthyGUICreationOperatorMutator</text:p>
          </table:table-cell>
          <table:table-cell table:style-name="ce13" table:formula="of:=[.D497]+[.B498]" office:value-type="float" office:value="76990" calcext:value-type="float">
            <text:p>76990</text:p>
          </table:table-cell>
          <table:table-cell table:style-name="ce15" table:formula="of:=[.B498]/[.$B$1]" office:value-type="float" office:value="2.23529411764706" calcext:value-type="float">
            <text:p>2,24</text:p>
          </table:table-cell>
          <table:table-cell table:style-name="ce15" table:formula="of:=[.F497]+[.E498]" office:value-type="float" office:value="1132.20588235294" calcext:value-type="float">
            <text:p>1132,21</text:p>
          </table:table-cell>
        </table:table-row>
        <table:table-row table:style-name="ro1">
          <table:table-cell table:style-name="ce13" office:value-type="float" office:value="497" calcext:value-type="float">
            <text:p>49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AboutActivity_1_FindViewByIdReturnsNullOperatorMutator</text:p>
          </table:table-cell>
          <table:table-cell table:style-name="ce13" table:formula="of:=[.D498]+[.B499]" office:value-type="float" office:value="77145" calcext:value-type="float">
            <text:p>77145</text:p>
          </table:table-cell>
          <table:table-cell table:style-name="ce15" table:formula="of:=[.B499]/[.$B$1]" office:value-type="float" office:value="2.27941176470588" calcext:value-type="float">
            <text:p>2,28</text:p>
          </table:table-cell>
          <table:table-cell table:style-name="ce15" table:formula="of:=[.F498]+[.E499]" office:value-type="float" office:value="1134.48529411765" calcext:value-type="float">
            <text:p>1134,49</text:p>
          </table:table-cell>
        </table:table-row>
        <table:table-row table:style-name="ro1">
          <table:table-cell table:style-name="ce13" office:value-type="float" office:value="498" calcext:value-type="float">
            <text:p>49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AboutActivity_2_InvalidIDFindViewOperatorMutator</text:p>
          </table:table-cell>
          <table:table-cell table:style-name="ce13" table:formula="of:=[.D499]+[.B500]" office:value-type="float" office:value="77296" calcext:value-type="float">
            <text:p>77296</text:p>
          </table:table-cell>
          <table:table-cell table:style-name="ce15" table:formula="of:=[.B500]/[.$B$1]" office:value-type="float" office:value="2.22058823529412" calcext:value-type="float">
            <text:p>2,22</text:p>
          </table:table-cell>
          <table:table-cell table:style-name="ce15" table:formula="of:=[.F499]+[.E500]" office:value-type="float" office:value="1136.70588235294" calcext:value-type="float">
            <text:p>1136,71</text:p>
          </table:table-cell>
        </table:table-row>
        <table:table-row table:style-name="ro1"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AboutActivity_3_InvalidViewFocusOperatorMutator</text:p>
          </table:table-cell>
          <table:table-cell table:style-name="ce13" table:formula="of:=[.D500]+[.B501]" office:value-type="float" office:value="77450" calcext:value-type="float">
            <text:p>77450</text:p>
          </table:table-cell>
          <table:table-cell table:style-name="ce15" table:formula="of:=[.B501]/[.$B$1]" office:value-type="float" office:value="2.26470588235294" calcext:value-type="float">
            <text:p>2,26</text:p>
          </table:table-cell>
          <table:table-cell table:style-name="ce15" table:formula="of:=[.F500]+[.E501]" office:value-type="float" office:value="1138.97058823529" calcext:value-type="float">
            <text:p>1138,97</text:p>
          </table:table-cell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AboutActivity_4_ViewComponentNotVisibleOperatorMutator</text:p>
          </table:table-cell>
          <table:table-cell table:style-name="ce13" table:formula="of:=[.D501]+[.B502]" office:value-type="float" office:value="77602" calcext:value-type="float">
            <text:p>77602</text:p>
          </table:table-cell>
          <table:table-cell table:style-name="ce15" table:formula="of:=[.B502]/[.$B$1]" office:value-type="float" office:value="2.23529411764706" calcext:value-type="float">
            <text:p>2,24</text:p>
          </table:table-cell>
          <table:table-cell table:style-name="ce15" table:formula="of:=[.F501]+[.E502]" office:value-type="float" office:value="1141.20588235294" calcext:value-type="float">
            <text:p>1141,21</text:p>
          </table:table-cell>
        </table:table-row>
        <table:table-row table:style-name="ro1">
          <table:table-cell table:style-name="ce13" office:value-type="float" office:value="501" calcext:value-type="float">
            <text:p>50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0_InvalidViewFocusOperatorMutator</text:p>
          </table:table-cell>
          <table:table-cell table:style-name="ce13" table:formula="of:=[.D502]+[.B503]" office:value-type="float" office:value="77756" calcext:value-type="float">
            <text:p>77756</text:p>
          </table:table-cell>
          <table:table-cell table:style-name="ce15" table:formula="of:=[.B503]/[.$B$1]" office:value-type="float" office:value="2.26470588235294" calcext:value-type="float">
            <text:p>2,26</text:p>
          </table:table-cell>
          <table:table-cell table:style-name="ce15" table:formula="of:=[.F502]+[.E503]" office:value-type="float" office:value="1143.47058823529" calcext:value-type="float">
            <text:p>1143,47</text:p>
          </table:table-cell>
        </table:table-row>
        <table:table-row table:style-name="ro1">
          <table:table-cell table:style-name="ce13" office:value-type="float" office:value="502" calcext:value-type="float">
            <text:p>50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InfoBottomSheetDialog_1_ViewComponentNotVisibleOperatorMutator</text:p>
          </table:table-cell>
          <table:table-cell table:style-name="ce13" table:formula="of:=[.D503]+[.B504]" office:value-type="float" office:value="77906" calcext:value-type="float">
            <text:p>77906</text:p>
          </table:table-cell>
          <table:table-cell table:style-name="ce15" table:formula="of:=[.B504]/[.$B$1]" office:value-type="float" office:value="2.20588235294118" calcext:value-type="float">
            <text:p>2,21</text:p>
          </table:table-cell>
          <table:table-cell table:style-name="ce15" table:formula="of:=[.F503]+[.E504]" office:value-type="float" office:value="1145.67647058823" calcext:value-type="float">
            <text:p>1145,68</text:p>
          </table:table-cell>
        </table:table-row>
        <table:table-row table:style-name="ro1"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nfoBottomSheetDialog_2_InvalidViewFocusOperatorMutator</text:p>
          </table:table-cell>
          <table:table-cell table:style-name="ce13" table:formula="of:=[.D504]+[.B505]" office:value-type="float" office:value="78062" calcext:value-type="float">
            <text:p>78062</text:p>
          </table:table-cell>
          <table:table-cell table:style-name="ce15" table:formula="of:=[.B505]/[.$B$1]" office:value-type="float" office:value="2.29411764705882" calcext:value-type="float">
            <text:p>2,29</text:p>
          </table:table-cell>
          <table:table-cell table:style-name="ce15" table:formula="of:=[.F504]+[.E505]" office:value-type="float" office:value="1147.97058823529" calcext:value-type="float">
            <text:p>1147,97</text:p>
          </table:table-cell>
        </table:table-row>
        <table:table-row table:style-name="ro1">
          <table:table-cell table:style-name="ce13" office:value-type="float" office:value="504" calcext:value-type="float">
            <text:p>50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3_ViewComponentNotVisibleOperatorMutator</text:p>
          </table:table-cell>
          <table:table-cell table:style-name="ce13" table:formula="of:=[.D505]+[.B506]" office:value-type="float" office:value="78216" calcext:value-type="float">
            <text:p>78216</text:p>
          </table:table-cell>
          <table:table-cell table:style-name="ce15" table:formula="of:=[.B506]/[.$B$1]" office:value-type="float" office:value="2.26470588235294" calcext:value-type="float">
            <text:p>2,26</text:p>
          </table:table-cell>
          <table:table-cell table:style-name="ce15" table:formula="of:=[.F505]+[.E506]" office:value-type="float" office:value="1150.23529411765" calcext:value-type="float">
            <text:p>1150,24</text:p>
          </table:table-cell>
        </table:table-row>
        <table:table-row table:style-name="ro1"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nfoBottomSheetDialog_4_InvalidViewFocusOperatorMutator</text:p>
          </table:table-cell>
          <table:table-cell table:style-name="ce13" table:formula="of:=[.D506]+[.B507]" office:value-type="float" office:value="78371" calcext:value-type="float">
            <text:p>78371</text:p>
          </table:table-cell>
          <table:table-cell table:style-name="ce15" table:formula="of:=[.B507]/[.$B$1]" office:value-type="float" office:value="2.27941176470588" calcext:value-type="float">
            <text:p>2,28</text:p>
          </table:table-cell>
          <table:table-cell table:style-name="ce15" table:formula="of:=[.F506]+[.E507]" office:value-type="float" office:value="1152.51470588235" calcext:value-type="float">
            <text:p>1152,51</text:p>
          </table:table-cell>
        </table:table-row>
        <table:table-row table:style-name="ro1">
          <table:table-cell table:style-name="ce13" office:value-type="float" office:value="506" calcext:value-type="float">
            <text:p>50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5_ViewComponentNotVisibleOperatorMutator</text:p>
          </table:table-cell>
          <table:table-cell table:style-name="ce13" table:formula="of:=[.D507]+[.B508]" office:value-type="float" office:value="78525" calcext:value-type="float">
            <text:p>78525</text:p>
          </table:table-cell>
          <table:table-cell table:style-name="ce15" table:formula="of:=[.B508]/[.$B$1]" office:value-type="float" office:value="2.26470588235294" calcext:value-type="float">
            <text:p>2,26</text:p>
          </table:table-cell>
          <table:table-cell table:style-name="ce15" table:formula="of:=[.F507]+[.E508]" office:value-type="float" office:value="1154.7794117647" calcext:value-type="float">
            <text:p>1154,78</text:p>
          </table:table-cell>
        </table:table-row>
        <table:table-row table:style-name="ro1"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6_InvalidViewFocusOperatorMutator</text:p>
          </table:table-cell>
          <table:table-cell table:style-name="ce13" table:formula="of:=[.D508]+[.B509]" office:value-type="float" office:value="78679" calcext:value-type="float">
            <text:p>78679</text:p>
          </table:table-cell>
          <table:table-cell table:style-name="ce15" table:formula="of:=[.B509]/[.$B$1]" office:value-type="float" office:value="2.26470588235294" calcext:value-type="float">
            <text:p>2,26</text:p>
          </table:table-cell>
          <table:table-cell table:style-name="ce15" table:formula="of:=[.F508]+[.E509]" office:value-type="float" office:value="1157.04411764706" calcext:value-type="float">
            <text:p>1157,04</text:p>
          </table:table-cell>
        </table:table-row>
        <table:table-row table:style-name="ro1">
          <table:table-cell table:style-name="ce13" office:value-type="float" office:value="508" calcext:value-type="float">
            <text:p>50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InfoBottomSheetDialog_7_ViewComponentNotVisibleOperatorMutator</text:p>
          </table:table-cell>
          <table:table-cell table:style-name="ce13" table:formula="of:=[.D509]+[.B510]" office:value-type="float" office:value="78831" calcext:value-type="float">
            <text:p>78831</text:p>
          </table:table-cell>
          <table:table-cell table:style-name="ce15" table:formula="of:=[.B510]/[.$B$1]" office:value-type="float" office:value="2.23529411764706" calcext:value-type="float">
            <text:p>2,24</text:p>
          </table:table-cell>
          <table:table-cell table:style-name="ce15" table:formula="of:=[.F509]+[.E510]" office:value-type="float" office:value="1159.2794117647" calcext:value-type="float">
            <text:p>1159,28</text:p>
          </table:table-cell>
        </table:table-row>
        <table:table-row table:style-name="ro1">
          <table:table-cell table:style-name="ce13" office:value-type="float" office:value="509" calcext:value-type="float">
            <text:p>50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InfoBottomSheetDialog_8_InvalidViewFocusOperatorMutator</text:p>
          </table:table-cell>
          <table:table-cell table:style-name="ce13" table:formula="of:=[.D510]+[.B511]" office:value-type="float" office:value="78984" calcext:value-type="float">
            <text:p>78984</text:p>
          </table:table-cell>
          <table:table-cell table:style-name="ce15" table:formula="of:=[.B511]/[.$B$1]" office:value-type="float" office:value="2.25" calcext:value-type="float">
            <text:p>2,25</text:p>
          </table:table-cell>
          <table:table-cell table:style-name="ce15" table:formula="of:=[.F510]+[.E511]" office:value-type="float" office:value="1161.5294117647" calcext:value-type="float">
            <text:p>1161,53</text:p>
          </table:table-cell>
        </table:table-row>
        <table:table-row table:style-name="ro1"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InfoBottomSheetDialog_9_ViewComponentNotVisibleOperatorMutator</text:p>
          </table:table-cell>
          <table:table-cell table:style-name="ce13" table:formula="of:=[.D511]+[.B512]" office:value-type="float" office:value="79137" calcext:value-type="float">
            <text:p>79137</text:p>
          </table:table-cell>
          <table:table-cell table:style-name="ce15" table:formula="of:=[.B512]/[.$B$1]" office:value-type="float" office:value="2.25" calcext:value-type="float">
            <text:p>2,25</text:p>
          </table:table-cell>
          <table:table-cell table:style-name="ce15" table:formula="of:=[.F511]+[.E512]" office:value-type="float" office:value="1163.7794117647" calcext:value-type="float">
            <text:p>1163,78</text:p>
          </table:table-cell>
        </table:table-row>
        <table:table-row table:style-name="ro1"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nfoBottomSheetDialog_10_InvalidViewFocusOperatorMutator</text:p>
          </table:table-cell>
          <table:table-cell table:style-name="ce13" table:formula="of:=[.D512]+[.B513]" office:value-type="float" office:value="79292" calcext:value-type="float">
            <text:p>79292</text:p>
          </table:table-cell>
          <table:table-cell table:style-name="ce15" table:formula="of:=[.B513]/[.$B$1]" office:value-type="float" office:value="2.27941176470588" calcext:value-type="float">
            <text:p>2,28</text:p>
          </table:table-cell>
          <table:table-cell table:style-name="ce15" table:formula="of:=[.F512]+[.E513]" office:value-type="float" office:value="1166.05882352941" calcext:value-type="float">
            <text:p>1166,06</text:p>
          </table:table-cell>
        </table:table-row>
        <table:table-row table:style-name="ro1"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nfoBottomSheetDialog_11_ViewComponentNotVisibleOperatorMutator</text:p>
          </table:table-cell>
          <table:table-cell table:style-name="ce13" table:formula="of:=[.D513]+[.B514]" office:value-type="float" office:value="79447" calcext:value-type="float">
            <text:p>79447</text:p>
          </table:table-cell>
          <table:table-cell table:style-name="ce15" table:formula="of:=[.B514]/[.$B$1]" office:value-type="float" office:value="2.27941176470588" calcext:value-type="float">
            <text:p>2,28</text:p>
          </table:table-cell>
          <table:table-cell table:style-name="ce15" table:formula="of:=[.F513]+[.E514]" office:value-type="float" office:value="1168.33823529412" calcext:value-type="float">
            <text:p>1168,34</text:p>
          </table:table-cell>
        </table:table-row>
        <table:table-row table:style-name="ro1">
          <table:table-cell table:style-name="ce13" office:value-type="float" office:value="513" calcext:value-type="float">
            <text:p>5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12_InvalidViewFocusOperatorMutator</text:p>
          </table:table-cell>
          <table:table-cell table:style-name="ce13" table:formula="of:=[.D514]+[.B515]" office:value-type="float" office:value="79601" calcext:value-type="float">
            <text:p>79601</text:p>
          </table:table-cell>
          <table:table-cell table:style-name="ce15" table:formula="of:=[.B515]/[.$B$1]" office:value-type="float" office:value="2.26470588235294" calcext:value-type="float">
            <text:p>2,26</text:p>
          </table:table-cell>
          <table:table-cell table:style-name="ce15" table:formula="of:=[.F514]+[.E515]" office:value-type="float" office:value="1170.60294117647" calcext:value-type="float">
            <text:p>1170,60</text:p>
          </table:table-cell>
        </table:table-row>
        <table:table-row table:style-name="ro1"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13_ViewComponentNotVisibleOperatorMutator</text:p>
          </table:table-cell>
          <table:table-cell table:style-name="ce13" table:formula="of:=[.D515]+[.B516]" office:value-type="float" office:value="79755" calcext:value-type="float">
            <text:p>79755</text:p>
          </table:table-cell>
          <table:table-cell table:style-name="ce15" table:formula="of:=[.B516]/[.$B$1]" office:value-type="float" office:value="2.26470588235294" calcext:value-type="float">
            <text:p>2,26</text:p>
          </table:table-cell>
          <table:table-cell table:style-name="ce15" table:formula="of:=[.F515]+[.E516]" office:value-type="float" office:value="1172.86764705882" calcext:value-type="float">
            <text:p>1172,87</text:p>
          </table:table-cell>
        </table:table-row>
        <table:table-row table:style-name="ro1">
          <table:table-cell table:style-name="ce13" office:value-type="float" office:value="515" calcext:value-type="float">
            <text:p>5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14_InvalidViewFocusOperatorMutator</text:p>
          </table:table-cell>
          <table:table-cell table:style-name="ce13" table:formula="of:=[.D516]+[.B517]" office:value-type="float" office:value="79909" calcext:value-type="float">
            <text:p>79909</text:p>
          </table:table-cell>
          <table:table-cell table:style-name="ce15" table:formula="of:=[.B517]/[.$B$1]" office:value-type="float" office:value="2.26470588235294" calcext:value-type="float">
            <text:p>2,26</text:p>
          </table:table-cell>
          <table:table-cell table:style-name="ce15" table:formula="of:=[.F516]+[.E517]" office:value-type="float" office:value="1175.13235294117" calcext:value-type="float">
            <text:p>1175,13</text:p>
          </table:table-cell>
        </table:table-row>
        <table:table-row table:style-name="ro1">
          <table:table-cell table:style-name="ce13" office:value-type="float" office:value="516" calcext:value-type="float">
            <text:p>51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nfoBottomSheetDialog_15_ViewComponentNotVisibleOperatorMutator</text:p>
          </table:table-cell>
          <table:table-cell table:style-name="ce13" table:formula="of:=[.D517]+[.B518]" office:value-type="float" office:value="80065" calcext:value-type="float">
            <text:p>80065</text:p>
          </table:table-cell>
          <table:table-cell table:style-name="ce15" table:formula="of:=[.B518]/[.$B$1]" office:value-type="float" office:value="2.29411764705882" calcext:value-type="float">
            <text:p>2,29</text:p>
          </table:table-cell>
          <table:table-cell table:style-name="ce15" table:formula="of:=[.F517]+[.E518]" office:value-type="float" office:value="1177.42647058823" calcext:value-type="float">
            <text:p>1177,43</text:p>
          </table:table-cell>
        </table:table-row>
        <table:table-row table:style-name="ro1"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16_InvalidViewFocusOperatorMutator</text:p>
          </table:table-cell>
          <table:table-cell table:style-name="ce13" table:formula="of:=[.D518]+[.B519]" office:value-type="float" office:value="80219" calcext:value-type="float">
            <text:p>80219</text:p>
          </table:table-cell>
          <table:table-cell table:style-name="ce15" table:formula="of:=[.B519]/[.$B$1]" office:value-type="float" office:value="2.26470588235294" calcext:value-type="float">
            <text:p>2,26</text:p>
          </table:table-cell>
          <table:table-cell table:style-name="ce15" table:formula="of:=[.F518]+[.E519]" office:value-type="float" office:value="1179.69117647059" calcext:value-type="float">
            <text:p>1179,69</text:p>
          </table:table-cell>
        </table:table-row>
        <table:table-row table:style-name="ro1"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17_ViewComponentNotVisibleOperatorMutator</text:p>
          </table:table-cell>
          <table:table-cell table:style-name="ce13" table:formula="of:=[.D519]+[.B520]" office:value-type="float" office:value="80373" calcext:value-type="float">
            <text:p>80373</text:p>
          </table:table-cell>
          <table:table-cell table:style-name="ce15" table:formula="of:=[.B520]/[.$B$1]" office:value-type="float" office:value="2.26470588235294" calcext:value-type="float">
            <text:p>2,26</text:p>
          </table:table-cell>
          <table:table-cell table:style-name="ce15" table:formula="of:=[.F519]+[.E520]" office:value-type="float" office:value="1181.95588235294" calcext:value-type="float">
            <text:p>1181,96</text:p>
          </table:table-cell>
        </table:table-row>
        <table:table-row table:style-name="ro1"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InfoBottomSheetDialog_18_BinaryMutator</text:p>
          </table:table-cell>
          <table:table-cell table:style-name="ce13" table:formula="of:=[.D520]+[.B521]" office:value-type="float" office:value="80530" calcext:value-type="float">
            <text:p>80530</text:p>
          </table:table-cell>
          <table:table-cell table:style-name="ce15" table:formula="of:=[.B521]/[.$B$1]" office:value-type="float" office:value="2.30882352941176" calcext:value-type="float">
            <text:p>2,31</text:p>
          </table:table-cell>
          <table:table-cell table:style-name="ce15" table:formula="of:=[.F520]+[.E521]" office:value-type="float" office:value="1184.26470588235" calcext:value-type="float">
            <text:p>1184,26</text:p>
          </table:table-cell>
        </table:table-row>
        <table:table-row table:style-name="ro1"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InfoBottomSheetDialog_19_BuggyGUIListenerOperatorMutator</text:p>
          </table:table-cell>
          <table:table-cell table:style-name="ce13" table:formula="of:=[.D521]+[.B522]" office:value-type="float" office:value="80683" calcext:value-type="float">
            <text:p>80683</text:p>
          </table:table-cell>
          <table:table-cell table:style-name="ce15" table:formula="of:=[.B522]/[.$B$1]" office:value-type="float" office:value="2.25" calcext:value-type="float">
            <text:p>2,25</text:p>
          </table:table-cell>
          <table:table-cell table:style-name="ce15" table:formula="of:=[.F521]+[.E522]" office:value-type="float" office:value="1186.51470588235" calcext:value-type="float">
            <text:p>1186,51</text:p>
          </table:table-cell>
        </table:table-row>
        <table:table-row table:style-name="ro1"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nfoBottomSheetDialog_20_LengthyGUIListenerOperatorMutator</text:p>
          </table:table-cell>
          <table:table-cell table:style-name="ce13" table:formula="of:=[.D522]+[.B523]" office:value-type="float" office:value="80839" calcext:value-type="float">
            <text:p>80839</text:p>
          </table:table-cell>
          <table:table-cell table:style-name="ce15" table:formula="of:=[.B523]/[.$B$1]" office:value-type="float" office:value="2.29411764705882" calcext:value-type="float">
            <text:p>2,29</text:p>
          </table:table-cell>
          <table:table-cell table:style-name="ce15" table:formula="of:=[.F522]+[.E523]" office:value-type="float" office:value="1188.80882352941" calcext:value-type="float">
            <text:p>1188,81</text:p>
          </table:table-cell>
        </table:table-row>
        <table:table-row table:style-name="ro1"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21_InvalidViewFocusOperatorMutator</text:p>
          </table:table-cell>
          <table:table-cell table:style-name="ce13" table:formula="of:=[.D523]+[.B524]" office:value-type="float" office:value="80993" calcext:value-type="float">
            <text:p>80993</text:p>
          </table:table-cell>
          <table:table-cell table:style-name="ce15" table:formula="of:=[.B524]/[.$B$1]" office:value-type="float" office:value="2.26470588235294" calcext:value-type="float">
            <text:p>2,26</text:p>
          </table:table-cell>
          <table:table-cell table:style-name="ce15" table:formula="of:=[.F523]+[.E524]" office:value-type="float" office:value="1191.07352941176" calcext:value-type="float">
            <text:p>1191,07</text:p>
          </table:table-cell>
        </table:table-row>
        <table:table-row table:style-name="ro1"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InfoBottomSheetDialog_22_ViewComponentNotVisibleOperatorMutator</text:p>
          </table:table-cell>
          <table:table-cell table:style-name="ce13" table:formula="of:=[.D524]+[.B525]" office:value-type="float" office:value="81147" calcext:value-type="float">
            <text:p>81147</text:p>
          </table:table-cell>
          <table:table-cell table:style-name="ce15" table:formula="of:=[.B525]/[.$B$1]" office:value-type="float" office:value="2.26470588235294" calcext:value-type="float">
            <text:p>2,26</text:p>
          </table:table-cell>
          <table:table-cell table:style-name="ce15" table:formula="of:=[.F524]+[.E525]" office:value-type="float" office:value="1193.33823529412" calcext:value-type="float">
            <text:p>1193,34</text:p>
          </table:table-cell>
        </table:table-row>
        <table:table-row table:style-name="ro1"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InfoBottomSheetDialog_23_InvalidViewFocusOperatorMutator</text:p>
          </table:table-cell>
          <table:table-cell table:style-name="ce13" table:formula="of:=[.D525]+[.B526]" office:value-type="float" office:value="81302" calcext:value-type="float">
            <text:p>81302</text:p>
          </table:table-cell>
          <table:table-cell table:style-name="ce15" table:formula="of:=[.B526]/[.$B$1]" office:value-type="float" office:value="2.27941176470588" calcext:value-type="float">
            <text:p>2,28</text:p>
          </table:table-cell>
          <table:table-cell table:style-name="ce15" table:formula="of:=[.F525]+[.E526]" office:value-type="float" office:value="1195.61764705882" calcext:value-type="float">
            <text:p>1195,62</text:p>
          </table:table-cell>
        </table:table-row>
        <table:table-row table:style-name="ro1"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InfoBottomSheetDialog_24_ViewComponentNotVisibleOperatorMutator</text:p>
          </table:table-cell>
          <table:table-cell table:style-name="ce13" table:formula="of:=[.D526]+[.B527]" office:value-type="float" office:value="81458" calcext:value-type="float">
            <text:p>81458</text:p>
          </table:table-cell>
          <table:table-cell table:style-name="ce15" table:formula="of:=[.B527]/[.$B$1]" office:value-type="float" office:value="2.29411764705882" calcext:value-type="float">
            <text:p>2,29</text:p>
          </table:table-cell>
          <table:table-cell table:style-name="ce15" table:formula="of:=[.F526]+[.E527]" office:value-type="float" office:value="1197.91176470588" calcext:value-type="float">
            <text:p>1197,91</text:p>
          </table:table-cell>
        </table:table-row>
        <table:table-row table:style-name="ro1">
          <table:table-cell table:style-name="ce13" office:value-type="float" office:value="526" calcext:value-type="float">
            <text:p>52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HistoryBottomSheetDialog_0_InvalidViewFocusOperatorMutator</text:p>
          </table:table-cell>
          <table:table-cell table:style-name="ce13" table:formula="of:=[.D527]+[.B528]" office:value-type="float" office:value="81613" calcext:value-type="float">
            <text:p>81613</text:p>
          </table:table-cell>
          <table:table-cell table:style-name="ce15" table:formula="of:=[.B528]/[.$B$1]" office:value-type="float" office:value="2.27941176470588" calcext:value-type="float">
            <text:p>2,28</text:p>
          </table:table-cell>
          <table:table-cell table:style-name="ce15" table:formula="of:=[.F527]+[.E528]" office:value-type="float" office:value="1200.19117647059" calcext:value-type="float">
            <text:p>1200,19</text:p>
          </table:table-cell>
        </table:table-row>
        <table:table-row table:style-name="ro1"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HistoryBottomSheetDialog_1_ViewComponentNotVisibleOperatorMutator</text:p>
          </table:table-cell>
          <table:table-cell table:style-name="ce13" table:formula="of:=[.D528]+[.B529]" office:value-type="float" office:value="81766" calcext:value-type="float">
            <text:p>81766</text:p>
          </table:table-cell>
          <table:table-cell table:style-name="ce15" table:formula="of:=[.B529]/[.$B$1]" office:value-type="float" office:value="2.25" calcext:value-type="float">
            <text:p>2,25</text:p>
          </table:table-cell>
          <table:table-cell table:style-name="ce15" table:formula="of:=[.F528]+[.E529]" office:value-type="float" office:value="1202.44117647059" calcext:value-type="float">
            <text:p>1202,44</text:p>
          </table:table-cell>
        </table:table-row>
        <table:table-row table:style-name="ro1">
          <table:table-cell table:style-name="ce13" office:value-type="float" office:value="528" calcext:value-type="float">
            <text:p>52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HistoryBottomSheetDialog_2_InvalidViewFocusOperatorMutator</text:p>
          </table:table-cell>
          <table:table-cell table:style-name="ce13" table:formula="of:=[.D529]+[.B530]" office:value-type="float" office:value="81918" calcext:value-type="float">
            <text:p>81918</text:p>
          </table:table-cell>
          <table:table-cell table:style-name="ce15" table:formula="of:=[.B530]/[.$B$1]" office:value-type="float" office:value="2.23529411764706" calcext:value-type="float">
            <text:p>2,24</text:p>
          </table:table-cell>
          <table:table-cell table:style-name="ce15" table:formula="of:=[.F529]+[.E530]" office:value-type="float" office:value="1204.67647058823" calcext:value-type="float">
            <text:p>1204,68</text:p>
          </table:table-cell>
        </table:table-row>
        <table:table-row table:style-name="ro1"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3_ViewComponentNotVisibleOperatorMutator</text:p>
          </table:table-cell>
          <table:table-cell table:style-name="ce13" table:formula="of:=[.D530]+[.B531]" office:value-type="float" office:value="82072" calcext:value-type="float">
            <text:p>82072</text:p>
          </table:table-cell>
          <table:table-cell table:style-name="ce15" table:formula="of:=[.B531]/[.$B$1]" office:value-type="float" office:value="2.26470588235294" calcext:value-type="float">
            <text:p>2,26</text:p>
          </table:table-cell>
          <table:table-cell table:style-name="ce15" table:formula="of:=[.F530]+[.E531]" office:value-type="float" office:value="1206.94117647059" calcext:value-type="float">
            <text:p>1206,94</text:p>
          </table:table-cell>
        </table:table-row>
        <table:table-row table:style-name="ro1"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HistoryBottomSheetDialog_4_InvalidViewFocusOperatorMutator</text:p>
          </table:table-cell>
          <table:table-cell table:style-name="ce13" table:formula="of:=[.D531]+[.B532]" office:value-type="float" office:value="82227" calcext:value-type="float">
            <text:p>82227</text:p>
          </table:table-cell>
          <table:table-cell table:style-name="ce15" table:formula="of:=[.B532]/[.$B$1]" office:value-type="float" office:value="2.27941176470588" calcext:value-type="float">
            <text:p>2,28</text:p>
          </table:table-cell>
          <table:table-cell table:style-name="ce15" table:formula="of:=[.F531]+[.E532]" office:value-type="float" office:value="1209.22058823529" calcext:value-type="float">
            <text:p>1209,22</text:p>
          </table:table-cell>
        </table:table-row>
        <table:table-row table:style-name="ro1"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HistoryBottomSheetDialog_5_ViewComponentNotVisibleOperatorMutator</text:p>
          </table:table-cell>
          <table:table-cell table:style-name="ce13" table:formula="of:=[.D532]+[.B533]" office:value-type="float" office:value="82382" calcext:value-type="float">
            <text:p>82382</text:p>
          </table:table-cell>
          <table:table-cell table:style-name="ce15" table:formula="of:=[.B533]/[.$B$1]" office:value-type="float" office:value="2.27941176470588" calcext:value-type="float">
            <text:p>2,28</text:p>
          </table:table-cell>
          <table:table-cell table:style-name="ce15" table:formula="of:=[.F532]+[.E533]" office:value-type="float" office:value="1211.5" calcext:value-type="float">
            <text:p>1211,50</text:p>
          </table:table-cell>
        </table:table-row>
        <table:table-row table:style-name="ro1">
          <table:table-cell table:style-name="ce13" office:value-type="float" office:value="532" calcext:value-type="float">
            <text:p>53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6_InvalidViewFocusOperatorMutator</text:p>
          </table:table-cell>
          <table:table-cell table:style-name="ce13" table:formula="of:=[.D533]+[.B534]" office:value-type="float" office:value="82536" calcext:value-type="float">
            <text:p>82536</text:p>
          </table:table-cell>
          <table:table-cell table:style-name="ce15" table:formula="of:=[.B534]/[.$B$1]" office:value-type="float" office:value="2.26470588235294" calcext:value-type="float">
            <text:p>2,26</text:p>
          </table:table-cell>
          <table:table-cell table:style-name="ce15" table:formula="of:=[.F533]+[.E534]" office:value-type="float" office:value="1213.76470588235" calcext:value-type="float">
            <text:p>1213,76</text:p>
          </table:table-cell>
        </table:table-row>
        <table:table-row table:style-name="ro1">
          <table:table-cell table:style-name="ce13" office:value-type="float" office:value="533" calcext:value-type="float">
            <text:p>53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HistoryBottomSheetDialog_7_ViewComponentNotVisibleOperatorMutator</text:p>
          </table:table-cell>
          <table:table-cell table:style-name="ce13" table:formula="of:=[.D534]+[.B535]" office:value-type="float" office:value="82689" calcext:value-type="float">
            <text:p>82689</text:p>
          </table:table-cell>
          <table:table-cell table:style-name="ce15" table:formula="of:=[.B535]/[.$B$1]" office:value-type="float" office:value="2.25" calcext:value-type="float">
            <text:p>2,25</text:p>
          </table:table-cell>
          <table:table-cell table:style-name="ce15" table:formula="of:=[.F534]+[.E535]" office:value-type="float" office:value="1216.01470588235" calcext:value-type="float">
            <text:p>1216,01</text:p>
          </table:table-cell>
        </table:table-row>
        <table:table-row table:style-name="ro1"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8_InvalidViewFocusOperatorMutator</text:p>
          </table:table-cell>
          <table:table-cell table:style-name="ce13" table:formula="of:=[.D535]+[.B536]" office:value-type="float" office:value="82843" calcext:value-type="float">
            <text:p>82843</text:p>
          </table:table-cell>
          <table:table-cell table:style-name="ce15" table:formula="of:=[.B536]/[.$B$1]" office:value-type="float" office:value="2.26470588235294" calcext:value-type="float">
            <text:p>2,26</text:p>
          </table:table-cell>
          <table:table-cell table:style-name="ce15" table:formula="of:=[.F535]+[.E536]" office:value-type="float" office:value="1218.2794117647" calcext:value-type="float">
            <text:p>1218,28</text:p>
          </table:table-cell>
        </table:table-row>
        <table:table-row table:style-name="ro1">
          <table:table-cell table:style-name="ce13" office:value-type="float" office:value="535" calcext:value-type="float">
            <text:p>53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9_ViewComponentNotVisibleOperatorMutator</text:p>
          </table:table-cell>
          <table:table-cell table:style-name="ce13" table:formula="of:=[.D536]+[.B537]" office:value-type="float" office:value="82997" calcext:value-type="float">
            <text:p>82997</text:p>
          </table:table-cell>
          <table:table-cell table:style-name="ce15" table:formula="of:=[.B537]/[.$B$1]" office:value-type="float" office:value="2.26470588235294" calcext:value-type="float">
            <text:p>2,26</text:p>
          </table:table-cell>
          <table:table-cell table:style-name="ce15" table:formula="of:=[.F536]+[.E537]" office:value-type="float" office:value="1220.54411764706" calcext:value-type="float">
            <text:p>1220,54</text:p>
          </table:table-cell>
        </table:table-row>
        <table:table-row table:style-name="ro1">
          <table:table-cell table:style-name="ce13" office:value-type="float" office:value="536" calcext:value-type="float">
            <text:p>53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10_InvalidViewFocusOperatorMutator</text:p>
          </table:table-cell>
          <table:table-cell table:style-name="ce13" table:formula="of:=[.D537]+[.B538]" office:value-type="float" office:value="83151" calcext:value-type="float">
            <text:p>83151</text:p>
          </table:table-cell>
          <table:table-cell table:style-name="ce15" table:formula="of:=[.B538]/[.$B$1]" office:value-type="float" office:value="2.26470588235294" calcext:value-type="float">
            <text:p>2,26</text:p>
          </table:table-cell>
          <table:table-cell table:style-name="ce15" table:formula="of:=[.F537]+[.E538]" office:value-type="float" office:value="1222.80882352941" calcext:value-type="float">
            <text:p>1222,81</text:p>
          </table:table-cell>
        </table:table-row>
        <table:table-row table:style-name="ro1"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HistoryBottomSheetDialog_11_ViewComponentNotVisibleOperatorMutator</text:p>
          </table:table-cell>
          <table:table-cell table:style-name="ce13" table:formula="of:=[.D538]+[.B539]" office:value-type="float" office:value="83303" calcext:value-type="float">
            <text:p>83303</text:p>
          </table:table-cell>
          <table:table-cell table:style-name="ce15" table:formula="of:=[.B539]/[.$B$1]" office:value-type="float" office:value="2.23529411764706" calcext:value-type="float">
            <text:p>2,24</text:p>
          </table:table-cell>
          <table:table-cell table:style-name="ce15" table:formula="of:=[.F538]+[.E539]" office:value-type="float" office:value="1225.04411764706" calcext:value-type="float">
            <text:p>1225,04</text:p>
          </table:table-cell>
        </table:table-row>
        <table:table-row table:style-name="ro1"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12_InvalidViewFocusOperatorMutator</text:p>
          </table:table-cell>
          <table:table-cell table:style-name="ce13" table:formula="of:=[.D539]+[.B540]" office:value-type="float" office:value="83457" calcext:value-type="float">
            <text:p>83457</text:p>
          </table:table-cell>
          <table:table-cell table:style-name="ce15" table:formula="of:=[.B540]/[.$B$1]" office:value-type="float" office:value="2.26470588235294" calcext:value-type="float">
            <text:p>2,26</text:p>
          </table:table-cell>
          <table:table-cell table:style-name="ce15" table:formula="of:=[.F539]+[.E540]" office:value-type="float" office:value="1227.30882352941" calcext:value-type="float">
            <text:p>1227,31</text:p>
          </table:table-cell>
        </table:table-row>
        <table:table-row table:style-name="ro1">
          <table:table-cell table:style-name="ce13" office:value-type="float" office:value="539" calcext:value-type="float">
            <text:p>53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HistoryBottomSheetDialog_13_ViewComponentNotVisibleOperatorMutator</text:p>
          </table:table-cell>
          <table:table-cell table:style-name="ce13" table:formula="of:=[.D540]+[.B541]" office:value-type="float" office:value="83613" calcext:value-type="float">
            <text:p>83613</text:p>
          </table:table-cell>
          <table:table-cell table:style-name="ce15" table:formula="of:=[.B541]/[.$B$1]" office:value-type="float" office:value="2.29411764705882" calcext:value-type="float">
            <text:p>2,29</text:p>
          </table:table-cell>
          <table:table-cell table:style-name="ce15" table:formula="of:=[.F540]+[.E541]" office:value-type="float" office:value="1229.60294117647" calcext:value-type="float">
            <text:p>1229,60</text:p>
          </table:table-cell>
        </table:table-row>
        <table:table-row table:style-name="ro1"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HistoryBottomSheetDialog_14_BuggyGUIListenerOperatorMutator</text:p>
          </table:table-cell>
          <table:table-cell table:style-name="ce13" table:formula="of:=[.D541]+[.B542]" office:value-type="float" office:value="83768" calcext:value-type="float">
            <text:p>83768</text:p>
          </table:table-cell>
          <table:table-cell table:style-name="ce15" table:formula="of:=[.B542]/[.$B$1]" office:value-type="float" office:value="2.27941176470588" calcext:value-type="float">
            <text:p>2,28</text:p>
          </table:table-cell>
          <table:table-cell table:style-name="ce15" table:formula="of:=[.F541]+[.E542]" office:value-type="float" office:value="1231.88235294117" calcext:value-type="float">
            <text:p>1231,88</text:p>
          </table:table-cell>
        </table:table-row>
        <table:table-row table:style-name="ro1"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HistoryBottomSheetDialog_15_LengthyGUIListenerOperatorMutator</text:p>
          </table:table-cell>
          <table:table-cell table:style-name="ce13" table:formula="of:=[.D542]+[.B543]" office:value-type="float" office:value="83923" calcext:value-type="float">
            <text:p>83923</text:p>
          </table:table-cell>
          <table:table-cell table:style-name="ce15" table:formula="of:=[.B543]/[.$B$1]" office:value-type="float" office:value="2.27941176470588" calcext:value-type="float">
            <text:p>2,28</text:p>
          </table:table-cell>
          <table:table-cell table:style-name="ce15" table:formula="of:=[.F542]+[.E543]" office:value-type="float" office:value="1234.16176470588" calcext:value-type="float">
            <text:p>1234,16</text:p>
          </table:table-cell>
        </table:table-row>
        <table:table-row table:style-name="ro1"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HistoryBottomSheetDialog_16_InvalidViewFocusOperatorMutator</text:p>
          </table:table-cell>
          <table:table-cell table:style-name="ce13" table:formula="of:=[.D543]+[.B544]" office:value-type="float" office:value="84076" calcext:value-type="float">
            <text:p>84076</text:p>
          </table:table-cell>
          <table:table-cell table:style-name="ce15" table:formula="of:=[.B544]/[.$B$1]" office:value-type="float" office:value="2.25" calcext:value-type="float">
            <text:p>2,25</text:p>
          </table:table-cell>
          <table:table-cell table:style-name="ce15" table:formula="of:=[.F543]+[.E544]" office:value-type="float" office:value="1236.41176470588" calcext:value-type="float">
            <text:p>1236,41</text:p>
          </table:table-cell>
        </table:table-row>
        <table:table-row table:style-name="ro1">
          <table:table-cell table:style-name="ce13" office:value-type="float" office:value="543" calcext:value-type="float">
            <text:p>54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17_ViewComponentNotVisibleOperatorMutator</text:p>
          </table:table-cell>
          <table:table-cell table:style-name="ce13" table:formula="of:=[.D544]+[.B545]" office:value-type="float" office:value="84230" calcext:value-type="float">
            <text:p>84230</text:p>
          </table:table-cell>
          <table:table-cell table:style-name="ce15" table:formula="of:=[.B545]/[.$B$1]" office:value-type="float" office:value="2.26470588235294" calcext:value-type="float">
            <text:p>2,26</text:p>
          </table:table-cell>
          <table:table-cell table:style-name="ce15" table:formula="of:=[.F544]+[.E545]" office:value-type="float" office:value="1238.67647058823" calcext:value-type="float">
            <text:p>1238,68</text:p>
          </table:table-cell>
        </table:table-row>
        <table:table-row table:style-name="ro1"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HistoryBottomSheetDialog_18_BuggyGUIListenerOperatorMutator</text:p>
          </table:table-cell>
          <table:table-cell table:style-name="ce13" table:formula="of:=[.D545]+[.B546]" office:value-type="float" office:value="84384" calcext:value-type="float">
            <text:p>84384</text:p>
          </table:table-cell>
          <table:table-cell table:style-name="ce15" table:formula="of:=[.B546]/[.$B$1]" office:value-type="float" office:value="2.26470588235294" calcext:value-type="float">
            <text:p>2,26</text:p>
          </table:table-cell>
          <table:table-cell table:style-name="ce15" table:formula="of:=[.F545]+[.E546]" office:value-type="float" office:value="1240.94117647059" calcext:value-type="float">
            <text:p>1240,94</text:p>
          </table:table-cell>
        </table:table-row>
        <table:table-row table:style-name="ro1"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HistoryBottomSheetDialog_19_LengthyGUIListenerOperatorMutator</text:p>
          </table:table-cell>
          <table:table-cell table:style-name="ce13" table:formula="of:=[.D546]+[.B547]" office:value-type="float" office:value="84537" calcext:value-type="float">
            <text:p>84537</text:p>
          </table:table-cell>
          <table:table-cell table:style-name="ce15" table:formula="of:=[.B547]/[.$B$1]" office:value-type="float" office:value="2.25" calcext:value-type="float">
            <text:p>2,25</text:p>
          </table:table-cell>
          <table:table-cell table:style-name="ce15" table:formula="of:=[.F546]+[.E547]" office:value-type="float" office:value="1243.19117647059" calcext:value-type="float">
            <text:p>1243,19</text:p>
          </table:table-cell>
        </table:table-row>
        <table:table-row table:style-name="ro1"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HistoryBottomSheetDialog_20_InvalidViewFocusOperatorMutator</text:p>
          </table:table-cell>
          <table:table-cell table:style-name="ce13" table:formula="of:=[.D547]+[.B548]" office:value-type="float" office:value="84696" calcext:value-type="float">
            <text:p>84696</text:p>
          </table:table-cell>
          <table:table-cell table:style-name="ce15" table:formula="of:=[.B548]/[.$B$1]" office:value-type="float" office:value="2.33823529411765" calcext:value-type="float">
            <text:p>2,34</text:p>
          </table:table-cell>
          <table:table-cell table:style-name="ce15" table:formula="of:=[.F547]+[.E548]" office:value-type="float" office:value="1245.5294117647" calcext:value-type="float">
            <text:p>1245,53</text:p>
          </table:table-cell>
        </table:table-row>
        <table:table-row table:style-name="ro1"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HistoryBottomSheetDialog_21_ViewComponentNotVisibleOperatorMutator</text:p>
          </table:table-cell>
          <table:table-cell table:style-name="ce13" table:formula="of:=[.D548]+[.B549]" office:value-type="float" office:value="84851" calcext:value-type="float">
            <text:p>84851</text:p>
          </table:table-cell>
          <table:table-cell table:style-name="ce15" table:formula="of:=[.B549]/[.$B$1]" office:value-type="float" office:value="2.27941176470588" calcext:value-type="float">
            <text:p>2,28</text:p>
          </table:table-cell>
          <table:table-cell table:style-name="ce15" table:formula="of:=[.F548]+[.E549]" office:value-type="float" office:value="1247.80882352941" calcext:value-type="float">
            <text:p>1247,81</text:p>
          </table:table-cell>
        </table:table-row>
        <table:table-row table:style-name="ro1"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Factory_0_NullIntentOperatorMutator</text:p>
          </table:table-cell>
          <table:table-cell table:style-name="ce13" table:formula="of:=[.D549]+[.B550]" office:value-type="float" office:value="85004" calcext:value-type="float">
            <text:p>85004</text:p>
          </table:table-cell>
          <table:table-cell table:style-name="ce15" table:formula="of:=[.B550]/[.$B$1]" office:value-type="float" office:value="2.25" calcext:value-type="float">
            <text:p>2,25</text:p>
          </table:table-cell>
          <table:table-cell table:style-name="ce15" table:formula="of:=[.F549]+[.E550]" office:value-type="float" office:value="1250.05882352941" calcext:value-type="float">
            <text:p>1250,06</text:p>
          </table:table-cell>
        </table:table-row>
        <table:table-row table:style-name="ro1">
          <table:table-cell table:style-name="ce13" office:value-type="float" office:value="549" calcext:value-type="float">
            <text:p>54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WidgetFactory_1_InvalidKeyIntentOperatorMutator</text:p>
          </table:table-cell>
          <table:table-cell table:style-name="ce13" table:formula="of:=[.D550]+[.B551]" office:value-type="float" office:value="85161" calcext:value-type="float">
            <text:p>85161</text:p>
          </table:table-cell>
          <table:table-cell table:style-name="ce15" table:formula="of:=[.B551]/[.$B$1]" office:value-type="float" office:value="2.30882352941176" calcext:value-type="float">
            <text:p>2,31</text:p>
          </table:table-cell>
          <table:table-cell table:style-name="ce15" table:formula="of:=[.F550]+[.E551]" office:value-type="float" office:value="1252.36764705882" calcext:value-type="float">
            <text:p>1252,37</text:p>
          </table:table-cell>
        </table:table-row>
        <table:table-row table:style-name="ro1"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2_RandomActionIntentDefinitionOperatorMutator</text:p>
          </table:table-cell>
          <table:table-cell table:style-name="ce13" table:formula="of:=[.D551]+[.B552]" office:value-type="float" office:value="85316" calcext:value-type="float">
            <text:p>85316</text:p>
          </table:table-cell>
          <table:table-cell table:style-name="ce15" table:formula="of:=[.B552]/[.$B$1]" office:value-type="float" office:value="2.27941176470588" calcext:value-type="float">
            <text:p>2,28</text:p>
          </table:table-cell>
          <table:table-cell table:style-name="ce15" table:formula="of:=[.F551]+[.E552]" office:value-type="float" office:value="1254.64705882353" calcext:value-type="float">
            <text:p>1254,65</text:p>
          </table:table-cell>
        </table:table-row>
        <table:table-row table:style-name="ro1">
          <table:table-cell table:style-name="ce13" office:value-type="float" office:value="551" calcext:value-type="float">
            <text:p>55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Factory_3_NullValueIntentPutExtraOperatorMutator</text:p>
          </table:table-cell>
          <table:table-cell table:style-name="ce13" table:formula="of:=[.D552]+[.B553]" office:value-type="float" office:value="85470" calcext:value-type="float">
            <text:p>85470</text:p>
          </table:table-cell>
          <table:table-cell table:style-name="ce15" table:formula="of:=[.B553]/[.$B$1]" office:value-type="float" office:value="2.26470588235294" calcext:value-type="float">
            <text:p>2,26</text:p>
          </table:table-cell>
          <table:table-cell table:style-name="ce15" table:formula="of:=[.F552]+[.E553]" office:value-type="float" office:value="1256.91176470588" calcext:value-type="float">
            <text:p>1256,91</text:p>
          </table:table-cell>
        </table:table-row>
        <table:table-row table:style-name="ro1"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WidgetFactory_4_IntentPayloadReplacementOperatorMutator</text:p>
          </table:table-cell>
          <table:table-cell table:style-name="ce13" table:formula="of:=[.D553]+[.B554]" office:value-type="float" office:value="85622" calcext:value-type="float">
            <text:p>85622</text:p>
          </table:table-cell>
          <table:table-cell table:style-name="ce15" table:formula="of:=[.B554]/[.$B$1]" office:value-type="float" office:value="2.23529411764706" calcext:value-type="float">
            <text:p>2,24</text:p>
          </table:table-cell>
          <table:table-cell table:style-name="ce15" table:formula="of:=[.F553]+[.E554]" office:value-type="float" office:value="1259.14705882353" calcext:value-type="float">
            <text:p>1259,15</text:p>
          </table:table-cell>
        </table:table-row>
        <table:table-row table:style-name="ro1"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5_RandomActionIntentDefinitionOperatorMutator</text:p>
          </table:table-cell>
          <table:table-cell table:style-name="ce13" table:formula="of:=[.D554]+[.B555]" office:value-type="float" office:value="85777" calcext:value-type="float">
            <text:p>85777</text:p>
          </table:table-cell>
          <table:table-cell table:style-name="ce15" table:formula="of:=[.B555]/[.$B$1]" office:value-type="float" office:value="2.27941176470588" calcext:value-type="float">
            <text:p>2,28</text:p>
          </table:table-cell>
          <table:table-cell table:style-name="ce15" table:formula="of:=[.F554]+[.E555]" office:value-type="float" office:value="1261.42647058823" calcext:value-type="float">
            <text:p>1261,43</text:p>
          </table:table-cell>
        </table:table-row>
        <table:table-row table:style-name="ro1"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Factory_6_NullValueIntentPutExtraOperatorMutator</text:p>
          </table:table-cell>
          <table:table-cell table:style-name="ce13" table:formula="of:=[.D555]+[.B556]" office:value-type="float" office:value="85931" calcext:value-type="float">
            <text:p>85931</text:p>
          </table:table-cell>
          <table:table-cell table:style-name="ce15" table:formula="of:=[.B556]/[.$B$1]" office:value-type="float" office:value="2.26470588235294" calcext:value-type="float">
            <text:p>2,26</text:p>
          </table:table-cell>
          <table:table-cell table:style-name="ce15" table:formula="of:=[.F555]+[.E556]" office:value-type="float" office:value="1263.69117647059" calcext:value-type="float">
            <text:p>1263,69</text:p>
          </table:table-cell>
        </table:table-row>
        <table:table-row table:style-name="ro1"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Factory_7_IntentPayloadReplacementOperatorMutator</text:p>
          </table:table-cell>
          <table:table-cell table:style-name="ce13" table:formula="of:=[.D556]+[.B557]" office:value-type="float" office:value="86085" calcext:value-type="float">
            <text:p>86085</text:p>
          </table:table-cell>
          <table:table-cell table:style-name="ce15" table:formula="of:=[.B557]/[.$B$1]" office:value-type="float" office:value="2.26470588235294" calcext:value-type="float">
            <text:p>2,26</text:p>
          </table:table-cell>
          <table:table-cell table:style-name="ce15" table:formula="of:=[.F556]+[.E557]" office:value-type="float" office:value="1265.95588235294" calcext:value-type="float">
            <text:p>1265,96</text:p>
          </table:table-cell>
        </table:table-row>
        <table:table-row table:style-name="ro1">
          <table:table-cell table:style-name="ce13" office:value-type="float" office:value="556" calcext:value-type="float">
            <text:p>55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8_RandomActionIntentDefinitionOperatorMutator</text:p>
          </table:table-cell>
          <table:table-cell table:style-name="ce13" table:formula="of:=[.D557]+[.B558]" office:value-type="float" office:value="86240" calcext:value-type="float">
            <text:p>86240</text:p>
          </table:table-cell>
          <table:table-cell table:style-name="ce15" table:formula="of:=[.B558]/[.$B$1]" office:value-type="float" office:value="2.27941176470588" calcext:value-type="float">
            <text:p>2,28</text:p>
          </table:table-cell>
          <table:table-cell table:style-name="ce15" table:formula="of:=[.F557]+[.E558]" office:value-type="float" office:value="1268.23529411764" calcext:value-type="float">
            <text:p>1268,24</text:p>
          </table:table-cell>
        </table:table-row>
        <table:table-row table:style-name="ro1">
          <table:table-cell table:style-name="ce13" office:value-type="float" office:value="557" calcext:value-type="float">
            <text:p>55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9_NullValueIntentPutExtraOperatorMutator</text:p>
          </table:table-cell>
          <table:table-cell table:style-name="ce13" table:formula="of:=[.D558]+[.B559]" office:value-type="float" office:value="86395" calcext:value-type="float">
            <text:p>86395</text:p>
          </table:table-cell>
          <table:table-cell table:style-name="ce15" table:formula="of:=[.B559]/[.$B$1]" office:value-type="float" office:value="2.27941176470588" calcext:value-type="float">
            <text:p>2,28</text:p>
          </table:table-cell>
          <table:table-cell table:style-name="ce15" table:formula="of:=[.F558]+[.E559]" office:value-type="float" office:value="1270.51470588235" calcext:value-type="float">
            <text:p>1270,51</text:p>
          </table:table-cell>
        </table:table-row>
        <table:table-row table:style-name="ro1">
          <table:table-cell table:style-name="ce13" office:value-type="float" office:value="558" calcext:value-type="float">
            <text:p>55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Factory_10_IntentPayloadReplacementOperatorMutator</text:p>
          </table:table-cell>
          <table:table-cell table:style-name="ce13" table:formula="of:=[.D559]+[.B560]" office:value-type="float" office:value="86551" calcext:value-type="float">
            <text:p>86551</text:p>
          </table:table-cell>
          <table:table-cell table:style-name="ce15" table:formula="of:=[.B560]/[.$B$1]" office:value-type="float" office:value="2.29411764705882" calcext:value-type="float">
            <text:p>2,29</text:p>
          </table:table-cell>
          <table:table-cell table:style-name="ce15" table:formula="of:=[.F559]+[.E560]" office:value-type="float" office:value="1272.80882352941" calcext:value-type="float">
            <text:p>1272,81</text:p>
          </table:table-cell>
        </table:table-row>
        <table:table-row table:style-name="ro1"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11_RandomActionIntentDefinitionOperatorMutator</text:p>
          </table:table-cell>
          <table:table-cell table:style-name="ce13" table:formula="of:=[.D560]+[.B561]" office:value-type="float" office:value="86706" calcext:value-type="float">
            <text:p>86706</text:p>
          </table:table-cell>
          <table:table-cell table:style-name="ce15" table:formula="of:=[.B561]/[.$B$1]" office:value-type="float" office:value="2.27941176470588" calcext:value-type="float">
            <text:p>2,28</text:p>
          </table:table-cell>
          <table:table-cell table:style-name="ce15" table:formula="of:=[.F560]+[.E561]" office:value-type="float" office:value="1275.08823529411" calcext:value-type="float">
            <text:p>1275,09</text:p>
          </table:table-cell>
        </table:table-row>
        <table:table-row table:style-name="ro1"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12_NullValueIntentPutExtraOperatorMutator</text:p>
          </table:table-cell>
          <table:table-cell table:style-name="ce13" table:formula="of:=[.D561]+[.B562]" office:value-type="float" office:value="86861" calcext:value-type="float">
            <text:p>86861</text:p>
          </table:table-cell>
          <table:table-cell table:style-name="ce15" table:formula="of:=[.B562]/[.$B$1]" office:value-type="float" office:value="2.27941176470588" calcext:value-type="float">
            <text:p>2,28</text:p>
          </table:table-cell>
          <table:table-cell table:style-name="ce15" table:formula="of:=[.F561]+[.E562]" office:value-type="float" office:value="1277.36764705882" calcext:value-type="float">
            <text:p>1277,37</text:p>
          </table:table-cell>
        </table:table-row>
        <table:table-row table:style-name="ro1">
          <table:table-cell table:style-name="ce13" office:value-type="float" office:value="561" calcext:value-type="float">
            <text:p>5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Factory_13_IntentPayloadReplacementOperatorMutator</text:p>
          </table:table-cell>
          <table:table-cell table:style-name="ce13" table:formula="of:=[.D562]+[.B563]" office:value-type="float" office:value="87015" calcext:value-type="float">
            <text:p>87015</text:p>
          </table:table-cell>
          <table:table-cell table:style-name="ce15" table:formula="of:=[.B563]/[.$B$1]" office:value-type="float" office:value="2.26470588235294" calcext:value-type="float">
            <text:p>2,26</text:p>
          </table:table-cell>
          <table:table-cell table:style-name="ce15" table:formula="of:=[.F562]+[.E563]" office:value-type="float" office:value="1279.63235294117" calcext:value-type="float">
            <text:p>1279,63</text:p>
          </table:table-cell>
        </table:table-row>
        <table:table-row table:style-name="ro1">
          <table:table-cell table:style-name="ce13" office:value-type="float" office:value="562" calcext:value-type="float">
            <text:p>56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WidgetFactory_14_RandomActionIntentDefinitionOperatorMutator</text:p>
          </table:table-cell>
          <table:table-cell table:style-name="ce13" table:formula="of:=[.D563]+[.B564]" office:value-type="float" office:value="87171" calcext:value-type="float">
            <text:p>87171</text:p>
          </table:table-cell>
          <table:table-cell table:style-name="ce15" table:formula="of:=[.B564]/[.$B$1]" office:value-type="float" office:value="2.29411764705882" calcext:value-type="float">
            <text:p>2,29</text:p>
          </table:table-cell>
          <table:table-cell table:style-name="ce15" table:formula="of:=[.F563]+[.E564]" office:value-type="float" office:value="1281.92647058823" calcext:value-type="float">
            <text:p>1281,93</text:p>
          </table:table-cell>
        </table:table-row>
        <table:table-row table:style-name="ro1"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WidgetFactory_15_NullValueIntentPutExtraOperatorMutator</text:p>
          </table:table-cell>
          <table:table-cell table:style-name="ce13" table:formula="of:=[.D564]+[.B565]" office:value-type="float" office:value="87326" calcext:value-type="float">
            <text:p>87326</text:p>
          </table:table-cell>
          <table:table-cell table:style-name="ce15" table:formula="of:=[.B565]/[.$B$1]" office:value-type="float" office:value="2.27941176470588" calcext:value-type="float">
            <text:p>2,28</text:p>
          </table:table-cell>
          <table:table-cell table:style-name="ce15" table:formula="of:=[.F564]+[.E565]" office:value-type="float" office:value="1284.20588235294" calcext:value-type="float">
            <text:p>1284,21</text:p>
          </table:table-cell>
        </table:table-row>
        <table:table-row table:style-name="ro1"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WidgetFactory_16_IntentPayloadReplacementOperatorMutator</text:p>
          </table:table-cell>
          <table:table-cell table:style-name="ce13" table:formula="of:=[.D565]+[.B566]" office:value-type="float" office:value="87480" calcext:value-type="float">
            <text:p>87480</text:p>
          </table:table-cell>
          <table:table-cell table:style-name="ce15" table:formula="of:=[.B566]/[.$B$1]" office:value-type="float" office:value="2.26470588235294" calcext:value-type="float">
            <text:p>2,26</text:p>
          </table:table-cell>
          <table:table-cell table:style-name="ce15" table:formula="of:=[.F565]+[.E566]" office:value-type="float" office:value="1286.47058823529" calcext:value-type="float">
            <text:p>1286,47</text:p>
          </table:table-cell>
        </table:table-row>
        <table:table-row table:style-name="ro1"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Factory_17_RandomActionIntentDefinitionOperatorMutator</text:p>
          </table:table-cell>
          <table:table-cell table:style-name="ce13" table:formula="of:=[.D566]+[.B567]" office:value-type="float" office:value="87633" calcext:value-type="float">
            <text:p>87633</text:p>
          </table:table-cell>
          <table:table-cell table:style-name="ce15" table:formula="of:=[.B567]/[.$B$1]" office:value-type="float" office:value="2.25" calcext:value-type="float">
            <text:p>2,25</text:p>
          </table:table-cell>
          <table:table-cell table:style-name="ce15" table:formula="of:=[.F566]+[.E567]" office:value-type="float" office:value="1288.72058823529" calcext:value-type="float">
            <text:p>1288,72</text:p>
          </table:table-cell>
        </table:table-row>
        <table:table-row table:style-name="ro1"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WidgetFactory_18_RandomActionIntentDefinitionOperatorMutator</text:p>
          </table:table-cell>
          <table:table-cell table:style-name="ce13" table:formula="of:=[.D567]+[.B568]" office:value-type="float" office:value="87786" calcext:value-type="float">
            <text:p>87786</text:p>
          </table:table-cell>
          <table:table-cell table:style-name="ce15" table:formula="of:=[.B568]/[.$B$1]" office:value-type="float" office:value="2.25" calcext:value-type="float">
            <text:p>2,25</text:p>
          </table:table-cell>
          <table:table-cell table:style-name="ce15" table:formula="of:=[.F567]+[.E568]" office:value-type="float" office:value="1290.97058823529" calcext:value-type="float">
            <text:p>1290,97</text:p>
          </table:table-cell>
        </table:table-row>
        <table:table-row table:style-name="ro1">
          <table:table-cell table:style-name="ce13" office:value-type="float" office:value="567" calcext:value-type="float">
            <text:p>56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0_BinaryMutator</text:p>
          </table:table-cell>
          <table:table-cell table:style-name="ce13" table:formula="of:=[.D568]+[.B569]" office:value-type="float" office:value="87941" calcext:value-type="float">
            <text:p>87941</text:p>
          </table:table-cell>
          <table:table-cell table:style-name="ce15" table:formula="of:=[.B569]/[.$B$1]" office:value-type="float" office:value="2.27941176470588" calcext:value-type="float">
            <text:p>2,28</text:p>
          </table:table-cell>
          <table:table-cell table:style-name="ce15" table:formula="of:=[.F568]+[.E569]" office:value-type="float" office:value="1293.25" calcext:value-type="float">
            <text:p>1293,25</text:p>
          </table:table-cell>
        </table:table-row>
        <table:table-row table:style-name="ro1"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1_BinaryMutator</text:p>
          </table:table-cell>
          <table:table-cell table:style-name="ce13" table:formula="of:=[.D569]+[.B570]" office:value-type="float" office:value="88096" calcext:value-type="float">
            <text:p>88096</text:p>
          </table:table-cell>
          <table:table-cell table:style-name="ce15" table:formula="of:=[.B570]/[.$B$1]" office:value-type="float" office:value="2.27941176470588" calcext:value-type="float">
            <text:p>2,28</text:p>
          </table:table-cell>
          <table:table-cell table:style-name="ce15" table:formula="of:=[.F569]+[.E570]" office:value-type="float" office:value="1295.5294117647" calcext:value-type="float">
            <text:p>1295,53</text:p>
          </table:table-cell>
        </table:table-row>
        <table:table-row table:style-name="ro1"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2_LengthyGUICreationOperatorMutator</text:p>
          </table:table-cell>
          <table:table-cell table:style-name="ce13" table:formula="of:=[.D570]+[.B571]" office:value-type="float" office:value="88250" calcext:value-type="float">
            <text:p>88250</text:p>
          </table:table-cell>
          <table:table-cell table:style-name="ce15" table:formula="of:=[.B571]/[.$B$1]" office:value-type="float" office:value="2.26470588235294" calcext:value-type="float">
            <text:p>2,26</text:p>
          </table:table-cell>
          <table:table-cell table:style-name="ce15" table:formula="of:=[.F570]+[.E571]" office:value-type="float" office:value="1297.79411764706" calcext:value-type="float">
            <text:p>1297,79</text:p>
          </table:table-cell>
        </table:table-row>
        <table:table-row table:style-name="ro1">
          <table:table-cell table:style-name="ce13" office:value-type="float" office:value="570" calcext:value-type="float">
            <text:p>57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3_BinaryMutator</text:p>
          </table:table-cell>
          <table:table-cell table:style-name="ce13" table:formula="of:=[.D571]+[.B572]" office:value-type="float" office:value="88404" calcext:value-type="float">
            <text:p>88404</text:p>
          </table:table-cell>
          <table:table-cell table:style-name="ce15" table:formula="of:=[.B572]/[.$B$1]" office:value-type="float" office:value="2.26470588235294" calcext:value-type="float">
            <text:p>2,26</text:p>
          </table:table-cell>
          <table:table-cell table:style-name="ce15" table:formula="of:=[.F571]+[.E572]" office:value-type="float" office:value="1300.05882352941" calcext:value-type="float">
            <text:p>1300,06</text:p>
          </table:table-cell>
        </table:table-row>
        <table:table-row table:style-name="ro1">
          <table:table-cell table:style-name="ce13" office:value-type="float" office:value="571" calcext:value-type="float">
            <text:p>57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4_InvalidViewFocusOperatorMutator</text:p>
          </table:table-cell>
          <table:table-cell table:style-name="ce13" table:formula="of:=[.D572]+[.B573]" office:value-type="float" office:value="88559" calcext:value-type="float">
            <text:p>88559</text:p>
          </table:table-cell>
          <table:table-cell table:style-name="ce15" table:formula="of:=[.B573]/[.$B$1]" office:value-type="float" office:value="2.27941176470588" calcext:value-type="float">
            <text:p>2,28</text:p>
          </table:table-cell>
          <table:table-cell table:style-name="ce15" table:formula="of:=[.F572]+[.E573]" office:value-type="float" office:value="1302.33823529411" calcext:value-type="float">
            <text:p>1302,34</text:p>
          </table:table-cell>
        </table:table-row>
        <table:table-row table:style-name="ro1">
          <table:table-cell table:style-name="ce13" office:value-type="float" office:value="572" calcext:value-type="float">
            <text:p>57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5_ViewComponentNotVisibleOperatorMutator</text:p>
          </table:table-cell>
          <table:table-cell table:style-name="ce13" table:formula="of:=[.D573]+[.B574]" office:value-type="float" office:value="88713" calcext:value-type="float">
            <text:p>88713</text:p>
          </table:table-cell>
          <table:table-cell table:style-name="ce15" table:formula="of:=[.B574]/[.$B$1]" office:value-type="float" office:value="2.26470588235294" calcext:value-type="float">
            <text:p>2,26</text:p>
          </table:table-cell>
          <table:table-cell table:style-name="ce15" table:formula="of:=[.F573]+[.E574]" office:value-type="float" office:value="1304.60294117647" calcext:value-type="float">
            <text:p>1304,60</text:p>
          </table:table-cell>
        </table:table-row>
        <table:table-row table:style-name="ro1">
          <table:table-cell table:style-name="ce13" office:value-type="float" office:value="573" calcext:value-type="float">
            <text:p>57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Fragment_6_InvalidViewFocusOperatorMutator</text:p>
          </table:table-cell>
          <table:table-cell table:style-name="ce13" table:formula="of:=[.D574]+[.B575]" office:value-type="float" office:value="88869" calcext:value-type="float">
            <text:p>88869</text:p>
          </table:table-cell>
          <table:table-cell table:style-name="ce15" table:formula="of:=[.B575]/[.$B$1]" office:value-type="float" office:value="2.29411764705882" calcext:value-type="float">
            <text:p>2,29</text:p>
          </table:table-cell>
          <table:table-cell table:style-name="ce15" table:formula="of:=[.F574]+[.E575]" office:value-type="float" office:value="1306.89705882353" calcext:value-type="float">
            <text:p>1306,90</text:p>
          </table:table-cell>
        </table:table-row>
        <table:table-row table:style-name="ro1">
          <table:table-cell table:style-name="ce13" office:value-type="float" office:value="574" calcext:value-type="float">
            <text:p>57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7_ViewComponentNotVisibleOperatorMutator</text:p>
          </table:table-cell>
          <table:table-cell table:style-name="ce13" table:formula="of:=[.D575]+[.B576]" office:value-type="float" office:value="89023" calcext:value-type="float">
            <text:p>89023</text:p>
          </table:table-cell>
          <table:table-cell table:style-name="ce15" table:formula="of:=[.B576]/[.$B$1]" office:value-type="float" office:value="2.26470588235294" calcext:value-type="float">
            <text:p>2,26</text:p>
          </table:table-cell>
          <table:table-cell table:style-name="ce15" table:formula="of:=[.F575]+[.E576]" office:value-type="float" office:value="1309.16176470588" calcext:value-type="float">
            <text:p>1309,16</text:p>
          </table:table-cell>
        </table:table-row>
        <table:table-row table:style-name="ro1"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8_InvalidViewFocusOperatorMutator</text:p>
          </table:table-cell>
          <table:table-cell table:style-name="ce13" table:formula="of:=[.D576]+[.B577]" office:value-type="float" office:value="89176" calcext:value-type="float">
            <text:p>89176</text:p>
          </table:table-cell>
          <table:table-cell table:style-name="ce15" table:formula="of:=[.B577]/[.$B$1]" office:value-type="float" office:value="2.25" calcext:value-type="float">
            <text:p>2,25</text:p>
          </table:table-cell>
          <table:table-cell table:style-name="ce15" table:formula="of:=[.F576]+[.E577]" office:value-type="float" office:value="1311.41176470588" calcext:value-type="float">
            <text:p>1311,41</text:p>
          </table:table-cell>
        </table:table-row>
        <table:table-row table:style-name="ro1"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Fragment_9_ViewComponentNotVisibleOperatorMutator</text:p>
          </table:table-cell>
          <table:table-cell table:style-name="ce13" table:formula="of:=[.D577]+[.B578]" office:value-type="float" office:value="89332" calcext:value-type="float">
            <text:p>89332</text:p>
          </table:table-cell>
          <table:table-cell table:style-name="ce15" table:formula="of:=[.B578]/[.$B$1]" office:value-type="float" office:value="2.29411764705882" calcext:value-type="float">
            <text:p>2,29</text:p>
          </table:table-cell>
          <table:table-cell table:style-name="ce15" table:formula="of:=[.F577]+[.E578]" office:value-type="float" office:value="1313.70588235294" calcext:value-type="float">
            <text:p>1313,71</text:p>
          </table:table-cell>
        </table:table-row>
        <table:table-row table:style-name="ro1"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10_InvalidViewFocusOperatorMutator</text:p>
          </table:table-cell>
          <table:table-cell table:style-name="ce13" table:formula="of:=[.D578]+[.B579]" office:value-type="float" office:value="89485" calcext:value-type="float">
            <text:p>89485</text:p>
          </table:table-cell>
          <table:table-cell table:style-name="ce15" table:formula="of:=[.B579]/[.$B$1]" office:value-type="float" office:value="2.25" calcext:value-type="float">
            <text:p>2,25</text:p>
          </table:table-cell>
          <table:table-cell table:style-name="ce15" table:formula="of:=[.F578]+[.E579]" office:value-type="float" office:value="1315.95588235294" calcext:value-type="float">
            <text:p>1315,96</text:p>
          </table:table-cell>
        </table:table-row>
        <table:table-row table:style-name="ro1"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11_ViewComponentNotVisibleOperatorMutator</text:p>
          </table:table-cell>
          <table:table-cell table:style-name="ce13" table:formula="of:=[.D579]+[.B580]" office:value-type="float" office:value="89640" calcext:value-type="float">
            <text:p>89640</text:p>
          </table:table-cell>
          <table:table-cell table:style-name="ce15" table:formula="of:=[.B580]/[.$B$1]" office:value-type="float" office:value="2.27941176470588" calcext:value-type="float">
            <text:p>2,28</text:p>
          </table:table-cell>
          <table:table-cell table:style-name="ce15" table:formula="of:=[.F579]+[.E580]" office:value-type="float" office:value="1318.23529411764" calcext:value-type="float">
            <text:p>1318,24</text:p>
          </table:table-cell>
        </table:table-row>
        <table:table-row table:style-name="ro1"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12_InvalidViewFocusOperatorMutator</text:p>
          </table:table-cell>
          <table:table-cell table:style-name="ce13" table:formula="of:=[.D580]+[.B581]" office:value-type="float" office:value="89794" calcext:value-type="float">
            <text:p>89794</text:p>
          </table:table-cell>
          <table:table-cell table:style-name="ce15" table:formula="of:=[.B581]/[.$B$1]" office:value-type="float" office:value="2.26470588235294" calcext:value-type="float">
            <text:p>2,26</text:p>
          </table:table-cell>
          <table:table-cell table:style-name="ce15" table:formula="of:=[.F580]+[.E581]" office:value-type="float" office:value="1320.5" calcext:value-type="float">
            <text:p>1320,50</text:p>
          </table:table-cell>
        </table:table-row>
        <table:table-row table:style-name="ro1"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13_ViewComponentNotVisibleOperatorMutator</text:p>
          </table:table-cell>
          <table:table-cell table:style-name="ce13" table:formula="of:=[.D581]+[.B582]" office:value-type="float" office:value="89947" calcext:value-type="float">
            <text:p>89947</text:p>
          </table:table-cell>
          <table:table-cell table:style-name="ce15" table:formula="of:=[.B582]/[.$B$1]" office:value-type="float" office:value="2.25" calcext:value-type="float">
            <text:p>2,25</text:p>
          </table:table-cell>
          <table:table-cell table:style-name="ce15" table:formula="of:=[.F581]+[.E582]" office:value-type="float" office:value="1322.75" calcext:value-type="float">
            <text:p>1322,75</text:p>
          </table:table-cell>
        </table:table-row>
        <table:table-row table:style-name="ro1"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14_InvalidViewFocusOperatorMutator</text:p>
          </table:table-cell>
          <table:table-cell table:style-name="ce13" table:formula="of:=[.D582]+[.B583]" office:value-type="float" office:value="90100" calcext:value-type="float">
            <text:p>90100</text:p>
          </table:table-cell>
          <table:table-cell table:style-name="ce15" table:formula="of:=[.B583]/[.$B$1]" office:value-type="float" office:value="2.25" calcext:value-type="float">
            <text:p>2,25</text:p>
          </table:table-cell>
          <table:table-cell table:style-name="ce15" table:formula="of:=[.F582]+[.E583]" office:value-type="float" office:value="1325" calcext:value-type="float">
            <text:p>1325,00</text:p>
          </table:table-cell>
        </table:table-row>
        <table:table-row table:style-name="ro1"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15_ViewComponentNotVisibleOperatorMutator</text:p>
          </table:table-cell>
          <table:table-cell table:style-name="ce13" table:formula="of:=[.D583]+[.B584]" office:value-type="float" office:value="90253" calcext:value-type="float">
            <text:p>90253</text:p>
          </table:table-cell>
          <table:table-cell table:style-name="ce15" table:formula="of:=[.B584]/[.$B$1]" office:value-type="float" office:value="2.25" calcext:value-type="float">
            <text:p>2,25</text:p>
          </table:table-cell>
          <table:table-cell table:style-name="ce15" table:formula="of:=[.F583]+[.E584]" office:value-type="float" office:value="1327.25" calcext:value-type="float">
            <text:p>1327,25</text:p>
          </table:table-cell>
        </table:table-row>
        <table:table-row table:style-name="ro1"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16_InvalidViewFocusOperatorMutator</text:p>
          </table:table-cell>
          <table:table-cell table:style-name="ce13" table:formula="of:=[.D584]+[.B585]" office:value-type="float" office:value="90406" calcext:value-type="float">
            <text:p>90406</text:p>
          </table:table-cell>
          <table:table-cell table:style-name="ce15" table:formula="of:=[.B585]/[.$B$1]" office:value-type="float" office:value="2.25" calcext:value-type="float">
            <text:p>2,25</text:p>
          </table:table-cell>
          <table:table-cell table:style-name="ce15" table:formula="of:=[.F584]+[.E585]" office:value-type="float" office:value="1329.5" calcext:value-type="float">
            <text:p>1329,50</text:p>
          </table:table-cell>
        </table:table-row>
        <table:table-row table:style-name="ro1"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17_ViewComponentNotVisibleOperatorMutator</text:p>
          </table:table-cell>
          <table:table-cell table:style-name="ce13" table:formula="of:=[.D585]+[.B586]" office:value-type="float" office:value="90561" calcext:value-type="float">
            <text:p>90561</text:p>
          </table:table-cell>
          <table:table-cell table:style-name="ce15" table:formula="of:=[.B586]/[.$B$1]" office:value-type="float" office:value="2.27941176470588" calcext:value-type="float">
            <text:p>2,28</text:p>
          </table:table-cell>
          <table:table-cell table:style-name="ce15" table:formula="of:=[.F585]+[.E586]" office:value-type="float" office:value="1331.7794117647" calcext:value-type="float">
            <text:p>1331,78</text:p>
          </table:table-cell>
        </table:table-row>
        <table:table-row table:style-name="ro1"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18_BuggyGUIListenerOperatorMutator</text:p>
          </table:table-cell>
          <table:table-cell table:style-name="ce13" table:formula="of:=[.D586]+[.B587]" office:value-type="float" office:value="90714" calcext:value-type="float">
            <text:p>90714</text:p>
          </table:table-cell>
          <table:table-cell table:style-name="ce15" table:formula="of:=[.B587]/[.$B$1]" office:value-type="float" office:value="2.25" calcext:value-type="float">
            <text:p>2,25</text:p>
          </table:table-cell>
          <table:table-cell table:style-name="ce15" table:formula="of:=[.F586]+[.E587]" office:value-type="float" office:value="1334.0294117647" calcext:value-type="float">
            <text:p>1334,03</text:p>
          </table:table-cell>
        </table:table-row>
        <table:table-row table:style-name="ro1"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Fragment_19_LengthyGUIListenerOperatorMutator</text:p>
          </table:table-cell>
          <table:table-cell table:style-name="ce13" table:formula="of:=[.D587]+[.B588]" office:value-type="float" office:value="90870" calcext:value-type="float">
            <text:p>90870</text:p>
          </table:table-cell>
          <table:table-cell table:style-name="ce15" table:formula="of:=[.B588]/[.$B$1]" office:value-type="float" office:value="2.29411764705882" calcext:value-type="float">
            <text:p>2,29</text:p>
          </table:table-cell>
          <table:table-cell table:style-name="ce15" table:formula="of:=[.F587]+[.E588]" office:value-type="float" office:value="1336.32352941176" calcext:value-type="float">
            <text:p>1336,32</text:p>
          </table:table-cell>
        </table:table-row>
        <table:table-row table:style-name="ro1"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20_InvalidViewFocusOperatorMutator</text:p>
          </table:table-cell>
          <table:table-cell table:style-name="ce13" table:formula="of:=[.D588]+[.B589]" office:value-type="float" office:value="91024" calcext:value-type="float">
            <text:p>91024</text:p>
          </table:table-cell>
          <table:table-cell table:style-name="ce15" table:formula="of:=[.B589]/[.$B$1]" office:value-type="float" office:value="2.26470588235294" calcext:value-type="float">
            <text:p>2,26</text:p>
          </table:table-cell>
          <table:table-cell table:style-name="ce15" table:formula="of:=[.F588]+[.E589]" office:value-type="float" office:value="1338.58823529411" calcext:value-type="float">
            <text:p>1338,59</text:p>
          </table:table-cell>
        </table:table-row>
        <table:table-row table:style-name="ro1"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21_ViewComponentNotVisibleOperatorMutator</text:p>
          </table:table-cell>
          <table:table-cell table:style-name="ce13" table:formula="of:=[.D589]+[.B590]" office:value-type="float" office:value="91178" calcext:value-type="float">
            <text:p>91178</text:p>
          </table:table-cell>
          <table:table-cell table:style-name="ce15" table:formula="of:=[.B590]/[.$B$1]" office:value-type="float" office:value="2.26470588235294" calcext:value-type="float">
            <text:p>2,26</text:p>
          </table:table-cell>
          <table:table-cell table:style-name="ce15" table:formula="of:=[.F589]+[.E590]" office:value-type="float" office:value="1340.85294117647" calcext:value-type="float">
            <text:p>1340,85</text:p>
          </table:table-cell>
        </table:table-row>
        <table:table-row table:style-name="ro1"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22_InvalidViewFocusOperatorMutator</text:p>
          </table:table-cell>
          <table:table-cell table:style-name="ce13" table:formula="of:=[.D590]+[.B591]" office:value-type="float" office:value="91332" calcext:value-type="float">
            <text:p>91332</text:p>
          </table:table-cell>
          <table:table-cell table:style-name="ce15" table:formula="of:=[.B591]/[.$B$1]" office:value-type="float" office:value="2.26470588235294" calcext:value-type="float">
            <text:p>2,26</text:p>
          </table:table-cell>
          <table:table-cell table:style-name="ce15" table:formula="of:=[.F590]+[.E591]" office:value-type="float" office:value="1343.11764705882" calcext:value-type="float">
            <text:p>1343,12</text:p>
          </table:table-cell>
        </table:table-row>
        <table:table-row table:style-name="ro1"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23_ViewComponentNotVisibleOperatorMutator</text:p>
          </table:table-cell>
          <table:table-cell table:style-name="ce13" table:formula="of:=[.D591]+[.B592]" office:value-type="float" office:value="91487" calcext:value-type="float">
            <text:p>91487</text:p>
          </table:table-cell>
          <table:table-cell table:style-name="ce15" table:formula="of:=[.B592]/[.$B$1]" office:value-type="float" office:value="2.27941176470588" calcext:value-type="float">
            <text:p>2,28</text:p>
          </table:table-cell>
          <table:table-cell table:style-name="ce15" table:formula="of:=[.F591]+[.E592]" office:value-type="float" office:value="1345.39705882353" calcext:value-type="float">
            <text:p>1345,40</text:p>
          </table:table-cell>
        </table:table-row>
        <table:table-row table:style-name="ro1"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24_InvalidViewFocusOperatorMutator</text:p>
          </table:table-cell>
          <table:table-cell table:style-name="ce13" table:formula="of:=[.D592]+[.B593]" office:value-type="float" office:value="91641" calcext:value-type="float">
            <text:p>91641</text:p>
          </table:table-cell>
          <table:table-cell table:style-name="ce15" table:formula="of:=[.B593]/[.$B$1]" office:value-type="float" office:value="2.26470588235294" calcext:value-type="float">
            <text:p>2,26</text:p>
          </table:table-cell>
          <table:table-cell table:style-name="ce15" table:formula="of:=[.F592]+[.E593]" office:value-type="float" office:value="1347.66176470588" calcext:value-type="float">
            <text:p>1347,66</text:p>
          </table:table-cell>
        </table:table-row>
        <table:table-row table:style-name="ro1"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25_ViewComponentNotVisibleOperatorMutator</text:p>
          </table:table-cell>
          <table:table-cell table:style-name="ce13" table:formula="of:=[.D593]+[.B594]" office:value-type="float" office:value="91796" calcext:value-type="float">
            <text:p>91796</text:p>
          </table:table-cell>
          <table:table-cell table:style-name="ce15" table:formula="of:=[.B594]/[.$B$1]" office:value-type="float" office:value="2.27941176470588" calcext:value-type="float">
            <text:p>2,28</text:p>
          </table:table-cell>
          <table:table-cell table:style-name="ce15" table:formula="of:=[.F593]+[.E594]" office:value-type="float" office:value="1349.94117647058" calcext:value-type="float">
            <text:p>1349,94</text:p>
          </table:table-cell>
        </table:table-row>
        <table:table-row table:style-name="ro1"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26_NullIntentOperatorMutator</text:p>
          </table:table-cell>
          <table:table-cell table:style-name="ce13" table:formula="of:=[.D594]+[.B595]" office:value-type="float" office:value="91950" calcext:value-type="float">
            <text:p>91950</text:p>
          </table:table-cell>
          <table:table-cell table:style-name="ce15" table:formula="of:=[.B595]/[.$B$1]" office:value-type="float" office:value="2.26470588235294" calcext:value-type="float">
            <text:p>2,26</text:p>
          </table:table-cell>
          <table:table-cell table:style-name="ce15" table:formula="of:=[.F594]+[.E595]" office:value-type="float" office:value="1352.20588235294" calcext:value-type="float">
            <text:p>1352,21</text:p>
          </table:table-cell>
        </table:table-row>
        <table:table-row table:style-name="ro1">
          <table:table-cell table:style-name="ce13" office:value-type="float" office:value="594" calcext:value-type="float">
            <text:p>59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27_InvalidKeyIntentOperatorMutator</text:p>
          </table:table-cell>
          <table:table-cell table:style-name="ce13" table:formula="of:=[.D595]+[.B596]" office:value-type="float" office:value="92105" calcext:value-type="float">
            <text:p>92105</text:p>
          </table:table-cell>
          <table:table-cell table:style-name="ce15" table:formula="of:=[.B596]/[.$B$1]" office:value-type="float" office:value="2.27941176470588" calcext:value-type="float">
            <text:p>2,28</text:p>
          </table:table-cell>
          <table:table-cell table:style-name="ce15" table:formula="of:=[.F595]+[.E596]" office:value-type="float" office:value="1354.48529411764" calcext:value-type="float">
            <text:p>1354,49</text:p>
          </table:table-cell>
        </table:table-row>
        <table:table-row table:style-name="ro1">
          <table:table-cell table:style-name="ce13" office:value-type="float" office:value="595" calcext:value-type="float">
            <text:p>59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ListFragment_28_RandomActionIntentDefinitionOperatorMutator</text:p>
          </table:table-cell>
          <table:table-cell table:style-name="ce13" table:formula="of:=[.D596]+[.B597]" office:value-type="float" office:value="92257" calcext:value-type="float">
            <text:p>92257</text:p>
          </table:table-cell>
          <table:table-cell table:style-name="ce15" table:formula="of:=[.B597]/[.$B$1]" office:value-type="float" office:value="2.23529411764706" calcext:value-type="float">
            <text:p>2,24</text:p>
          </table:table-cell>
          <table:table-cell table:style-name="ce15" table:formula="of:=[.F596]+[.E597]" office:value-type="float" office:value="1356.72058823529" calcext:value-type="float">
            <text:p>1356,72</text:p>
          </table:table-cell>
        </table:table-row>
        <table:table-row table:style-name="ro1">
          <table:table-cell table:style-name="ce13" office:value-type="float" office:value="596" calcext:value-type="float">
            <text:p>59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Fragment_29_RandomActionIntentDefinitionOperatorMutator</text:p>
          </table:table-cell>
          <table:table-cell table:style-name="ce13" table:formula="of:=[.D597]+[.B598]" office:value-type="float" office:value="92413" calcext:value-type="float">
            <text:p>92413</text:p>
          </table:table-cell>
          <table:table-cell table:style-name="ce15" table:formula="of:=[.B598]/[.$B$1]" office:value-type="float" office:value="2.29411764705882" calcext:value-type="float">
            <text:p>2,29</text:p>
          </table:table-cell>
          <table:table-cell table:style-name="ce15" table:formula="of:=[.F597]+[.E598]" office:value-type="float" office:value="1359.01470588235" calcext:value-type="float">
            <text:p>1359,01</text:p>
          </table:table-cell>
        </table:table-row>
        <table:table-row table:style-name="ro1">
          <table:table-cell table:style-name="ce13" office:value-type="float" office:value="597" calcext:value-type="float">
            <text:p>59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30_BinaryMutator</text:p>
          </table:table-cell>
          <table:table-cell table:style-name="ce13" table:formula="of:=[.D598]+[.B599]" office:value-type="float" office:value="92567" calcext:value-type="float">
            <text:p>92567</text:p>
          </table:table-cell>
          <table:table-cell table:style-name="ce15" table:formula="of:=[.B599]/[.$B$1]" office:value-type="float" office:value="2.26470588235294" calcext:value-type="float">
            <text:p>2,26</text:p>
          </table:table-cell>
          <table:table-cell table:style-name="ce15" table:formula="of:=[.F598]+[.E599]" office:value-type="float" office:value="1361.2794117647" calcext:value-type="float">
            <text:p>1361,28</text:p>
          </table:table-cell>
        </table:table-row>
        <table:table-row table:style-name="ro1"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31_BinaryMutator</text:p>
          </table:table-cell>
          <table:table-cell table:style-name="ce13" table:formula="of:=[.D599]+[.B600]" office:value-type="float" office:value="92720" calcext:value-type="float">
            <text:p>92720</text:p>
          </table:table-cell>
          <table:table-cell table:style-name="ce15" table:formula="of:=[.B600]/[.$B$1]" office:value-type="float" office:value="2.25" calcext:value-type="float">
            <text:p>2,25</text:p>
          </table:table-cell>
          <table:table-cell table:style-name="ce15" table:formula="of:=[.F599]+[.E600]" office:value-type="float" office:value="1363.5294117647" calcext:value-type="float">
            <text:p>1363,53</text:p>
          </table:table-cell>
        </table:table-row>
        <table:table-row table:style-name="ro1">
          <table:table-cell table:style-name="ce13" office:value-type="float" office:value="599" calcext:value-type="float">
            <text:p>59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32_InvalidViewFocusOperatorMutator</text:p>
          </table:table-cell>
          <table:table-cell table:style-name="ce13" table:formula="of:=[.D600]+[.B601]" office:value-type="float" office:value="92875" calcext:value-type="float">
            <text:p>92875</text:p>
          </table:table-cell>
          <table:table-cell table:style-name="ce15" table:formula="of:=[.B601]/[.$B$1]" office:value-type="float" office:value="2.27941176470588" calcext:value-type="float">
            <text:p>2,28</text:p>
          </table:table-cell>
          <table:table-cell table:style-name="ce15" table:formula="of:=[.F600]+[.E601]" office:value-type="float" office:value="1365.80882352941" calcext:value-type="float">
            <text:p>1365,81</text:p>
          </table:table-cell>
        </table:table-row>
        <table:table-row table:style-name="ro1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33_ViewComponentNotVisibleOperatorMutator</text:p>
          </table:table-cell>
          <table:table-cell table:style-name="ce13" table:formula="of:=[.D601]+[.B602]" office:value-type="float" office:value="93029" calcext:value-type="float">
            <text:p>93029</text:p>
          </table:table-cell>
          <table:table-cell table:style-name="ce15" table:formula="of:=[.B602]/[.$B$1]" office:value-type="float" office:value="2.26470588235294" calcext:value-type="float">
            <text:p>2,26</text:p>
          </table:table-cell>
          <table:table-cell table:style-name="ce15" table:formula="of:=[.F601]+[.E602]" office:value-type="float" office:value="1368.07352941176" calcext:value-type="float">
            <text:p>1368,07</text:p>
          </table:table-cell>
        </table:table-row>
        <table:table-row table:style-name="ro1">
          <table:table-cell table:style-name="ce13" office:value-type="float" office:value="601" calcext:value-type="float">
            <text:p>60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Fragment_34_InvalidViewFocusOperatorMutator</text:p>
          </table:table-cell>
          <table:table-cell table:style-name="ce13" table:formula="of:=[.D602]+[.B603]" office:value-type="float" office:value="93185" calcext:value-type="float">
            <text:p>93185</text:p>
          </table:table-cell>
          <table:table-cell table:style-name="ce15" table:formula="of:=[.B603]/[.$B$1]" office:value-type="float" office:value="2.29411764705882" calcext:value-type="float">
            <text:p>2,29</text:p>
          </table:table-cell>
          <table:table-cell table:style-name="ce15" table:formula="of:=[.F602]+[.E603]" office:value-type="float" office:value="1370.36764705882" calcext:value-type="float">
            <text:p>1370,37</text:p>
          </table:table-cell>
        </table:table-row>
        <table:table-row table:style-name="ro1">
          <table:table-cell table:style-name="ce13" office:value-type="float" office:value="602" calcext:value-type="float">
            <text:p>60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35_ViewComponentNotVisibleOperatorMutator</text:p>
          </table:table-cell>
          <table:table-cell table:style-name="ce13" table:formula="of:=[.D603]+[.B604]" office:value-type="float" office:value="93338" calcext:value-type="float">
            <text:p>93338</text:p>
          </table:table-cell>
          <table:table-cell table:style-name="ce15" table:formula="of:=[.B604]/[.$B$1]" office:value-type="float" office:value="2.25" calcext:value-type="float">
            <text:p>2,25</text:p>
          </table:table-cell>
          <table:table-cell table:style-name="ce15" table:formula="of:=[.F603]+[.E604]" office:value-type="float" office:value="1372.61764705882" calcext:value-type="float">
            <text:p>1372,62</text:p>
          </table:table-cell>
        </table:table-row>
        <table:table-row table:style-name="ro1"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36_InvalidViewFocusOperatorMutator</text:p>
          </table:table-cell>
          <table:table-cell table:style-name="ce13" table:formula="of:=[.D604]+[.B605]" office:value-type="float" office:value="93493" calcext:value-type="float">
            <text:p>93493</text:p>
          </table:table-cell>
          <table:table-cell table:style-name="ce15" table:formula="of:=[.B605]/[.$B$1]" office:value-type="float" office:value="2.27941176470588" calcext:value-type="float">
            <text:p>2,28</text:p>
          </table:table-cell>
          <table:table-cell table:style-name="ce15" table:formula="of:=[.F604]+[.E605]" office:value-type="float" office:value="1374.89705882353" calcext:value-type="float">
            <text:p>1374,90</text:p>
          </table:table-cell>
        </table:table-row>
        <table:table-row table:style-name="ro1"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oteListFragment_37_ViewComponentNotVisibleOperatorMutator</text:p>
          </table:table-cell>
          <table:table-cell table:style-name="ce13" table:formula="of:=[.D605]+[.B606]" office:value-type="float" office:value="93651" calcext:value-type="float">
            <text:p>93651</text:p>
          </table:table-cell>
          <table:table-cell table:style-name="ce15" table:formula="of:=[.B606]/[.$B$1]" office:value-type="float" office:value="2.32352941176471" calcext:value-type="float">
            <text:p>2,32</text:p>
          </table:table-cell>
          <table:table-cell table:style-name="ce15" table:formula="of:=[.F605]+[.E606]" office:value-type="float" office:value="1377.22058823529" calcext:value-type="float">
            <text:p>1377,22</text:p>
          </table:table-cell>
        </table:table-row>
        <table:table-row table:style-name="ro1">
          <table:table-cell table:style-name="ce13" office:value-type="float" office:value="605" calcext:value-type="float">
            <text:p>60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Fragment_38_InvalidViewFocusOperatorMutator</text:p>
          </table:table-cell>
          <table:table-cell table:style-name="ce13" table:formula="of:=[.D606]+[.B607]" office:value-type="float" office:value="93808" calcext:value-type="float">
            <text:p>93808</text:p>
          </table:table-cell>
          <table:table-cell table:style-name="ce15" table:formula="of:=[.B607]/[.$B$1]" office:value-type="float" office:value="2.30882352941176" calcext:value-type="float">
            <text:p>2,31</text:p>
          </table:table-cell>
          <table:table-cell table:style-name="ce15" table:formula="of:=[.F606]+[.E607]" office:value-type="float" office:value="1379.5294117647" calcext:value-type="float">
            <text:p>1379,53</text:p>
          </table:table-cell>
        </table:table-row>
        <table:table-row table:style-name="ro1"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39_ViewComponentNotVisibleOperatorMutator</text:p>
          </table:table-cell>
          <table:table-cell table:style-name="ce13" table:formula="of:=[.D607]+[.B608]" office:value-type="float" office:value="93963" calcext:value-type="float">
            <text:p>93963</text:p>
          </table:table-cell>
          <table:table-cell table:style-name="ce15" table:formula="of:=[.B608]/[.$B$1]" office:value-type="float" office:value="2.27941176470588" calcext:value-type="float">
            <text:p>2,28</text:p>
          </table:table-cell>
          <table:table-cell table:style-name="ce15" table:formula="of:=[.F607]+[.E608]" office:value-type="float" office:value="1381.80882352941" calcext:value-type="float">
            <text:p>1381,81</text:p>
          </table:table-cell>
        </table:table-row>
        <table:table-row table:style-name="ro1"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40_InvalidViewFocusOperatorMutator</text:p>
          </table:table-cell>
          <table:table-cell table:style-name="ce13" table:formula="of:=[.D608]+[.B609]" office:value-type="float" office:value="94116" calcext:value-type="float">
            <text:p>94116</text:p>
          </table:table-cell>
          <table:table-cell table:style-name="ce15" table:formula="of:=[.B609]/[.$B$1]" office:value-type="float" office:value="2.25" calcext:value-type="float">
            <text:p>2,25</text:p>
          </table:table-cell>
          <table:table-cell table:style-name="ce15" table:formula="of:=[.F608]+[.E609]" office:value-type="float" office:value="1384.05882352941" calcext:value-type="float">
            <text:p>1384,06</text:p>
          </table:table-cell>
        </table:table-row>
        <table:table-row table:style-name="ro1"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41_ViewComponentNotVisibleOperatorMutator</text:p>
          </table:table-cell>
          <table:table-cell table:style-name="ce13" table:formula="of:=[.D609]+[.B610]" office:value-type="float" office:value="94271" calcext:value-type="float">
            <text:p>94271</text:p>
          </table:table-cell>
          <table:table-cell table:style-name="ce15" table:formula="of:=[.B610]/[.$B$1]" office:value-type="float" office:value="2.27941176470588" calcext:value-type="float">
            <text:p>2,28</text:p>
          </table:table-cell>
          <table:table-cell table:style-name="ce15" table:formula="of:=[.F609]+[.E610]" office:value-type="float" office:value="1386.33823529411" calcext:value-type="float">
            <text:p>1386,34</text:p>
          </table:table-cell>
        </table:table-row>
        <table:table-row table:style-name="ro1"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Fragment_42_InvalidViewFocusOperatorMutator</text:p>
          </table:table-cell>
          <table:table-cell table:style-name="ce13" table:formula="of:=[.D610]+[.B611]" office:value-type="float" office:value="94428" calcext:value-type="float">
            <text:p>94428</text:p>
          </table:table-cell>
          <table:table-cell table:style-name="ce15" table:formula="of:=[.B611]/[.$B$1]" office:value-type="float" office:value="2.30882352941176" calcext:value-type="float">
            <text:p>2,31</text:p>
          </table:table-cell>
          <table:table-cell table:style-name="ce15" table:formula="of:=[.F610]+[.E611]" office:value-type="float" office:value="1388.64705882353" calcext:value-type="float">
            <text:p>1388,65</text:p>
          </table:table-cell>
        </table:table-row>
        <table:table-row table:style-name="ro1"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43_ViewComponentNotVisibleOperatorMutator</text:p>
          </table:table-cell>
          <table:table-cell table:style-name="ce13" table:formula="of:=[.D611]+[.B612]" office:value-type="float" office:value="94583" calcext:value-type="float">
            <text:p>94583</text:p>
          </table:table-cell>
          <table:table-cell table:style-name="ce15" table:formula="of:=[.B612]/[.$B$1]" office:value-type="float" office:value="2.27941176470588" calcext:value-type="float">
            <text:p>2,28</text:p>
          </table:table-cell>
          <table:table-cell table:style-name="ce15" table:formula="of:=[.F611]+[.E612]" office:value-type="float" office:value="1390.92647058823" calcext:value-type="float">
            <text:p>1390,93</text:p>
          </table:table-cell>
        </table:table-row>
        <table:table-row table:style-name="ro1"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44_InvalidViewFocusOperatorMutator</text:p>
          </table:table-cell>
          <table:table-cell table:style-name="ce13" table:formula="of:=[.D612]+[.B613]" office:value-type="float" office:value="94737" calcext:value-type="float">
            <text:p>94737</text:p>
          </table:table-cell>
          <table:table-cell table:style-name="ce15" table:formula="of:=[.B613]/[.$B$1]" office:value-type="float" office:value="2.26470588235294" calcext:value-type="float">
            <text:p>2,26</text:p>
          </table:table-cell>
          <table:table-cell table:style-name="ce15" table:formula="of:=[.F612]+[.E613]" office:value-type="float" office:value="1393.19117647058" calcext:value-type="float">
            <text:p>1393,19</text:p>
          </table:table-cell>
        </table:table-row>
        <table:table-row table:style-name="ro1"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Fragment_45_ViewComponentNotVisibleOperatorMutator</text:p>
          </table:table-cell>
          <table:table-cell table:style-name="ce13" table:formula="of:=[.D613]+[.B614]" office:value-type="float" office:value="94894" calcext:value-type="float">
            <text:p>94894</text:p>
          </table:table-cell>
          <table:table-cell table:style-name="ce15" table:formula="of:=[.B614]/[.$B$1]" office:value-type="float" office:value="2.30882352941176" calcext:value-type="float">
            <text:p>2,31</text:p>
          </table:table-cell>
          <table:table-cell table:style-name="ce15" table:formula="of:=[.F613]+[.E614]" office:value-type="float" office:value="1395.5" calcext:value-type="float">
            <text:p>1395,50</text:p>
          </table:table-cell>
        </table:table-row>
        <table:table-row table:style-name="ro1"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ListFragment_46_BuggyGUIListenerOperatorMutator</text:p>
          </table:table-cell>
          <table:table-cell table:style-name="ce13" table:formula="of:=[.D614]+[.B615]" office:value-type="float" office:value="95050" calcext:value-type="float">
            <text:p>95050</text:p>
          </table:table-cell>
          <table:table-cell table:style-name="ce15" table:formula="of:=[.B615]/[.$B$1]" office:value-type="float" office:value="2.29411764705882" calcext:value-type="float">
            <text:p>2,29</text:p>
          </table:table-cell>
          <table:table-cell table:style-name="ce15" table:formula="of:=[.F614]+[.E615]" office:value-type="float" office:value="1397.79411764705" calcext:value-type="float">
            <text:p>1397,79</text:p>
          </table:table-cell>
        </table:table-row>
        <table:table-row table:style-name="ro1">
          <table:table-cell table:style-name="ce13" office:value-type="float" office:value="614" calcext:value-type="float">
            <text:p>6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47_LengthyGUIListenerOperatorMutator</text:p>
          </table:table-cell>
          <table:table-cell table:style-name="ce13" table:formula="of:=[.D615]+[.B616]" office:value-type="float" office:value="95204" calcext:value-type="float">
            <text:p>95204</text:p>
          </table:table-cell>
          <table:table-cell table:style-name="ce15" table:formula="of:=[.B616]/[.$B$1]" office:value-type="float" office:value="2.26470588235294" calcext:value-type="float">
            <text:p>2,26</text:p>
          </table:table-cell>
          <table:table-cell table:style-name="ce15" table:formula="of:=[.F615]+[.E616]" office:value-type="float" office:value="1400.05882352941" calcext:value-type="float">
            <text:p>1400,06</text:p>
          </table:table-cell>
        </table:table-row>
        <table:table-row table:style-name="ro1"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Fragment_48_BuggyGUIListenerOperatorMutator</text:p>
          </table:table-cell>
          <table:table-cell table:style-name="ce13" table:formula="of:=[.D616]+[.B617]" office:value-type="float" office:value="95361" calcext:value-type="float">
            <text:p>95361</text:p>
          </table:table-cell>
          <table:table-cell table:style-name="ce15" table:formula="of:=[.B617]/[.$B$1]" office:value-type="float" office:value="2.30882352941176" calcext:value-type="float">
            <text:p>2,31</text:p>
          </table:table-cell>
          <table:table-cell table:style-name="ce15" table:formula="of:=[.F616]+[.E617]" office:value-type="float" office:value="1402.36764705882" calcext:value-type="float">
            <text:p>1402,37</text:p>
          </table:table-cell>
        </table:table-row>
        <table:table-row table:style-name="ro1"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49_LengthyGUIListenerOperatorMutator</text:p>
          </table:table-cell>
          <table:table-cell table:style-name="ce13" table:formula="of:=[.D617]+[.B618]" office:value-type="float" office:value="95516" calcext:value-type="float">
            <text:p>95516</text:p>
          </table:table-cell>
          <table:table-cell table:style-name="ce15" table:formula="of:=[.B618]/[.$B$1]" office:value-type="float" office:value="2.27941176470588" calcext:value-type="float">
            <text:p>2,28</text:p>
          </table:table-cell>
          <table:table-cell table:style-name="ce15" table:formula="of:=[.F617]+[.E618]" office:value-type="float" office:value="1404.64705882353" calcext:value-type="float">
            <text:p>1404,65</text:p>
          </table:table-cell>
        </table:table-row>
        <table:table-row table:style-name="ro1"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ListFragment_50_BuggyGUIListenerOperatorMutator</text:p>
          </table:table-cell>
          <table:table-cell table:style-name="ce13" table:formula="of:=[.D618]+[.B619]" office:value-type="float" office:value="95671" calcext:value-type="float">
            <text:p>95671</text:p>
          </table:table-cell>
          <table:table-cell table:style-name="ce15" table:formula="of:=[.B619]/[.$B$1]" office:value-type="float" office:value="2.27941176470588" calcext:value-type="float">
            <text:p>2,28</text:p>
          </table:table-cell>
          <table:table-cell table:style-name="ce15" table:formula="of:=[.F618]+[.E619]" office:value-type="float" office:value="1406.92647058823" calcext:value-type="float">
            <text:p>1406,93</text:p>
          </table:table-cell>
        </table:table-row>
        <table:table-row table:style-name="ro1">
          <table:table-cell table:style-name="ce13" office:value-type="float" office:value="618" calcext:value-type="float">
            <text:p>61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Fragment_51_LengthyGUIListenerOperatorMutator</text:p>
          </table:table-cell>
          <table:table-cell table:style-name="ce13" table:formula="of:=[.D619]+[.B620]" office:value-type="float" office:value="95828" calcext:value-type="float">
            <text:p>95828</text:p>
          </table:table-cell>
          <table:table-cell table:style-name="ce15" table:formula="of:=[.B620]/[.$B$1]" office:value-type="float" office:value="2.30882352941176" calcext:value-type="float">
            <text:p>2,31</text:p>
          </table:table-cell>
          <table:table-cell table:style-name="ce15" table:formula="of:=[.F619]+[.E620]" office:value-type="float" office:value="1409.23529411764" calcext:value-type="float">
            <text:p>1409,24</text:p>
          </table:table-cell>
        </table:table-row>
        <table:table-row table:style-name="ro1"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oteListFragment_52_InvalidViewFocusOperatorMutator</text:p>
          </table:table-cell>
          <table:table-cell table:style-name="ce13" table:formula="of:=[.D620]+[.B621]" office:value-type="float" office:value="95986" calcext:value-type="float">
            <text:p>95986</text:p>
          </table:table-cell>
          <table:table-cell table:style-name="ce15" table:formula="of:=[.B621]/[.$B$1]" office:value-type="float" office:value="2.32352941176471" calcext:value-type="float">
            <text:p>2,32</text:p>
          </table:table-cell>
          <table:table-cell table:style-name="ce15" table:formula="of:=[.F620]+[.E621]" office:value-type="float" office:value="1411.55882352941" calcext:value-type="float">
            <text:p>1411,56</text:p>
          </table:table-cell>
        </table:table-row>
        <table:table-row table:style-name="ro1"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oteListFragment_53_ViewComponentNotVisibleOperatorMutator</text:p>
          </table:table-cell>
          <table:table-cell table:style-name="ce13" table:formula="of:=[.D621]+[.B622]" office:value-type="float" office:value="96143" calcext:value-type="float">
            <text:p>96143</text:p>
          </table:table-cell>
          <table:table-cell table:style-name="ce15" table:formula="of:=[.B622]/[.$B$1]" office:value-type="float" office:value="2.30882352941176" calcext:value-type="float">
            <text:p>2,31</text:p>
          </table:table-cell>
          <table:table-cell table:style-name="ce15" table:formula="of:=[.F621]+[.E622]" office:value-type="float" office:value="1413.86764705882" calcext:value-type="float">
            <text:p>1413,87</text:p>
          </table:table-cell>
        </table:table-row>
        <table:table-row table:style-name="ro1"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54_InvalidViewFocusOperatorMutator</text:p>
          </table:table-cell>
          <table:table-cell table:style-name="ce13" table:formula="of:=[.D622]+[.B623]" office:value-type="float" office:value="96296" calcext:value-type="float">
            <text:p>96296</text:p>
          </table:table-cell>
          <table:table-cell table:style-name="ce15" table:formula="of:=[.B623]/[.$B$1]" office:value-type="float" office:value="2.25" calcext:value-type="float">
            <text:p>2,25</text:p>
          </table:table-cell>
          <table:table-cell table:style-name="ce15" table:formula="of:=[.F622]+[.E623]" office:value-type="float" office:value="1416.11764705882" calcext:value-type="float">
            <text:p>1416,12</text:p>
          </table:table-cell>
        </table:table-row>
        <table:table-row table:style-name="ro1">
          <table:table-cell table:style-name="ce13" office:value-type="float" office:value="622" calcext:value-type="float">
            <text:p>62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55_ViewComponentNotVisibleOperatorMutator</text:p>
          </table:table-cell>
          <table:table-cell table:style-name="ce13" table:formula="of:=[.D623]+[.B624]" office:value-type="float" office:value="96450" calcext:value-type="float">
            <text:p>96450</text:p>
          </table:table-cell>
          <table:table-cell table:style-name="ce15" table:formula="of:=[.B624]/[.$B$1]" office:value-type="float" office:value="2.26470588235294" calcext:value-type="float">
            <text:p>2,26</text:p>
          </table:table-cell>
          <table:table-cell table:style-name="ce15" table:formula="of:=[.F623]+[.E624]" office:value-type="float" office:value="1418.38235294117" calcext:value-type="float">
            <text:p>1418,38</text:p>
          </table:table-cell>
        </table:table-row>
        <table:table-row table:style-name="ro1"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ListFragment_56_InvalidViewFocusOperatorMutator</text:p>
          </table:table-cell>
          <table:table-cell table:style-name="ce13" table:formula="of:=[.D624]+[.B625]" office:value-type="float" office:value="96604" calcext:value-type="float">
            <text:p>96604</text:p>
          </table:table-cell>
          <table:table-cell table:style-name="ce15" table:formula="of:=[.B625]/[.$B$1]" office:value-type="float" office:value="2.26470588235294" calcext:value-type="float">
            <text:p>2,26</text:p>
          </table:table-cell>
          <table:table-cell table:style-name="ce15" table:formula="of:=[.F624]+[.E625]" office:value-type="float" office:value="1420.64705882352" calcext:value-type="float">
            <text:p>1420,65</text:p>
          </table:table-cell>
        </table:table-row>
        <table:table-row table:style-name="ro1">
          <table:table-cell table:style-name="ce13" office:value-type="float" office:value="624" calcext:value-type="float">
            <text:p>6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ListFragment_57_ViewComponentNotVisibleOperatorMutator</text:p>
          </table:table-cell>
          <table:table-cell table:style-name="ce13" table:formula="of:=[.D625]+[.B626]" office:value-type="float" office:value="96757" calcext:value-type="float">
            <text:p>96757</text:p>
          </table:table-cell>
          <table:table-cell table:style-name="ce15" table:formula="of:=[.B626]/[.$B$1]" office:value-type="float" office:value="2.25" calcext:value-type="float">
            <text:p>2,25</text:p>
          </table:table-cell>
          <table:table-cell table:style-name="ce15" table:formula="of:=[.F625]+[.E626]" office:value-type="float" office:value="1422.89705882353" calcext:value-type="float">
            <text:p>1422,90</text:p>
          </table:table-cell>
        </table:table-row>
        <table:table-row table:style-name="ro1"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NoteListFragment_58_BinaryMutator</text:p>
          </table:table-cell>
          <table:table-cell table:style-name="ce13" table:formula="of:=[.D626]+[.B627]" office:value-type="float" office:value="96957" calcext:value-type="float">
            <text:p>96957</text:p>
          </table:table-cell>
          <table:table-cell table:style-name="ce15" table:formula="of:=[.B627]/[.$B$1]" office:value-type="float" office:value="2.94117647058824" calcext:value-type="float">
            <text:p>2,94</text:p>
          </table:table-cell>
          <table:table-cell table:style-name="ce15" table:formula="of:=[.F626]+[.E627]" office:value-type="float" office:value="1425.83823529411" calcext:value-type="float">
            <text:p>1425,84</text:p>
          </table:table-cell>
        </table:table-row>
        <table:table-row table:style-name="ro1"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hareBottomSheetDialog_0_InvalidViewFocusOperatorMutator</text:p>
          </table:table-cell>
          <table:table-cell table:style-name="ce13" table:formula="of:=[.D627]+[.B628]" office:value-type="float" office:value="97111" calcext:value-type="float">
            <text:p>97111</text:p>
          </table:table-cell>
          <table:table-cell table:style-name="ce15" table:formula="of:=[.B628]/[.$B$1]" office:value-type="float" office:value="2.26470588235294" calcext:value-type="float">
            <text:p>2,26</text:p>
          </table:table-cell>
          <table:table-cell table:style-name="ce15" table:formula="of:=[.F627]+[.E628]" office:value-type="float" office:value="1428.10294117647" calcext:value-type="float">
            <text:p>1428,10</text:p>
          </table:table-cell>
        </table:table-row>
        <table:table-row table:style-name="ro1">
          <table:table-cell table:style-name="ce13" office:value-type="float" office:value="627" calcext:value-type="float">
            <text:p>62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1_ViewComponentNotVisibleOperatorMutator</text:p>
          </table:table-cell>
          <table:table-cell table:style-name="ce13" table:formula="of:=[.D628]+[.B629]" office:value-type="float" office:value="97263" calcext:value-type="float">
            <text:p>97263</text:p>
          </table:table-cell>
          <table:table-cell table:style-name="ce15" table:formula="of:=[.B629]/[.$B$1]" office:value-type="float" office:value="2.23529411764706" calcext:value-type="float">
            <text:p>2,24</text:p>
          </table:table-cell>
          <table:table-cell table:style-name="ce15" table:formula="of:=[.F628]+[.E629]" office:value-type="float" office:value="1430.33823529411" calcext:value-type="float">
            <text:p>1430,34</text:p>
          </table:table-cell>
        </table:table-row>
        <table:table-row table:style-name="ro1"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2_InvalidViewFocusOperatorMutator</text:p>
          </table:table-cell>
          <table:table-cell table:style-name="ce13" table:formula="of:=[.D629]+[.B630]" office:value-type="float" office:value="97416" calcext:value-type="float">
            <text:p>97416</text:p>
          </table:table-cell>
          <table:table-cell table:style-name="ce15" table:formula="of:=[.B630]/[.$B$1]" office:value-type="float" office:value="2.25" calcext:value-type="float">
            <text:p>2,25</text:p>
          </table:table-cell>
          <table:table-cell table:style-name="ce15" table:formula="of:=[.F629]+[.E630]" office:value-type="float" office:value="1432.58823529411" calcext:value-type="float">
            <text:p>1432,59</text:p>
          </table:table-cell>
        </table:table-row>
        <table:table-row table:style-name="ro1"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ShareBottomSheetDialog_3_ViewComponentNotVisibleOperatorMutator</text:p>
          </table:table-cell>
          <table:table-cell table:style-name="ce13" table:formula="of:=[.D630]+[.B631]" office:value-type="float" office:value="97566" calcext:value-type="float">
            <text:p>97566</text:p>
          </table:table-cell>
          <table:table-cell table:style-name="ce15" table:formula="of:=[.B631]/[.$B$1]" office:value-type="float" office:value="2.20588235294118" calcext:value-type="float">
            <text:p>2,21</text:p>
          </table:table-cell>
          <table:table-cell table:style-name="ce15" table:formula="of:=[.F630]+[.E631]" office:value-type="float" office:value="1434.79411764705" calcext:value-type="float">
            <text:p>1434,79</text:p>
          </table:table-cell>
        </table:table-row>
        <table:table-row table:style-name="ro1"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ShareBottomSheetDialog_4_InvalidViewFocusOperatorMutator</text:p>
          </table:table-cell>
          <table:table-cell table:style-name="ce13" table:formula="of:=[.D631]+[.B632]" office:value-type="float" office:value="97717" calcext:value-type="float">
            <text:p>97717</text:p>
          </table:table-cell>
          <table:table-cell table:style-name="ce15" table:formula="of:=[.B632]/[.$B$1]" office:value-type="float" office:value="2.22058823529412" calcext:value-type="float">
            <text:p>2,22</text:p>
          </table:table-cell>
          <table:table-cell table:style-name="ce15" table:formula="of:=[.F631]+[.E632]" office:value-type="float" office:value="1437.01470588235" calcext:value-type="float">
            <text:p>1437,01</text:p>
          </table:table-cell>
        </table:table-row>
        <table:table-row table:style-name="ro1">
          <table:table-cell table:style-name="ce13" office:value-type="float" office:value="631" calcext:value-type="float">
            <text:p>63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5_ViewComponentNotVisibleOperatorMutator</text:p>
          </table:table-cell>
          <table:table-cell table:style-name="ce13" table:formula="of:=[.D632]+[.B633]" office:value-type="float" office:value="97870" calcext:value-type="float">
            <text:p>97870</text:p>
          </table:table-cell>
          <table:table-cell table:style-name="ce15" table:formula="of:=[.B633]/[.$B$1]" office:value-type="float" office:value="2.25" calcext:value-type="float">
            <text:p>2,25</text:p>
          </table:table-cell>
          <table:table-cell table:style-name="ce15" table:formula="of:=[.F632]+[.E633]" office:value-type="float" office:value="1439.26470588235" calcext:value-type="float">
            <text:p>1439,26</text:p>
          </table:table-cell>
        </table:table-row>
        <table:table-row table:style-name="ro1">
          <table:table-cell table:style-name="ce13" office:value-type="float" office:value="632" calcext:value-type="float">
            <text:p>63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6_InvalidViewFocusOperatorMutator</text:p>
          </table:table-cell>
          <table:table-cell table:style-name="ce13" table:formula="of:=[.D633]+[.B634]" office:value-type="float" office:value="98023" calcext:value-type="float">
            <text:p>98023</text:p>
          </table:table-cell>
          <table:table-cell table:style-name="ce15" table:formula="of:=[.B634]/[.$B$1]" office:value-type="float" office:value="2.25" calcext:value-type="float">
            <text:p>2,25</text:p>
          </table:table-cell>
          <table:table-cell table:style-name="ce15" table:formula="of:=[.F633]+[.E634]" office:value-type="float" office:value="1441.51470588235" calcext:value-type="float">
            <text:p>1441,51</text:p>
          </table:table-cell>
        </table:table-row>
        <table:table-row table:style-name="ro1">
          <table:table-cell table:style-name="ce13" office:value-type="float" office:value="633" calcext:value-type="float">
            <text:p>63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7_ViewComponentNotVisibleOperatorMutator</text:p>
          </table:table-cell>
          <table:table-cell table:style-name="ce13" table:formula="of:=[.D634]+[.B635]" office:value-type="float" office:value="98176" calcext:value-type="float">
            <text:p>98176</text:p>
          </table:table-cell>
          <table:table-cell table:style-name="ce15" table:formula="of:=[.B635]/[.$B$1]" office:value-type="float" office:value="2.25" calcext:value-type="float">
            <text:p>2,25</text:p>
          </table:table-cell>
          <table:table-cell table:style-name="ce15" table:formula="of:=[.F634]+[.E635]" office:value-type="float" office:value="1443.76470588235" calcext:value-type="float">
            <text:p>1443,76</text:p>
          </table:table-cell>
        </table:table-row>
        <table:table-row table:style-name="ro1"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8_BuggyGUIListenerOperatorMutator</text:p>
          </table:table-cell>
          <table:table-cell table:style-name="ce13" table:formula="of:=[.D635]+[.B636]" office:value-type="float" office:value="98328" calcext:value-type="float">
            <text:p>98328</text:p>
          </table:table-cell>
          <table:table-cell table:style-name="ce15" table:formula="of:=[.B636]/[.$B$1]" office:value-type="float" office:value="2.23529411764706" calcext:value-type="float">
            <text:p>2,24</text:p>
          </table:table-cell>
          <table:table-cell table:style-name="ce15" table:formula="of:=[.F635]+[.E636]" office:value-type="float" office:value="1446" calcext:value-type="float">
            <text:p>1446,00</text:p>
          </table:table-cell>
        </table:table-row>
        <table:table-row table:style-name="ro1">
          <table:table-cell table:style-name="ce13" office:value-type="float" office:value="635" calcext:value-type="float">
            <text:p>63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hareBottomSheetDialog_9_LengthyGUIListenerOperatorMutator</text:p>
          </table:table-cell>
          <table:table-cell table:style-name="ce13" table:formula="of:=[.D636]+[.B637]" office:value-type="float" office:value="98482" calcext:value-type="float">
            <text:p>98482</text:p>
          </table:table-cell>
          <table:table-cell table:style-name="ce15" table:formula="of:=[.B637]/[.$B$1]" office:value-type="float" office:value="2.26470588235294" calcext:value-type="float">
            <text:p>2,26</text:p>
          </table:table-cell>
          <table:table-cell table:style-name="ce15" table:formula="of:=[.F636]+[.E637]" office:value-type="float" office:value="1448.26470588235" calcext:value-type="float">
            <text:p>1448,26</text:p>
          </table:table-cell>
        </table:table-row>
        <table:table-row table:style-name="ro1">
          <table:table-cell table:style-name="ce13" office:value-type="float" office:value="636" calcext:value-type="float">
            <text:p>63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10_BuggyGUIListenerOperatorMutator</text:p>
          </table:table-cell>
          <table:table-cell table:style-name="ce13" table:formula="of:=[.D637]+[.B638]" office:value-type="float" office:value="98634" calcext:value-type="float">
            <text:p>98634</text:p>
          </table:table-cell>
          <table:table-cell table:style-name="ce15" table:formula="of:=[.B638]/[.$B$1]" office:value-type="float" office:value="2.23529411764706" calcext:value-type="float">
            <text:p>2,24</text:p>
          </table:table-cell>
          <table:table-cell table:style-name="ce15" table:formula="of:=[.F637]+[.E638]" office:value-type="float" office:value="1450.5" calcext:value-type="float">
            <text:p>1450,50</text:p>
          </table:table-cell>
        </table:table-row>
        <table:table-row table:style-name="ro1"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hareBottomSheetDialog_11_LengthyGUIListenerOperatorMutator</text:p>
          </table:table-cell>
          <table:table-cell table:style-name="ce13" table:formula="of:=[.D638]+[.B639]" office:value-type="float" office:value="98788" calcext:value-type="float">
            <text:p>98788</text:p>
          </table:table-cell>
          <table:table-cell table:style-name="ce15" table:formula="of:=[.B639]/[.$B$1]" office:value-type="float" office:value="2.26470588235294" calcext:value-type="float">
            <text:p>2,26</text:p>
          </table:table-cell>
          <table:table-cell table:style-name="ce15" table:formula="of:=[.F638]+[.E639]" office:value-type="float" office:value="1452.76470588235" calcext:value-type="float">
            <text:p>1452,76</text:p>
          </table:table-cell>
        </table:table-row>
        <table:table-row table:style-name="ro1">
          <table:table-cell table:style-name="ce13" office:value-type="float" office:value="638" calcext:value-type="float">
            <text:p>63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12_BuggyGUIListenerOperatorMutator</text:p>
          </table:table-cell>
          <table:table-cell table:style-name="ce13" table:formula="of:=[.D639]+[.B640]" office:value-type="float" office:value="98940" calcext:value-type="float">
            <text:p>98940</text:p>
          </table:table-cell>
          <table:table-cell table:style-name="ce15" table:formula="of:=[.B640]/[.$B$1]" office:value-type="float" office:value="2.23529411764706" calcext:value-type="float">
            <text:p>2,24</text:p>
          </table:table-cell>
          <table:table-cell table:style-name="ce15" table:formula="of:=[.F639]+[.E640]" office:value-type="float" office:value="1455" calcext:value-type="float">
            <text:p>1455,00</text:p>
          </table:table-cell>
        </table:table-row>
        <table:table-row table:style-name="ro1">
          <table:table-cell table:style-name="ce13" office:value-type="float" office:value="639" calcext:value-type="float">
            <text:p>63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13_LengthyGUIListenerOperatorMutator</text:p>
          </table:table-cell>
          <table:table-cell table:style-name="ce13" table:formula="of:=[.D640]+[.B641]" office:value-type="float" office:value="99093" calcext:value-type="float">
            <text:p>99093</text:p>
          </table:table-cell>
          <table:table-cell table:style-name="ce15" table:formula="of:=[.B641]/[.$B$1]" office:value-type="float" office:value="2.25" calcext:value-type="float">
            <text:p>2,25</text:p>
          </table:table-cell>
          <table:table-cell table:style-name="ce15" table:formula="of:=[.F640]+[.E641]" office:value-type="float" office:value="1457.25" calcext:value-type="float">
            <text:p>1457,25</text:p>
          </table:table-cell>
        </table:table-row>
        <table:table-row table:style-name="ro1"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14_BuggyGUIListenerOperatorMutator</text:p>
          </table:table-cell>
          <table:table-cell table:style-name="ce13" table:formula="of:=[.D641]+[.B642]" office:value-type="float" office:value="99246" calcext:value-type="float">
            <text:p>99246</text:p>
          </table:table-cell>
          <table:table-cell table:style-name="ce15" table:formula="of:=[.B642]/[.$B$1]" office:value-type="float" office:value="2.25" calcext:value-type="float">
            <text:p>2,25</text:p>
          </table:table-cell>
          <table:table-cell table:style-name="ce15" table:formula="of:=[.F641]+[.E642]" office:value-type="float" office:value="1459.5" calcext:value-type="float">
            <text:p>1459,50</text:p>
          </table:table-cell>
        </table:table-row>
        <table:table-row table:style-name="ro1"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15_LengthyGUIListenerOperatorMutator</text:p>
          </table:table-cell>
          <table:table-cell table:style-name="ce13" table:formula="of:=[.D642]+[.B643]" office:value-type="float" office:value="99398" calcext:value-type="float">
            <text:p>99398</text:p>
          </table:table-cell>
          <table:table-cell table:style-name="ce15" table:formula="of:=[.B643]/[.$B$1]" office:value-type="float" office:value="2.23529411764706" calcext:value-type="float">
            <text:p>2,24</text:p>
          </table:table-cell>
          <table:table-cell table:style-name="ce15" table:formula="of:=[.F642]+[.E643]" office:value-type="float" office:value="1461.73529411764" calcext:value-type="float">
            <text:p>1461,74</text:p>
          </table:table-cell>
        </table:table-row>
        <table:table-row table:style-name="ro1">
          <table:table-cell table:style-name="ce13" office:value-type="float" office:value="642" calcext:value-type="float">
            <text:p>64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hareBottomSheetDialog_16_InvalidViewFocusOperatorMutator</text:p>
          </table:table-cell>
          <table:table-cell table:style-name="ce13" table:formula="of:=[.D643]+[.B644]" office:value-type="float" office:value="99552" calcext:value-type="float">
            <text:p>99552</text:p>
          </table:table-cell>
          <table:table-cell table:style-name="ce15" table:formula="of:=[.B644]/[.$B$1]" office:value-type="float" office:value="2.26470588235294" calcext:value-type="float">
            <text:p>2,26</text:p>
          </table:table-cell>
          <table:table-cell table:style-name="ce15" table:formula="of:=[.F643]+[.E644]" office:value-type="float" office:value="1464" calcext:value-type="float">
            <text:p>1464,00</text:p>
          </table:table-cell>
        </table:table-row>
        <table:table-row table:style-name="ro1"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ShareBottomSheetDialog_17_ViewComponentNotVisibleOperatorMutator</text:p>
          </table:table-cell>
          <table:table-cell table:style-name="ce13" table:formula="of:=[.D644]+[.B645]" office:value-type="float" office:value="99703" calcext:value-type="float">
            <text:p>99703</text:p>
          </table:table-cell>
          <table:table-cell table:style-name="ce15" table:formula="of:=[.B645]/[.$B$1]" office:value-type="float" office:value="2.22058823529412" calcext:value-type="float">
            <text:p>2,22</text:p>
          </table:table-cell>
          <table:table-cell table:style-name="ce15" table:formula="of:=[.F644]+[.E645]" office:value-type="float" office:value="1466.22058823529" calcext:value-type="float">
            <text:p>1466,22</text:p>
          </table:table-cell>
        </table:table-row>
        <table:table-row table:style-name="ro1"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ShareBottomSheetDialog_18_NullIntentOperatorMutator</text:p>
          </table:table-cell>
          <table:table-cell table:style-name="ce13" table:formula="of:=[.D645]+[.B646]" office:value-type="float" office:value="99859" calcext:value-type="float">
            <text:p>99859</text:p>
          </table:table-cell>
          <table:table-cell table:style-name="ce15" table:formula="of:=[.B646]/[.$B$1]" office:value-type="float" office:value="2.29411764705882" calcext:value-type="float">
            <text:p>2,29</text:p>
          </table:table-cell>
          <table:table-cell table:style-name="ce15" table:formula="of:=[.F645]+[.E646]" office:value-type="float" office:value="1468.51470588235" calcext:value-type="float">
            <text:p>1468,51</text:p>
          </table:table-cell>
        </table:table-row>
        <table:table-row table:style-name="ro1"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19_InvalidKeyIntentOperatorMutator</text:p>
          </table:table-cell>
          <table:table-cell table:style-name="ce13" table:formula="of:=[.D646]+[.B647]" office:value-type="float" office:value="100011" calcext:value-type="float">
            <text:p>100011</text:p>
          </table:table-cell>
          <table:table-cell table:style-name="ce15" table:formula="of:=[.B647]/[.$B$1]" office:value-type="float" office:value="2.23529411764706" calcext:value-type="float">
            <text:p>2,24</text:p>
          </table:table-cell>
          <table:table-cell table:style-name="ce15" table:formula="of:=[.F646]+[.E647]" office:value-type="float" office:value="1470.75" calcext:value-type="float">
            <text:p>1470,75</text:p>
          </table:table-cell>
        </table:table-row>
        <table:table-row table:style-name="ro1">
          <table:table-cell table:style-name="ce13" office:value-type="float" office:value="646" calcext:value-type="float">
            <text:p>64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20_RandomActionIntentDefinitionOperatorMutator</text:p>
          </table:table-cell>
          <table:table-cell table:style-name="ce13" table:formula="of:=[.D647]+[.B648]" office:value-type="float" office:value="100163" calcext:value-type="float">
            <text:p>100163</text:p>
          </table:table-cell>
          <table:table-cell table:style-name="ce15" table:formula="of:=[.B648]/[.$B$1]" office:value-type="float" office:value="2.23529411764706" calcext:value-type="float">
            <text:p>2,24</text:p>
          </table:table-cell>
          <table:table-cell table:style-name="ce15" table:formula="of:=[.F647]+[.E648]" office:value-type="float" office:value="1472.98529411764" calcext:value-type="float">
            <text:p>1472,99</text:p>
          </table:table-cell>
        </table:table-row>
        <table:table-row table:style-name="ro1">
          <table:table-cell table:style-name="ce13" office:value-type="float" office:value="647" calcext:value-type="float">
            <text:p>6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hareBottomSheetDialog_21_RandomActionIntentDefinitionOperatorMutator</text:p>
          </table:table-cell>
          <table:table-cell table:style-name="ce13" table:formula="of:=[.D648]+[.B649]" office:value-type="float" office:value="100318" calcext:value-type="float">
            <text:p>100318</text:p>
          </table:table-cell>
          <table:table-cell table:style-name="ce15" table:formula="of:=[.B649]/[.$B$1]" office:value-type="float" office:value="2.27941176470588" calcext:value-type="float">
            <text:p>2,28</text:p>
          </table:table-cell>
          <table:table-cell table:style-name="ce15" table:formula="of:=[.F648]+[.E649]" office:value-type="float" office:value="1475.26470588235" calcext:value-type="float">
            <text:p>1475,26</text:p>
          </table:table-cell>
        </table:table-row>
        <table:table-row table:style-name="ro1"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22_InvalidViewFocusOperatorMutator</text:p>
          </table:table-cell>
          <table:table-cell table:style-name="ce13" table:formula="of:=[.D649]+[.B650]" office:value-type="float" office:value="100470" calcext:value-type="float">
            <text:p>100470</text:p>
          </table:table-cell>
          <table:table-cell table:style-name="ce15" table:formula="of:=[.B650]/[.$B$1]" office:value-type="float" office:value="2.23529411764706" calcext:value-type="float">
            <text:p>2,24</text:p>
          </table:table-cell>
          <table:table-cell table:style-name="ce15" table:formula="of:=[.F649]+[.E650]" office:value-type="float" office:value="1477.5" calcext:value-type="float">
            <text:p>1477,50</text:p>
          </table:table-cell>
        </table:table-row>
        <table:table-row table:style-name="ro1"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23_ViewComponentNotVisibleOperatorMutator</text:p>
          </table:table-cell>
          <table:table-cell table:style-name="ce13" table:formula="of:=[.D650]+[.B651]" office:value-type="float" office:value="100622" calcext:value-type="float">
            <text:p>100622</text:p>
          </table:table-cell>
          <table:table-cell table:style-name="ce15" table:formula="of:=[.B651]/[.$B$1]" office:value-type="float" office:value="2.23529411764706" calcext:value-type="float">
            <text:p>2,24</text:p>
          </table:table-cell>
          <table:table-cell table:style-name="ce15" table:formula="of:=[.F650]+[.E651]" office:value-type="float" office:value="1479.73529411764" calcext:value-type="float">
            <text:p>1479,74</text:p>
          </table:table-cell>
        </table:table-row>
        <table:table-row table:style-name="ro1"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ShareBottomSheetDialog_24_NullValueIntentPutExtraOperatorMutator</text:p>
          </table:table-cell>
          <table:table-cell table:style-name="ce13" table:formula="of:=[.D651]+[.B652]" office:value-type="float" office:value="100777" calcext:value-type="float">
            <text:p>100777</text:p>
          </table:table-cell>
          <table:table-cell table:style-name="ce15" table:formula="of:=[.B652]/[.$B$1]" office:value-type="float" office:value="2.27941176470588" calcext:value-type="float">
            <text:p>2,28</text:p>
          </table:table-cell>
          <table:table-cell table:style-name="ce15" table:formula="of:=[.F651]+[.E652]" office:value-type="float" office:value="1482.01470588235" calcext:value-type="float">
            <text:p>1482,01</text:p>
          </table:table-cell>
        </table:table-row>
        <table:table-row table:style-name="ro1"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areBottomSheetDialog_25_IntentPayloadReplacementOperatorMutator</text:p>
          </table:table-cell>
          <table:table-cell table:style-name="ce13" table:formula="of:=[.D652]+[.B653]" office:value-type="float" office:value="100930" calcext:value-type="float">
            <text:p>100930</text:p>
          </table:table-cell>
          <table:table-cell table:style-name="ce15" table:formula="of:=[.B653]/[.$B$1]" office:value-type="float" office:value="2.25" calcext:value-type="float">
            <text:p>2,25</text:p>
          </table:table-cell>
          <table:table-cell table:style-name="ce15" table:formula="of:=[.F652]+[.E653]" office:value-type="float" office:value="1484.26470588235" calcext:value-type="float">
            <text:p>1484,26</text:p>
          </table:table-cell>
        </table:table-row>
        <table:table-row table:style-name="ro1">
          <table:table-cell table:style-name="ce13" office:value-type="float" office:value="652" calcext:value-type="float">
            <text:p>65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26_RandomActionIntentDefinitionOperatorMutator</text:p>
          </table:table-cell>
          <table:table-cell table:style-name="ce13" table:formula="of:=[.D653]+[.B654]" office:value-type="float" office:value="101082" calcext:value-type="float">
            <text:p>101082</text:p>
          </table:table-cell>
          <table:table-cell table:style-name="ce15" table:formula="of:=[.B654]/[.$B$1]" office:value-type="float" office:value="2.23529411764706" calcext:value-type="float">
            <text:p>2,24</text:p>
          </table:table-cell>
          <table:table-cell table:style-name="ce15" table:formula="of:=[.F653]+[.E654]" office:value-type="float" office:value="1486.5" calcext:value-type="float">
            <text:p>1486,50</text:p>
          </table:table-cell>
        </table:table-row>
        <table:table-row table:style-name="ro1">
          <table:table-cell table:style-name="ce13" office:value-type="float" office:value="653" calcext:value-type="float">
            <text:p>65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areBottomSheetDialog_27_RandomActionIntentDefinitionOperatorMutator</text:p>
          </table:table-cell>
          <table:table-cell table:style-name="ce13" table:formula="of:=[.D654]+[.B655]" office:value-type="float" office:value="101234" calcext:value-type="float">
            <text:p>101234</text:p>
          </table:table-cell>
          <table:table-cell table:style-name="ce15" table:formula="of:=[.B655]/[.$B$1]" office:value-type="float" office:value="2.23529411764706" calcext:value-type="float">
            <text:p>2,24</text:p>
          </table:table-cell>
          <table:table-cell table:style-name="ce15" table:formula="of:=[.F654]+[.E655]" office:value-type="float" office:value="1488.73529411764" calcext:value-type="float">
            <text:p>1488,74</text:p>
          </table:table-cell>
        </table:table-row>
        <table:table-row table:style-name="ro1">
          <table:table-cell table:style-name="ce13" office:value-type="float" office:value="654" calcext:value-type="float">
            <text:p>6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LightConfigureActivity_0_LengthyGUICreationOperatorMutator</text:p>
          </table:table-cell>
          <table:table-cell table:style-name="ce13" table:formula="of:=[.D655]+[.B656]" office:value-type="float" office:value="101389" calcext:value-type="float">
            <text:p>101389</text:p>
          </table:table-cell>
          <table:table-cell table:style-name="ce15" table:formula="of:=[.B656]/[.$B$1]" office:value-type="float" office:value="2.27941176470588" calcext:value-type="float">
            <text:p>2,28</text:p>
          </table:table-cell>
          <table:table-cell table:style-name="ce15" table:formula="of:=[.F655]+[.E656]" office:value-type="float" office:value="1491.01470588235" calcext:value-type="float">
            <text:p>1491,01</text:p>
          </table:table-cell>
        </table:table-row>
        <table:table-row table:style-name="ro1"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NoteWidgetLightConfigureActivity_1_RandomActionIntentDefinitionOperatorMutator</text:p>
          </table:table-cell>
          <table:table-cell table:style-name="ce13" table:formula="of:=[.D656]+[.B657]" office:value-type="float" office:value="101539" calcext:value-type="float">
            <text:p>101539</text:p>
          </table:table-cell>
          <table:table-cell table:style-name="ce15" table:formula="of:=[.B657]/[.$B$1]" office:value-type="float" office:value="2.20588235294118" calcext:value-type="float">
            <text:p>2,21</text:p>
          </table:table-cell>
          <table:table-cell table:style-name="ce15" table:formula="of:=[.F656]+[.E657]" office:value-type="float" office:value="1493.22058823529" calcext:value-type="float">
            <text:p>1493,22</text:p>
          </table:table-cell>
        </table:table-row>
        <table:table-row table:style-name="ro1"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ConfigureActivity_2_InvalidViewFocusOperatorMutator</text:p>
          </table:table-cell>
          <table:table-cell table:style-name="ce13" table:formula="of:=[.D657]+[.B658]" office:value-type="float" office:value="101691" calcext:value-type="float">
            <text:p>101691</text:p>
          </table:table-cell>
          <table:table-cell table:style-name="ce15" table:formula="of:=[.B658]/[.$B$1]" office:value-type="float" office:value="2.23529411764706" calcext:value-type="float">
            <text:p>2,24</text:p>
          </table:table-cell>
          <table:table-cell table:style-name="ce15" table:formula="of:=[.F657]+[.E658]" office:value-type="float" office:value="1495.45588235294" calcext:value-type="float">
            <text:p>1495,46</text:p>
          </table:table-cell>
        </table:table-row>
        <table:table-row table:style-name="ro1">
          <table:table-cell table:style-name="ce13" office:value-type="float" office:value="657" calcext:value-type="float">
            <text:p>65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3_ViewComponentNotVisibleOperatorMutator</text:p>
          </table:table-cell>
          <table:table-cell table:style-name="ce13" table:formula="of:=[.D658]+[.B659]" office:value-type="float" office:value="101844" calcext:value-type="float">
            <text:p>101844</text:p>
          </table:table-cell>
          <table:table-cell table:style-name="ce15" table:formula="of:=[.B659]/[.$B$1]" office:value-type="float" office:value="2.25" calcext:value-type="float">
            <text:p>2,25</text:p>
          </table:table-cell>
          <table:table-cell table:style-name="ce15" table:formula="of:=[.F658]+[.E659]" office:value-type="float" office:value="1497.70588235294" calcext:value-type="float">
            <text:p>1497,71</text:p>
          </table:table-cell>
        </table:table-row>
        <table:table-row table:style-name="ro1">
          <table:table-cell table:style-name="ce13" office:value-type="float" office:value="658" calcext:value-type="float">
            <text:p>65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4_BuggyGUIListenerOperatorMutator</text:p>
          </table:table-cell>
          <table:table-cell table:style-name="ce13" table:formula="of:=[.D659]+[.B660]" office:value-type="float" office:value="101997" calcext:value-type="float">
            <text:p>101997</text:p>
          </table:table-cell>
          <table:table-cell table:style-name="ce15" table:formula="of:=[.B660]/[.$B$1]" office:value-type="float" office:value="2.25" calcext:value-type="float">
            <text:p>2,25</text:p>
          </table:table-cell>
          <table:table-cell table:style-name="ce15" table:formula="of:=[.F659]+[.E660]" office:value-type="float" office:value="1499.95588235294" calcext:value-type="float">
            <text:p>1499,96</text:p>
          </table:table-cell>
        </table:table-row>
        <table:table-row table:style-name="ro1"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LightConfigureActivity_5_LengthyGUIListenerOperatorMutator</text:p>
          </table:table-cell>
          <table:table-cell table:style-name="ce13" table:formula="of:=[.D660]+[.B661]" office:value-type="float" office:value="102148" calcext:value-type="float">
            <text:p>102148</text:p>
          </table:table-cell>
          <table:table-cell table:style-name="ce15" table:formula="of:=[.B661]/[.$B$1]" office:value-type="float" office:value="2.22058823529412" calcext:value-type="float">
            <text:p>2,22</text:p>
          </table:table-cell>
          <table:table-cell table:style-name="ce15" table:formula="of:=[.F660]+[.E661]" office:value-type="float" office:value="1502.17647058823" calcext:value-type="float">
            <text:p>1502,18</text:p>
          </table:table-cell>
        </table:table-row>
        <table:table-row table:style-name="ro1"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6_InvalidViewFocusOperatorMutator</text:p>
          </table:table-cell>
          <table:table-cell table:style-name="ce13" table:formula="of:=[.D661]+[.B662]" office:value-type="float" office:value="102301" calcext:value-type="float">
            <text:p>102301</text:p>
          </table:table-cell>
          <table:table-cell table:style-name="ce15" table:formula="of:=[.B662]/[.$B$1]" office:value-type="float" office:value="2.25" calcext:value-type="float">
            <text:p>2,25</text:p>
          </table:table-cell>
          <table:table-cell table:style-name="ce15" table:formula="of:=[.F661]+[.E662]" office:value-type="float" office:value="1504.42647058823" calcext:value-type="float">
            <text:p>1504,43</text:p>
          </table:table-cell>
        </table:table-row>
        <table:table-row table:style-name="ro1"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7_ViewComponentNotVisibleOperatorMutator</text:p>
          </table:table-cell>
          <table:table-cell table:style-name="ce13" table:formula="of:=[.D662]+[.B663]" office:value-type="float" office:value="102454" calcext:value-type="float">
            <text:p>102454</text:p>
          </table:table-cell>
          <table:table-cell table:style-name="ce15" table:formula="of:=[.B663]/[.$B$1]" office:value-type="float" office:value="2.25" calcext:value-type="float">
            <text:p>2,25</text:p>
          </table:table-cell>
          <table:table-cell table:style-name="ce15" table:formula="of:=[.F662]+[.E663]" office:value-type="float" office:value="1506.67647058823" calcext:value-type="float">
            <text:p>1506,68</text:p>
          </table:table-cell>
        </table:table-row>
        <table:table-row table:style-name="ro1">
          <table:table-cell table:style-name="ce13" office:value-type="float" office:value="662" calcext:value-type="float">
            <text:p>66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ConfigureActivity_8_InvalidViewFocusOperatorMutator</text:p>
          </table:table-cell>
          <table:table-cell table:style-name="ce13" table:formula="of:=[.D663]+[.B664]" office:value-type="float" office:value="102606" calcext:value-type="float">
            <text:p>102606</text:p>
          </table:table-cell>
          <table:table-cell table:style-name="ce15" table:formula="of:=[.B664]/[.$B$1]" office:value-type="float" office:value="2.23529411764706" calcext:value-type="float">
            <text:p>2,24</text:p>
          </table:table-cell>
          <table:table-cell table:style-name="ce15" table:formula="of:=[.F663]+[.E664]" office:value-type="float" office:value="1508.91176470588" calcext:value-type="float">
            <text:p>1508,91</text:p>
          </table:table-cell>
        </table:table-row>
        <table:table-row table:style-name="ro1">
          <table:table-cell table:style-name="ce13" office:value-type="float" office:value="663" calcext:value-type="float">
            <text:p>66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LightConfigureActivity_9_ViewComponentNotVisibleOperatorMutator</text:p>
          </table:table-cell>
          <table:table-cell table:style-name="ce13" table:formula="of:=[.D664]+[.B665]" office:value-type="float" office:value="102761" calcext:value-type="float">
            <text:p>102761</text:p>
          </table:table-cell>
          <table:table-cell table:style-name="ce15" table:formula="of:=[.B665]/[.$B$1]" office:value-type="float" office:value="2.27941176470588" calcext:value-type="float">
            <text:p>2,28</text:p>
          </table:table-cell>
          <table:table-cell table:style-name="ce15" table:formula="of:=[.F664]+[.E665]" office:value-type="float" office:value="1511.19117647058" calcext:value-type="float">
            <text:p>1511,19</text:p>
          </table:table-cell>
        </table:table-row>
        <table:table-row table:style-name="ro1"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LightConfigureActivity_10_BuggyGUIListenerOperatorMutator</text:p>
          </table:table-cell>
          <table:table-cell table:style-name="ce13" table:formula="of:=[.D665]+[.B666]" office:value-type="float" office:value="102916" calcext:value-type="float">
            <text:p>102916</text:p>
          </table:table-cell>
          <table:table-cell table:style-name="ce15" table:formula="of:=[.B666]/[.$B$1]" office:value-type="float" office:value="2.27941176470588" calcext:value-type="float">
            <text:p>2,28</text:p>
          </table:table-cell>
          <table:table-cell table:style-name="ce15" table:formula="of:=[.F665]+[.E666]" office:value-type="float" office:value="1513.47058823529" calcext:value-type="float">
            <text:p>1513,47</text:p>
          </table:table-cell>
        </table:table-row>
        <table:table-row table:style-name="ro1">
          <table:table-cell table:style-name="ce13" office:value-type="float" office:value="665" calcext:value-type="float">
            <text:p>66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ConfigureActivity_11_LengthyGUIListenerOperatorMutator</text:p>
          </table:table-cell>
          <table:table-cell table:style-name="ce13" table:formula="of:=[.D666]+[.B667]" office:value-type="float" office:value="103068" calcext:value-type="float">
            <text:p>103068</text:p>
          </table:table-cell>
          <table:table-cell table:style-name="ce15" table:formula="of:=[.B667]/[.$B$1]" office:value-type="float" office:value="2.23529411764706" calcext:value-type="float">
            <text:p>2,24</text:p>
          </table:table-cell>
          <table:table-cell table:style-name="ce15" table:formula="of:=[.F666]+[.E667]" office:value-type="float" office:value="1515.70588235294" calcext:value-type="float">
            <text:p>1515,71</text:p>
          </table:table-cell>
        </table:table-row>
        <table:table-row table:style-name="ro1"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12_InvalidKeyIntentOperatorMutator</text:p>
          </table:table-cell>
          <table:table-cell table:style-name="ce13" table:formula="of:=[.D667]+[.B668]" office:value-type="float" office:value="103221" calcext:value-type="float">
            <text:p>103221</text:p>
          </table:table-cell>
          <table:table-cell table:style-name="ce15" table:formula="of:=[.B668]/[.$B$1]" office:value-type="float" office:value="2.25" calcext:value-type="float">
            <text:p>2,25</text:p>
          </table:table-cell>
          <table:table-cell table:style-name="ce15" table:formula="of:=[.F667]+[.E668]" office:value-type="float" office:value="1517.95588235294" calcext:value-type="float">
            <text:p>1517,96</text:p>
          </table:table-cell>
        </table:table-row>
        <table:table-row table:style-name="ro1">
          <table:table-cell table:style-name="ce13" office:value-type="float" office:value="667" calcext:value-type="float">
            <text:p>66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ConfigureActivity_13_RandomActionIntentDefinitionOperatorMutator</text:p>
          </table:table-cell>
          <table:table-cell table:style-name="ce13" table:formula="of:=[.D668]+[.B669]" office:value-type="float" office:value="103373" calcext:value-type="float">
            <text:p>103373</text:p>
          </table:table-cell>
          <table:table-cell table:style-name="ce15" table:formula="of:=[.B669]/[.$B$1]" office:value-type="float" office:value="2.23529411764706" calcext:value-type="float">
            <text:p>2,24</text:p>
          </table:table-cell>
          <table:table-cell table:style-name="ce15" table:formula="of:=[.F668]+[.E669]" office:value-type="float" office:value="1520.19117647058" calcext:value-type="float">
            <text:p>1520,19</text:p>
          </table:table-cell>
        </table:table-row>
        <table:table-row table:style-name="ro1">
          <table:table-cell table:style-name="ce13" office:value-type="float" office:value="668" calcext:value-type="float">
            <text:p>66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LightConfigureActivity_14_RandomActionIntentDefinitionOperatorMutator</text:p>
          </table:table-cell>
          <table:table-cell table:style-name="ce13" table:formula="of:=[.D669]+[.B670]" office:value-type="float" office:value="103525" calcext:value-type="float">
            <text:p>103525</text:p>
          </table:table-cell>
          <table:table-cell table:style-name="ce15" table:formula="of:=[.B670]/[.$B$1]" office:value-type="float" office:value="2.23529411764706" calcext:value-type="float">
            <text:p>2,24</text:p>
          </table:table-cell>
          <table:table-cell table:style-name="ce15" table:formula="of:=[.F669]+[.E670]" office:value-type="float" office:value="1522.42647058823" calcext:value-type="float">
            <text:p>1522,43</text:p>
          </table:table-cell>
        </table:table-row>
        <table:table-row table:style-name="ro1">
          <table:table-cell table:style-name="ce13" office:value-type="float" office:value="669" calcext:value-type="float">
            <text:p>66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LightConfigureActivity_15_NullValueIntentPutExtraOperatorMutator</text:p>
          </table:table-cell>
          <table:table-cell table:style-name="ce13" table:formula="of:=[.D670]+[.B671]" office:value-type="float" office:value="103680" calcext:value-type="float">
            <text:p>103680</text:p>
          </table:table-cell>
          <table:table-cell table:style-name="ce15" table:formula="of:=[.B671]/[.$B$1]" office:value-type="float" office:value="2.27941176470588" calcext:value-type="float">
            <text:p>2,28</text:p>
          </table:table-cell>
          <table:table-cell table:style-name="ce15" table:formula="of:=[.F670]+[.E671]" office:value-type="float" office:value="1524.70588235294" calcext:value-type="float">
            <text:p>1524,71</text:p>
          </table:table-cell>
        </table:table-row>
        <table:table-row table:style-name="ro1"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16_IntentPayloadReplacementOperatorMutator</text:p>
          </table:table-cell>
          <table:table-cell table:style-name="ce13" table:formula="of:=[.D671]+[.B672]" office:value-type="float" office:value="103833" calcext:value-type="float">
            <text:p>103833</text:p>
          </table:table-cell>
          <table:table-cell table:style-name="ce15" table:formula="of:=[.B672]/[.$B$1]" office:value-type="float" office:value="2.25" calcext:value-type="float">
            <text:p>2,25</text:p>
          </table:table-cell>
          <table:table-cell table:style-name="ce15" table:formula="of:=[.F671]+[.E672]" office:value-type="float" office:value="1526.95588235294" calcext:value-type="float">
            <text:p>1526,96</text:p>
          </table:table-cell>
        </table:table-row>
        <table:table-row table:style-name="ro1">
          <table:table-cell table:style-name="ce13" office:value-type="float" office:value="671" calcext:value-type="float">
            <text:p>67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LightConfigureActivity_17_RandomActionIntentDefinitionOperatorMutator</text:p>
          </table:table-cell>
          <table:table-cell table:style-name="ce13" table:formula="of:=[.D672]+[.B673]" office:value-type="float" office:value="103984" calcext:value-type="float">
            <text:p>103984</text:p>
          </table:table-cell>
          <table:table-cell table:style-name="ce15" table:formula="of:=[.B673]/[.$B$1]" office:value-type="float" office:value="2.22058823529412" calcext:value-type="float">
            <text:p>2,22</text:p>
          </table:table-cell>
          <table:table-cell table:style-name="ce15" table:formula="of:=[.F672]+[.E673]" office:value-type="float" office:value="1529.17647058823" calcext:value-type="float">
            <text:p>1529,18</text:p>
          </table:table-cell>
        </table:table-row>
        <table:table-row table:style-name="ro1">
          <table:table-cell table:style-name="ce13" office:value-type="float" office:value="672" calcext:value-type="float">
            <text:p>6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18_RandomActionIntentDefinitionOperatorMutator</text:p>
          </table:table-cell>
          <table:table-cell table:style-name="ce13" table:formula="of:=[.D673]+[.B674]" office:value-type="float" office:value="104137" calcext:value-type="float">
            <text:p>104137</text:p>
          </table:table-cell>
          <table:table-cell table:style-name="ce15" table:formula="of:=[.B674]/[.$B$1]" office:value-type="float" office:value="2.25" calcext:value-type="float">
            <text:p>2,25</text:p>
          </table:table-cell>
          <table:table-cell table:style-name="ce15" table:formula="of:=[.F673]+[.E674]" office:value-type="float" office:value="1531.42647058823" calcext:value-type="float">
            <text:p>1531,43</text:p>
          </table:table-cell>
        </table:table-row>
        <table:table-row table:style-name="ro1">
          <table:table-cell table:style-name="ce13" office:value-type="float" office:value="673" calcext:value-type="float">
            <text:p>67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19_BinaryMutator</text:p>
          </table:table-cell>
          <table:table-cell table:style-name="ce13" table:formula="of:=[.D674]+[.B675]" office:value-type="float" office:value="104290" calcext:value-type="float">
            <text:p>104290</text:p>
          </table:table-cell>
          <table:table-cell table:style-name="ce15" table:formula="of:=[.B675]/[.$B$1]" office:value-type="float" office:value="2.25" calcext:value-type="float">
            <text:p>2,25</text:p>
          </table:table-cell>
          <table:table-cell table:style-name="ce15" table:formula="of:=[.F674]+[.E675]" office:value-type="float" office:value="1533.67647058823" calcext:value-type="float">
            <text:p>1533,68</text:p>
          </table:table-cell>
        </table:table-row>
        <table:table-row table:style-name="ro1">
          <table:table-cell table:style-name="ce13" office:value-type="float" office:value="674" calcext:value-type="float">
            <text:p>67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20_RandomActionIntentDefinitionOperatorMutator</text:p>
          </table:table-cell>
          <table:table-cell table:style-name="ce13" table:formula="of:=[.D675]+[.B676]" office:value-type="float" office:value="104443" calcext:value-type="float">
            <text:p>104443</text:p>
          </table:table-cell>
          <table:table-cell table:style-name="ce15" table:formula="of:=[.B676]/[.$B$1]" office:value-type="float" office:value="2.25" calcext:value-type="float">
            <text:p>2,25</text:p>
          </table:table-cell>
          <table:table-cell table:style-name="ce15" table:formula="of:=[.F675]+[.E676]" office:value-type="float" office:value="1535.92647058823" calcext:value-type="float">
            <text:p>1535,93</text:p>
          </table:table-cell>
        </table:table-row>
        <table:table-row table:style-name="ro1">
          <table:table-cell table:style-name="ce13" office:value-type="float" office:value="675" calcext:value-type="float">
            <text:p>67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LightConfigureActivity_21_NullValueIntentPutExtraOperatorMutator</text:p>
          </table:table-cell>
          <table:table-cell table:style-name="ce13" table:formula="of:=[.D676]+[.B677]" office:value-type="float" office:value="104597" calcext:value-type="float">
            <text:p>104597</text:p>
          </table:table-cell>
          <table:table-cell table:style-name="ce15" table:formula="of:=[.B677]/[.$B$1]" office:value-type="float" office:value="2.26470588235294" calcext:value-type="float">
            <text:p>2,26</text:p>
          </table:table-cell>
          <table:table-cell table:style-name="ce15" table:formula="of:=[.F676]+[.E677]" office:value-type="float" office:value="1538.19117647058" calcext:value-type="float">
            <text:p>1538,19</text:p>
          </table:table-cell>
        </table:table-row>
        <table:table-row table:style-name="ro1"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LightConfigureActivity_22_IntentPayloadReplacementOperatorMutator</text:p>
          </table:table-cell>
          <table:table-cell table:style-name="ce13" table:formula="of:=[.D677]+[.B678]" office:value-type="float" office:value="104750" calcext:value-type="float">
            <text:p>104750</text:p>
          </table:table-cell>
          <table:table-cell table:style-name="ce15" table:formula="of:=[.B678]/[.$B$1]" office:value-type="float" office:value="2.25" calcext:value-type="float">
            <text:p>2,25</text:p>
          </table:table-cell>
          <table:table-cell table:style-name="ce15" table:formula="of:=[.F677]+[.E678]" office:value-type="float" office:value="1540.44117647058" calcext:value-type="float">
            <text:p>1540,44</text:p>
          </table:table-cell>
        </table:table-row>
        <table:table-row table:style-name="ro1"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LightConfigureActivity_23_RandomActionIntentDefinitionOperatorMutator</text:p>
          </table:table-cell>
          <table:table-cell table:style-name="ce13" table:formula="of:=[.D678]+[.B679]" office:value-type="float" office:value="104901" calcext:value-type="float">
            <text:p>104901</text:p>
          </table:table-cell>
          <table:table-cell table:style-name="ce15" table:formula="of:=[.B679]/[.$B$1]" office:value-type="float" office:value="2.22058823529412" calcext:value-type="float">
            <text:p>2,22</text:p>
          </table:table-cell>
          <table:table-cell table:style-name="ce15" table:formula="of:=[.F678]+[.E679]" office:value-type="float" office:value="1542.66176470588" calcext:value-type="float">
            <text:p>1542,66</text:p>
          </table:table-cell>
        </table:table-row>
        <table:table-row table:style-name="ro1">
          <table:table-cell table:style-name="ce13" office:value-type="float" office:value="678" calcext:value-type="float">
            <text:p>678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string" calcext:value-type="string">
            <text:p>ThemedAppCompatActivity_0_LengthyGUICreationOperatorMutator</text:p>
          </table:table-cell>
          <table:table-cell table:style-name="ce13" table:formula="of:=[.D679]+[.B680]" office:value-type="float" office:value="105202" calcext:value-type="float">
            <text:p>105202</text:p>
          </table:table-cell>
          <table:table-cell table:style-name="ce15" table:formula="of:=[.B680]/[.$B$1]" office:value-type="float" office:value="4.42647058823529" calcext:value-type="float">
            <text:p>4,43</text:p>
          </table:table-cell>
          <table:table-cell table:style-name="ce15" table:formula="of:=[.F679]+[.E680]" office:value-type="float" office:value="1547.08823529411" calcext:value-type="float">
            <text:p>1547,09</text:p>
          </table:table-cell>
        </table:table-row>
        <table:table-row table:style-name="ro1">
          <table:table-cell table:style-name="ce13" office:value-type="float" office:value="679" calcext:value-type="float">
            <text:p>6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ThemedAppCompatActivity_1_NullIntentOperatorMutator</text:p>
          </table:table-cell>
          <table:table-cell table:style-name="ce13" table:formula="of:=[.D680]+[.B681]" office:value-type="float" office:value="105355" calcext:value-type="float">
            <text:p>105355</text:p>
          </table:table-cell>
          <table:table-cell table:style-name="ce15" table:formula="of:=[.B681]/[.$B$1]" office:value-type="float" office:value="2.25" calcext:value-type="float">
            <text:p>2,25</text:p>
          </table:table-cell>
          <table:table-cell table:style-name="ce15" table:formula="of:=[.F680]+[.E681]" office:value-type="float" office:value="1549.33823529411" calcext:value-type="float">
            <text:p>1549,34</text:p>
          </table:table-cell>
        </table:table-row>
        <table:table-row table:style-name="ro1"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ThemedAppCompatActivity_2_InvalidKeyIntentOperatorMutator</text:p>
          </table:table-cell>
          <table:table-cell table:style-name="ce13" table:formula="of:=[.D681]+[.B682]" office:value-type="float" office:value="105506" calcext:value-type="float">
            <text:p>105506</text:p>
          </table:table-cell>
          <table:table-cell table:style-name="ce15" table:formula="of:=[.B682]/[.$B$1]" office:value-type="float" office:value="2.22058823529412" calcext:value-type="float">
            <text:p>2,22</text:p>
          </table:table-cell>
          <table:table-cell table:style-name="ce15" table:formula="of:=[.F681]+[.E682]" office:value-type="float" office:value="1551.55882352941" calcext:value-type="float">
            <text:p>1551,56</text:p>
          </table:table-cell>
        </table:table-row>
        <table:table-row table:style-name="ro1">
          <table:table-cell table:style-name="ce13" office:value-type="float" office:value="681" calcext:value-type="float">
            <text:p>68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ThemedAppCompatActivity_3_RandomActionIntentDefinitionOperatorMutator</text:p>
          </table:table-cell>
          <table:table-cell table:style-name="ce13" table:formula="of:=[.D682]+[.B683]" office:value-type="float" office:value="105657" calcext:value-type="float">
            <text:p>105657</text:p>
          </table:table-cell>
          <table:table-cell table:style-name="ce15" table:formula="of:=[.B683]/[.$B$1]" office:value-type="float" office:value="2.22058823529412" calcext:value-type="float">
            <text:p>2,22</text:p>
          </table:table-cell>
          <table:table-cell table:style-name="ce15" table:formula="of:=[.F682]+[.E683]" office:value-type="float" office:value="1553.7794117647" calcext:value-type="float">
            <text:p>1553,78</text:p>
          </table:table-cell>
        </table:table-row>
        <table:table-row table:style-name="ro1">
          <table:table-cell table:style-name="ce13" office:value-type="float" office:value="682" calcext:value-type="float">
            <text:p>68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ThemedAppCompatActivity_4_RandomActionIntentDefinitionOperatorMutator</text:p>
          </table:table-cell>
          <table:table-cell table:style-name="ce13" table:formula="of:=[.D683]+[.B684]" office:value-type="float" office:value="105809" calcext:value-type="float">
            <text:p>105809</text:p>
          </table:table-cell>
          <table:table-cell table:style-name="ce15" table:formula="of:=[.B684]/[.$B$1]" office:value-type="float" office:value="2.23529411764706" calcext:value-type="float">
            <text:p>2,24</text:p>
          </table:table-cell>
          <table:table-cell table:style-name="ce15" table:formula="of:=[.F683]+[.E684]" office:value-type="float" office:value="1556.01470588235" calcext:value-type="float">
            <text:p>1556,01</text:p>
          </table:table-cell>
        </table:table-row>
        <table:table-row table:style-name="ro1">
          <table:table-cell table:style-name="ce13" office:value-type="float" office:value="683" calcext:value-type="float">
            <text:p>6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ThemedAppCompatActivity_5_RandomActionIntentDefinitionOperatorMutator</text:p>
          </table:table-cell>
          <table:table-cell table:style-name="ce13" table:formula="of:=[.D684]+[.B685]" office:value-type="float" office:value="105963" calcext:value-type="float">
            <text:p>105963</text:p>
          </table:table-cell>
          <table:table-cell table:style-name="ce15" table:formula="of:=[.B685]/[.$B$1]" office:value-type="float" office:value="2.26470588235294" calcext:value-type="float">
            <text:p>2,26</text:p>
          </table:table-cell>
          <table:table-cell table:style-name="ce15" table:formula="of:=[.F684]+[.E685]" office:value-type="float" office:value="1558.2794117647" calcext:value-type="float">
            <text:p>1558,28</text:p>
          </table:table-cell>
        </table:table-row>
        <table:table-row table:style-name="ro1">
          <table:table-cell table:style-name="ce13" office:value-type="float" office:value="684" calcext:value-type="float">
            <text:p>68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0_NullIntentOperatorMutator</text:p>
          </table:table-cell>
          <table:table-cell table:style-name="ce13" table:formula="of:=[.D685]+[.B686]" office:value-type="float" office:value="106116" calcext:value-type="float">
            <text:p>106116</text:p>
          </table:table-cell>
          <table:table-cell table:style-name="ce15" table:formula="of:=[.B686]/[.$B$1]" office:value-type="float" office:value="2.25" calcext:value-type="float">
            <text:p>2,25</text:p>
          </table:table-cell>
          <table:table-cell table:style-name="ce15" table:formula="of:=[.F685]+[.E686]" office:value-type="float" office:value="1560.5294117647" calcext:value-type="float">
            <text:p>1560,53</text:p>
          </table:table-cell>
        </table:table-row>
        <table:table-row table:style-name="ro1">
          <table:table-cell table:style-name="ce13" office:value-type="float" office:value="685" calcext:value-type="float">
            <text:p>68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1_InvalidKeyIntentOperatorMutator</text:p>
          </table:table-cell>
          <table:table-cell table:style-name="ce13" table:formula="of:=[.D686]+[.B687]" office:value-type="float" office:value="106269" calcext:value-type="float">
            <text:p>106269</text:p>
          </table:table-cell>
          <table:table-cell table:style-name="ce15" table:formula="of:=[.B687]/[.$B$1]" office:value-type="float" office:value="2.25" calcext:value-type="float">
            <text:p>2,25</text:p>
          </table:table-cell>
          <table:table-cell table:style-name="ce15" table:formula="of:=[.F686]+[.E687]" office:value-type="float" office:value="1562.7794117647" calcext:value-type="float">
            <text:p>1562,78</text:p>
          </table:table-cell>
        </table:table-row>
        <table:table-row table:style-name="ro1">
          <table:table-cell table:style-name="ce13" office:value-type="float" office:value="686" calcext:value-type="float">
            <text:p>68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Fragment_2_RandomActionIntentDefinitionOperatorMutator</text:p>
          </table:table-cell>
          <table:table-cell table:style-name="ce13" table:formula="of:=[.D687]+[.B688]" office:value-type="float" office:value="106424" calcext:value-type="float">
            <text:p>106424</text:p>
          </table:table-cell>
          <table:table-cell table:style-name="ce15" table:formula="of:=[.B688]/[.$B$1]" office:value-type="float" office:value="2.27941176470588" calcext:value-type="float">
            <text:p>2,28</text:p>
          </table:table-cell>
          <table:table-cell table:style-name="ce15" table:formula="of:=[.F687]+[.E688]" office:value-type="float" office:value="1565.05882352941" calcext:value-type="float">
            <text:p>1565,06</text:p>
          </table:table-cell>
        </table:table-row>
        <table:table-row table:style-name="ro1"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Fragment_3_RandomActionIntentDefinitionOperatorMutator</text:p>
          </table:table-cell>
          <table:table-cell table:style-name="ce13" table:formula="of:=[.D688]+[.B689]" office:value-type="float" office:value="106580" calcext:value-type="float">
            <text:p>106580</text:p>
          </table:table-cell>
          <table:table-cell table:style-name="ce15" table:formula="of:=[.B689]/[.$B$1]" office:value-type="float" office:value="2.29411764705882" calcext:value-type="float">
            <text:p>2,29</text:p>
          </table:table-cell>
          <table:table-cell table:style-name="ce15" table:formula="of:=[.F688]+[.E689]" office:value-type="float" office:value="1567.35294117647" calcext:value-type="float">
            <text:p>1567,35</text:p>
          </table:table-cell>
        </table:table-row>
        <table:table-row table:style-name="ro1">
          <table:table-cell table:style-name="ce13" office:value-type="float" office:value="688" calcext:value-type="float">
            <text:p>68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4_LengthyGUICreationOperatorMutator</text:p>
          </table:table-cell>
          <table:table-cell table:style-name="ce13" table:formula="of:=[.D689]+[.B690]" office:value-type="float" office:value="106733" calcext:value-type="float">
            <text:p>106733</text:p>
          </table:table-cell>
          <table:table-cell table:style-name="ce15" table:formula="of:=[.B690]/[.$B$1]" office:value-type="float" office:value="2.25" calcext:value-type="float">
            <text:p>2,25</text:p>
          </table:table-cell>
          <table:table-cell table:style-name="ce15" table:formula="of:=[.F689]+[.E690]" office:value-type="float" office:value="1569.60294117647" calcext:value-type="float">
            <text:p>1569,60</text:p>
          </table:table-cell>
        </table:table-row>
        <table:table-row table:style-name="ro1"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5_BinaryMutator</text:p>
          </table:table-cell>
          <table:table-cell table:style-name="ce13" table:formula="of:=[.D690]+[.B691]" office:value-type="float" office:value="106887" calcext:value-type="float">
            <text:p>106887</text:p>
          </table:table-cell>
          <table:table-cell table:style-name="ce15" table:formula="of:=[.B691]/[.$B$1]" office:value-type="float" office:value="2.26470588235294" calcext:value-type="float">
            <text:p>2,26</text:p>
          </table:table-cell>
          <table:table-cell table:style-name="ce15" table:formula="of:=[.F690]+[.E691]" office:value-type="float" office:value="1571.86764705882" calcext:value-type="float">
            <text:p>1571,87</text:p>
          </table:table-cell>
        </table:table-row>
        <table:table-row table:style-name="ro1"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6_BinaryMutator</text:p>
          </table:table-cell>
          <table:table-cell table:style-name="ce13" table:formula="of:=[.D691]+[.B692]" office:value-type="float" office:value="107041" calcext:value-type="float">
            <text:p>107041</text:p>
          </table:table-cell>
          <table:table-cell table:style-name="ce15" table:formula="of:=[.B692]/[.$B$1]" office:value-type="float" office:value="2.26470588235294" calcext:value-type="float">
            <text:p>2,26</text:p>
          </table:table-cell>
          <table:table-cell table:style-name="ce15" table:formula="of:=[.F691]+[.E692]" office:value-type="float" office:value="1574.13235294117" calcext:value-type="float">
            <text:p>1574,13</text:p>
          </table:table-cell>
        </table:table-row>
        <table:table-row table:style-name="ro1">
          <table:table-cell table:style-name="ce13" office:value-type="float" office:value="691" calcext:value-type="float">
            <text:p>69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EditorFragment_7_InvalidViewFocusOperatorMutator</text:p>
          </table:table-cell>
          <table:table-cell table:style-name="ce13" table:formula="of:=[.D692]+[.B693]" office:value-type="float" office:value="107192" calcext:value-type="float">
            <text:p>107192</text:p>
          </table:table-cell>
          <table:table-cell table:style-name="ce15" table:formula="of:=[.B693]/[.$B$1]" office:value-type="float" office:value="2.22058823529412" calcext:value-type="float">
            <text:p>2,22</text:p>
          </table:table-cell>
          <table:table-cell table:style-name="ce15" table:formula="of:=[.F692]+[.E693]" office:value-type="float" office:value="1576.35294117647" calcext:value-type="float">
            <text:p>1576,35</text:p>
          </table:table-cell>
        </table:table-row>
        <table:table-row table:style-name="ro1"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8_ViewComponentNotVisibleOperatorMutator</text:p>
          </table:table-cell>
          <table:table-cell table:style-name="ce13" table:formula="of:=[.D693]+[.B694]" office:value-type="float" office:value="107345" calcext:value-type="float">
            <text:p>107345</text:p>
          </table:table-cell>
          <table:table-cell table:style-name="ce15" table:formula="of:=[.B694]/[.$B$1]" office:value-type="float" office:value="2.25" calcext:value-type="float">
            <text:p>2,25</text:p>
          </table:table-cell>
          <table:table-cell table:style-name="ce15" table:formula="of:=[.F693]+[.E694]" office:value-type="float" office:value="1578.60294117647" calcext:value-type="float">
            <text:p>1578,60</text:p>
          </table:table-cell>
        </table:table-row>
        <table:table-row table:style-name="ro1"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EditorFragment_9_InvalidViewFocusOperatorMutator</text:p>
          </table:table-cell>
          <table:table-cell table:style-name="ce13" table:formula="of:=[.D694]+[.B695]" office:value-type="float" office:value="107496" calcext:value-type="float">
            <text:p>107496</text:p>
          </table:table-cell>
          <table:table-cell table:style-name="ce15" table:formula="of:=[.B695]/[.$B$1]" office:value-type="float" office:value="2.22058823529412" calcext:value-type="float">
            <text:p>2,22</text:p>
          </table:table-cell>
          <table:table-cell table:style-name="ce15" table:formula="of:=[.F694]+[.E695]" office:value-type="float" office:value="1580.82352941176" calcext:value-type="float">
            <text:p>1580,82</text:p>
          </table:table-cell>
        </table:table-row>
        <table:table-row table:style-name="ro1"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10_ViewComponentNotVisibleOperatorMutator</text:p>
          </table:table-cell>
          <table:table-cell table:style-name="ce13" table:formula="of:=[.D695]+[.B696]" office:value-type="float" office:value="107650" calcext:value-type="float">
            <text:p>107650</text:p>
          </table:table-cell>
          <table:table-cell table:style-name="ce15" table:formula="of:=[.B696]/[.$B$1]" office:value-type="float" office:value="2.26470588235294" calcext:value-type="float">
            <text:p>2,26</text:p>
          </table:table-cell>
          <table:table-cell table:style-name="ce15" table:formula="of:=[.F695]+[.E696]" office:value-type="float" office:value="1583.08823529411" calcext:value-type="float">
            <text:p>1583,09</text:p>
          </table:table-cell>
        </table:table-row>
        <table:table-row table:style-name="ro1">
          <table:table-cell table:style-name="ce13" office:value-type="float" office:value="695" calcext:value-type="float">
            <text:p>69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11_InvalidViewFocusOperatorMutator</text:p>
          </table:table-cell>
          <table:table-cell table:style-name="ce13" table:formula="of:=[.D696]+[.B697]" office:value-type="float" office:value="107803" calcext:value-type="float">
            <text:p>107803</text:p>
          </table:table-cell>
          <table:table-cell table:style-name="ce15" table:formula="of:=[.B697]/[.$B$1]" office:value-type="float" office:value="2.25" calcext:value-type="float">
            <text:p>2,25</text:p>
          </table:table-cell>
          <table:table-cell table:style-name="ce15" table:formula="of:=[.F696]+[.E697]" office:value-type="float" office:value="1585.33823529411" calcext:value-type="float">
            <text:p>1585,34</text:p>
          </table:table-cell>
        </table:table-row>
        <table:table-row table:style-name="ro1">
          <table:table-cell table:style-name="ce13" office:value-type="float" office:value="696" calcext:value-type="float">
            <text:p>69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12_ViewComponentNotVisibleOperatorMutator</text:p>
          </table:table-cell>
          <table:table-cell table:style-name="ce13" table:formula="of:=[.D697]+[.B698]" office:value-type="float" office:value="107957" calcext:value-type="float">
            <text:p>107957</text:p>
          </table:table-cell>
          <table:table-cell table:style-name="ce15" table:formula="of:=[.B698]/[.$B$1]" office:value-type="float" office:value="2.26470588235294" calcext:value-type="float">
            <text:p>2,26</text:p>
          </table:table-cell>
          <table:table-cell table:style-name="ce15" table:formula="of:=[.F697]+[.E698]" office:value-type="float" office:value="1587.60294117647" calcext:value-type="float">
            <text:p>1587,60</text:p>
          </table:table-cell>
        </table:table-row>
        <table:table-row table:style-name="ro1"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Fragment_13_InvalidViewFocusOperatorMutator</text:p>
          </table:table-cell>
          <table:table-cell table:style-name="ce13" table:formula="of:=[.D698]+[.B699]" office:value-type="float" office:value="108109" calcext:value-type="float">
            <text:p>108109</text:p>
          </table:table-cell>
          <table:table-cell table:style-name="ce15" table:formula="of:=[.B699]/[.$B$1]" office:value-type="float" office:value="2.23529411764706" calcext:value-type="float">
            <text:p>2,24</text:p>
          </table:table-cell>
          <table:table-cell table:style-name="ce15" table:formula="of:=[.F698]+[.E699]" office:value-type="float" office:value="1589.83823529411" calcext:value-type="float">
            <text:p>1589,84</text:p>
          </table:table-cell>
        </table:table-row>
        <table:table-row table:style-name="ro1"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14_ViewComponentNotVisibleOperatorMutator</text:p>
          </table:table-cell>
          <table:table-cell table:style-name="ce13" table:formula="of:=[.D699]+[.B700]" office:value-type="float" office:value="108262" calcext:value-type="float">
            <text:p>108262</text:p>
          </table:table-cell>
          <table:table-cell table:style-name="ce15" table:formula="of:=[.B700]/[.$B$1]" office:value-type="float" office:value="2.25" calcext:value-type="float">
            <text:p>2,25</text:p>
          </table:table-cell>
          <table:table-cell table:style-name="ce15" table:formula="of:=[.F699]+[.E700]" office:value-type="float" office:value="1592.08823529411" calcext:value-type="float">
            <text:p>1592,09</text:p>
          </table:table-cell>
        </table:table-row>
        <table:table-row table:style-name="ro1"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Fragment_15_InvalidViewFocusOperatorMutator</text:p>
          </table:table-cell>
          <table:table-cell table:style-name="ce13" table:formula="of:=[.D700]+[.B701]" office:value-type="float" office:value="108417" calcext:value-type="float">
            <text:p>108417</text:p>
          </table:table-cell>
          <table:table-cell table:style-name="ce15" table:formula="of:=[.B701]/[.$B$1]" office:value-type="float" office:value="2.27941176470588" calcext:value-type="float">
            <text:p>2,28</text:p>
          </table:table-cell>
          <table:table-cell table:style-name="ce15" table:formula="of:=[.F700]+[.E701]" office:value-type="float" office:value="1594.36764705882" calcext:value-type="float">
            <text:p>1594,37</text:p>
          </table:table-cell>
        </table:table-row>
        <table:table-row table:style-name="ro1"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16_ViewComponentNotVisibleOperatorMutator</text:p>
          </table:table-cell>
          <table:table-cell table:style-name="ce13" table:formula="of:=[.D701]+[.B702]" office:value-type="float" office:value="108571" calcext:value-type="float">
            <text:p>108571</text:p>
          </table:table-cell>
          <table:table-cell table:style-name="ce15" table:formula="of:=[.B702]/[.$B$1]" office:value-type="float" office:value="2.26470588235294" calcext:value-type="float">
            <text:p>2,26</text:p>
          </table:table-cell>
          <table:table-cell table:style-name="ce15" table:formula="of:=[.F701]+[.E702]" office:value-type="float" office:value="1596.63235294117" calcext:value-type="float">
            <text:p>1596,63</text:p>
          </table:table-cell>
        </table:table-row>
        <table:table-row table:style-name="ro1"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Fragment_17_InvalidViewFocusOperatorMutator</text:p>
          </table:table-cell>
          <table:table-cell table:style-name="ce13" table:formula="of:=[.D702]+[.B703]" office:value-type="float" office:value="108726" calcext:value-type="float">
            <text:p>108726</text:p>
          </table:table-cell>
          <table:table-cell table:style-name="ce15" table:formula="of:=[.B703]/[.$B$1]" office:value-type="float" office:value="2.27941176470588" calcext:value-type="float">
            <text:p>2,28</text:p>
          </table:table-cell>
          <table:table-cell table:style-name="ce15" table:formula="of:=[.F702]+[.E703]" office:value-type="float" office:value="1598.91176470588" calcext:value-type="float">
            <text:p>1598,91</text:p>
          </table:table-cell>
        </table:table-row>
        <table:table-row table:style-name="ro1">
          <table:table-cell table:style-name="ce13" office:value-type="float" office:value="702" calcext:value-type="float">
            <text:p>70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Fragment_18_ViewComponentNotVisibleOperatorMutator</text:p>
          </table:table-cell>
          <table:table-cell table:style-name="ce13" table:formula="of:=[.D703]+[.B704]" office:value-type="float" office:value="108881" calcext:value-type="float">
            <text:p>108881</text:p>
          </table:table-cell>
          <table:table-cell table:style-name="ce15" table:formula="of:=[.B704]/[.$B$1]" office:value-type="float" office:value="2.27941176470588" calcext:value-type="float">
            <text:p>2,28</text:p>
          </table:table-cell>
          <table:table-cell table:style-name="ce15" table:formula="of:=[.F703]+[.E704]" office:value-type="float" office:value="1601.19117647058" calcext:value-type="float">
            <text:p>1601,19</text:p>
          </table:table-cell>
        </table:table-row>
        <table:table-row table:style-name="ro1"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EditorFragment_19_InvalidViewFocusOperatorMutator</text:p>
          </table:table-cell>
          <table:table-cell table:style-name="ce13" table:formula="of:=[.D704]+[.B705]" office:value-type="float" office:value="109037" calcext:value-type="float">
            <text:p>109037</text:p>
          </table:table-cell>
          <table:table-cell table:style-name="ce15" table:formula="of:=[.B705]/[.$B$1]" office:value-type="float" office:value="2.29411764705882" calcext:value-type="float">
            <text:p>2,29</text:p>
          </table:table-cell>
          <table:table-cell table:style-name="ce15" table:formula="of:=[.F704]+[.E705]" office:value-type="float" office:value="1603.48529411764" calcext:value-type="float">
            <text:p>1603,49</text:p>
          </table:table-cell>
        </table:table-row>
        <table:table-row table:style-name="ro1"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20_ViewComponentNotVisibleOperatorMutator</text:p>
          </table:table-cell>
          <table:table-cell table:style-name="ce13" table:formula="of:=[.D705]+[.B706]" office:value-type="float" office:value="109190" calcext:value-type="float">
            <text:p>109190</text:p>
          </table:table-cell>
          <table:table-cell table:style-name="ce15" table:formula="of:=[.B706]/[.$B$1]" office:value-type="float" office:value="2.25" calcext:value-type="float">
            <text:p>2,25</text:p>
          </table:table-cell>
          <table:table-cell table:style-name="ce15" table:formula="of:=[.F705]+[.E706]" office:value-type="float" office:value="1605.73529411764" calcext:value-type="float">
            <text:p>1605,74</text:p>
          </table:table-cell>
        </table:table-row>
        <table:table-row table:style-name="ro1"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21_BuggyGUIListenerOperatorMutator</text:p>
          </table:table-cell>
          <table:table-cell table:style-name="ce13" table:formula="of:=[.D706]+[.B707]" office:value-type="float" office:value="109344" calcext:value-type="float">
            <text:p>109344</text:p>
          </table:table-cell>
          <table:table-cell table:style-name="ce15" table:formula="of:=[.B707]/[.$B$1]" office:value-type="float" office:value="2.26470588235294" calcext:value-type="float">
            <text:p>2,26</text:p>
          </table:table-cell>
          <table:table-cell table:style-name="ce15" table:formula="of:=[.F706]+[.E707]" office:value-type="float" office:value="1608" calcext:value-type="float">
            <text:p>1608,00</text:p>
          </table:table-cell>
        </table:table-row>
        <table:table-row table:style-name="ro1">
          <table:table-cell table:style-name="ce13" office:value-type="float" office:value="706" calcext:value-type="float">
            <text:p>70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EditorFragment_22_NullIntentOperatorMutator</text:p>
          </table:table-cell>
          <table:table-cell table:style-name="ce13" table:formula="of:=[.D707]+[.B708]" office:value-type="float" office:value="109496" calcext:value-type="float">
            <text:p>109496</text:p>
          </table:table-cell>
          <table:table-cell table:style-name="ce15" table:formula="of:=[.B708]/[.$B$1]" office:value-type="float" office:value="2.23529411764706" calcext:value-type="float">
            <text:p>2,24</text:p>
          </table:table-cell>
          <table:table-cell table:style-name="ce15" table:formula="of:=[.F707]+[.E708]" office:value-type="float" office:value="1610.23529411764" calcext:value-type="float">
            <text:p>1610,24</text:p>
          </table:table-cell>
        </table:table-row>
        <table:table-row table:style-name="ro1">
          <table:table-cell table:style-name="ce13" office:value-type="float" office:value="707" calcext:value-type="float">
            <text:p>70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23_InvalidKeyIntentOperatorMutator</text:p>
          </table:table-cell>
          <table:table-cell table:style-name="ce13" table:formula="of:=[.D708]+[.B709]" office:value-type="float" office:value="109649" calcext:value-type="float">
            <text:p>109649</text:p>
          </table:table-cell>
          <table:table-cell table:style-name="ce15" table:formula="of:=[.B709]/[.$B$1]" office:value-type="float" office:value="2.25" calcext:value-type="float">
            <text:p>2,25</text:p>
          </table:table-cell>
          <table:table-cell table:style-name="ce15" table:formula="of:=[.F708]+[.E709]" office:value-type="float" office:value="1612.48529411764" calcext:value-type="float">
            <text:p>1612,49</text:p>
          </table:table-cell>
        </table:table-row>
        <table:table-row table:style-name="ro1">
          <table:table-cell table:style-name="ce13" office:value-type="float" office:value="708" calcext:value-type="float">
            <text:p>70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24_RandomActionIntentDefinitionOperatorMutator</text:p>
          </table:table-cell>
          <table:table-cell table:style-name="ce13" table:formula="of:=[.D709]+[.B710]" office:value-type="float" office:value="109802" calcext:value-type="float">
            <text:p>109802</text:p>
          </table:table-cell>
          <table:table-cell table:style-name="ce15" table:formula="of:=[.B710]/[.$B$1]" office:value-type="float" office:value="2.25" calcext:value-type="float">
            <text:p>2,25</text:p>
          </table:table-cell>
          <table:table-cell table:style-name="ce15" table:formula="of:=[.F709]+[.E710]" office:value-type="float" office:value="1614.73529411764" calcext:value-type="float">
            <text:p>1614,74</text:p>
          </table:table-cell>
        </table:table-row>
        <table:table-row table:style-name="ro1"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EditorFragment_25_NullValueIntentPutExtraOperatorMutator</text:p>
          </table:table-cell>
          <table:table-cell table:style-name="ce13" table:formula="of:=[.D710]+[.B711]" office:value-type="float" office:value="109957" calcext:value-type="float">
            <text:p>109957</text:p>
          </table:table-cell>
          <table:table-cell table:style-name="ce15" table:formula="of:=[.B711]/[.$B$1]" office:value-type="float" office:value="2.27941176470588" calcext:value-type="float">
            <text:p>2,28</text:p>
          </table:table-cell>
          <table:table-cell table:style-name="ce15" table:formula="of:=[.F710]+[.E711]" office:value-type="float" office:value="1617.01470588235" calcext:value-type="float">
            <text:p>1617,01</text:p>
          </table:table-cell>
        </table:table-row>
        <table:table-row table:style-name="ro1"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26_IntentPayloadReplacementOperatorMutator</text:p>
          </table:table-cell>
          <table:table-cell table:style-name="ce13" table:formula="of:=[.D711]+[.B712]" office:value-type="float" office:value="110110" calcext:value-type="float">
            <text:p>110110</text:p>
          </table:table-cell>
          <table:table-cell table:style-name="ce15" table:formula="of:=[.B712]/[.$B$1]" office:value-type="float" office:value="2.25" calcext:value-type="float">
            <text:p>2,25</text:p>
          </table:table-cell>
          <table:table-cell table:style-name="ce15" table:formula="of:=[.F711]+[.E712]" office:value-type="float" office:value="1619.26470588235" calcext:value-type="float">
            <text:p>1619,26</text:p>
          </table:table-cell>
        </table:table-row>
        <table:table-row table:style-name="ro1">
          <table:table-cell table:style-name="ce13" office:value-type="float" office:value="711" calcext:value-type="float">
            <text:p>71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27_RandomActionIntentDefinitionOperatorMutator</text:p>
          </table:table-cell>
          <table:table-cell table:style-name="ce13" table:formula="of:=[.D712]+[.B713]" office:value-type="float" office:value="110264" calcext:value-type="float">
            <text:p>110264</text:p>
          </table:table-cell>
          <table:table-cell table:style-name="ce15" table:formula="of:=[.B713]/[.$B$1]" office:value-type="float" office:value="2.26470588235294" calcext:value-type="float">
            <text:p>2,26</text:p>
          </table:table-cell>
          <table:table-cell table:style-name="ce15" table:formula="of:=[.F712]+[.E713]" office:value-type="float" office:value="1621.5294117647" calcext:value-type="float">
            <text:p>1621,53</text:p>
          </table:table-cell>
        </table:table-row>
        <table:table-row table:style-name="ro1"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28_BinaryMutator</text:p>
          </table:table-cell>
          <table:table-cell table:style-name="ce13" table:formula="of:=[.D713]+[.B714]" office:value-type="float" office:value="110417" calcext:value-type="float">
            <text:p>110417</text:p>
          </table:table-cell>
          <table:table-cell table:style-name="ce15" table:formula="of:=[.B714]/[.$B$1]" office:value-type="float" office:value="2.25" calcext:value-type="float">
            <text:p>2,25</text:p>
          </table:table-cell>
          <table:table-cell table:style-name="ce15" table:formula="of:=[.F713]+[.E714]" office:value-type="float" office:value="1623.7794117647" calcext:value-type="float">
            <text:p>1623,78</text:p>
          </table:table-cell>
        </table:table-row>
        <table:table-row table:style-name="ro1">
          <table:table-cell table:style-name="ce13" office:value-type="float" office:value="713" calcext:value-type="float">
            <text:p>7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29_BinaryMutator</text:p>
          </table:table-cell>
          <table:table-cell table:style-name="ce13" table:formula="of:=[.D714]+[.B715]" office:value-type="float" office:value="110571" calcext:value-type="float">
            <text:p>110571</text:p>
          </table:table-cell>
          <table:table-cell table:style-name="ce15" table:formula="of:=[.B715]/[.$B$1]" office:value-type="float" office:value="2.26470588235294" calcext:value-type="float">
            <text:p>2,26</text:p>
          </table:table-cell>
          <table:table-cell table:style-name="ce15" table:formula="of:=[.F714]+[.E715]" office:value-type="float" office:value="1626.04411764705" calcext:value-type="float">
            <text:p>1626,04</text:p>
          </table:table-cell>
        </table:table-row>
        <table:table-row table:style-name="ro1">
          <table:table-cell table:style-name="ce13" office:value-type="float" office:value="714" calcext:value-type="float">
            <text:p>7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30_BuggyGUIListenerOperatorMutator</text:p>
          </table:table-cell>
          <table:table-cell table:style-name="ce13" table:formula="of:=[.D715]+[.B716]" office:value-type="float" office:value="110725" calcext:value-type="float">
            <text:p>110725</text:p>
          </table:table-cell>
          <table:table-cell table:style-name="ce15" table:formula="of:=[.B716]/[.$B$1]" office:value-type="float" office:value="2.26470588235294" calcext:value-type="float">
            <text:p>2,26</text:p>
          </table:table-cell>
          <table:table-cell table:style-name="ce15" table:formula="of:=[.F715]+[.E716]" office:value-type="float" office:value="1628.30882352941" calcext:value-type="float">
            <text:p>1628,31</text:p>
          </table:table-cell>
        </table:table-row>
        <table:table-row table:style-name="ro1">
          <table:table-cell table:style-name="ce13" office:value-type="float" office:value="715" calcext:value-type="float">
            <text:p>7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31_BuggyGUIListenerOperatorMutator</text:p>
          </table:table-cell>
          <table:table-cell table:style-name="ce13" table:formula="of:=[.D716]+[.B717]" office:value-type="float" office:value="110879" calcext:value-type="float">
            <text:p>110879</text:p>
          </table:table-cell>
          <table:table-cell table:style-name="ce15" table:formula="of:=[.B717]/[.$B$1]" office:value-type="float" office:value="2.26470588235294" calcext:value-type="float">
            <text:p>2,26</text:p>
          </table:table-cell>
          <table:table-cell table:style-name="ce15" table:formula="of:=[.F716]+[.E717]" office:value-type="float" office:value="1630.57352941176" calcext:value-type="float">
            <text:p>1630,57</text:p>
          </table:table-cell>
        </table:table-row>
        <table:table-row table:style-name="ro1"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32_BuggyGUIListenerOperatorMutator</text:p>
          </table:table-cell>
          <table:table-cell table:style-name="ce13" table:formula="of:=[.D717]+[.B718]" office:value-type="float" office:value="111033" calcext:value-type="float">
            <text:p>111033</text:p>
          </table:table-cell>
          <table:table-cell table:style-name="ce15" table:formula="of:=[.B718]/[.$B$1]" office:value-type="float" office:value="2.26470588235294" calcext:value-type="float">
            <text:p>2,26</text:p>
          </table:table-cell>
          <table:table-cell table:style-name="ce15" table:formula="of:=[.F717]+[.E718]" office:value-type="float" office:value="1632.83823529411" calcext:value-type="float">
            <text:p>1632,84</text:p>
          </table:table-cell>
        </table:table-row>
        <table:table-row table:style-name="ro1">
          <table:table-cell table:style-name="ce13" office:value-type="float" office:value="717" calcext:value-type="float">
            <text:p>71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EditorFragment_33_BuggyGUIListenerOperatorMutator</text:p>
          </table:table-cell>
          <table:table-cell table:style-name="ce13" table:formula="of:=[.D718]+[.B719]" office:value-type="float" office:value="111187" calcext:value-type="float">
            <text:p>111187</text:p>
          </table:table-cell>
          <table:table-cell table:style-name="ce15" table:formula="of:=[.B719]/[.$B$1]" office:value-type="float" office:value="2.26470588235294" calcext:value-type="float">
            <text:p>2,26</text:p>
          </table:table-cell>
          <table:table-cell table:style-name="ce15" table:formula="of:=[.F718]+[.E719]" office:value-type="float" office:value="1635.10294117647" calcext:value-type="float">
            <text:p>1635,10</text:p>
          </table:table-cell>
        </table:table-row>
        <table:table-row table:style-name="ro1">
          <table:table-cell table:style-name="ce13" office:value-type="float" office:value="718" calcext:value-type="float">
            <text:p>71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EditorFragment_34_BuggyGUIListenerOperatorMutator</text:p>
          </table:table-cell>
          <table:table-cell table:style-name="ce13" table:formula="of:=[.D719]+[.B720]" office:value-type="float" office:value="111340" calcext:value-type="float">
            <text:p>111340</text:p>
          </table:table-cell>
          <table:table-cell table:style-name="ce15" table:formula="of:=[.B720]/[.$B$1]" office:value-type="float" office:value="2.25" calcext:value-type="float">
            <text:p>2,25</text:p>
          </table:table-cell>
          <table:table-cell table:style-name="ce15" table:formula="of:=[.F719]+[.E720]" office:value-type="float" office:value="1637.35294117647" calcext:value-type="float">
            <text:p>1637,35</text:p>
          </table:table-cell>
        </table:table-row>
        <table:table-row table:style-name="ro1"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FullScreenDialogFragment_0_LengthyGUICreationOperatorMutator</text:p>
          </table:table-cell>
          <table:table-cell table:style-name="ce13" table:formula="of:=[.D720]+[.B721]" office:value-type="float" office:value="111492" calcext:value-type="float">
            <text:p>111492</text:p>
          </table:table-cell>
          <table:table-cell table:style-name="ce15" table:formula="of:=[.B721]/[.$B$1]" office:value-type="float" office:value="2.23529411764706" calcext:value-type="float">
            <text:p>2,24</text:p>
          </table:table-cell>
          <table:table-cell table:style-name="ce15" table:formula="of:=[.F720]+[.E721]" office:value-type="float" office:value="1639.58823529411" calcext:value-type="float">
            <text:p>1639,59</text:p>
          </table:table-cell>
        </table:table-row>
        <table:table-row table:style-name="ro1">
          <table:table-cell table:style-name="ce13" office:value-type="float" office:value="720" calcext:value-type="float">
            <text:p>72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FullScreenDialogFragment_1_InvalidViewFocusOperatorMutator</text:p>
          </table:table-cell>
          <table:table-cell table:style-name="ce13" table:formula="of:=[.D721]+[.B722]" office:value-type="float" office:value="111645" calcext:value-type="float">
            <text:p>111645</text:p>
          </table:table-cell>
          <table:table-cell table:style-name="ce15" table:formula="of:=[.B722]/[.$B$1]" office:value-type="float" office:value="2.25" calcext:value-type="float">
            <text:p>2,25</text:p>
          </table:table-cell>
          <table:table-cell table:style-name="ce15" table:formula="of:=[.F721]+[.E722]" office:value-type="float" office:value="1641.83823529411" calcext:value-type="float">
            <text:p>1641,84</text:p>
          </table:table-cell>
        </table:table-row>
        <table:table-row table:style-name="ro1">
          <table:table-cell table:style-name="ce13" office:value-type="float" office:value="721" calcext:value-type="float">
            <text:p>72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FullScreenDialogFragment_2_ViewComponentNotVisibleOperatorMutator</text:p>
          </table:table-cell>
          <table:table-cell table:style-name="ce13" table:formula="of:=[.D722]+[.B723]" office:value-type="float" office:value="111797" calcext:value-type="float">
            <text:p>111797</text:p>
          </table:table-cell>
          <table:table-cell table:style-name="ce15" table:formula="of:=[.B723]/[.$B$1]" office:value-type="float" office:value="2.23529411764706" calcext:value-type="float">
            <text:p>2,24</text:p>
          </table:table-cell>
          <table:table-cell table:style-name="ce15" table:formula="of:=[.F722]+[.E723]" office:value-type="float" office:value="1644.07352941176" calcext:value-type="float">
            <text:p>1644,07</text:p>
          </table:table-cell>
        </table:table-row>
        <table:table-row table:style-name="ro1">
          <table:table-cell table:style-name="ce13" office:value-type="float" office:value="722" calcext:value-type="float">
            <text:p>72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FullScreenDialogFragment_3_BuggyGUIListenerOperatorMutator</text:p>
          </table:table-cell>
          <table:table-cell table:style-name="ce13" table:formula="of:=[.D723]+[.B724]" office:value-type="float" office:value="111950" calcext:value-type="float">
            <text:p>111950</text:p>
          </table:table-cell>
          <table:table-cell table:style-name="ce15" table:formula="of:=[.B724]/[.$B$1]" office:value-type="float" office:value="2.25" calcext:value-type="float">
            <text:p>2,25</text:p>
          </table:table-cell>
          <table:table-cell table:style-name="ce15" table:formula="of:=[.F723]+[.E724]" office:value-type="float" office:value="1646.32352941176" calcext:value-type="float">
            <text:p>1646,32</text:p>
          </table:table-cell>
        </table:table-row>
        <table:table-row table:style-name="ro1"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FullScreenDialogFragment_4_LengthyGUIListenerOperatorMutator</text:p>
          </table:table-cell>
          <table:table-cell table:style-name="ce13" table:formula="of:=[.D724]+[.B725]" office:value-type="float" office:value="112103" calcext:value-type="float">
            <text:p>112103</text:p>
          </table:table-cell>
          <table:table-cell table:style-name="ce15" table:formula="of:=[.B725]/[.$B$1]" office:value-type="float" office:value="2.25" calcext:value-type="float">
            <text:p>2,25</text:p>
          </table:table-cell>
          <table:table-cell table:style-name="ce15" table:formula="of:=[.F724]+[.E725]" office:value-type="float" office:value="1648.57352941176" calcext:value-type="float">
            <text:p>1648,57</text:p>
          </table:table-cell>
        </table:table-row>
        <table:table-row table:style-name="ro1"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_0_NullIntentOperatorMutator</text:p>
          </table:table-cell>
          <table:table-cell table:style-name="ce13" table:formula="of:=[.D725]+[.B726]" office:value-type="float" office:value="112256" calcext:value-type="float">
            <text:p>112256</text:p>
          </table:table-cell>
          <table:table-cell table:style-name="ce15" table:formula="of:=[.B726]/[.$B$1]" office:value-type="float" office:value="2.25" calcext:value-type="float">
            <text:p>2,25</text:p>
          </table:table-cell>
          <table:table-cell table:style-name="ce15" table:formula="of:=[.F725]+[.E726]" office:value-type="float" office:value="1650.82352941176" calcext:value-type="float">
            <text:p>1650,82</text:p>
          </table:table-cell>
        </table:table-row>
        <table:table-row table:style-name="ro1">
          <table:table-cell table:style-name="ce13" office:value-type="float" office:value="725" calcext:value-type="float">
            <text:p>72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_1_InvalidKeyIntentOperatorMutator</text:p>
          </table:table-cell>
          <table:table-cell table:style-name="ce13" table:formula="of:=[.D726]+[.B727]" office:value-type="float" office:value="112407" calcext:value-type="float">
            <text:p>112407</text:p>
          </table:table-cell>
          <table:table-cell table:style-name="ce15" table:formula="of:=[.B727]/[.$B$1]" office:value-type="float" office:value="2.22058823529412" calcext:value-type="float">
            <text:p>2,22</text:p>
          </table:table-cell>
          <table:table-cell table:style-name="ce15" table:formula="of:=[.F726]+[.E727]" office:value-type="float" office:value="1653.04411764705" calcext:value-type="float">
            <text:p>1653,04</text:p>
          </table:table-cell>
        </table:table-row>
        <table:table-row table:style-name="ro1">
          <table:table-cell table:style-name="ce13" office:value-type="float" office:value="726" calcext:value-type="float">
            <text:p>72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_2_RandomActionIntentDefinitionOperatorMutator</text:p>
          </table:table-cell>
          <table:table-cell table:style-name="ce13" table:formula="of:=[.D727]+[.B728]" office:value-type="float" office:value="112561" calcext:value-type="float">
            <text:p>112561</text:p>
          </table:table-cell>
          <table:table-cell table:style-name="ce15" table:formula="of:=[.B728]/[.$B$1]" office:value-type="float" office:value="2.26470588235294" calcext:value-type="float">
            <text:p>2,26</text:p>
          </table:table-cell>
          <table:table-cell table:style-name="ce15" table:formula="of:=[.F727]+[.E728]" office:value-type="float" office:value="1655.30882352941" calcext:value-type="float">
            <text:p>1655,31</text:p>
          </table:table-cell>
        </table:table-row>
        <table:table-row table:style-name="ro1">
          <table:table-cell table:style-name="ce13" office:value-type="float" office:value="727" calcext:value-type="float">
            <text:p>72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_3_NullValueIntentPutExtraOperatorMutator</text:p>
          </table:table-cell>
          <table:table-cell table:style-name="ce13" table:formula="of:=[.D728]+[.B729]" office:value-type="float" office:value="112715" calcext:value-type="float">
            <text:p>112715</text:p>
          </table:table-cell>
          <table:table-cell table:style-name="ce15" table:formula="of:=[.B729]/[.$B$1]" office:value-type="float" office:value="2.26470588235294" calcext:value-type="float">
            <text:p>2,26</text:p>
          </table:table-cell>
          <table:table-cell table:style-name="ce15" table:formula="of:=[.F728]+[.E729]" office:value-type="float" office:value="1657.57352941176" calcext:value-type="float">
            <text:p>1657,57</text:p>
          </table:table-cell>
        </table:table-row>
        <table:table-row table:style-name="ro1"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_4_IntentPayloadReplacementOperatorMutator</text:p>
          </table:table-cell>
          <table:table-cell table:style-name="ce13" table:formula="of:=[.D729]+[.B730]" office:value-type="float" office:value="112868" calcext:value-type="float">
            <text:p>112868</text:p>
          </table:table-cell>
          <table:table-cell table:style-name="ce15" table:formula="of:=[.B730]/[.$B$1]" office:value-type="float" office:value="2.25" calcext:value-type="float">
            <text:p>2,25</text:p>
          </table:table-cell>
          <table:table-cell table:style-name="ce15" table:formula="of:=[.F729]+[.E730]" office:value-type="float" office:value="1659.82352941176" calcext:value-type="float">
            <text:p>1659,82</text:p>
          </table:table-cell>
        </table:table-row>
        <table:table-row table:style-name="ro1"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5_RandomActionIntentDefinitionOperatorMutator</text:p>
          </table:table-cell>
          <table:table-cell table:style-name="ce13" table:formula="of:=[.D730]+[.B731]" office:value-type="float" office:value="113023" calcext:value-type="float">
            <text:p>113023</text:p>
          </table:table-cell>
          <table:table-cell table:style-name="ce15" table:formula="of:=[.B731]/[.$B$1]" office:value-type="float" office:value="2.27941176470588" calcext:value-type="float">
            <text:p>2,28</text:p>
          </table:table-cell>
          <table:table-cell table:style-name="ce15" table:formula="of:=[.F730]+[.E731]" office:value-type="float" office:value="1662.10294117647" calcext:value-type="float">
            <text:p>1662,10</text:p>
          </table:table-cell>
        </table:table-row>
        <table:table-row table:style-name="ro1"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6_RandomActionIntentDefinitionOperatorMutator</text:p>
          </table:table-cell>
          <table:table-cell table:style-name="ce13" table:formula="of:=[.D731]+[.B732]" office:value-type="float" office:value="113178" calcext:value-type="float">
            <text:p>113178</text:p>
          </table:table-cell>
          <table:table-cell table:style-name="ce15" table:formula="of:=[.B732]/[.$B$1]" office:value-type="float" office:value="2.27941176470588" calcext:value-type="float">
            <text:p>2,28</text:p>
          </table:table-cell>
          <table:table-cell table:style-name="ce15" table:formula="of:=[.F731]+[.E732]" office:value-type="float" office:value="1664.38235294117" calcext:value-type="float">
            <text:p>1664,38</text:p>
          </table:table-cell>
        </table:table-row>
        <table:table-row table:style-name="ro1"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7_NullIntentOperatorMutator</text:p>
          </table:table-cell>
          <table:table-cell table:style-name="ce13" table:formula="of:=[.D732]+[.B733]" office:value-type="float" office:value="113333" calcext:value-type="float">
            <text:p>113333</text:p>
          </table:table-cell>
          <table:table-cell table:style-name="ce15" table:formula="of:=[.B733]/[.$B$1]" office:value-type="float" office:value="2.27941176470588" calcext:value-type="float">
            <text:p>2,28</text:p>
          </table:table-cell>
          <table:table-cell table:style-name="ce15" table:formula="of:=[.F732]+[.E733]" office:value-type="float" office:value="1666.66176470588" calcext:value-type="float">
            <text:p>1666,66</text:p>
          </table:table-cell>
        </table:table-row>
        <table:table-row table:style-name="ro1">
          <table:table-cell table:style-name="ce13" office:value-type="float" office:value="732" calcext:value-type="float">
            <text:p>73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_8_InvalidKeyIntentOperatorMutator</text:p>
          </table:table-cell>
          <table:table-cell table:style-name="ce13" table:formula="of:=[.D733]+[.B734]" office:value-type="float" office:value="113485" calcext:value-type="float">
            <text:p>113485</text:p>
          </table:table-cell>
          <table:table-cell table:style-name="ce15" table:formula="of:=[.B734]/[.$B$1]" office:value-type="float" office:value="2.23529411764706" calcext:value-type="float">
            <text:p>2,24</text:p>
          </table:table-cell>
          <table:table-cell table:style-name="ce15" table:formula="of:=[.F733]+[.E734]" office:value-type="float" office:value="1668.89705882353" calcext:value-type="float">
            <text:p>1668,90</text:p>
          </table:table-cell>
        </table:table-row>
        <table:table-row table:style-name="ro1">
          <table:table-cell table:style-name="ce13" office:value-type="float" office:value="733" calcext:value-type="float">
            <text:p>7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_9_RandomActionIntentDefinitionOperatorMutator</text:p>
          </table:table-cell>
          <table:table-cell table:style-name="ce13" table:formula="of:=[.D734]+[.B735]" office:value-type="float" office:value="113639" calcext:value-type="float">
            <text:p>113639</text:p>
          </table:table-cell>
          <table:table-cell table:style-name="ce15" table:formula="of:=[.B735]/[.$B$1]" office:value-type="float" office:value="2.26470588235294" calcext:value-type="float">
            <text:p>2,26</text:p>
          </table:table-cell>
          <table:table-cell table:style-name="ce15" table:formula="of:=[.F734]+[.E735]" office:value-type="float" office:value="1671.16176470588" calcext:value-type="float">
            <text:p>1671,16</text:p>
          </table:table-cell>
        </table:table-row>
        <table:table-row table:style-name="ro1">
          <table:table-cell table:style-name="ce13" office:value-type="float" office:value="734" calcext:value-type="float">
            <text:p>734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_10_RandomActionIntentDefinitionOperatorMutator</text:p>
          </table:table-cell>
          <table:table-cell table:style-name="ce13" table:formula="of:=[.D735]+[.B736]" office:value-type="float" office:value="113790" calcext:value-type="float">
            <text:p>113790</text:p>
          </table:table-cell>
          <table:table-cell table:style-name="ce15" table:formula="of:=[.B736]/[.$B$1]" office:value-type="float" office:value="2.22058823529412" calcext:value-type="float">
            <text:p>2,22</text:p>
          </table:table-cell>
          <table:table-cell table:style-name="ce15" table:formula="of:=[.F735]+[.E736]" office:value-type="float" office:value="1673.38235294117" calcext:value-type="float">
            <text:p>1673,38</text:p>
          </table:table-cell>
        </table:table-row>
        <table:table-row table:style-name="ro1">
          <table:table-cell table:style-name="ce13" office:value-type="float" office:value="735" calcext:value-type="float">
            <text:p>7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_11_NullValueIntentPutExtraOperatorMutator</text:p>
          </table:table-cell>
          <table:table-cell table:style-name="ce13" table:formula="of:=[.D736]+[.B737]" office:value-type="float" office:value="113943" calcext:value-type="float">
            <text:p>113943</text:p>
          </table:table-cell>
          <table:table-cell table:style-name="ce15" table:formula="of:=[.B737]/[.$B$1]" office:value-type="float" office:value="2.25" calcext:value-type="float">
            <text:p>2,25</text:p>
          </table:table-cell>
          <table:table-cell table:style-name="ce15" table:formula="of:=[.F736]+[.E737]" office:value-type="float" office:value="1675.63235294117" calcext:value-type="float">
            <text:p>1675,63</text:p>
          </table:table-cell>
        </table:table-row>
        <table:table-row table:style-name="ro1">
          <table:table-cell table:style-name="ce13" office:value-type="float" office:value="736" calcext:value-type="float">
            <text:p>73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12_IntentPayloadReplacementOperatorMutator</text:p>
          </table:table-cell>
          <table:table-cell table:style-name="ce13" table:formula="of:=[.D737]+[.B738]" office:value-type="float" office:value="114098" calcext:value-type="float">
            <text:p>114098</text:p>
          </table:table-cell>
          <table:table-cell table:style-name="ce15" table:formula="of:=[.B738]/[.$B$1]" office:value-type="float" office:value="2.27941176470588" calcext:value-type="float">
            <text:p>2,28</text:p>
          </table:table-cell>
          <table:table-cell table:style-name="ce15" table:formula="of:=[.F737]+[.E738]" office:value-type="float" office:value="1677.91176470588" calcext:value-type="float">
            <text:p>1677,91</text:p>
          </table:table-cell>
        </table:table-row>
        <table:table-row table:style-name="ro1">
          <table:table-cell table:style-name="ce13" office:value-type="float" office:value="737" calcext:value-type="float">
            <text:p>73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13_RandomActionIntentDefinitionOperatorMutator</text:p>
          </table:table-cell>
          <table:table-cell table:style-name="ce13" table:formula="of:=[.D738]+[.B739]" office:value-type="float" office:value="114253" calcext:value-type="float">
            <text:p>114253</text:p>
          </table:table-cell>
          <table:table-cell table:style-name="ce15" table:formula="of:=[.B739]/[.$B$1]" office:value-type="float" office:value="2.27941176470588" calcext:value-type="float">
            <text:p>2,28</text:p>
          </table:table-cell>
          <table:table-cell table:style-name="ce15" table:formula="of:=[.F738]+[.E739]" office:value-type="float" office:value="1680.19117647058" calcext:value-type="float">
            <text:p>1680,19</text:p>
          </table:table-cell>
        </table:table-row>
        <table:table-row table:style-name="ro1">
          <table:table-cell table:style-name="ce13" office:value-type="float" office:value="738" calcext:value-type="float">
            <text:p>73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_14_RandomActionIntentDefinitionOperatorMutator</text:p>
          </table:table-cell>
          <table:table-cell table:style-name="ce13" table:formula="of:=[.D739]+[.B740]" office:value-type="float" office:value="114406" calcext:value-type="float">
            <text:p>114406</text:p>
          </table:table-cell>
          <table:table-cell table:style-name="ce15" table:formula="of:=[.B740]/[.$B$1]" office:value-type="float" office:value="2.25" calcext:value-type="float">
            <text:p>2,25</text:p>
          </table:table-cell>
          <table:table-cell table:style-name="ce15" table:formula="of:=[.F739]+[.E740]" office:value-type="float" office:value="1682.44117647058" calcext:value-type="float">
            <text:p>1682,44</text:p>
          </table:table-cell>
        </table:table-row>
        <table:table-row table:style-name="ro1">
          <table:table-cell table:style-name="ce13" office:value-type="float" office:value="739" calcext:value-type="float">
            <text:p>73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_15_BinaryMutator</text:p>
          </table:table-cell>
          <table:table-cell table:style-name="ce13" table:formula="of:=[.D740]+[.B741]" office:value-type="float" office:value="114558" calcext:value-type="float">
            <text:p>114558</text:p>
          </table:table-cell>
          <table:table-cell table:style-name="ce15" table:formula="of:=[.B741]/[.$B$1]" office:value-type="float" office:value="2.23529411764706" calcext:value-type="float">
            <text:p>2,24</text:p>
          </table:table-cell>
          <table:table-cell table:style-name="ce15" table:formula="of:=[.F740]+[.E741]" office:value-type="float" office:value="1684.67647058823" calcext:value-type="float">
            <text:p>1684,68</text:p>
          </table:table-cell>
        </table:table-row>
        <table:table-row table:style-name="ro1"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_16_NullIntentOperatorMutator</text:p>
          </table:table-cell>
          <table:table-cell table:style-name="ce13" table:formula="of:=[.D741]+[.B742]" office:value-type="float" office:value="114712" calcext:value-type="float">
            <text:p>114712</text:p>
          </table:table-cell>
          <table:table-cell table:style-name="ce15" table:formula="of:=[.B742]/[.$B$1]" office:value-type="float" office:value="2.26470588235294" calcext:value-type="float">
            <text:p>2,26</text:p>
          </table:table-cell>
          <table:table-cell table:style-name="ce15" table:formula="of:=[.F741]+[.E742]" office:value-type="float" office:value="1686.94117647058" calcext:value-type="float">
            <text:p>1686,94</text:p>
          </table:table-cell>
        </table:table-row>
        <table:table-row table:style-name="ro1">
          <table:table-cell table:style-name="ce13" office:value-type="float" office:value="741" calcext:value-type="float">
            <text:p>74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_17_InvalidKeyIntentOperatorMutator</text:p>
          </table:table-cell>
          <table:table-cell table:style-name="ce13" table:formula="of:=[.D742]+[.B743]" office:value-type="float" office:value="114866" calcext:value-type="float">
            <text:p>114866</text:p>
          </table:table-cell>
          <table:table-cell table:style-name="ce15" table:formula="of:=[.B743]/[.$B$1]" office:value-type="float" office:value="2.26470588235294" calcext:value-type="float">
            <text:p>2,26</text:p>
          </table:table-cell>
          <table:table-cell table:style-name="ce15" table:formula="of:=[.F742]+[.E743]" office:value-type="float" office:value="1689.20588235294" calcext:value-type="float">
            <text:p>1689,21</text:p>
          </table:table-cell>
        </table:table-row>
        <table:table-row table:style-name="ro1">
          <table:table-cell table:style-name="ce13" office:value-type="float" office:value="742" calcext:value-type="float">
            <text:p>74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WidgetDark_18_RandomActionIntentDefinitionOperatorMutator</text:p>
          </table:table-cell>
          <table:table-cell table:style-name="ce13" table:formula="of:=[.D743]+[.B744]" office:value-type="float" office:value="115020" calcext:value-type="float">
            <text:p>115020</text:p>
          </table:table-cell>
          <table:table-cell table:style-name="ce15" table:formula="of:=[.B744]/[.$B$1]" office:value-type="float" office:value="2.26470588235294" calcext:value-type="float">
            <text:p>2,26</text:p>
          </table:table-cell>
          <table:table-cell table:style-name="ce15" table:formula="of:=[.F743]+[.E744]" office:value-type="float" office:value="1691.47058823529" calcext:value-type="float">
            <text:p>1691,47</text:p>
          </table:table-cell>
        </table:table-row>
        <table:table-row table:style-name="ro1">
          <table:table-cell table:style-name="ce13" office:value-type="float" office:value="743" calcext:value-type="float">
            <text:p>74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19_RandomActionIntentDefinitionOperatorMutator</text:p>
          </table:table-cell>
          <table:table-cell table:style-name="ce13" table:formula="of:=[.D744]+[.B745]" office:value-type="float" office:value="115175" calcext:value-type="float">
            <text:p>115175</text:p>
          </table:table-cell>
          <table:table-cell table:style-name="ce15" table:formula="of:=[.B745]/[.$B$1]" office:value-type="float" office:value="2.27941176470588" calcext:value-type="float">
            <text:p>2,28</text:p>
          </table:table-cell>
          <table:table-cell table:style-name="ce15" table:formula="of:=[.F744]+[.E745]" office:value-type="float" office:value="1693.75" calcext:value-type="float">
            <text:p>1693,75</text:p>
          </table:table-cell>
        </table:table-row>
        <table:table-row table:style-name="ro1">
          <table:table-cell table:style-name="ce13" office:value-type="float" office:value="744" calcext:value-type="float">
            <text:p>74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20_NullValueIntentPutExtraOperatorMutator</text:p>
          </table:table-cell>
          <table:table-cell table:style-name="ce13" table:formula="of:=[.D745]+[.B746]" office:value-type="float" office:value="115330" calcext:value-type="float">
            <text:p>115330</text:p>
          </table:table-cell>
          <table:table-cell table:style-name="ce15" table:formula="of:=[.B746]/[.$B$1]" office:value-type="float" office:value="2.27941176470588" calcext:value-type="float">
            <text:p>2,28</text:p>
          </table:table-cell>
          <table:table-cell table:style-name="ce15" table:formula="of:=[.F745]+[.E746]" office:value-type="float" office:value="1696.0294117647" calcext:value-type="float">
            <text:p>1696,03</text:p>
          </table:table-cell>
        </table:table-row>
        <table:table-row table:style-name="ro1">
          <table:table-cell table:style-name="ce13" office:value-type="float" office:value="745" calcext:value-type="float">
            <text:p>74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WidgetDark_21_IntentPayloadReplacementOperatorMutator</text:p>
          </table:table-cell>
          <table:table-cell table:style-name="ce13" table:formula="of:=[.D746]+[.B747]" office:value-type="float" office:value="115481" calcext:value-type="float">
            <text:p>115481</text:p>
          </table:table-cell>
          <table:table-cell table:style-name="ce15" table:formula="of:=[.B747]/[.$B$1]" office:value-type="float" office:value="2.22058823529412" calcext:value-type="float">
            <text:p>2,22</text:p>
          </table:table-cell>
          <table:table-cell table:style-name="ce15" table:formula="of:=[.F746]+[.E747]" office:value-type="float" office:value="1698.25" calcext:value-type="float">
            <text:p>1698,25</text:p>
          </table:table-cell>
        </table:table-row>
        <table:table-row table:style-name="ro1"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_22_RandomActionIntentDefinitionOperatorMutator</text:p>
          </table:table-cell>
          <table:table-cell table:style-name="ce13" table:formula="of:=[.D747]+[.B748]" office:value-type="float" office:value="115634" calcext:value-type="float">
            <text:p>115634</text:p>
          </table:table-cell>
          <table:table-cell table:style-name="ce15" table:formula="of:=[.B748]/[.$B$1]" office:value-type="float" office:value="2.25" calcext:value-type="float">
            <text:p>2,25</text:p>
          </table:table-cell>
          <table:table-cell table:style-name="ce15" table:formula="of:=[.F747]+[.E748]" office:value-type="float" office:value="1700.5" calcext:value-type="float">
            <text:p>1700,50</text:p>
          </table:table-cell>
        </table:table-row>
        <table:table-row table:style-name="ro1">
          <table:table-cell table:style-name="ce13" office:value-type="float" office:value="747" calcext:value-type="float">
            <text:p>74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WidgetDark_23_NullValueIntentPutExtraOperatorMutator</text:p>
          </table:table-cell>
          <table:table-cell table:style-name="ce13" table:formula="of:=[.D748]+[.B749]" office:value-type="float" office:value="115787" calcext:value-type="float">
            <text:p>115787</text:p>
          </table:table-cell>
          <table:table-cell table:style-name="ce15" table:formula="of:=[.B749]/[.$B$1]" office:value-type="float" office:value="2.25" calcext:value-type="float">
            <text:p>2,25</text:p>
          </table:table-cell>
          <table:table-cell table:style-name="ce15" table:formula="of:=[.F748]+[.E749]" office:value-type="float" office:value="1702.75" calcext:value-type="float">
            <text:p>1702,75</text:p>
          </table:table-cell>
        </table:table-row>
        <table:table-row table:style-name="ro1">
          <table:table-cell table:style-name="ce13" office:value-type="float" office:value="748" calcext:value-type="float">
            <text:p>74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WidgetDark_24_IntentPayloadReplacementOperatorMutator</text:p>
          </table:table-cell>
          <table:table-cell table:style-name="ce13" table:formula="of:=[.D749]+[.B750]" office:value-type="float" office:value="115939" calcext:value-type="float">
            <text:p>115939</text:p>
          </table:table-cell>
          <table:table-cell table:style-name="ce15" table:formula="of:=[.B750]/[.$B$1]" office:value-type="float" office:value="2.23529411764706" calcext:value-type="float">
            <text:p>2,24</text:p>
          </table:table-cell>
          <table:table-cell table:style-name="ce15" table:formula="of:=[.F749]+[.E750]" office:value-type="float" office:value="1704.98529411764" calcext:value-type="float">
            <text:p>1704,99</text:p>
          </table:table-cell>
        </table:table-row>
        <table:table-row table:style-name="ro1">
          <table:table-cell table:style-name="ce13" office:value-type="float" office:value="749" calcext:value-type="float">
            <text:p>74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WidgetDark_25_RandomActionIntentDefinitionOperatorMutator</text:p>
          </table:table-cell>
          <table:table-cell table:style-name="ce13" table:formula="of:=[.D750]+[.B751]" office:value-type="float" office:value="116094" calcext:value-type="float">
            <text:p>116094</text:p>
          </table:table-cell>
          <table:table-cell table:style-name="ce15" table:formula="of:=[.B751]/[.$B$1]" office:value-type="float" office:value="2.27941176470588" calcext:value-type="float">
            <text:p>2,28</text:p>
          </table:table-cell>
          <table:table-cell table:style-name="ce15" table:formula="of:=[.F750]+[.E751]" office:value-type="float" office:value="1707.26470588235" calcext:value-type="float">
            <text:p>1707,26</text:p>
          </table:table-cell>
        </table:table-row>
        <table:table-row table:style-name="ro1"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0_InvalidViewFocusOperatorMutator</text:p>
          </table:table-cell>
          <table:table-cell table:style-name="ce13" table:formula="of:=[.D751]+[.B752]" office:value-type="float" office:value="116248" calcext:value-type="float">
            <text:p>116248</text:p>
          </table:table-cell>
          <table:table-cell table:style-name="ce15" table:formula="of:=[.B752]/[.$B$1]" office:value-type="float" office:value="2.26470588235294" calcext:value-type="float">
            <text:p>2,26</text:p>
          </table:table-cell>
          <table:table-cell table:style-name="ce15" table:formula="of:=[.F751]+[.E752]" office:value-type="float" office:value="1709.5294117647" calcext:value-type="float">
            <text:p>1709,53</text:p>
          </table:table-cell>
        </table:table-row>
        <table:table-row table:style-name="ro1">
          <table:table-cell table:style-name="ce13" office:value-type="float" office:value="751" calcext:value-type="float">
            <text:p>751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WordPressDialogFragment_1_ViewComponentNotVisibleOperatorMutator</text:p>
          </table:table-cell>
          <table:table-cell table:style-name="ce13" table:formula="of:=[.D752]+[.B753]" office:value-type="float" office:value="116398" calcext:value-type="float">
            <text:p>116398</text:p>
          </table:table-cell>
          <table:table-cell table:style-name="ce15" table:formula="of:=[.B753]/[.$B$1]" office:value-type="float" office:value="2.20588235294118" calcext:value-type="float">
            <text:p>2,21</text:p>
          </table:table-cell>
          <table:table-cell table:style-name="ce15" table:formula="of:=[.F752]+[.E753]" office:value-type="float" office:value="1711.73529411764" calcext:value-type="float">
            <text:p>1711,74</text:p>
          </table:table-cell>
        </table:table-row>
        <table:table-row table:style-name="ro1">
          <table:table-cell table:style-name="ce13" office:value-type="float" office:value="752" calcext:value-type="float">
            <text:p>75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ordPressDialogFragment_2_InvalidViewFocusOperatorMutator</text:p>
          </table:table-cell>
          <table:table-cell table:style-name="ce13" table:formula="of:=[.D753]+[.B754]" office:value-type="float" office:value="116553" calcext:value-type="float">
            <text:p>116553</text:p>
          </table:table-cell>
          <table:table-cell table:style-name="ce15" table:formula="of:=[.B754]/[.$B$1]" office:value-type="float" office:value="2.27941176470588" calcext:value-type="float">
            <text:p>2,28</text:p>
          </table:table-cell>
          <table:table-cell table:style-name="ce15" table:formula="of:=[.F753]+[.E754]" office:value-type="float" office:value="1714.01470588235" calcext:value-type="float">
            <text:p>1714,01</text:p>
          </table:table-cell>
        </table:table-row>
        <table:table-row table:style-name="ro1">
          <table:table-cell table:style-name="ce13" office:value-type="float" office:value="753" calcext:value-type="float">
            <text:p>75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ordPressDialogFragment_3_ViewComponentNotVisibleOperatorMutator</text:p>
          </table:table-cell>
          <table:table-cell table:style-name="ce13" table:formula="of:=[.D754]+[.B755]" office:value-type="float" office:value="116708" calcext:value-type="float">
            <text:p>116708</text:p>
          </table:table-cell>
          <table:table-cell table:style-name="ce15" table:formula="of:=[.B755]/[.$B$1]" office:value-type="float" office:value="2.27941176470588" calcext:value-type="float">
            <text:p>2,28</text:p>
          </table:table-cell>
          <table:table-cell table:style-name="ce15" table:formula="of:=[.F754]+[.E755]" office:value-type="float" office:value="1716.29411764705" calcext:value-type="float">
            <text:p>1716,29</text:p>
          </table:table-cell>
        </table:table-row>
        <table:table-row table:style-name="ro1">
          <table:table-cell table:style-name="ce13" office:value-type="float" office:value="754" calcext:value-type="float">
            <text:p>75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WordPressDialogFragment_4_InvalidViewFocusOperatorMutator</text:p>
          </table:table-cell>
          <table:table-cell table:style-name="ce13" table:formula="of:=[.D755]+[.B756]" office:value-type="float" office:value="116860" calcext:value-type="float">
            <text:p>116860</text:p>
          </table:table-cell>
          <table:table-cell table:style-name="ce15" table:formula="of:=[.B756]/[.$B$1]" office:value-type="float" office:value="2.23529411764706" calcext:value-type="float">
            <text:p>2,24</text:p>
          </table:table-cell>
          <table:table-cell table:style-name="ce15" table:formula="of:=[.F755]+[.E756]" office:value-type="float" office:value="1718.5294117647" calcext:value-type="float">
            <text:p>1718,53</text:p>
          </table:table-cell>
        </table:table-row>
        <table:table-row table:style-name="ro1">
          <table:table-cell table:style-name="ce13" office:value-type="float" office:value="755" calcext:value-type="float">
            <text:p>75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ordPressDialogFragment_5_ViewComponentNotVisibleOperatorMutator</text:p>
          </table:table-cell>
          <table:table-cell table:style-name="ce13" table:formula="of:=[.D756]+[.B757]" office:value-type="float" office:value="117015" calcext:value-type="float">
            <text:p>117015</text:p>
          </table:table-cell>
          <table:table-cell table:style-name="ce15" table:formula="of:=[.B757]/[.$B$1]" office:value-type="float" office:value="2.27941176470588" calcext:value-type="float">
            <text:p>2,28</text:p>
          </table:table-cell>
          <table:table-cell table:style-name="ce15" table:formula="of:=[.F756]+[.E757]" office:value-type="float" office:value="1720.80882352941" calcext:value-type="float">
            <text:p>1720,81</text:p>
          </table:table-cell>
        </table:table-row>
        <table:table-row table:style-name="ro1">
          <table:table-cell table:style-name="ce13" office:value-type="float" office:value="756" calcext:value-type="float">
            <text:p>75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ordPressDialogFragment_6_InvalidViewFocusOperatorMutator</text:p>
          </table:table-cell>
          <table:table-cell table:style-name="ce13" table:formula="of:=[.D757]+[.B758]" office:value-type="float" office:value="117171" calcext:value-type="float">
            <text:p>117171</text:p>
          </table:table-cell>
          <table:table-cell table:style-name="ce15" table:formula="of:=[.B758]/[.$B$1]" office:value-type="float" office:value="2.29411764705882" calcext:value-type="float">
            <text:p>2,29</text:p>
          </table:table-cell>
          <table:table-cell table:style-name="ce15" table:formula="of:=[.F757]+[.E758]" office:value-type="float" office:value="1723.10294117647" calcext:value-type="float">
            <text:p>1723,10</text:p>
          </table:table-cell>
        </table:table-row>
        <table:table-row table:style-name="ro1">
          <table:table-cell table:style-name="ce13" office:value-type="float" office:value="757" calcext:value-type="float">
            <text:p>75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ordPressDialogFragment_7_ViewComponentNotVisibleOperatorMutator</text:p>
          </table:table-cell>
          <table:table-cell table:style-name="ce13" table:formula="of:=[.D758]+[.B759]" office:value-type="float" office:value="117327" calcext:value-type="float">
            <text:p>117327</text:p>
          </table:table-cell>
          <table:table-cell table:style-name="ce15" table:formula="of:=[.B759]/[.$B$1]" office:value-type="float" office:value="2.29411764705882" calcext:value-type="float">
            <text:p>2,29</text:p>
          </table:table-cell>
          <table:table-cell table:style-name="ce15" table:formula="of:=[.F758]+[.E759]" office:value-type="float" office:value="1725.39705882352" calcext:value-type="float">
            <text:p>1725,40</text:p>
          </table:table-cell>
        </table:table-row>
        <table:table-row table:style-name="ro1">
          <table:table-cell table:style-name="ce13" office:value-type="float" office:value="758" calcext:value-type="float">
            <text:p>75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8_InvalidViewFocusOperatorMutator</text:p>
          </table:table-cell>
          <table:table-cell table:style-name="ce13" table:formula="of:=[.D759]+[.B760]" office:value-type="float" office:value="117481" calcext:value-type="float">
            <text:p>117481</text:p>
          </table:table-cell>
          <table:table-cell table:style-name="ce15" table:formula="of:=[.B760]/[.$B$1]" office:value-type="float" office:value="2.26470588235294" calcext:value-type="float">
            <text:p>2,26</text:p>
          </table:table-cell>
          <table:table-cell table:style-name="ce15" table:formula="of:=[.F759]+[.E760]" office:value-type="float" office:value="1727.66176470588" calcext:value-type="float">
            <text:p>1727,66</text:p>
          </table:table-cell>
        </table:table-row>
        <table:table-row table:style-name="ro1">
          <table:table-cell table:style-name="ce13" office:value-type="float" office:value="759" calcext:value-type="float">
            <text:p>75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9_ViewComponentNotVisibleOperatorMutator</text:p>
          </table:table-cell>
          <table:table-cell table:style-name="ce13" table:formula="of:=[.D760]+[.B761]" office:value-type="float" office:value="117635" calcext:value-type="float">
            <text:p>117635</text:p>
          </table:table-cell>
          <table:table-cell table:style-name="ce15" table:formula="of:=[.B761]/[.$B$1]" office:value-type="float" office:value="2.26470588235294" calcext:value-type="float">
            <text:p>2,26</text:p>
          </table:table-cell>
          <table:table-cell table:style-name="ce15" table:formula="of:=[.F760]+[.E761]" office:value-type="float" office:value="1729.92647058823" calcext:value-type="float">
            <text:p>1729,93</text:p>
          </table:table-cell>
        </table:table-row>
        <table:table-row table:style-name="ro1"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ordPressDialogFragment_10_InvalidViewFocusOperatorMutator</text:p>
          </table:table-cell>
          <table:table-cell table:style-name="ce13" table:formula="of:=[.D761]+[.B762]" office:value-type="float" office:value="117790" calcext:value-type="float">
            <text:p>117790</text:p>
          </table:table-cell>
          <table:table-cell table:style-name="ce15" table:formula="of:=[.B762]/[.$B$1]" office:value-type="float" office:value="2.27941176470588" calcext:value-type="float">
            <text:p>2,28</text:p>
          </table:table-cell>
          <table:table-cell table:style-name="ce15" table:formula="of:=[.F761]+[.E762]" office:value-type="float" office:value="1732.20588235294" calcext:value-type="float">
            <text:p>1732,21</text:p>
          </table:table-cell>
        </table:table-row>
        <table:table-row table:style-name="ro1">
          <table:table-cell table:style-name="ce13" office:value-type="float" office:value="761" calcext:value-type="float">
            <text:p>7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11_ViewComponentNotVisibleOperatorMutator</text:p>
          </table:table-cell>
          <table:table-cell table:style-name="ce13" table:formula="of:=[.D762]+[.B763]" office:value-type="float" office:value="117944" calcext:value-type="float">
            <text:p>117944</text:p>
          </table:table-cell>
          <table:table-cell table:style-name="ce15" table:formula="of:=[.B763]/[.$B$1]" office:value-type="float" office:value="2.26470588235294" calcext:value-type="float">
            <text:p>2,26</text:p>
          </table:table-cell>
          <table:table-cell table:style-name="ce15" table:formula="of:=[.F762]+[.E763]" office:value-type="float" office:value="1734.47058823529" calcext:value-type="float">
            <text:p>1734,47</text:p>
          </table:table-cell>
        </table:table-row>
        <table:table-row table:style-name="ro1">
          <table:table-cell table:style-name="ce13" office:value-type="float" office:value="762" calcext:value-type="float">
            <text:p>76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12_InvalidViewFocusOperatorMutator</text:p>
          </table:table-cell>
          <table:table-cell table:style-name="ce13" table:formula="of:=[.D763]+[.B764]" office:value-type="float" office:value="118098" calcext:value-type="float">
            <text:p>118098</text:p>
          </table:table-cell>
          <table:table-cell table:style-name="ce15" table:formula="of:=[.B764]/[.$B$1]" office:value-type="float" office:value="2.26470588235294" calcext:value-type="float">
            <text:p>2,26</text:p>
          </table:table-cell>
          <table:table-cell table:style-name="ce15" table:formula="of:=[.F763]+[.E764]" office:value-type="float" office:value="1736.73529411764" calcext:value-type="float">
            <text:p>1736,74</text:p>
          </table:table-cell>
        </table:table-row>
        <table:table-row table:style-name="ro1">
          <table:table-cell table:style-name="ce13" office:value-type="float" office:value="763" calcext:value-type="float">
            <text:p>76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ordPressDialogFragment_13_ViewComponentNotVisibleOperatorMutator</text:p>
          </table:table-cell>
          <table:table-cell table:style-name="ce13" table:formula="of:=[.D764]+[.B765]" office:value-type="float" office:value="118254" calcext:value-type="float">
            <text:p>118254</text:p>
          </table:table-cell>
          <table:table-cell table:style-name="ce15" table:formula="of:=[.B765]/[.$B$1]" office:value-type="float" office:value="2.29411764705882" calcext:value-type="float">
            <text:p>2,29</text:p>
          </table:table-cell>
          <table:table-cell table:style-name="ce15" table:formula="of:=[.F764]+[.E765]" office:value-type="float" office:value="1739.0294117647" calcext:value-type="float">
            <text:p>1739,03</text:p>
          </table:table-cell>
        </table:table-row>
        <table:table-row table:style-name="ro1">
          <table:table-cell table:style-name="ce13" office:value-type="float" office:value="764" calcext:value-type="float">
            <text:p>76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ordPressDialogFragment_14_InvalidViewFocusOperatorMutator</text:p>
          </table:table-cell>
          <table:table-cell table:style-name="ce13" table:formula="of:=[.D765]+[.B766]" office:value-type="float" office:value="118409" calcext:value-type="float">
            <text:p>118409</text:p>
          </table:table-cell>
          <table:table-cell table:style-name="ce15" table:formula="of:=[.B766]/[.$B$1]" office:value-type="float" office:value="2.27941176470588" calcext:value-type="float">
            <text:p>2,28</text:p>
          </table:table-cell>
          <table:table-cell table:style-name="ce15" table:formula="of:=[.F765]+[.E766]" office:value-type="float" office:value="1741.30882352941" calcext:value-type="float">
            <text:p>1741,31</text:p>
          </table:table-cell>
        </table:table-row>
        <table:table-row table:style-name="ro1">
          <table:table-cell table:style-name="ce13" office:value-type="float" office:value="765" calcext:value-type="float">
            <text:p>76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ordPressDialogFragment_15_ViewComponentNotVisibleOperatorMutator</text:p>
          </table:table-cell>
          <table:table-cell table:style-name="ce13" table:formula="of:=[.D766]+[.B767]" office:value-type="float" office:value="118565" calcext:value-type="float">
            <text:p>118565</text:p>
          </table:table-cell>
          <table:table-cell table:style-name="ce15" table:formula="of:=[.B767]/[.$B$1]" office:value-type="float" office:value="2.29411764705882" calcext:value-type="float">
            <text:p>2,29</text:p>
          </table:table-cell>
          <table:table-cell table:style-name="ce15" table:formula="of:=[.F766]+[.E767]" office:value-type="float" office:value="1743.60294117647" calcext:value-type="float">
            <text:p>1743,60</text:p>
          </table:table-cell>
        </table:table-row>
        <table:table-row table:style-name="ro1">
          <table:table-cell table:style-name="ce13" office:value-type="float" office:value="766" calcext:value-type="float">
            <text:p>76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16_InvalidViewFocusOperatorMutator</text:p>
          </table:table-cell>
          <table:table-cell table:style-name="ce13" table:formula="of:=[.D767]+[.B768]" office:value-type="float" office:value="118718" calcext:value-type="float">
            <text:p>118718</text:p>
          </table:table-cell>
          <table:table-cell table:style-name="ce15" table:formula="of:=[.B768]/[.$B$1]" office:value-type="float" office:value="2.25" calcext:value-type="float">
            <text:p>2,25</text:p>
          </table:table-cell>
          <table:table-cell table:style-name="ce15" table:formula="of:=[.F767]+[.E768]" office:value-type="float" office:value="1745.85294117647" calcext:value-type="float">
            <text:p>1745,85</text:p>
          </table:table-cell>
        </table:table-row>
        <table:table-row table:style-name="ro1">
          <table:table-cell table:style-name="ce13" office:value-type="float" office:value="767" calcext:value-type="float">
            <text:p>76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17_ViewComponentNotVisibleOperatorMutator</text:p>
          </table:table-cell>
          <table:table-cell table:style-name="ce13" table:formula="of:=[.D768]+[.B769]" office:value-type="float" office:value="118872" calcext:value-type="float">
            <text:p>118872</text:p>
          </table:table-cell>
          <table:table-cell table:style-name="ce15" table:formula="of:=[.B769]/[.$B$1]" office:value-type="float" office:value="2.26470588235294" calcext:value-type="float">
            <text:p>2,26</text:p>
          </table:table-cell>
          <table:table-cell table:style-name="ce15" table:formula="of:=[.F768]+[.E769]" office:value-type="float" office:value="1748.11764705882" calcext:value-type="float">
            <text:p>1748,12</text:p>
          </table:table-cell>
        </table:table-row>
        <table:table-row table:style-name="ro1">
          <table:table-cell table:style-name="ce13" office:value-type="float" office:value="768" calcext:value-type="float">
            <text:p>76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WordPressDialogFragment_18_BuggyGUIListenerOperatorMutator</text:p>
          </table:table-cell>
          <table:table-cell table:style-name="ce13" table:formula="of:=[.D769]+[.B770]" office:value-type="float" office:value="119028" calcext:value-type="float">
            <text:p>119028</text:p>
          </table:table-cell>
          <table:table-cell table:style-name="ce15" table:formula="of:=[.B770]/[.$B$1]" office:value-type="float" office:value="2.29411764705882" calcext:value-type="float">
            <text:p>2,29</text:p>
          </table:table-cell>
          <table:table-cell table:style-name="ce15" table:formula="of:=[.F769]+[.E770]" office:value-type="float" office:value="1750.41176470588" calcext:value-type="float">
            <text:p>1750,41</text:p>
          </table:table-cell>
        </table:table-row>
        <table:table-row table:style-name="ro1">
          <table:table-cell table:style-name="ce13" office:value-type="float" office:value="769" calcext:value-type="float">
            <text:p>76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WordPressDialogFragment_19_LengthyGUIListenerOperatorMutator</text:p>
          </table:table-cell>
          <table:table-cell table:style-name="ce13" table:formula="of:=[.D770]+[.B771]" office:value-type="float" office:value="119180" calcext:value-type="float">
            <text:p>119180</text:p>
          </table:table-cell>
          <table:table-cell table:style-name="ce15" table:formula="of:=[.B771]/[.$B$1]" office:value-type="float" office:value="2.23529411764706" calcext:value-type="float">
            <text:p>2,24</text:p>
          </table:table-cell>
          <table:table-cell table:style-name="ce15" table:formula="of:=[.F770]+[.E771]" office:value-type="float" office:value="1752.64705882352" calcext:value-type="float">
            <text:p>1752,65</text:p>
          </table:table-cell>
        </table:table-row>
        <table:table-row table:style-name="ro1">
          <table:table-cell table:style-name="ce13" office:value-type="float" office:value="770" calcext:value-type="float">
            <text:p>77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20_BuggyGUIListenerOperatorMutator</text:p>
          </table:table-cell>
          <table:table-cell table:style-name="ce13" table:formula="of:=[.D771]+[.B772]" office:value-type="float" office:value="119334" calcext:value-type="float">
            <text:p>119334</text:p>
          </table:table-cell>
          <table:table-cell table:style-name="ce15" table:formula="of:=[.B772]/[.$B$1]" office:value-type="float" office:value="2.26470588235294" calcext:value-type="float">
            <text:p>2,26</text:p>
          </table:table-cell>
          <table:table-cell table:style-name="ce15" table:formula="of:=[.F771]+[.E772]" office:value-type="float" office:value="1754.91176470588" calcext:value-type="float">
            <text:p>1754,91</text:p>
          </table:table-cell>
        </table:table-row>
        <table:table-row table:style-name="ro1">
          <table:table-cell table:style-name="ce13" office:value-type="float" office:value="771" calcext:value-type="float">
            <text:p>77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21_LengthyGUIListenerOperatorMutator</text:p>
          </table:table-cell>
          <table:table-cell table:style-name="ce13" table:formula="of:=[.D772]+[.B773]" office:value-type="float" office:value="119487" calcext:value-type="float">
            <text:p>119487</text:p>
          </table:table-cell>
          <table:table-cell table:style-name="ce15" table:formula="of:=[.B773]/[.$B$1]" office:value-type="float" office:value="2.25" calcext:value-type="float">
            <text:p>2,25</text:p>
          </table:table-cell>
          <table:table-cell table:style-name="ce15" table:formula="of:=[.F772]+[.E773]" office:value-type="float" office:value="1757.16176470588" calcext:value-type="float">
            <text:p>1757,16</text:p>
          </table:table-cell>
        </table:table-row>
        <table:table-row table:style-name="ro1">
          <table:table-cell table:style-name="ce13" office:value-type="float" office:value="772" calcext:value-type="float">
            <text:p>7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22_InvalidKeyIntentOperatorMutator</text:p>
          </table:table-cell>
          <table:table-cell table:style-name="ce13" table:formula="of:=[.D773]+[.B774]" office:value-type="float" office:value="119640" calcext:value-type="float">
            <text:p>119640</text:p>
          </table:table-cell>
          <table:table-cell table:style-name="ce15" table:formula="of:=[.B774]/[.$B$1]" office:value-type="float" office:value="2.25" calcext:value-type="float">
            <text:p>2,25</text:p>
          </table:table-cell>
          <table:table-cell table:style-name="ce15" table:formula="of:=[.F773]+[.E774]" office:value-type="float" office:value="1759.41176470588" calcext:value-type="float">
            <text:p>1759,41</text:p>
          </table:table-cell>
        </table:table-row>
        <table:table-row table:style-name="ro1"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WordPressDialogFragment_23_RandomActionIntentDefinitionOperatorMutator</text:p>
          </table:table-cell>
          <table:table-cell table:style-name="ce13" table:formula="of:=[.D774]+[.B775]" office:value-type="float" office:value="119794" calcext:value-type="float">
            <text:p>119794</text:p>
          </table:table-cell>
          <table:table-cell table:style-name="ce15" table:formula="of:=[.B775]/[.$B$1]" office:value-type="float" office:value="2.26470588235294" calcext:value-type="float">
            <text:p>2,26</text:p>
          </table:table-cell>
          <table:table-cell table:style-name="ce15" table:formula="of:=[.F774]+[.E775]" office:value-type="float" office:value="1761.67647058823" calcext:value-type="float">
            <text:p>1761,68</text:p>
          </table:table-cell>
        </table:table-row>
        <table:table-row table:style-name="ro1">
          <table:table-cell table:style-name="ce13" office:value-type="float" office:value="774" calcext:value-type="float">
            <text:p>77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WordPressDialogFragment_24_RandomActionIntentDefinitionOperatorMutator</text:p>
          </table:table-cell>
          <table:table-cell table:style-name="ce13" table:formula="of:=[.D775]+[.B776]" office:value-type="float" office:value="119946" calcext:value-type="float">
            <text:p>119946</text:p>
          </table:table-cell>
          <table:table-cell table:style-name="ce15" table:formula="of:=[.B776]/[.$B$1]" office:value-type="float" office:value="2.23529411764706" calcext:value-type="float">
            <text:p>2,24</text:p>
          </table:table-cell>
          <table:table-cell table:style-name="ce15" table:formula="of:=[.F775]+[.E776]" office:value-type="float" office:value="1763.91176470588" calcext:value-type="float">
            <text:p>1763,91</text:p>
          </table:table-cell>
        </table:table-row>
        <table:table-row table:style-name="ro1">
          <table:table-cell table:style-name="ce13" office:value-type="float" office:value="775" calcext:value-type="float">
            <text:p>7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25_NullValueIntentPutExtraOperatorMutator</text:p>
          </table:table-cell>
          <table:table-cell table:style-name="ce13" table:formula="of:=[.D776]+[.B777]" office:value-type="float" office:value="120099" calcext:value-type="float">
            <text:p>120099</text:p>
          </table:table-cell>
          <table:table-cell table:style-name="ce15" table:formula="of:=[.B777]/[.$B$1]" office:value-type="float" office:value="2.25" calcext:value-type="float">
            <text:p>2,25</text:p>
          </table:table-cell>
          <table:table-cell table:style-name="ce15" table:formula="of:=[.F776]+[.E777]" office:value-type="float" office:value="1766.16176470588" calcext:value-type="float">
            <text:p>1766,16</text:p>
          </table:table-cell>
        </table:table-row>
        <table:table-row table:style-name="ro1">
          <table:table-cell table:style-name="ce13" office:value-type="float" office:value="776" calcext:value-type="float">
            <text:p>7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26_IntentPayloadReplacementOperatorMutator</text:p>
          </table:table-cell>
          <table:table-cell table:style-name="ce13" table:formula="of:=[.D777]+[.B778]" office:value-type="float" office:value="120252" calcext:value-type="float">
            <text:p>120252</text:p>
          </table:table-cell>
          <table:table-cell table:style-name="ce15" table:formula="of:=[.B778]/[.$B$1]" office:value-type="float" office:value="2.25" calcext:value-type="float">
            <text:p>2,25</text:p>
          </table:table-cell>
          <table:table-cell table:style-name="ce15" table:formula="of:=[.F777]+[.E778]" office:value-type="float" office:value="1768.41176470588" calcext:value-type="float">
            <text:p>1768,41</text:p>
          </table:table-cell>
        </table:table-row>
        <table:table-row table:style-name="ro1"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WordPressDialogFragment_27_RandomActionIntentDefinitionOperatorMutator</text:p>
          </table:table-cell>
          <table:table-cell table:style-name="ce13" table:formula="of:=[.D778]+[.B779]" office:value-type="float" office:value="120407" calcext:value-type="float">
            <text:p>120407</text:p>
          </table:table-cell>
          <table:table-cell table:style-name="ce15" table:formula="of:=[.B779]/[.$B$1]" office:value-type="float" office:value="2.27941176470588" calcext:value-type="float">
            <text:p>2,28</text:p>
          </table:table-cell>
          <table:table-cell table:style-name="ce15" table:formula="of:=[.F778]+[.E779]" office:value-type="float" office:value="1770.69117647058" calcext:value-type="float">
            <text:p>1770,69</text:p>
          </table:table-cell>
        </table:table-row>
        <table:table-row table:style-name="ro1"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28_InvalidViewFocusOperatorMutator</text:p>
          </table:table-cell>
          <table:table-cell table:style-name="ce13" table:formula="of:=[.D779]+[.B780]" office:value-type="float" office:value="120560" calcext:value-type="float">
            <text:p>120560</text:p>
          </table:table-cell>
          <table:table-cell table:style-name="ce15" table:formula="of:=[.B780]/[.$B$1]" office:value-type="float" office:value="2.25" calcext:value-type="float">
            <text:p>2,25</text:p>
          </table:table-cell>
          <table:table-cell table:style-name="ce15" table:formula="of:=[.F779]+[.E780]" office:value-type="float" office:value="1772.94117647058" calcext:value-type="float">
            <text:p>1772,94</text:p>
          </table:table-cell>
        </table:table-row>
        <table:table-row table:style-name="ro1">
          <table:table-cell table:style-name="ce13" office:value-type="float" office:value="779" calcext:value-type="float">
            <text:p>7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29_ViewComponentNotVisibleOperatorMutator</text:p>
          </table:table-cell>
          <table:table-cell table:style-name="ce13" table:formula="of:=[.D780]+[.B781]" office:value-type="float" office:value="120713" calcext:value-type="float">
            <text:p>120713</text:p>
          </table:table-cell>
          <table:table-cell table:style-name="ce15" table:formula="of:=[.B781]/[.$B$1]" office:value-type="float" office:value="2.25" calcext:value-type="float">
            <text:p>2,25</text:p>
          </table:table-cell>
          <table:table-cell table:style-name="ce15" table:formula="of:=[.F780]+[.E781]" office:value-type="float" office:value="1775.19117647058" calcext:value-type="float">
            <text:p>1775,19</text:p>
          </table:table-cell>
        </table:table-row>
        <table:table-row table:style-name="ro1">
          <table:table-cell table:style-name="ce13" office:value-type="float" office:value="780" calcext:value-type="float">
            <text:p>78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WordPressDialogFragment_30_LengthyGUIListenerOperatorMutator</text:p>
          </table:table-cell>
          <table:table-cell table:style-name="ce13" table:formula="of:=[.D781]+[.B782]" office:value-type="float" office:value="120866" calcext:value-type="float">
            <text:p>120866</text:p>
          </table:table-cell>
          <table:table-cell table:style-name="ce15" table:formula="of:=[.B782]/[.$B$1]" office:value-type="float" office:value="2.25" calcext:value-type="float">
            <text:p>2,25</text:p>
          </table:table-cell>
          <table:table-cell table:style-name="ce15" table:formula="of:=[.F781]+[.E782]" office:value-type="float" office:value="1777.44117647058" calcext:value-type="float">
            <text:p>1777,44</text:p>
          </table:table-cell>
        </table:table-row>
        <table:table-row table:style-name="ro1">
          <table:table-cell table:style-name="ce13" office:value-type="float" office:value="781" calcext:value-type="float">
            <text:p>781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string" calcext:value-type="string">
            <text:p>WordPressDialogFragment_31_RandomActionIntentDefinitionOperatorMutator</text:p>
          </table:table-cell>
          <table:table-cell table:style-name="ce13" table:formula="of:=[.D782]+[.B783]" office:value-type="float" office:value="121071" calcext:value-type="float">
            <text:p>121071</text:p>
          </table:table-cell>
          <table:table-cell table:style-name="ce15" table:formula="of:=[.B783]/[.$B$1]" office:value-type="float" office:value="3.01470588235294" calcext:value-type="float">
            <text:p>3,01</text:p>
          </table:table-cell>
          <table:table-cell table:style-name="ce15" table:formula="of:=[.F782]+[.E783]" office:value-type="float" office:value="1780.45588235294" calcext:value-type="float">
            <text:p>1780,46</text:p>
          </table:table-cell>
        </table:table-row>
        <table:table-row table:style-name="ro1">
          <table:table-cell table:style-name="ce13" office:value-type="float" office:value="782" calcext:value-type="float">
            <text:p>78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oteMarkdownFragment_0_InvalidViewFocusOperatorMutator</text:p>
          </table:table-cell>
          <table:table-cell table:style-name="ce13" table:formula="of:=[.D783]+[.B784]" office:value-type="float" office:value="121227" calcext:value-type="float">
            <text:p>121227</text:p>
          </table:table-cell>
          <table:table-cell table:style-name="ce15" table:formula="of:=[.B784]/[.$B$1]" office:value-type="float" office:value="2.29411764705882" calcext:value-type="float">
            <text:p>2,29</text:p>
          </table:table-cell>
          <table:table-cell table:style-name="ce15" table:formula="of:=[.F783]+[.E784]" office:value-type="float" office:value="1782.75" calcext:value-type="float">
            <text:p>1782,75</text:p>
          </table:table-cell>
        </table:table-row>
        <table:table-row table:style-name="ro1">
          <table:table-cell table:style-name="ce13" office:value-type="float" office:value="783" calcext:value-type="float">
            <text:p>7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MarkdownFragment_1_ViewComponentNotVisibleOperatorMutator</text:p>
          </table:table-cell>
          <table:table-cell table:style-name="ce13" table:formula="of:=[.D784]+[.B785]" office:value-type="float" office:value="121381" calcext:value-type="float">
            <text:p>121381</text:p>
          </table:table-cell>
          <table:table-cell table:style-name="ce15" table:formula="of:=[.B785]/[.$B$1]" office:value-type="float" office:value="2.26470588235294" calcext:value-type="float">
            <text:p>2,26</text:p>
          </table:table-cell>
          <table:table-cell table:style-name="ce15" table:formula="of:=[.F784]+[.E785]" office:value-type="float" office:value="1785.01470588235" calcext:value-type="float">
            <text:p>1785,01</text:p>
          </table:table-cell>
        </table:table-row>
        <table:table-row table:style-name="ro1">
          <table:table-cell table:style-name="ce13" office:value-type="float" office:value="784" calcext:value-type="float">
            <text:p>78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NoteMarkdownFragment_2_BuggyGUIListenerOperatorMutator</text:p>
          </table:table-cell>
          <table:table-cell table:style-name="ce13" table:formula="of:=[.D785]+[.B786]" office:value-type="float" office:value="121535" calcext:value-type="float">
            <text:p>121535</text:p>
          </table:table-cell>
          <table:table-cell table:style-name="ce15" table:formula="of:=[.B786]/[.$B$1]" office:value-type="float" office:value="2.26470588235294" calcext:value-type="float">
            <text:p>2,26</text:p>
          </table:table-cell>
          <table:table-cell table:style-name="ce15" table:formula="of:=[.F785]+[.E786]" office:value-type="float" office:value="1787.2794117647" calcext:value-type="float">
            <text:p>1787,28</text:p>
          </table:table-cell>
        </table:table-row>
        <table:table-row table:style-name="ro1">
          <table:table-cell table:style-name="ce13" office:value-type="float" office:value="785" calcext:value-type="float">
            <text:p>78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oteMarkdownFragment_3_LengthyGUIListenerOperatorMutator</text:p>
          </table:table-cell>
          <table:table-cell table:style-name="ce13" table:formula="of:=[.D786]+[.B787]" office:value-type="float" office:value="121690" calcext:value-type="float">
            <text:p>121690</text:p>
          </table:table-cell>
          <table:table-cell table:style-name="ce15" table:formula="of:=[.B787]/[.$B$1]" office:value-type="float" office:value="2.27941176470588" calcext:value-type="float">
            <text:p>2,28</text:p>
          </table:table-cell>
          <table:table-cell table:style-name="ce15" table:formula="of:=[.F786]+[.E787]" office:value-type="float" office:value="1789.55882352941" calcext:value-type="float">
            <text:p>1789,56</text:p>
          </table:table-cell>
        </table:table-row>
        <table:table-row table:style-name="ro1">
          <table:table-cell table:style-name="ce13" office:value-type="float" office:value="786" calcext:value-type="float">
            <text:p>78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MarkdownFragment_4_NullIntentOperatorMutator</text:p>
          </table:table-cell>
          <table:table-cell table:style-name="ce13" table:formula="of:=[.D787]+[.B788]" office:value-type="float" office:value="121842" calcext:value-type="float">
            <text:p>121842</text:p>
          </table:table-cell>
          <table:table-cell table:style-name="ce15" table:formula="of:=[.B788]/[.$B$1]" office:value-type="float" office:value="2.23529411764706" calcext:value-type="float">
            <text:p>2,24</text:p>
          </table:table-cell>
          <table:table-cell table:style-name="ce15" table:formula="of:=[.F787]+[.E788]" office:value-type="float" office:value="1791.79411764705" calcext:value-type="float">
            <text:p>1791,79</text:p>
          </table:table-cell>
        </table:table-row>
        <table:table-row table:style-name="ro1">
          <table:table-cell table:style-name="ce13" office:value-type="float" office:value="787" calcext:value-type="float">
            <text:p>78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MarkdownFragment_5_InvalidKeyIntentOperatorMutator</text:p>
          </table:table-cell>
          <table:table-cell table:style-name="ce13" table:formula="of:=[.D788]+[.B789]" office:value-type="float" office:value="121994" calcext:value-type="float">
            <text:p>121994</text:p>
          </table:table-cell>
          <table:table-cell table:style-name="ce15" table:formula="of:=[.B789]/[.$B$1]" office:value-type="float" office:value="2.23529411764706" calcext:value-type="float">
            <text:p>2,24</text:p>
          </table:table-cell>
          <table:table-cell table:style-name="ce15" table:formula="of:=[.F788]+[.E789]" office:value-type="float" office:value="1794.0294117647" calcext:value-type="float">
            <text:p>1794,03</text:p>
          </table:table-cell>
        </table:table-row>
        <table:table-row table:style-name="ro1">
          <table:table-cell table:style-name="ce13" office:value-type="float" office:value="788" calcext:value-type="float">
            <text:p>78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MarkdownFragment_6_RandomActionIntentDefinitionOperatorMutator</text:p>
          </table:table-cell>
          <table:table-cell table:style-name="ce13" table:formula="of:=[.D789]+[.B790]" office:value-type="float" office:value="122147" calcext:value-type="float">
            <text:p>122147</text:p>
          </table:table-cell>
          <table:table-cell table:style-name="ce15" table:formula="of:=[.B790]/[.$B$1]" office:value-type="float" office:value="2.25" calcext:value-type="float">
            <text:p>2,25</text:p>
          </table:table-cell>
          <table:table-cell table:style-name="ce15" table:formula="of:=[.F789]+[.E790]" office:value-type="float" office:value="1796.2794117647" calcext:value-type="float">
            <text:p>1796,28</text:p>
          </table:table-cell>
        </table:table-row>
        <table:table-row table:style-name="ro1">
          <table:table-cell table:style-name="ce13" office:value-type="float" office:value="789" calcext:value-type="float">
            <text:p>78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NoteMarkdownFragment_7_NullValueIntentPutExtraOperatorMutator</text:p>
          </table:table-cell>
          <table:table-cell table:style-name="ce13" table:formula="of:=[.D790]+[.B791]" office:value-type="float" office:value="122298" calcext:value-type="float">
            <text:p>122298</text:p>
          </table:table-cell>
          <table:table-cell table:style-name="ce15" table:formula="of:=[.B791]/[.$B$1]" office:value-type="float" office:value="2.22058823529412" calcext:value-type="float">
            <text:p>2,22</text:p>
          </table:table-cell>
          <table:table-cell table:style-name="ce15" table:formula="of:=[.F790]+[.E791]" office:value-type="float" office:value="1798.5" calcext:value-type="float">
            <text:p>1798,50</text:p>
          </table:table-cell>
        </table:table-row>
        <table:table-row table:style-name="ro1"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NoteMarkdownFragment_8_IntentPayloadReplacementOperatorMutator</text:p>
          </table:table-cell>
          <table:table-cell table:style-name="ce13" table:formula="of:=[.D791]+[.B792]" office:value-type="float" office:value="122451" calcext:value-type="float">
            <text:p>122451</text:p>
          </table:table-cell>
          <table:table-cell table:style-name="ce15" table:formula="of:=[.B792]/[.$B$1]" office:value-type="float" office:value="2.25" calcext:value-type="float">
            <text:p>2,25</text:p>
          </table:table-cell>
          <table:table-cell table:style-name="ce15" table:formula="of:=[.F791]+[.E792]" office:value-type="float" office:value="1800.75" calcext:value-type="float">
            <text:p>1800,75</text:p>
          </table:table-cell>
        </table:table-row>
        <table:table-row table:style-name="ro1">
          <table:table-cell table:style-name="ce13" office:value-type="float" office:value="791" calcext:value-type="float">
            <text:p>79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NoteMarkdownFragment_9_RandomActionIntentDefinitionOperatorMutator</text:p>
          </table:table-cell>
          <table:table-cell table:style-name="ce13" table:formula="of:=[.D792]+[.B793]" office:value-type="float" office:value="122603" calcext:value-type="float">
            <text:p>122603</text:p>
          </table:table-cell>
          <table:table-cell table:style-name="ce15" table:formula="of:=[.B793]/[.$B$1]" office:value-type="float" office:value="2.23529411764706" calcext:value-type="float">
            <text:p>2,24</text:p>
          </table:table-cell>
          <table:table-cell table:style-name="ce15" table:formula="of:=[.F792]+[.E793]" office:value-type="float" office:value="1802.98529411764" calcext:value-type="float">
            <text:p>1802,99</text:p>
          </table:table-cell>
        </table:table-row>
        <table:table-row table:style-name="ro1"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ReviewAccountVerifyEmailFragment_0_InvalidViewFocusOperatorMutator</text:p>
          </table:table-cell>
          <table:table-cell table:style-name="ce13" table:formula="of:=[.D793]+[.B794]" office:value-type="float" office:value="122758" calcext:value-type="float">
            <text:p>122758</text:p>
          </table:table-cell>
          <table:table-cell table:style-name="ce15" table:formula="of:=[.B794]/[.$B$1]" office:value-type="float" office:value="2.27941176470588" calcext:value-type="float">
            <text:p>2,28</text:p>
          </table:table-cell>
          <table:table-cell table:style-name="ce15" table:formula="of:=[.F793]+[.E794]" office:value-type="float" office:value="1805.26470588235" calcext:value-type="float">
            <text:p>1805,26</text:p>
          </table:table-cell>
        </table:table-row>
        <table:table-row table:style-name="ro1">
          <table:table-cell table:style-name="ce13" office:value-type="float" office:value="793" calcext:value-type="float">
            <text:p>79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ReviewAccountVerifyEmailFragment_1_ViewComponentNotVisibleOperatorMutator</text:p>
          </table:table-cell>
          <table:table-cell table:style-name="ce13" table:formula="of:=[.D794]+[.B795]" office:value-type="float" office:value="122910" calcext:value-type="float">
            <text:p>122910</text:p>
          </table:table-cell>
          <table:table-cell table:style-name="ce15" table:formula="of:=[.B795]/[.$B$1]" office:value-type="float" office:value="2.23529411764706" calcext:value-type="float">
            <text:p>2,24</text:p>
          </table:table-cell>
          <table:table-cell table:style-name="ce15" table:formula="of:=[.F794]+[.E795]" office:value-type="float" office:value="1807.5" calcext:value-type="float">
            <text:p>1807,50</text:p>
          </table:table-cell>
        </table:table-row>
        <table:table-row table:style-name="ro1">
          <table:table-cell table:style-name="ce13" office:value-type="float" office:value="794" calcext:value-type="float">
            <text:p>79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ReviewAccountVerifyEmailFragment_2_InvalidViewFocusOperatorMutator</text:p>
          </table:table-cell>
          <table:table-cell table:style-name="ce13" table:formula="of:=[.D795]+[.B796]" office:value-type="float" office:value="123062" calcext:value-type="float">
            <text:p>123062</text:p>
          </table:table-cell>
          <table:table-cell table:style-name="ce15" table:formula="of:=[.B796]/[.$B$1]" office:value-type="float" office:value="2.23529411764706" calcext:value-type="float">
            <text:p>2,24</text:p>
          </table:table-cell>
          <table:table-cell table:style-name="ce15" table:formula="of:=[.F795]+[.E796]" office:value-type="float" office:value="1809.73529411764" calcext:value-type="float">
            <text:p>1809,74</text:p>
          </table:table-cell>
        </table:table-row>
        <table:table-row table:style-name="ro1">
          <table:table-cell table:style-name="ce13" office:value-type="float" office:value="795" calcext:value-type="float">
            <text:p>79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ReviewAccountVerifyEmailFragment_3_ViewComponentNotVisibleOperatorMutator</text:p>
          </table:table-cell>
          <table:table-cell table:style-name="ce13" table:formula="of:=[.D796]+[.B797]" office:value-type="float" office:value="123213" calcext:value-type="float">
            <text:p>123213</text:p>
          </table:table-cell>
          <table:table-cell table:style-name="ce15" table:formula="of:=[.B797]/[.$B$1]" office:value-type="float" office:value="2.22058823529412" calcext:value-type="float">
            <text:p>2,22</text:p>
          </table:table-cell>
          <table:table-cell table:style-name="ce15" table:formula="of:=[.F796]+[.E797]" office:value-type="float" office:value="1811.95588235294" calcext:value-type="float">
            <text:p>1811,96</text:p>
          </table:table-cell>
        </table:table-row>
        <table:table-row table:style-name="ro1">
          <table:table-cell table:style-name="ce13" office:value-type="float" office:value="796" calcext:value-type="float">
            <text:p>79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ReviewAccountVerifyEmailFragment_4_InvalidViewFocusOperatorMutator</text:p>
          </table:table-cell>
          <table:table-cell table:style-name="ce13" table:formula="of:=[.D797]+[.B798]" office:value-type="float" office:value="123364" calcext:value-type="float">
            <text:p>123364</text:p>
          </table:table-cell>
          <table:table-cell table:style-name="ce15" table:formula="of:=[.B798]/[.$B$1]" office:value-type="float" office:value="2.22058823529412" calcext:value-type="float">
            <text:p>2,22</text:p>
          </table:table-cell>
          <table:table-cell table:style-name="ce15" table:formula="of:=[.F797]+[.E798]" office:value-type="float" office:value="1814.17647058823" calcext:value-type="float">
            <text:p>1814,18</text:p>
          </table:table-cell>
        </table:table-row>
        <table:table-row table:style-name="ro1">
          <table:table-cell table:style-name="ce13" office:value-type="float" office:value="797" calcext:value-type="float">
            <text:p>79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ReviewAccountVerifyEmailFragment_5_ViewComponentNotVisibleOperatorMutator</text:p>
          </table:table-cell>
          <table:table-cell table:style-name="ce13" table:formula="of:=[.D798]+[.B799]" office:value-type="float" office:value="123515" calcext:value-type="float">
            <text:p>123515</text:p>
          </table:table-cell>
          <table:table-cell table:style-name="ce15" table:formula="of:=[.B799]/[.$B$1]" office:value-type="float" office:value="2.22058823529412" calcext:value-type="float">
            <text:p>2,22</text:p>
          </table:table-cell>
          <table:table-cell table:style-name="ce15" table:formula="of:=[.F798]+[.E799]" office:value-type="float" office:value="1816.39705882352" calcext:value-type="float">
            <text:p>1816,40</text:p>
          </table:table-cell>
        </table:table-row>
        <table:table-row table:style-name="ro1">
          <table:table-cell table:style-name="ce13" office:value-type="float" office:value="798" calcext:value-type="float">
            <text:p>79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ReviewAccountVerifyEmailFragment_6_InvalidViewFocusOperatorMutator</text:p>
          </table:table-cell>
          <table:table-cell table:style-name="ce13" table:formula="of:=[.D799]+[.B800]" office:value-type="float" office:value="123669" calcext:value-type="float">
            <text:p>123669</text:p>
          </table:table-cell>
          <table:table-cell table:style-name="ce15" table:formula="of:=[.B800]/[.$B$1]" office:value-type="float" office:value="2.26470588235294" calcext:value-type="float">
            <text:p>2,26</text:p>
          </table:table-cell>
          <table:table-cell table:style-name="ce15" table:formula="of:=[.F799]+[.E800]" office:value-type="float" office:value="1818.66176470588" calcext:value-type="float">
            <text:p>1818,66</text:p>
          </table:table-cell>
        </table:table-row>
        <table:table-row table:style-name="ro1">
          <table:table-cell table:style-name="ce13" office:value-type="float" office:value="799" calcext:value-type="float">
            <text:p>79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ReviewAccountVerifyEmailFragment_7_ViewComponentNotVisibleOperatorMutator</text:p>
          </table:table-cell>
          <table:table-cell table:style-name="ce13" table:formula="of:=[.D800]+[.B801]" office:value-type="float" office:value="123823" calcext:value-type="float">
            <text:p>123823</text:p>
          </table:table-cell>
          <table:table-cell table:style-name="ce15" table:formula="of:=[.B801]/[.$B$1]" office:value-type="float" office:value="2.26470588235294" calcext:value-type="float">
            <text:p>2,26</text:p>
          </table:table-cell>
          <table:table-cell table:style-name="ce15" table:formula="of:=[.F800]+[.E801]" office:value-type="float" office:value="1820.92647058823" calcext:value-type="float">
            <text:p>1820,93</text:p>
          </table:table-cell>
        </table:table-row>
        <table:table-row table:style-name="ro1"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ReviewAccountVerifyEmailFragment_8_BuggyGUIListenerOperatorMutator</text:p>
          </table:table-cell>
          <table:table-cell table:style-name="ce13" table:formula="of:=[.D801]+[.B802]" office:value-type="float" office:value="123978" calcext:value-type="float">
            <text:p>123978</text:p>
          </table:table-cell>
          <table:table-cell table:style-name="ce15" table:formula="of:=[.B802]/[.$B$1]" office:value-type="float" office:value="2.27941176470588" calcext:value-type="float">
            <text:p>2,28</text:p>
          </table:table-cell>
          <table:table-cell table:style-name="ce15" table:formula="of:=[.F801]+[.E802]" office:value-type="float" office:value="1823.20588235294" calcext:value-type="float">
            <text:p>1823,21</text:p>
          </table:table-cell>
        </table:table-row>
        <table:table-row table:style-name="ro1"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ReviewAccountVerifyEmailFragment_9_LengthyGUIListenerOperatorMutator</text:p>
          </table:table-cell>
          <table:table-cell table:style-name="ce13" table:formula="of:=[.D802]+[.B803]" office:value-type="float" office:value="124133" calcext:value-type="float">
            <text:p>124133</text:p>
          </table:table-cell>
          <table:table-cell table:style-name="ce15" table:formula="of:=[.B803]/[.$B$1]" office:value-type="float" office:value="2.27941176470588" calcext:value-type="float">
            <text:p>2,28</text:p>
          </table:table-cell>
          <table:table-cell table:style-name="ce15" table:formula="of:=[.F802]+[.E803]" office:value-type="float" office:value="1825.48529411764" calcext:value-type="float">
            <text:p>1825,49</text:p>
          </table:table-cell>
        </table:table-row>
        <table:table-row table:style-name="ro1">
          <table:table-cell table:style-name="ce13" office:value-type="float" office:value="802" calcext:value-type="float">
            <text:p>80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ReviewAccountVerifyEmailFragment_10_InvalidViewFocusOperatorMutator</text:p>
          </table:table-cell>
          <table:table-cell table:style-name="ce13" table:formula="of:=[.D803]+[.B804]" office:value-type="float" office:value="124286" calcext:value-type="float">
            <text:p>124286</text:p>
          </table:table-cell>
          <table:table-cell table:style-name="ce15" table:formula="of:=[.B804]/[.$B$1]" office:value-type="float" office:value="2.25" calcext:value-type="float">
            <text:p>2,25</text:p>
          </table:table-cell>
          <table:table-cell table:style-name="ce15" table:formula="of:=[.F803]+[.E804]" office:value-type="float" office:value="1827.73529411764" calcext:value-type="float">
            <text:p>1827,74</text:p>
          </table:table-cell>
        </table:table-row>
        <table:table-row table:style-name="ro1"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ReviewAccountVerifyEmailFragment_11_ViewComponentNotVisibleOperatorMutator</text:p>
          </table:table-cell>
          <table:table-cell table:style-name="ce13" table:formula="of:=[.D804]+[.B805]" office:value-type="float" office:value="124438" calcext:value-type="float">
            <text:p>124438</text:p>
          </table:table-cell>
          <table:table-cell table:style-name="ce15" table:formula="of:=[.B805]/[.$B$1]" office:value-type="float" office:value="2.23529411764706" calcext:value-type="float">
            <text:p>2,24</text:p>
          </table:table-cell>
          <table:table-cell table:style-name="ce15" table:formula="of:=[.F804]+[.E805]" office:value-type="float" office:value="1829.97058823529" calcext:value-type="float">
            <text:p>1829,97</text:p>
          </table:table-cell>
        </table:table-row>
        <table:table-row table:style-name="ro1">
          <table:table-cell table:style-name="ce13" office:value-type="float" office:value="804" calcext:value-type="float">
            <text:p>80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ReviewAccountVerifyEmailFragment_12_BuggyGUIListenerOperatorMutator</text:p>
          </table:table-cell>
          <table:table-cell table:style-name="ce13" table:formula="of:=[.D805]+[.B806]" office:value-type="float" office:value="124590" calcext:value-type="float">
            <text:p>124590</text:p>
          </table:table-cell>
          <table:table-cell table:style-name="ce15" table:formula="of:=[.B806]/[.$B$1]" office:value-type="float" office:value="2.23529411764706" calcext:value-type="float">
            <text:p>2,24</text:p>
          </table:table-cell>
          <table:table-cell table:style-name="ce15" table:formula="of:=[.F805]+[.E806]" office:value-type="float" office:value="1832.20588235294" calcext:value-type="float">
            <text:p>1832,21</text:p>
          </table:table-cell>
        </table:table-row>
        <table:table-row table:style-name="ro1">
          <table:table-cell table:style-name="ce13" office:value-type="float" office:value="805" calcext:value-type="float">
            <text:p>80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ReviewAccountVerifyEmailFragment_13_LengthyGUIListenerOperatorMutator</text:p>
          </table:table-cell>
          <table:table-cell table:style-name="ce13" table:formula="of:=[.D806]+[.B807]" office:value-type="float" office:value="124741" calcext:value-type="float">
            <text:p>124741</text:p>
          </table:table-cell>
          <table:table-cell table:style-name="ce15" table:formula="of:=[.B807]/[.$B$1]" office:value-type="float" office:value="2.22058823529412" calcext:value-type="float">
            <text:p>2,22</text:p>
          </table:table-cell>
          <table:table-cell table:style-name="ce15" table:formula="of:=[.F806]+[.E807]" office:value-type="float" office:value="1834.42647058823" calcext:value-type="float">
            <text:p>1834,43</text:p>
          </table:table-cell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:.B807])" office:value-type="float" office:value="124741" calcext:value-type="float">
            <text:p>124741</text:p>
          </table:table-cell>
          <table:table-cell table:style-name="ce5" office:value-type="string" calcext:value-type="string">
            <text:p>Minutos</text:p>
          </table:table-cell>
          <table:table-cell table:style-name="ce15" table:formula="of:=[.D807]/60" office:value-type="float" office:value="2079.01666666667" calcext:value-type="float">
            <text:p>2079,02</text:p>
          </table:table-cell>
          <table:table-cell table:style-name="ce15" table:formula="of:=SUM([.E3:.E807])" office:value-type="float" office:value="1834.42647058824" calcext:value-type="float">
            <text:p>1834,43</text:p>
          </table:table-cell>
          <table:table-cell table:style-name="ce15" table:formula="of:=[.F807]/60" office:value-type="float" office:value="30.5737745098038" calcext:value-type="float">
            <text:p>30,57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14" table:formula="of:=AVERAGE([.B3:.B807])" office:value-type="float" office:value="154.957763975155" calcext:value-type="float">
            <text:p>154,96</text:p>
          </table:table-cell>
          <table:table-cell table:style-name="ce5" office:value-type="string" calcext:value-type="string">
            <text:p>Horas</text:p>
          </table:table-cell>
          <table:table-cell table:style-name="ce15" table:formula="of:=[.D808]/60" office:value-type="float" office:value="34.6502777777778" calcext:value-type="float">
            <text:p>34,65</text:p>
          </table:table-cell>
          <table:table-cell table:style-name="ce14" table:formula="of:=AVERAGE([.E3:.E807])" office:value-type="float" office:value="2.27879064669346" calcext:value-type="float">
            <text:p>2,28</text:p>
          </table:table-cell>
          <table:table-cell table:style-name="ce15" table:formula="of:=[.F808]/60" office:value-type="float" office:value="0.509562908496731" calcext:value-type="float">
            <text:p>0,51</text:p>
          </table:table-cell>
        </table:table-row>
        <table:table-row table:style-name="ro1">
          <table:table-cell table:style-name="ce13" office:value-type="string" calcext:value-type="string">
            <text:p>SD</text:p>
          </table:table-cell>
          <table:table-cell table:style-name="ce15" table:formula="of:=STDEV([.B3:.B807])" office:value-type="float" office:value="11.8269321192008" calcext:value-type="float">
            <text:p>11,83</text:p>
          </table:table-cell>
          <table:table-cell table:style-name="ce5" office:value-type="string" calcext:value-type="string">
            <text:p>Dias</text:p>
          </table:table-cell>
          <table:table-cell table:style-name="ce15" table:formula="of:=[.D809]/24" office:value-type="float" office:value="1.44376157407407" calcext:value-type="float">
            <text:p>1,44</text:p>
          </table:table-cell>
          <table:table-cell table:style-name="ce15" table:formula="of:=STDEV([.E3:.E807])" office:value-type="float" office:value="0.173925472341188" calcext:value-type="float">
            <text:p>0,17</text:p>
          </table:table-cell>
          <table:table-cell table:style-name="ce15" table:formula="of:=[.F809]/24" office:value-type="float" office:value="0.0212317878540304" calcext:value-type="float">
            <text:p>0,02</text:p>
          </table:table-cell>
        </table:table-row>
        <table:table-row table:style-name="ro1" table:number-rows-repeated="10477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09:50:32.791157481</dc:date>
    <meta:editing-duration>PT19M1S</meta:editing-duration>
    <meta:editing-cycles>9</meta:editing-cycles>
    <meta:generator>LibreOffice/7.3.7.2$Linux_X86_64 LibreOffice_project/30$Build-2</meta:generator>
    <meta:document-statistic meta:table-count="1" meta:cell-count="4856" meta:object-count="0"/>
  </office:meta>
</office:document-meta>
</file>